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063in"/>
    </style:style>
    <style:style style:name="co3" style:family="table-column">
      <style:table-column-properties fo:break-before="auto" style:column-width="3.5091in"/>
    </style:style>
    <style:style style:name="co4" style:family="table-column">
      <style:table-column-properties fo:break-before="auto" style:column-width="9.4598in"/>
    </style:style>
    <style:style style:name="co5" style:family="table-column">
      <style:table-column-properties fo:break-before="auto" style:column-width="8.1409in"/>
    </style:style>
    <style:style style:name="co6" style:family="table-column">
      <style:table-column-properties fo:break-before="auto" style:column-width="3.4307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13.3945in"/>
    </style:style>
    <style:style style:name="co9" style:family="table-column">
      <style:table-column-properties fo:break-before="auto" style:column-width="4.7209in"/>
    </style:style>
    <style:style style:name="co10" style:family="table-column">
      <style:table-column-properties fo:break-before="auto" style:column-width="3.4409in"/>
    </style:style>
    <style:style style:name="co11" style:family="table-column">
      <style:table-column-properties fo:break-before="auto" style:column-width="8.0764in"/>
    </style:style>
    <style:style style:name="co12" style:family="table-column">
      <style:table-column-properties fo:break-before="auto" style:column-width="3.8701in"/>
    </style:style>
    <style:style style:name="co13" style:family="table-column">
      <style:table-column-properties fo:break-before="auto" style:column-width="13.3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ubject_id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seq_no</text:p>
          </table:table-cell>
          <table:table-cell office:value-type="string" calcext:value-type="string">
            <text:p>icd_code</text:p>
          </table:table-cell>
          <table:table-cell office:value-type="string" calcext:value-type="string">
            <text:p>icd_versio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2380825" calcext:value-type="float">
            <text:p>22380825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4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];&quot;_&quot;;[.C2];&quot;.jpg&quot;)" office:value-type="string" office:string-value="10002930_22380825.jpg" calcext:value-type="string">
            <text:p>10002930_22380825.jpg</text:p>
          </table:table-cell>
          <table:table-cell table:number-columns-repeated="2"/>
          <table:table-cell table:formula="of:=COM.MICROSOFT.CONCAT([.I2];&quot; &quot;;[.J2];&quot; &quot;;[.L2];[.M2])" office:value-type="string" office:string-value="cp -f /home/sdutton/msc/capstone/xray/cxr/Normal/NORMAL(1047).jpg /home/sdutton/msc/capstone/vector/api/services/xray/10002930_22380825.jpg" calcext:value-type="string">
            <text:p>cp -f /home/sdutton/msc/capstone/xray/cxr/Normal/NORMAL(1047).jpg /home/sdutton/msc/capstone/vector/api/services/xray/10002930_22380825.jpg</text:p>
          </table:table-cell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3688993" calcext:value-type="float">
            <text:p>23688993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4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];&quot;_&quot;;[.C3];&quot;.jpg&quot;)" office:value-type="string" office:string-value="10002930_23688993.jpg" calcext:value-type="string">
            <text:p>10002930_23688993.jpg</text:p>
          </table:table-cell>
          <table:table-cell table:number-columns-repeated="2"/>
          <table:table-cell table:formula="of:=COM.MICROSOFT.CONCAT([.I3];&quot; &quot;;[.J3];&quot; &quot;;[.L3];[.M3])" office:value-type="string" office:string-value="cp -f /home/sdutton/msc/capstone/xray/cxr/Normal/NORMAL(1048).jpg /home/sdutton/msc/capstone/vector/api/services/xray/10002930_23688993.jpg" calcext:value-type="string">
            <text:p>cp -f /home/sdutton/msc/capstone/xray/cxr/Normal/NORMAL(1048).jpg /home/sdutton/msc/capstone/vector/api/services/xray/10002930_23688993.jpg</text:p>
          </table:table-cell>
        </table:table-row>
        <table:table-row table:style-name="ro1">
          <table:table-cell/>
          <table:table-cell office:value-type="float" office:value="10002428" calcext:value-type="float">
            <text:p>10002428</text:p>
          </table:table-cell>
          <table:table-cell office:value-type="float" office:value="28662225" calcext:value-type="float">
            <text:p>28662225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4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];&quot;_&quot;;[.C4];&quot;.jpg&quot;)" office:value-type="string" office:string-value="10002428_28662225.jpg" calcext:value-type="string">
            <text:p>10002428_28662225.jpg</text:p>
          </table:table-cell>
          <table:table-cell table:number-columns-repeated="2"/>
          <table:table-cell table:formula="of:=COM.MICROSOFT.CONCAT([.I4];&quot; &quot;;[.J4];&quot; &quot;;[.L4];[.M4])" office:value-type="string" office:string-value="cp -f /home/sdutton/msc/capstone/xray/cxr/Normal/NORMAL(1049).jpg /home/sdutton/msc/capstone/vector/api/services/xray/10002428_28662225.jpg" calcext:value-type="string">
            <text:p>cp -f /home/sdutton/msc/capstone/xray/cxr/Normal/NORMAL(1049).jpg /home/sdutton/msc/capstone/vector/api/services/xray/10002428_28662225.jpg</text:p>
          </table:table-cell>
        </table:table-row>
        <table:table-row table:style-name="ro1">
          <table:table-cell/>
          <table:table-cell office:value-type="float" office:value="10007795" calcext:value-type="float">
            <text:p>10007795</text:p>
          </table:table-cell>
          <table:table-cell office:value-type="float" office:value="20285402" calcext:value-type="float">
            <text:p>20285402</text:p>
          </table:table-cell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];&quot;_&quot;;[.C5];&quot;.jpg&quot;)" office:value-type="string" office:string-value="10007795_20285402.jpg" calcext:value-type="string">
            <text:p>10007795_20285402.jpg</text:p>
          </table:table-cell>
          <table:table-cell table:number-columns-repeated="2"/>
          <table:table-cell table:formula="of:=COM.MICROSOFT.CONCAT([.I5];&quot; &quot;;[.J5];&quot; &quot;;[.L5];[.M5])" office:value-type="string" office:string-value="cp -f /home/sdutton/msc/capstone/xray/cxr/Normal/NORMAL(105).jpg /home/sdutton/msc/capstone/vector/api/services/xray/10007795_20285402.jpg" calcext:value-type="string">
            <text:p>cp -f /home/sdutton/msc/capstone/xray/cxr/Normal/NORMAL(105).jpg /home/sdutton/msc/capstone/vector/api/services/xray/10007795_20285402.jpg</text:p>
          </table:table-cell>
        </table:table-row>
        <table:table-row table:style-name="ro1">
          <table:table-cell/>
          <table:table-cell office:value-type="float" office:value="10003046" calcext:value-type="float">
            <text:p>10003046</text:p>
          </table:table-cell>
          <table:table-cell office:value-type="float" office:value="26048429" calcext:value-type="float">
            <text:p>26048429</text:p>
          </table:table-cell>
          <table:table-cell office:value-type="float" office:value="1" calcext:value-type="float">
            <text:p>1</text:p>
          </table:table-cell>
          <table:table-cell office:value-type="float" office:value="1505" calcext:value-type="float">
            <text:p>150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5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];&quot;_&quot;;[.C6];&quot;.jpg&quot;)" office:value-type="string" office:string-value="10003046_26048429.jpg" calcext:value-type="string">
            <text:p>10003046_26048429.jpg</text:p>
          </table:table-cell>
          <table:table-cell table:number-columns-repeated="2"/>
          <table:table-cell table:formula="of:=COM.MICROSOFT.CONCAT([.I6];&quot; &quot;;[.J6];&quot; &quot;;[.L6];[.M6])" office:value-type="string" office:string-value="cp -f /home/sdutton/msc/capstone/xray/cxr/Normal/NORMAL(1050).jpg /home/sdutton/msc/capstone/vector/api/services/xray/10003046_26048429.jpg" calcext:value-type="string">
            <text:p>cp -f /home/sdutton/msc/capstone/xray/cxr/Normal/NORMAL(1050).jpg /home/sdutton/msc/capstone/vector/api/services/xray/10003046_26048429.jpg</text:p>
          </table:table-cell>
        </table:table-row>
        <table:table-row table:style-name="ro1">
          <table:table-cell/>
          <table:table-cell office:value-type="float" office:value="10003400" calcext:value-type="float">
            <text:p>10003400</text:p>
          </table:table-cell>
          <table:table-cell office:value-type="float" office:value="22390287" calcext:value-type="float">
            <text:p>22390287</text:p>
          </table:table-cell>
          <table:table-cell office:value-type="float" office:value="1" calcext:value-type="float">
            <text:p>1</text:p>
          </table:table-cell>
          <table:table-cell office:value-type="float" office:value="1541" calcext:value-type="float">
            <text:p>154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5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];&quot;_&quot;;[.C7];&quot;.jpg&quot;)" office:value-type="string" office:string-value="10003400_22390287.jpg" calcext:value-type="string">
            <text:p>10003400_22390287.jpg</text:p>
          </table:table-cell>
          <table:table-cell table:number-columns-repeated="2"/>
          <table:table-cell table:formula="of:=COM.MICROSOFT.CONCAT([.I7];&quot; &quot;;[.J7];&quot; &quot;;[.L7];[.M7])" office:value-type="string" office:string-value="cp -f /home/sdutton/msc/capstone/xray/cxr/Normal/NORMAL(1051).jpg /home/sdutton/msc/capstone/vector/api/services/xray/10003400_22390287.jpg" calcext:value-type="string">
            <text:p>cp -f /home/sdutton/msc/capstone/xray/cxr/Normal/NORMAL(1051).jpg /home/sdutton/msc/capstone/vector/api/services/xray/10003400_22390287.jpg</text:p>
          </table:table-cell>
        </table:table-row>
        <table:table-row table:style-name="ro1">
          <table:table-cell/>
          <table:table-cell office:value-type="float" office:value="10003400" calcext:value-type="float">
            <text:p>10003400</text:p>
          </table:table-cell>
          <table:table-cell office:value-type="float" office:value="20214994" calcext:value-type="float">
            <text:p>20214994</text:p>
          </table:table-cell>
          <table:table-cell office:value-type="float" office:value="1" calcext:value-type="float">
            <text:p>1</text:p>
          </table:table-cell>
          <table:table-cell office:value-type="float" office:value="1543" calcext:value-type="float">
            <text:p>154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5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8];&quot;_&quot;;[.C8];&quot;.jpg&quot;)" office:value-type="string" office:string-value="10003400_20214994.jpg" calcext:value-type="string">
            <text:p>10003400_20214994.jpg</text:p>
          </table:table-cell>
          <table:table-cell table:number-columns-repeated="2"/>
          <table:table-cell table:formula="of:=COM.MICROSOFT.CONCAT([.I8];&quot; &quot;;[.J8];&quot; &quot;;[.L8];[.M8])" office:value-type="string" office:string-value="cp -f /home/sdutton/msc/capstone/xray/cxr/Normal/NORMAL(1052).jpg /home/sdutton/msc/capstone/vector/api/services/xray/10003400_20214994.jpg" calcext:value-type="string">
            <text:p>cp -f /home/sdutton/msc/capstone/xray/cxr/Normal/NORMAL(1052).jpg /home/sdutton/msc/capstone/vector/api/services/xray/10003400_20214994.jpg</text:p>
          </table:table-cell>
        </table:table-row>
        <table:table-row table:style-name="ro1">
          <table:table-cell/>
          <table:table-cell office:value-type="float" office:value="10003400" calcext:value-type="float">
            <text:p>10003400</text:p>
          </table:table-cell>
          <table:table-cell office:value-type="float" office:value="29483621" calcext:value-type="float">
            <text:p>29483621</text:p>
          </table:table-cell>
          <table:table-cell office:value-type="float" office:value="1" calcext:value-type="float">
            <text:p>1</text:p>
          </table:table-cell>
          <table:table-cell office:value-type="float" office:value="1548" calcext:value-type="float">
            <text:p>154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5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9];&quot;_&quot;;[.C9];&quot;.jpg&quot;)" office:value-type="string" office:string-value="10003400_29483621.jpg" calcext:value-type="string">
            <text:p>10003400_29483621.jpg</text:p>
          </table:table-cell>
          <table:table-cell table:number-columns-repeated="2"/>
          <table:table-cell table:formula="of:=COM.MICROSOFT.CONCAT([.I9];&quot; &quot;;[.J9];&quot; &quot;;[.L9];[.M9])" office:value-type="string" office:string-value="cp -f /home/sdutton/msc/capstone/xray/cxr/Normal/NORMAL(1053).jpg /home/sdutton/msc/capstone/vector/api/services/xray/10003400_29483621.jpg" calcext:value-type="string">
            <text:p>cp -f /home/sdutton/msc/capstone/xray/cxr/Normal/NORMAL(1053).jpg /home/sdutton/msc/capstone/vector/api/services/xray/10003400_29483621.jpg</text:p>
          </table:table-cell>
        </table:table-row>
        <table:table-row table:style-name="ro1">
          <table:table-cell/>
          <table:table-cell office:value-type="float" office:value="10004235" calcext:value-type="float">
            <text:p>10004235</text:p>
          </table:table-cell>
          <table:table-cell office:value-type="float" office:value="25970245" calcext:value-type="float">
            <text:p>25970245</text:p>
          </table:table-cell>
          <table:table-cell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5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0];&quot;_&quot;;[.C10];&quot;.jpg&quot;)" office:value-type="string" office:string-value="10004235_25970245.jpg" calcext:value-type="string">
            <text:p>10004235_25970245.jpg</text:p>
          </table:table-cell>
          <table:table-cell table:number-columns-repeated="2"/>
          <table:table-cell table:formula="of:=COM.MICROSOFT.CONCAT([.I10];&quot; &quot;;[.J10];&quot; &quot;;[.L10];[.M10])" office:value-type="string" office:string-value="cp -f /home/sdutton/msc/capstone/xray/cxr/Normal/NORMAL(1054).jpg /home/sdutton/msc/capstone/vector/api/services/xray/10004235_25970245.jpg" calcext:value-type="string">
            <text:p>cp -f /home/sdutton/msc/capstone/xray/cxr/Normal/NORMAL(1054).jpg /home/sdutton/msc/capstone/vector/api/services/xray/10004235_25970245.jpg</text:p>
          </table:table-cell>
        </table:table-row>
        <table:table-row table:style-name="ro1">
          <table:table-cell/>
          <table:table-cell office:value-type="float" office:value="10005348" calcext:value-type="float">
            <text:p>10005348</text:p>
          </table:table-cell>
          <table:table-cell office:value-type="float" office:value="29496232" calcext:value-type="float">
            <text:p>29496232</text:p>
          </table:table-cell>
          <table:table-cell office:value-type="float" office:value="1" calcext:value-type="float">
            <text:p>1</text:p>
          </table:table-cell>
          <table:table-cell office:value-type="float" office:value="1625" calcext:value-type="float">
            <text:p>162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5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1];&quot;_&quot;;[.C11];&quot;.jpg&quot;)" office:value-type="string" office:string-value="10005348_29496232.jpg" calcext:value-type="string">
            <text:p>10005348_29496232.jpg</text:p>
          </table:table-cell>
          <table:table-cell table:number-columns-repeated="2"/>
          <table:table-cell table:formula="of:=COM.MICROSOFT.CONCAT([.I11];&quot; &quot;;[.J11];&quot; &quot;;[.L11];[.M11])" office:value-type="string" office:string-value="cp -f /home/sdutton/msc/capstone/xray/cxr/Normal/NORMAL(1055).jpg /home/sdutton/msc/capstone/vector/api/services/xray/10005348_29496232.jpg" calcext:value-type="string">
            <text:p>cp -f /home/sdutton/msc/capstone/xray/cxr/Normal/NORMAL(1055).jpg /home/sdutton/msc/capstone/vector/api/services/xray/10005348_29496232.jpg</text:p>
          </table:table-cell>
        </table:table-row>
        <table:table-row table:style-name="ro1">
          <table:table-cell/>
          <table:table-cell office:value-type="float" office:value="10006580" calcext:value-type="float">
            <text:p>10006580</text:p>
          </table:table-cell>
          <table:table-cell office:value-type="float" office:value="24159665" calcext:value-type="float">
            <text:p>24159665</text:p>
          </table:table-cell>
          <table:table-cell office:value-type="float" office:value="1" calcext:value-type="float">
            <text:p>1</text:p>
          </table:table-cell>
          <table:table-cell office:value-type="float" office:value="2397" calcext:value-type="float">
            <text:p>239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5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2];&quot;_&quot;;[.C12];&quot;.jpg&quot;)" office:value-type="string" office:string-value="10006580_24159665.jpg" calcext:value-type="string">
            <text:p>10006580_24159665.jpg</text:p>
          </table:table-cell>
          <table:table-cell table:number-columns-repeated="2"/>
          <table:table-cell table:formula="of:=COM.MICROSOFT.CONCAT([.I12];&quot; &quot;;[.J12];&quot; &quot;;[.L12];[.M12])" office:value-type="string" office:string-value="cp -f /home/sdutton/msc/capstone/xray/cxr/Normal/NORMAL(1056).jpg /home/sdutton/msc/capstone/vector/api/services/xray/10006580_24159665.jpg" calcext:value-type="string">
            <text:p>cp -f /home/sdutton/msc/capstone/xray/cxr/Normal/NORMAL(1056).jpg /home/sdutton/msc/capstone/vector/api/services/xray/10006580_24159665.jpg</text:p>
          </table:table-cell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5696644" calcext:value-type="float">
            <text:p>25696644</text:p>
          </table:table-cell>
          <table:table-cell office:value-type="float" office:value="1" calcext:value-type="float">
            <text:p>1</text:p>
          </table:table-cell>
          <table:table-cell office:value-type="float" office:value="2511" calcext:value-type="float">
            <text:p>251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5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3];&quot;_&quot;;[.C13];&quot;.jpg&quot;)" office:value-type="string" office:string-value="10002930_25696644.jpg" calcext:value-type="string">
            <text:p>10002930_25696644.jpg</text:p>
          </table:table-cell>
          <table:table-cell table:number-columns-repeated="2"/>
          <table:table-cell table:formula="of:=COM.MICROSOFT.CONCAT([.I13];&quot; &quot;;[.J13];&quot; &quot;;[.L13];[.M13])" office:value-type="string" office:string-value="cp -f /home/sdutton/msc/capstone/xray/cxr/Normal/NORMAL(1057).jpg /home/sdutton/msc/capstone/vector/api/services/xray/10002930_25696644.jpg" calcext:value-type="string">
            <text:p>cp -f /home/sdutton/msc/capstone/xray/cxr/Normal/NORMAL(1057).jpg /home/sdutton/msc/capstone/vector/api/services/xray/10002930_25696644.jpg</text:p>
          </table:table-cell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8477649" calcext:value-type="float">
            <text:p>28477649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5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4];&quot;_&quot;;[.C14];&quot;.jpg&quot;)" office:value-type="string" office:string-value="10002930_28477649.jpg" calcext:value-type="string">
            <text:p>10002930_28477649.jpg</text:p>
          </table:table-cell>
          <table:table-cell table:number-columns-repeated="2"/>
          <table:table-cell table:formula="of:=COM.MICROSOFT.CONCAT([.I14];&quot; &quot;;[.J14];&quot; &quot;;[.L14];[.M14])" office:value-type="string" office:string-value="cp -f /home/sdutton/msc/capstone/xray/cxr/Normal/NORMAL(1058).jpg /home/sdutton/msc/capstone/vector/api/services/xray/10002930_28477649.jpg" calcext:value-type="string">
            <text:p>cp -f /home/sdutton/msc/capstone/xray/cxr/Normal/NORMAL(1058).jpg /home/sdutton/msc/capstone/vector/api/services/xray/10002930_28477649.jpg</text:p>
          </table:table-cell>
        </table:table-row>
        <table:table-row table:style-name="ro1">
          <table:table-cell/>
          <table:table-cell office:value-type="float" office:value="10001217" calcext:value-type="float">
            <text:p>10001217</text:p>
          </table:table-cell>
          <table:table-cell office:value-type="float" office:value="24597018" calcext:value-type="float">
            <text:p>24597018</text:p>
          </table:table-cell>
          <table:table-cell office:value-type="float" office:value="1" calcext:value-type="float">
            <text:p>1</text:p>
          </table:table-cell>
          <table:table-cell office:value-type="float" office:value="3240" calcext:value-type="float">
            <text:p>324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5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5];&quot;_&quot;;[.C15];&quot;.jpg&quot;)" office:value-type="string" office:string-value="10001217_24597018.jpg" calcext:value-type="string">
            <text:p>10001217_24597018.jpg</text:p>
          </table:table-cell>
          <table:table-cell table:number-columns-repeated="2"/>
          <table:table-cell table:formula="of:=COM.MICROSOFT.CONCAT([.I15];&quot; &quot;;[.J15];&quot; &quot;;[.L15];[.M15])" office:value-type="string" office:string-value="cp -f /home/sdutton/msc/capstone/xray/cxr/Normal/NORMAL(1059).jpg /home/sdutton/msc/capstone/vector/api/services/xray/10001217_24597018.jpg" calcext:value-type="string">
            <text:p>cp -f /home/sdutton/msc/capstone/xray/cxr/Normal/NORMAL(1059).jpg /home/sdutton/msc/capstone/vector/api/services/xray/10001217_24597018.jpg</text:p>
          </table:table-cell>
        </table:table-row>
        <table:table-row table:style-name="ro1">
          <table:table-cell/>
          <table:table-cell office:value-type="float" office:value="10001217" calcext:value-type="float">
            <text:p>10001217</text:p>
          </table:table-cell>
          <table:table-cell office:value-type="float" office:value="27703517" calcext:value-type="float">
            <text:p>27703517</text:p>
          </table:table-cell>
          <table:table-cell office:value-type="float" office:value="1" calcext:value-type="float">
            <text:p>1</text:p>
          </table:table-cell>
          <table:table-cell office:value-type="float" office:value="3240" calcext:value-type="float">
            <text:p>324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6];&quot;_&quot;;[.C16];&quot;.jpg&quot;)" office:value-type="string" office:string-value="10001217_27703517.jpg" calcext:value-type="string">
            <text:p>10001217_27703517.jpg</text:p>
          </table:table-cell>
          <table:table-cell table:number-columns-repeated="2"/>
          <table:table-cell table:formula="of:=COM.MICROSOFT.CONCAT([.I16];&quot; &quot;;[.J16];&quot; &quot;;[.L16];[.M16])" office:value-type="string" office:string-value="cp -f /home/sdutton/msc/capstone/xray/cxr/Normal/NORMAL(106).jpg /home/sdutton/msc/capstone/vector/api/services/xray/10001217_27703517.jpg" calcext:value-type="string">
            <text:p>cp -f /home/sdutton/msc/capstone/xray/cxr/Normal/NORMAL(106).jpg /home/sdutton/msc/capstone/vector/api/services/xray/10001217_27703517.jpg</text:p>
          </table:table-cell>
        </table:table-row>
        <table:table-row table:style-name="ro1">
          <table:table-cell/>
          <table:table-cell office:value-type="float" office:value="10004235" calcext:value-type="float">
            <text:p>10004235</text:p>
          </table:table-cell>
          <table:table-cell office:value-type="float" office:value="24181354" calcext:value-type="float">
            <text:p>24181354</text:p>
          </table:table-cell>
          <table:table-cell office:value-type="float" office:value="1" calcext:value-type="float">
            <text:p>1</text:p>
          </table:table-cell>
          <table:table-cell office:value-type="float" office:value="3842" calcext:value-type="float">
            <text:p>384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6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7];&quot;_&quot;;[.C17];&quot;.jpg&quot;)" office:value-type="string" office:string-value="10004235_24181354.jpg" calcext:value-type="string">
            <text:p>10004235_24181354.jpg</text:p>
          </table:table-cell>
          <table:table-cell table:number-columns-repeated="2"/>
          <table:table-cell table:formula="of:=COM.MICROSOFT.CONCAT([.I17];&quot; &quot;;[.J17];&quot; &quot;;[.L17];[.M17])" office:value-type="string" office:string-value="cp -f /home/sdutton/msc/capstone/xray/cxr/Normal/NORMAL(1060).jpg /home/sdutton/msc/capstone/vector/api/services/xray/10004235_24181354.jpg" calcext:value-type="string">
            <text:p>cp -f /home/sdutton/msc/capstone/xray/cxr/Normal/NORMAL(1060).jpg /home/sdutton/msc/capstone/vector/api/services/xray/10004235_24181354.jpg</text:p>
          </table:table-cell>
        </table:table-row>
        <table:table-row table:style-name="ro1">
          <table:table-cell/>
          <table:table-cell office:value-type="float" office:value="10002428" calcext:value-type="float">
            <text:p>10002428</text:p>
          </table:table-cell>
          <table:table-cell office:value-type="float" office:value="23473524" calcext:value-type="float">
            <text:p>23473524</text:p>
          </table:table-cell>
          <table:table-cell office:value-type="float" office:value="1" calcext:value-type="float">
            <text:p>1</text:p>
          </table:table-cell>
          <table:table-cell office:value-type="float" office:value="3843" calcext:value-type="float">
            <text:p>384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6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8];&quot;_&quot;;[.C18];&quot;.jpg&quot;)" office:value-type="string" office:string-value="10002428_23473524.jpg" calcext:value-type="string">
            <text:p>10002428_23473524.jpg</text:p>
          </table:table-cell>
          <table:table-cell table:number-columns-repeated="2"/>
          <table:table-cell table:formula="of:=COM.MICROSOFT.CONCAT([.I18];&quot; &quot;;[.J18];&quot; &quot;;[.L18];[.M18])" office:value-type="string" office:string-value="cp -f /home/sdutton/msc/capstone/xray/cxr/Normal/NORMAL(1061).jpg /home/sdutton/msc/capstone/vector/api/services/xray/10002428_23473524.jpg" calcext:value-type="string">
            <text:p>cp -f /home/sdutton/msc/capstone/xray/cxr/Normal/NORMAL(1061).jpg /home/sdutton/msc/capstone/vector/api/services/xray/10002428_23473524.jpg</text:p>
          </table:table-cell>
        </table:table-row>
        <table:table-row table:style-name="ro1">
          <table:table-cell/>
          <table:table-cell office:value-type="float" office:value="10004457" calcext:value-type="float">
            <text:p>10004457</text:p>
          </table:table-cell>
          <table:table-cell office:value-type="float" office:value="23251352" calcext:value-type="float">
            <text:p>23251352</text:p>
          </table:table-cell>
          <table:table-cell office:value-type="float" office:value="1" calcext:value-type="float">
            <text:p>1</text:p>
          </table:table-cell>
          <table:table-cell office:value-type="float" office:value="3968" calcext:value-type="float">
            <text:p>396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6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9];&quot;_&quot;;[.C19];&quot;.jpg&quot;)" office:value-type="string" office:string-value="10004457_23251352.jpg" calcext:value-type="string">
            <text:p>10004457_23251352.jpg</text:p>
          </table:table-cell>
          <table:table-cell table:number-columns-repeated="2"/>
          <table:table-cell table:formula="of:=COM.MICROSOFT.CONCAT([.I19];&quot; &quot;;[.J19];&quot; &quot;;[.L19];[.M19])" office:value-type="string" office:string-value="cp -f /home/sdutton/msc/capstone/xray/cxr/Normal/NORMAL(1062).jpg /home/sdutton/msc/capstone/vector/api/services/xray/10004457_23251352.jpg" calcext:value-type="string">
            <text:p>cp -f /home/sdutton/msc/capstone/xray/cxr/Normal/NORMAL(1062).jpg /home/sdutton/msc/capstone/vector/api/services/xray/10004457_23251352.jpg</text:p>
          </table:table-cell>
        </table:table-row>
        <table:table-row table:style-name="ro1">
          <table:table-cell/>
          <table:table-cell office:value-type="float" office:value="10004457" calcext:value-type="float">
            <text:p>10004457</text:p>
          </table:table-cell>
          <table:table-cell office:value-type="float" office:value="28723315" calcext:value-type="float">
            <text:p>28723315</text:p>
          </table:table-cell>
          <table:table-cell office:value-type="float" office:value="1" calcext:value-type="float">
            <text:p>1</text:p>
          </table:table-cell>
          <table:table-cell office:value-type="float" office:value="4241" calcext:value-type="float">
            <text:p>424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6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0];&quot;_&quot;;[.C20];&quot;.jpg&quot;)" office:value-type="string" office:string-value="10004457_28723315.jpg" calcext:value-type="string">
            <text:p>10004457_28723315.jpg</text:p>
          </table:table-cell>
          <table:table-cell table:number-columns-repeated="2"/>
          <table:table-cell table:formula="of:=COM.MICROSOFT.CONCAT([.I20];&quot; &quot;;[.J20];&quot; &quot;;[.L20];[.M20])" office:value-type="string" office:string-value="cp -f /home/sdutton/msc/capstone/xray/cxr/Normal/NORMAL(1063).jpg /home/sdutton/msc/capstone/vector/api/services/xray/10004457_28723315.jpg" calcext:value-type="string">
            <text:p>cp -f /home/sdutton/msc/capstone/xray/cxr/Normal/NORMAL(1063).jpg /home/sdutton/msc/capstone/vector/api/services/xray/10004457_28723315.jpg</text:p>
          </table:table-cell>
        </table:table-row>
        <table:table-row table:style-name="ro1">
          <table:table-cell/>
          <table:table-cell office:value-type="float" office:value="10005348" calcext:value-type="float">
            <text:p>10005348</text:p>
          </table:table-cell>
          <table:table-cell office:value-type="float" office:value="25239799" calcext:value-type="float">
            <text:p>25239799</text:p>
          </table:table-cell>
          <table:table-cell office:value-type="float" office:value="1" calcext:value-type="float">
            <text:p>1</text:p>
          </table:table-cell>
          <table:table-cell office:value-type="float" office:value="4241" calcext:value-type="float">
            <text:p>424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6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1];&quot;_&quot;;[.C21];&quot;.jpg&quot;)" office:value-type="string" office:string-value="10005348_25239799.jpg" calcext:value-type="string">
            <text:p>10005348_25239799.jpg</text:p>
          </table:table-cell>
          <table:table-cell table:number-columns-repeated="2"/>
          <table:table-cell table:formula="of:=COM.MICROSOFT.CONCAT([.I21];&quot; &quot;;[.J21];&quot; &quot;;[.L21];[.M21])" office:value-type="string" office:string-value="cp -f /home/sdutton/msc/capstone/xray/cxr/Normal/NORMAL(1064).jpg /home/sdutton/msc/capstone/vector/api/services/xray/10005348_25239799.jpg" calcext:value-type="string">
            <text:p>cp -f /home/sdutton/msc/capstone/xray/cxr/Normal/NORMAL(1064).jpg /home/sdutton/msc/capstone/vector/api/services/xray/10005348_25239799.jpg</text:p>
          </table:table-cell>
        </table:table-row>
        <table:table-row table:style-name="ro1">
          <table:table-cell/>
          <table:table-cell office:value-type="float" office:value="10005866" calcext:value-type="float">
            <text:p>10005866</text:p>
          </table:table-cell>
          <table:table-cell office:value-type="float" office:value="26158160" calcext:value-type="float">
            <text:p>26158160</text:p>
          </table:table-cell>
          <table:table-cell office:value-type="float" office:value="1" calcext:value-type="float">
            <text:p>1</text:p>
          </table:table-cell>
          <table:table-cell office:value-type="float" office:value="5531" calcext:value-type="float">
            <text:p>553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6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2];&quot;_&quot;;[.C22];&quot;.jpg&quot;)" office:value-type="string" office:string-value="10005866_26158160.jpg" calcext:value-type="string">
            <text:p>10005866_26158160.jpg</text:p>
          </table:table-cell>
          <table:table-cell table:number-columns-repeated="2"/>
          <table:table-cell table:formula="of:=COM.MICROSOFT.CONCAT([.I22];&quot; &quot;;[.J22];&quot; &quot;;[.L22];[.M22])" office:value-type="string" office:string-value="cp -f /home/sdutton/msc/capstone/xray/cxr/Normal/NORMAL(1065).jpg /home/sdutton/msc/capstone/vector/api/services/xray/10005866_26158160.jpg" calcext:value-type="string">
            <text:p>cp -f /home/sdutton/msc/capstone/xray/cxr/Normal/NORMAL(1065).jpg /home/sdutton/msc/capstone/vector/api/services/xray/10005866_26158160.jpg</text:p>
          </table:table-cell>
        </table:table-row>
        <table:table-row table:style-name="ro1">
          <table:table-cell/>
          <table:table-cell office:value-type="float" office:value="10006053" calcext:value-type="float">
            <text:p>10006053</text:p>
          </table:table-cell>
          <table:table-cell office:value-type="float" office:value="22942076" calcext:value-type="float">
            <text:p>22942076</text:p>
          </table:table-cell>
          <table:table-cell office:value-type="float" office:value="1" calcext:value-type="float">
            <text:p>1</text:p>
          </table:table-cell>
          <table:table-cell office:value-type="float" office:value="5722" calcext:value-type="float">
            <text:p>572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6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3];&quot;_&quot;;[.C23];&quot;.jpg&quot;)" office:value-type="string" office:string-value="10006053_22942076.jpg" calcext:value-type="string">
            <text:p>10006053_22942076.jpg</text:p>
          </table:table-cell>
          <table:table-cell table:number-columns-repeated="2"/>
          <table:table-cell table:formula="of:=COM.MICROSOFT.CONCAT([.I23];&quot; &quot;;[.J23];&quot; &quot;;[.L23];[.M23])" office:value-type="string" office:string-value="cp -f /home/sdutton/msc/capstone/xray/cxr/Normal/NORMAL(1066).jpg /home/sdutton/msc/capstone/vector/api/services/xray/10006053_22942076.jpg" calcext:value-type="string">
            <text:p>cp -f /home/sdutton/msc/capstone/xray/cxr/Normal/NORMAL(1066).jpg /home/sdutton/msc/capstone/vector/api/services/xray/10006053_22942076.jpg</text:p>
          </table:table-cell>
        </table:table-row>
        <table:table-row table:style-name="ro1">
          <table:table-cell/>
          <table:table-cell office:value-type="float" office:value="10000032" calcext:value-type="float">
            <text:p>10000032</text:p>
          </table:table-cell>
          <table:table-cell office:value-type="float" office:value="22595853" calcext:value-type="float">
            <text:p>22595853</text:p>
          </table:table-cell>
          <table:table-cell office:value-type="float" office:value="1" calcext:value-type="float">
            <text:p>1</text:p>
          </table:table-cell>
          <table:table-cell office:value-type="float" office:value="5723" calcext:value-type="float">
            <text:p>57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6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4];&quot;_&quot;;[.C24];&quot;.jpg&quot;)" office:value-type="string" office:string-value="10000032_22595853.jpg" calcext:value-type="string">
            <text:p>10000032_22595853.jpg</text:p>
          </table:table-cell>
          <table:table-cell table:number-columns-repeated="2"/>
          <table:table-cell table:formula="of:=COM.MICROSOFT.CONCAT([.I24];&quot; &quot;;[.J24];&quot; &quot;;[.L24];[.M24])" office:value-type="string" office:string-value="cp -f /home/sdutton/msc/capstone/xray/cxr/Normal/NORMAL(1067).jpg /home/sdutton/msc/capstone/vector/api/services/xray/10000032_22595853.jpg" calcext:value-type="string">
            <text:p>cp -f /home/sdutton/msc/capstone/xray/cxr/Normal/NORMAL(1067).jpg /home/sdutton/msc/capstone/vector/api/services/xray/10000032_22595853.jpg</text:p>
          </table:table-cell>
        </table:table-row>
        <table:table-row table:style-name="ro1">
          <table:table-cell/>
          <table:table-cell office:value-type="float" office:value="10007795" calcext:value-type="float">
            <text:p>10007795</text:p>
          </table:table-cell>
          <table:table-cell office:value-type="float" office:value="25135483" calcext:value-type="float">
            <text:p>25135483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6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5];&quot;_&quot;;[.C25];&quot;.jpg&quot;)" office:value-type="string" office:string-value="10007795_25135483.jpg" calcext:value-type="string">
            <text:p>10007795_25135483.jpg</text:p>
          </table:table-cell>
          <table:table-cell table:number-columns-repeated="2"/>
          <table:table-cell table:formula="of:=COM.MICROSOFT.CONCAT([.I25];&quot; &quot;;[.J25];&quot; &quot;;[.L25];[.M25])" office:value-type="string" office:string-value="cp -f /home/sdutton/msc/capstone/xray/cxr/Normal/NORMAL(1068).jpg /home/sdutton/msc/capstone/vector/api/services/xray/10007795_25135483.jpg" calcext:value-type="string">
            <text:p>cp -f /home/sdutton/msc/capstone/xray/cxr/Normal/NORMAL(1068).jpg /home/sdutton/msc/capstone/vector/api/services/xray/10007795_25135483.jpg</text:p>
          </table:table-cell>
        </table:table-row>
        <table:table-row table:style-name="ro1">
          <table:table-cell/>
          <table:table-cell office:value-type="float" office:value="10007795" calcext:value-type="float">
            <text:p>10007795</text:p>
          </table:table-cell>
          <table:table-cell office:value-type="float" office:value="27962747" calcext:value-type="float">
            <text:p>27962747</text:p>
          </table:table-cell>
          <table:table-cell office:value-type="float" office:value="1" calcext:value-type="float">
            <text:p>1</text:p>
          </table:table-cell>
          <table:table-cell office:value-type="float" office:value="5772" calcext:value-type="float">
            <text:p>577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6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6];&quot;_&quot;;[.C26];&quot;.jpg&quot;)" office:value-type="string" office:string-value="10007795_27962747.jpg" calcext:value-type="string">
            <text:p>10007795_27962747.jpg</text:p>
          </table:table-cell>
          <table:table-cell table:number-columns-repeated="2"/>
          <table:table-cell table:formula="of:=COM.MICROSOFT.CONCAT([.I26];&quot; &quot;;[.J26];&quot; &quot;;[.L26];[.M26])" office:value-type="string" office:string-value="cp -f /home/sdutton/msc/capstone/xray/cxr/Normal/NORMAL(1069).jpg /home/sdutton/msc/capstone/vector/api/services/xray/10007795_27962747.jpg" calcext:value-type="string">
            <text:p>cp -f /home/sdutton/msc/capstone/xray/cxr/Normal/NORMAL(1069).jpg /home/sdutton/msc/capstone/vector/api/services/xray/10007795_27962747.jpg</text:p>
          </table:table-cell>
        </table:table-row>
        <table:table-row table:style-name="ro1">
          <table:table-cell/>
          <table:table-cell office:value-type="float" office:value="10007795" calcext:value-type="float">
            <text:p>10007795</text:p>
          </table:table-cell>
          <table:table-cell office:value-type="float" office:value="28477357" calcext:value-type="float">
            <text:p>28477357</text:p>
          </table:table-cell>
          <table:table-cell office:value-type="float" office:value="1" calcext:value-type="float">
            <text:p>1</text:p>
          </table:table-cell>
          <table:table-cell office:value-type="float" office:value="5772" calcext:value-type="float">
            <text:p>577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7];&quot;_&quot;;[.C27];&quot;.jpg&quot;)" office:value-type="string" office:string-value="10007795_28477357.jpg" calcext:value-type="string">
            <text:p>10007795_28477357.jpg</text:p>
          </table:table-cell>
          <table:table-cell table:number-columns-repeated="2"/>
          <table:table-cell table:formula="of:=COM.MICROSOFT.CONCAT([.I27];&quot; &quot;;[.J27];&quot; &quot;;[.L27];[.M27])" office:value-type="string" office:string-value="cp -f /home/sdutton/msc/capstone/xray/cxr/Normal/NORMAL(107).jpg /home/sdutton/msc/capstone/vector/api/services/xray/10007795_28477357.jpg" calcext:value-type="string">
            <text:p>cp -f /home/sdutton/msc/capstone/xray/cxr/Normal/NORMAL(107).jpg /home/sdutton/msc/capstone/vector/api/services/xray/10007795_28477357.jpg</text:p>
          </table:table-cell>
        </table:table-row>
        <table:table-row table:style-name="ro1">
          <table:table-cell/>
          <table:table-cell office:value-type="float" office:value="10000032" calcext:value-type="float">
            <text:p>10000032</text:p>
          </table:table-cell>
          <table:table-cell office:value-type="float" office:value="25742920" calcext:value-type="float">
            <text:p>25742920</text:p>
          </table:table-cell>
          <table:table-cell office:value-type="float" office:value="1" calcext:value-type="float">
            <text:p>1</text:p>
          </table:table-cell>
          <table:table-cell office:value-type="float" office:value="7054" calcext:value-type="float">
            <text:p>705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7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8];&quot;_&quot;;[.C28];&quot;.jpg&quot;)" office:value-type="string" office:string-value="10000032_25742920.jpg" calcext:value-type="string">
            <text:p>10000032_25742920.jpg</text:p>
          </table:table-cell>
          <table:table-cell table:number-columns-repeated="2"/>
          <table:table-cell table:formula="of:=COM.MICROSOFT.CONCAT([.I28];&quot; &quot;;[.J28];&quot; &quot;;[.L28];[.M28])" office:value-type="string" office:string-value="cp -f /home/sdutton/msc/capstone/xray/cxr/Normal/NORMAL(1070).jpg /home/sdutton/msc/capstone/vector/api/services/xray/10000032_25742920.jpg" calcext:value-type="string">
            <text:p>cp -f /home/sdutton/msc/capstone/xray/cxr/Normal/NORMAL(1070).jpg /home/sdutton/msc/capstone/vector/api/services/xray/10000032_25742920.jpg</text:p>
          </table:table-cell>
        </table:table-row>
        <table:table-row table:style-name="ro1">
          <table:table-cell/>
          <table:table-cell office:value-type="float" office:value="10000032" calcext:value-type="float">
            <text:p>10000032</text:p>
          </table:table-cell>
          <table:table-cell office:value-type="float" office:value="22841357" calcext:value-type="float">
            <text:p>22841357</text:p>
          </table:table-cell>
          <table:table-cell office:value-type="float" office:value="1" calcext:value-type="float">
            <text:p>1</text:p>
          </table:table-cell>
          <table:table-cell office:value-type="float" office:value="7071" calcext:value-type="float">
            <text:p>707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7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9];&quot;_&quot;;[.C29];&quot;.jpg&quot;)" office:value-type="string" office:string-value="10000032_22841357.jpg" calcext:value-type="string">
            <text:p>10000032_22841357.jpg</text:p>
          </table:table-cell>
          <table:table-cell table:number-columns-repeated="2"/>
          <table:table-cell table:formula="of:=COM.MICROSOFT.CONCAT([.I29];&quot; &quot;;[.J29];&quot; &quot;;[.L29];[.M29])" office:value-type="string" office:string-value="cp -f /home/sdutton/msc/capstone/xray/cxr/Normal/NORMAL(1071).jpg /home/sdutton/msc/capstone/vector/api/services/xray/10000032_22841357.jpg" calcext:value-type="string">
            <text:p>cp -f /home/sdutton/msc/capstone/xray/cxr/Normal/NORMAL(1071).jpg /home/sdutton/msc/capstone/vector/api/services/xray/10000032_22841357.jpg</text:p>
          </table:table-cell>
        </table:table-row>
        <table:table-row table:style-name="ro1">
          <table:table-cell/>
          <table:table-cell office:value-type="float" office:value="10002428" calcext:value-type="float">
            <text:p>10002428</text:p>
          </table:table-cell>
          <table:table-cell office:value-type="float" office:value="25797028" calcext:value-type="float">
            <text:p>25797028</text:p>
          </table:table-cell>
          <table:table-cell office:value-type="float" office:value="1" calcext:value-type="float">
            <text:p>1</text:p>
          </table:table-cell>
          <table:table-cell office:value-type="float" office:value="7802" calcext:value-type="float">
            <text:p>780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7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0];&quot;_&quot;;[.C30];&quot;.jpg&quot;)" office:value-type="string" office:string-value="10002428_25797028.jpg" calcext:value-type="string">
            <text:p>10002428_25797028.jpg</text:p>
          </table:table-cell>
          <table:table-cell table:number-columns-repeated="2"/>
          <table:table-cell table:formula="of:=COM.MICROSOFT.CONCAT([.I30];&quot; &quot;;[.J30];&quot; &quot;;[.L30];[.M30])" office:value-type="string" office:string-value="cp -f /home/sdutton/msc/capstone/xray/cxr/Normal/NORMAL(1072).jpg /home/sdutton/msc/capstone/vector/api/services/xray/10002428_25797028.jpg" calcext:value-type="string">
            <text:p>cp -f /home/sdutton/msc/capstone/xray/cxr/Normal/NORMAL(1072).jpg /home/sdutton/msc/capstone/vector/api/services/xray/10002428_25797028.jpg</text:p>
          </table:table-cell>
        </table:table-row>
        <table:table-row table:style-name="ro1">
          <table:table-cell/>
          <table:table-cell office:value-type="float" office:value="10007795" calcext:value-type="float">
            <text:p>10007795</text:p>
          </table:table-cell>
          <table:table-cell office:value-type="float" office:value="22051341" calcext:value-type="float">
            <text:p>22051341</text:p>
          </table:table-cell>
          <table:table-cell office:value-type="float" office:value="1" calcext:value-type="float">
            <text:p>1</text:p>
          </table:table-cell>
          <table:table-cell office:value-type="float" office:value="27651" calcext:value-type="float">
            <text:p>2765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7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1];&quot;_&quot;;[.C31];&quot;.jpg&quot;)" office:value-type="string" office:string-value="10007795_22051341.jpg" calcext:value-type="string">
            <text:p>10007795_22051341.jpg</text:p>
          </table:table-cell>
          <table:table-cell table:number-columns-repeated="2"/>
          <table:table-cell table:formula="of:=COM.MICROSOFT.CONCAT([.I31];&quot; &quot;;[.J31];&quot; &quot;;[.L31];[.M31])" office:value-type="string" office:string-value="cp -f /home/sdutton/msc/capstone/xray/cxr/Normal/NORMAL(1073).jpg /home/sdutton/msc/capstone/vector/api/services/xray/10007795_22051341.jpg" calcext:value-type="string">
            <text:p>cp -f /home/sdutton/msc/capstone/xray/cxr/Normal/NORMAL(1073).jpg /home/sdutton/msc/capstone/vector/api/services/xray/10007795_22051341.jpg</text:p>
          </table:table-cell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8301173" calcext:value-type="float">
            <text:p>28301173</text:p>
          </table:table-cell>
          <table:table-cell office:value-type="float" office:value="1" calcext:value-type="float">
            <text:p>1</text:p>
          </table:table-cell>
          <table:table-cell office:value-type="float" office:value="29633" calcext:value-type="float">
            <text:p>2963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7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2];&quot;_&quot;;[.C32];&quot;.jpg&quot;)" office:value-type="string" office:string-value="10002930_28301173.jpg" calcext:value-type="string">
            <text:p>10002930_28301173.jpg</text:p>
          </table:table-cell>
          <table:table-cell table:number-columns-repeated="2"/>
          <table:table-cell table:formula="of:=COM.MICROSOFT.CONCAT([.I32];&quot; &quot;;[.J32];&quot; &quot;;[.L32];[.M32])" office:value-type="string" office:string-value="cp -f /home/sdutton/msc/capstone/xray/cxr/Normal/NORMAL(1074).jpg /home/sdutton/msc/capstone/vector/api/services/xray/10002930_28301173.jpg" calcext:value-type="string">
            <text:p>cp -f /home/sdutton/msc/capstone/xray/cxr/Normal/NORMAL(1074).jpg /home/sdutton/msc/capstone/vector/api/services/xray/10002930_28301173.jpg</text:p>
          </table:table-cell>
        </table:table-row>
        <table:table-row table:style-name="ro1">
          <table:table-cell/>
          <table:table-cell office:value-type="float" office:value="10003400" calcext:value-type="float">
            <text:p>10003400</text:p>
          </table:table-cell>
          <table:table-cell office:value-type="float" office:value="27296885" calcext:value-type="float">
            <text:p>27296885</text:p>
          </table:table-cell>
          <table:table-cell office:value-type="float" office:value="1" calcext:value-type="float">
            <text:p>1</text:p>
          </table:table-cell>
          <table:table-cell office:value-type="float" office:value="34839" calcext:value-type="float">
            <text:p>3483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7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3];&quot;_&quot;;[.C33];&quot;.jpg&quot;)" office:value-type="string" office:string-value="10003400_27296885.jpg" calcext:value-type="string">
            <text:p>10003400_27296885.jpg</text:p>
          </table:table-cell>
          <table:table-cell table:number-columns-repeated="2"/>
          <table:table-cell table:formula="of:=COM.MICROSOFT.CONCAT([.I33];&quot; &quot;;[.J33];&quot; &quot;;[.L33];[.M33])" office:value-type="string" office:string-value="cp -f /home/sdutton/msc/capstone/xray/cxr/Normal/NORMAL(1075).jpg /home/sdutton/msc/capstone/vector/api/services/xray/10003400_27296885.jpg" calcext:value-type="string">
            <text:p>cp -f /home/sdutton/msc/capstone/xray/cxr/Normal/NORMAL(1075).jpg /home/sdutton/msc/capstone/vector/api/services/xray/10003400_27296885.jpg</text:p>
          </table:table-cell>
        </table:table-row>
        <table:table-row table:style-name="ro1">
          <table:table-cell/>
          <table:table-cell office:value-type="float" office:value="10004733" calcext:value-type="float">
            <text:p>10004733</text:p>
          </table:table-cell>
          <table:table-cell office:value-type="float" office:value="27411876" calcext:value-type="float">
            <text:p>27411876</text:p>
          </table:table-cell>
          <table:table-cell office:value-type="float" office:value="1" calcext:value-type="float">
            <text:p>1</text:p>
          </table:table-cell>
          <table:table-cell office:value-type="float" office:value="34839" calcext:value-type="float">
            <text:p>3483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7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4];&quot;_&quot;;[.C34];&quot;.jpg&quot;)" office:value-type="string" office:string-value="10004733_27411876.jpg" calcext:value-type="string">
            <text:p>10004733_27411876.jpg</text:p>
          </table:table-cell>
          <table:table-cell table:number-columns-repeated="2"/>
          <table:table-cell table:formula="of:=COM.MICROSOFT.CONCAT([.I34];&quot; &quot;;[.J34];&quot; &quot;;[.L34];[.M34])" office:value-type="string" office:string-value="cp -f /home/sdutton/msc/capstone/xray/cxr/Normal/NORMAL(1076).jpg /home/sdutton/msc/capstone/vector/api/services/xray/10004733_27411876.jpg" calcext:value-type="string">
            <text:p>cp -f /home/sdutton/msc/capstone/xray/cxr/Normal/NORMAL(1076).jpg /home/sdutton/msc/capstone/vector/api/services/xray/10004733_27411876.jpg</text:p>
          </table:table-cell>
        </table:table-row>
        <table:table-row table:style-name="ro1">
          <table:table-cell/>
          <table:table-cell office:value-type="float" office:value="10005817" calcext:value-type="float">
            <text:p>10005817</text:p>
          </table:table-cell>
          <table:table-cell office:value-type="float" office:value="20626031" calcext:value-type="float">
            <text:p>20626031</text:p>
          </table:table-cell>
          <table:table-cell office:value-type="float" office:value="1" calcext:value-type="float">
            <text:p>1</text:p>
          </table:table-cell>
          <table:table-cell office:value-type="float" office:value="41071" calcext:value-type="float">
            <text:p>4107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7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5];&quot;_&quot;;[.C35];&quot;.jpg&quot;)" office:value-type="string" office:string-value="10005817_20626031.jpg" calcext:value-type="string">
            <text:p>10005817_20626031.jpg</text:p>
          </table:table-cell>
          <table:table-cell table:number-columns-repeated="2"/>
          <table:table-cell table:formula="of:=COM.MICROSOFT.CONCAT([.I35];&quot; &quot;;[.J35];&quot; &quot;;[.L35];[.M35])" office:value-type="string" office:string-value="cp -f /home/sdutton/msc/capstone/xray/cxr/Normal/NORMAL(1077).jpg /home/sdutton/msc/capstone/vector/api/services/xray/10005817_20626031.jpg" calcext:value-type="string">
            <text:p>cp -f /home/sdutton/msc/capstone/xray/cxr/Normal/NORMAL(1077).jpg /home/sdutton/msc/capstone/vector/api/services/xray/10005817_20626031.jpg</text:p>
          </table:table-cell>
        </table:table-row>
        <table:table-row table:style-name="ro1">
          <table:table-cell/>
          <table:table-cell office:value-type="float" office:value="10004422" calcext:value-type="float">
            <text:p>10004422</text:p>
          </table:table-cell>
          <table:table-cell office:value-type="float" office:value="21255400" calcext:value-type="float">
            <text:p>21255400</text:p>
          </table:table-cell>
          <table:table-cell office:value-type="float" office:value="1" calcext:value-type="float">
            <text:p>1</text:p>
          </table:table-cell>
          <table:table-cell office:value-type="float" office:value="41401" calcext:value-type="float">
            <text:p>414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7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6];&quot;_&quot;;[.C36];&quot;.jpg&quot;)" office:value-type="string" office:string-value="10004422_21255400.jpg" calcext:value-type="string">
            <text:p>10004422_21255400.jpg</text:p>
          </table:table-cell>
          <table:table-cell table:number-columns-repeated="2"/>
          <table:table-cell table:formula="of:=COM.MICROSOFT.CONCAT([.I36];&quot; &quot;;[.J36];&quot; &quot;;[.L36];[.M36])" office:value-type="string" office:string-value="cp -f /home/sdutton/msc/capstone/xray/cxr/Normal/NORMAL(1078).jpg /home/sdutton/msc/capstone/vector/api/services/xray/10004422_21255400.jpg" calcext:value-type="string">
            <text:p>cp -f /home/sdutton/msc/capstone/xray/cxr/Normal/NORMAL(1078).jpg /home/sdutton/msc/capstone/vector/api/services/xray/10004422_21255400.jpg</text:p>
          </table:table-cell>
        </table:table-row>
        <table:table-row table:style-name="ro1">
          <table:table-cell/>
          <table:table-cell office:value-type="float" office:value="10004457" calcext:value-type="float">
            <text:p>10004457</text:p>
          </table:table-cell>
          <table:table-cell office:value-type="float" office:value="21039249" calcext:value-type="float">
            <text:p>21039249</text:p>
          </table:table-cell>
          <table:table-cell office:value-type="float" office:value="1" calcext:value-type="float">
            <text:p>1</text:p>
          </table:table-cell>
          <table:table-cell office:value-type="float" office:value="41401" calcext:value-type="float">
            <text:p>414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7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7];&quot;_&quot;;[.C37];&quot;.jpg&quot;)" office:value-type="string" office:string-value="10004457_21039249.jpg" calcext:value-type="string">
            <text:p>10004457_21039249.jpg</text:p>
          </table:table-cell>
          <table:table-cell table:number-columns-repeated="2"/>
          <table:table-cell table:formula="of:=COM.MICROSOFT.CONCAT([.I37];&quot; &quot;;[.J37];&quot; &quot;;[.L37];[.M37])" office:value-type="string" office:string-value="cp -f /home/sdutton/msc/capstone/xray/cxr/Normal/NORMAL(1079).jpg /home/sdutton/msc/capstone/vector/api/services/xray/10004457_21039249.jpg" calcext:value-type="string">
            <text:p>cp -f /home/sdutton/msc/capstone/xray/cxr/Normal/NORMAL(1079).jpg /home/sdutton/msc/capstone/vector/api/services/xray/10004457_21039249.jpg</text:p>
          </table:table-cell>
        </table:table-row>
        <table:table-row table:style-name="ro1">
          <table:table-cell/>
          <table:table-cell office:value-type="float" office:value="10005348" calcext:value-type="float">
            <text:p>10005348</text:p>
          </table:table-cell>
          <table:table-cell office:value-type="float" office:value="29176490" calcext:value-type="float">
            <text:p>29176490</text:p>
          </table:table-cell>
          <table:table-cell office:value-type="float" office:value="1" calcext:value-type="float">
            <text:p>1</text:p>
          </table:table-cell>
          <table:table-cell office:value-type="float" office:value="41401" calcext:value-type="float">
            <text:p>414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8];&quot;_&quot;;[.C38];&quot;.jpg&quot;)" office:value-type="string" office:string-value="10005348_29176490.jpg" calcext:value-type="string">
            <text:p>10005348_29176490.jpg</text:p>
          </table:table-cell>
          <table:table-cell table:number-columns-repeated="2"/>
          <table:table-cell table:formula="of:=COM.MICROSOFT.CONCAT([.I38];&quot; &quot;;[.J38];&quot; &quot;;[.L38];[.M38])" office:value-type="string" office:string-value="cp -f /home/sdutton/msc/capstone/xray/cxr/Normal/NORMAL(108).jpg /home/sdutton/msc/capstone/vector/api/services/xray/10005348_29176490.jpg" calcext:value-type="string">
            <text:p>cp -f /home/sdutton/msc/capstone/xray/cxr/Normal/NORMAL(108).jpg /home/sdutton/msc/capstone/vector/api/services/xray/10005348_29176490.jpg</text:p>
          </table:table-cell>
        </table:table-row>
        <table:table-row table:style-name="ro1">
          <table:table-cell/>
          <table:table-cell office:value-type="float" office:value="10003400" calcext:value-type="float">
            <text:p>10003400</text:p>
          </table:table-cell>
          <table:table-cell office:value-type="float" office:value="26467376" calcext:value-type="float">
            <text:p>26467376</text:p>
          </table:table-cell>
          <table:table-cell office:value-type="float" office:value="1" calcext:value-type="float">
            <text:p>1</text:p>
          </table:table-cell>
          <table:table-cell office:value-type="float" office:value="42731" calcext:value-type="float">
            <text:p>4273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8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9];&quot;_&quot;;[.C39];&quot;.jpg&quot;)" office:value-type="string" office:string-value="10003400_26467376.jpg" calcext:value-type="string">
            <text:p>10003400_26467376.jpg</text:p>
          </table:table-cell>
          <table:table-cell table:number-columns-repeated="2"/>
          <table:table-cell table:formula="of:=COM.MICROSOFT.CONCAT([.I39];&quot; &quot;;[.J39];&quot; &quot;;[.L39];[.M39])" office:value-type="string" office:string-value="cp -f /home/sdutton/msc/capstone/xray/cxr/Normal/NORMAL(1080).jpg /home/sdutton/msc/capstone/vector/api/services/xray/10003400_26467376.jpg" calcext:value-type="string">
            <text:p>cp -f /home/sdutton/msc/capstone/xray/cxr/Normal/NORMAL(1080).jpg /home/sdutton/msc/capstone/vector/api/services/xray/10003400_26467376.jpg</text:p>
          </table:table-cell>
        </table:table-row>
        <table:table-row table:style-name="ro1">
          <table:table-cell/>
          <table:table-cell office:value-type="float" office:value="10004457" calcext:value-type="float">
            <text:p>10004457</text:p>
          </table:table-cell>
          <table:table-cell office:value-type="float" office:value="21216581" calcext:value-type="float">
            <text:p>21216581</text:p>
          </table:table-cell>
          <table:table-cell office:value-type="float" office:value="1" calcext:value-type="float">
            <text:p>1</text:p>
          </table:table-cell>
          <table:table-cell office:value-type="float" office:value="42732" calcext:value-type="float">
            <text:p>4273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8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0];&quot;_&quot;;[.C40];&quot;.jpg&quot;)" office:value-type="string" office:string-value="10004457_21216581.jpg" calcext:value-type="string">
            <text:p>10004457_21216581.jpg</text:p>
          </table:table-cell>
          <table:table-cell table:number-columns-repeated="2"/>
          <table:table-cell table:formula="of:=COM.MICROSOFT.CONCAT([.I40];&quot; &quot;;[.J40];&quot; &quot;;[.L40];[.M40])" office:value-type="string" office:string-value="cp -f /home/sdutton/msc/capstone/xray/cxr/Normal/NORMAL(1081).jpg /home/sdutton/msc/capstone/vector/api/services/xray/10004457_21216581.jpg" calcext:value-type="string">
            <text:p>cp -f /home/sdutton/msc/capstone/xray/cxr/Normal/NORMAL(1081).jpg /home/sdutton/msc/capstone/vector/api/services/xray/10004457_21216581.jpg</text:p>
          </table:table-cell>
        </table:table-row>
        <table:table-row table:style-name="ro1">
          <table:table-cell/>
          <table:table-cell office:value-type="float" office:value="10000032" calcext:value-type="float">
            <text:p>10000032</text:p>
          </table:table-cell>
          <table:table-cell office:value-type="float" office:value="29079034" calcext:value-type="float">
            <text:p>29079034</text:p>
          </table:table-cell>
          <table:table-cell office:value-type="float" office:value="1" calcext:value-type="float">
            <text:p>1</text:p>
          </table:table-cell>
          <table:table-cell office:value-type="float" office:value="45829" calcext:value-type="float">
            <text:p>4582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8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1];&quot;_&quot;;[.C41];&quot;.jpg&quot;)" office:value-type="string" office:string-value="10000032_29079034.jpg" calcext:value-type="string">
            <text:p>10000032_29079034.jpg</text:p>
          </table:table-cell>
          <table:table-cell table:number-columns-repeated="2"/>
          <table:table-cell table:formula="of:=COM.MICROSOFT.CONCAT([.I41];&quot; &quot;;[.J41];&quot; &quot;;[.L41];[.M41])" office:value-type="string" office:string-value="cp -f /home/sdutton/msc/capstone/xray/cxr/Normal/NORMAL(1082).jpg /home/sdutton/msc/capstone/vector/api/services/xray/10000032_29079034.jpg" calcext:value-type="string">
            <text:p>cp -f /home/sdutton/msc/capstone/xray/cxr/Normal/NORMAL(1082).jpg /home/sdutton/msc/capstone/vector/api/services/xray/10000032_29079034.jpg</text:p>
          </table:table-cell>
        </table:table-row>
        <table:table-row table:style-name="ro1">
          <table:table-cell/>
          <table:table-cell office:value-type="float" office:value="10002428" calcext:value-type="float">
            <text:p>10002428</text:p>
          </table:table-cell>
          <table:table-cell office:value-type="float" office:value="20321825" calcext:value-type="float">
            <text:p>20321825</text:p>
          </table:table-cell>
          <table:table-cell office:value-type="float" office:value="1" calcext:value-type="float">
            <text:p>1</text:p>
          </table:table-cell>
          <table:table-cell office:value-type="float" office:value="51881" calcext:value-type="float">
            <text:p>5188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8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2];&quot;_&quot;;[.C42];&quot;.jpg&quot;)" office:value-type="string" office:string-value="10002428_20321825.jpg" calcext:value-type="string">
            <text:p>10002428_20321825.jpg</text:p>
          </table:table-cell>
          <table:table-cell table:number-columns-repeated="2"/>
          <table:table-cell table:formula="of:=COM.MICROSOFT.CONCAT([.I42];&quot; &quot;;[.J42];&quot; &quot;;[.L42];[.M42])" office:value-type="string" office:string-value="cp -f /home/sdutton/msc/capstone/xray/cxr/Normal/NORMAL(1083).jpg /home/sdutton/msc/capstone/vector/api/services/xray/10002428_20321825.jpg" calcext:value-type="string">
            <text:p>cp -f /home/sdutton/msc/capstone/xray/cxr/Normal/NORMAL(1083).jpg /home/sdutton/msc/capstone/vector/api/services/xray/10002428_20321825.jpg</text:p>
          </table:table-cell>
        </table:table-row>
        <table:table-row table:style-name="ro1">
          <table:table-cell/>
          <table:table-cell office:value-type="float" office:value="10007928" calcext:value-type="float">
            <text:p>10007928</text:p>
          </table:table-cell>
          <table:table-cell office:value-type="float" office:value="20338077" calcext:value-type="float">
            <text:p>20338077</text:p>
          </table:table-cell>
          <table:table-cell office:value-type="float" office:value="1" calcext:value-type="float">
            <text:p>1</text:p>
          </table:table-cell>
          <table:table-cell office:value-type="float" office:value="53140" calcext:value-type="float">
            <text:p>5314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8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3];&quot;_&quot;;[.C43];&quot;.jpg&quot;)" office:value-type="string" office:string-value="10007928_20338077.jpg" calcext:value-type="string">
            <text:p>10007928_20338077.jpg</text:p>
          </table:table-cell>
          <table:table-cell table:number-columns-repeated="2"/>
          <table:table-cell table:formula="of:=COM.MICROSOFT.CONCAT([.I43];&quot; &quot;;[.J43];&quot; &quot;;[.L43];[.M43])" office:value-type="string" office:string-value="cp -f /home/sdutton/msc/capstone/xray/cxr/Normal/NORMAL(1084).jpg /home/sdutton/msc/capstone/vector/api/services/xray/10007928_20338077.jpg" calcext:value-type="string">
            <text:p>cp -f /home/sdutton/msc/capstone/xray/cxr/Normal/NORMAL(1084).jpg /home/sdutton/msc/capstone/vector/api/services/xray/10007928_20338077.jpg</text:p>
          </table:table-cell>
        </table:table-row>
        <table:table-row table:style-name="ro1">
          <table:table-cell/>
          <table:table-cell office:value-type="float" office:value="10003400" calcext:value-type="float">
            <text:p>10003400</text:p>
          </table:table-cell>
          <table:table-cell office:value-type="float" office:value="26090619" calcext:value-type="float">
            <text:p>26090619</text:p>
          </table:table-cell>
          <table:table-cell office:value-type="float" office:value="1" calcext:value-type="float">
            <text:p>1</text:p>
          </table:table-cell>
          <table:table-cell office:value-type="float" office:value="59972" calcext:value-type="float">
            <text:p>5997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8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4];&quot;_&quot;;[.C44];&quot;.jpg&quot;)" office:value-type="string" office:string-value="10003400_26090619.jpg" calcext:value-type="string">
            <text:p>10003400_26090619.jpg</text:p>
          </table:table-cell>
          <table:table-cell table:number-columns-repeated="2"/>
          <table:table-cell table:formula="of:=COM.MICROSOFT.CONCAT([.I44];&quot; &quot;;[.J44];&quot; &quot;;[.L44];[.M44])" office:value-type="string" office:string-value="cp -f /home/sdutton/msc/capstone/xray/cxr/Normal/NORMAL(1085).jpg /home/sdutton/msc/capstone/vector/api/services/xray/10003400_26090619.jpg" calcext:value-type="string">
            <text:p>cp -f /home/sdutton/msc/capstone/xray/cxr/Normal/NORMAL(1085).jpg /home/sdutton/msc/capstone/vector/api/services/xray/10003400_26090619.jpg</text:p>
          </table:table-cell>
        </table:table-row>
        <table:table-row table:style-name="ro1">
          <table:table-cell/>
          <table:table-cell office:value-type="float" office:value="10004235" calcext:value-type="float">
            <text:p>10004235</text:p>
          </table:table-cell>
          <table:table-cell office:value-type="float" office:value="22187210" calcext:value-type="float">
            <text:p>22187210</text:p>
          </table:table-cell>
          <table:table-cell office:value-type="float" office:value="1" calcext:value-type="float">
            <text:p>1</text:p>
          </table:table-cell>
          <table:table-cell office:value-type="float" office:value="78062" calcext:value-type="float">
            <text:p>7806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8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5];&quot;_&quot;;[.C45];&quot;.jpg&quot;)" office:value-type="string" office:string-value="10004235_22187210.jpg" calcext:value-type="string">
            <text:p>10004235_22187210.jpg</text:p>
          </table:table-cell>
          <table:table-cell table:number-columns-repeated="2"/>
          <table:table-cell table:formula="of:=COM.MICROSOFT.CONCAT([.I45];&quot; &quot;;[.J45];&quot; &quot;;[.L45];[.M45])" office:value-type="string" office:string-value="cp -f /home/sdutton/msc/capstone/xray/cxr/Normal/NORMAL(1086).jpg /home/sdutton/msc/capstone/vector/api/services/xray/10004235_22187210.jpg" calcext:value-type="string">
            <text:p>cp -f /home/sdutton/msc/capstone/xray/cxr/Normal/NORMAL(1086).jpg /home/sdutton/msc/capstone/vector/api/services/xray/10004235_22187210.jpg</text:p>
          </table:table-cell>
        </table:table-row>
        <table:table-row table:style-name="ro1">
          <table:table-cell/>
          <table:table-cell office:value-type="float" office:value="10001725" calcext:value-type="float">
            <text:p>10001725</text:p>
          </table:table-cell>
          <table:table-cell office:value-type="float" office:value="25563031" calcext:value-type="float">
            <text:p>25563031</text:p>
          </table:table-cell>
          <table:table-cell office:value-type="float" office:value="1" calcext:value-type="float">
            <text:p>1</text:p>
          </table:table-cell>
          <table:table-cell office:value-type="float" office:value="78829" calcext:value-type="float">
            <text:p>7882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8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6];&quot;_&quot;;[.C46];&quot;.jpg&quot;)" office:value-type="string" office:string-value="10001725_25563031.jpg" calcext:value-type="string">
            <text:p>10001725_25563031.jpg</text:p>
          </table:table-cell>
          <table:table-cell table:number-columns-repeated="2"/>
          <table:table-cell table:formula="of:=COM.MICROSOFT.CONCAT([.I46];&quot; &quot;;[.J46];&quot; &quot;;[.L46];[.M46])" office:value-type="string" office:string-value="cp -f /home/sdutton/msc/capstone/xray/cxr/Normal/NORMAL(1087).jpg /home/sdutton/msc/capstone/vector/api/services/xray/10001725_25563031.jpg" calcext:value-type="string">
            <text:p>cp -f /home/sdutton/msc/capstone/xray/cxr/Normal/NORMAL(1087).jpg /home/sdutton/msc/capstone/vector/api/services/xray/10001725_25563031.jpg</text:p>
          </table:table-cell>
        </table:table-row>
        <table:table-row table:style-name="ro1">
          <table:table-cell/>
          <table:table-cell office:value-type="float" office:value="10002428" calcext:value-type="float">
            <text:p>10002428</text:p>
          </table:table-cell>
          <table:table-cell office:value-type="float" office:value="28676446" calcext:value-type="float">
            <text:p>28676446</text:p>
          </table:table-cell>
          <table:table-cell office:value-type="float" office:value="1" calcext:value-type="float">
            <text:p>1</text:p>
          </table:table-cell>
          <table:table-cell office:value-type="float" office:value="82009" calcext:value-type="float">
            <text:p>820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8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7];&quot;_&quot;;[.C47];&quot;.jpg&quot;)" office:value-type="string" office:string-value="10002428_28676446.jpg" calcext:value-type="string">
            <text:p>10002428_28676446.jpg</text:p>
          </table:table-cell>
          <table:table-cell table:number-columns-repeated="2"/>
          <table:table-cell table:formula="of:=COM.MICROSOFT.CONCAT([.I47];&quot; &quot;;[.J47];&quot; &quot;;[.L47];[.M47])" office:value-type="string" office:string-value="cp -f /home/sdutton/msc/capstone/xray/cxr/Normal/NORMAL(1088).jpg /home/sdutton/msc/capstone/vector/api/services/xray/10002428_28676446.jpg" calcext:value-type="string">
            <text:p>cp -f /home/sdutton/msc/capstone/xray/cxr/Normal/NORMAL(1088).jpg /home/sdutton/msc/capstone/vector/api/services/xray/10002428_28676446.jpg</text:p>
          </table:table-cell>
        </table:table-row>
        <table:table-row table:style-name="ro1">
          <table:table-cell/>
          <table:table-cell office:value-type="float" office:value="10008454" calcext:value-type="float">
            <text:p>10008454</text:p>
          </table:table-cell>
          <table:table-cell office:value-type="float" office:value="20291550" calcext:value-type="float">
            <text:p>20291550</text:p>
          </table:table-cell>
          <table:table-cell office:value-type="float" office:value="1" calcext:value-type="float">
            <text:p>1</text:p>
          </table:table-cell>
          <table:table-cell office:value-type="float" office:value="82111" calcext:value-type="float">
            <text:p>8211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8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8];&quot;_&quot;;[.C48];&quot;.jpg&quot;)" office:value-type="string" office:string-value="10008454_20291550.jpg" calcext:value-type="string">
            <text:p>10008454_20291550.jpg</text:p>
          </table:table-cell>
          <table:table-cell table:number-columns-repeated="2"/>
          <table:table-cell table:formula="of:=COM.MICROSOFT.CONCAT([.I48];&quot; &quot;;[.J48];&quot; &quot;;[.L48];[.M48])" office:value-type="string" office:string-value="cp -f /home/sdutton/msc/capstone/xray/cxr/Normal/NORMAL(1089).jpg /home/sdutton/msc/capstone/vector/api/services/xray/10008454_20291550.jpg" calcext:value-type="string">
            <text:p>cp -f /home/sdutton/msc/capstone/xray/cxr/Normal/NORMAL(1089).jpg /home/sdutton/msc/capstone/vector/api/services/xray/10008454_20291550.jpg</text:p>
          </table:table-cell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5282382" calcext:value-type="float">
            <text:p>25282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628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9];&quot;_&quot;;[.C49];&quot;.jpg&quot;)" office:value-type="string" office:string-value="10002930_25282382.jpg" calcext:value-type="string">
            <text:p>10002930_25282382.jpg</text:p>
          </table:table-cell>
          <table:table-cell table:number-columns-repeated="2"/>
          <table:table-cell table:formula="of:=COM.MICROSOFT.CONCAT([.I49];&quot; &quot;;[.J49];&quot; &quot;;[.L49];[.M49])" office:value-type="string" office:string-value="cp -f /home/sdutton/msc/capstone/xray/cxr/Normal/NORMAL(109).jpg /home/sdutton/msc/capstone/vector/api/services/xray/10002930_25282382.jpg" calcext:value-type="string">
            <text:p>cp -f /home/sdutton/msc/capstone/xray/cxr/Normal/NORMAL(109).jpg /home/sdutton/msc/capstone/vector/api/services/xray/10002930_25282382.jpg</text:p>
          </table:table-cell>
        </table:table-row>
        <table:table-row table:style-name="ro1">
          <table:table-cell/>
          <table:table-cell office:value-type="float" office:value="10005866" calcext:value-type="float">
            <text:p>10005866</text:p>
          </table:table-cell>
          <table:table-cell office:value-type="float" office:value="22589518" calcext:value-type="float">
            <text:p>22589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9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0];&quot;_&quot;;[.C50];&quot;.jpg&quot;)" office:value-type="string" office:string-value="10005866_22589518.jpg" calcext:value-type="string">
            <text:p>10005866_22589518.jpg</text:p>
          </table:table-cell>
          <table:table-cell table:number-columns-repeated="2"/>
          <table:table-cell table:formula="of:=COM.MICROSOFT.CONCAT([.I50];&quot; &quot;;[.J50];&quot; &quot;;[.L50];[.M50])" office:value-type="string" office:string-value="cp -f /home/sdutton/msc/capstone/xray/cxr/Normal/NORMAL(1090).jpg /home/sdutton/msc/capstone/vector/api/services/xray/10005866_22589518.jpg" calcext:value-type="string">
            <text:p>cp -f /home/sdutton/msc/capstone/xray/cxr/Normal/NORMAL(1090).jpg /home/sdutton/msc/capstone/vector/api/services/xray/10005866_22589518.jpg</text:p>
          </table:table-cell>
        </table:table-row>
        <table:table-row table:style-name="ro1">
          <table:table-cell/>
          <table:table-cell office:value-type="float" office:value="10008287" calcext:value-type="float">
            <text:p>10008287</text:p>
          </table:table-cell>
          <table:table-cell office:value-type="float" office:value="22168393" calcext:value-type="float">
            <text:p>22168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80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9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1];&quot;_&quot;;[.C51];&quot;.jpg&quot;)" office:value-type="string" office:string-value="10008287_22168393.jpg" calcext:value-type="string">
            <text:p>10008287_22168393.jpg</text:p>
          </table:table-cell>
          <table:table-cell table:number-columns-repeated="2"/>
          <table:table-cell table:formula="of:=COM.MICROSOFT.CONCAT([.I51];&quot; &quot;;[.J51];&quot; &quot;;[.L51];[.M51])" office:value-type="string" office:string-value="cp -f /home/sdutton/msc/capstone/xray/cxr/Normal/NORMAL(1091).jpg /home/sdutton/msc/capstone/vector/api/services/xray/10008287_22168393.jpg" calcext:value-type="string">
            <text:p>cp -f /home/sdutton/msc/capstone/xray/cxr/Normal/NORMAL(1091).jpg /home/sdutton/msc/capstone/vector/api/services/xray/10008287_22168393.jpg</text:p>
          </table:table-cell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8697806" calcext:value-type="float">
            <text:p>28697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16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9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2];&quot;_&quot;;[.C52];&quot;.jpg&quot;)" office:value-type="string" office:string-value="10002930_28697806.jpg" calcext:value-type="string">
            <text:p>10002930_28697806.jpg</text:p>
          </table:table-cell>
          <table:table-cell table:number-columns-repeated="2"/>
          <table:table-cell table:formula="of:=COM.MICROSOFT.CONCAT([.I52];&quot; &quot;;[.J52];&quot; &quot;;[.L52];[.M52])" office:value-type="string" office:string-value="cp -f /home/sdutton/msc/capstone/xray/cxr/Normal/NORMAL(1092).jpg /home/sdutton/msc/capstone/vector/api/services/xray/10002930_28697806.jpg" calcext:value-type="string">
            <text:p>cp -f /home/sdutton/msc/capstone/xray/cxr/Normal/NORMAL(1092).jpg /home/sdutton/msc/capstone/vector/api/services/xray/10002930_28697806.jpg</text:p>
          </table:table-cell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0846853" calcext:value-type="float">
            <text:p>20846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012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9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3];&quot;_&quot;;[.C53];&quot;.jpg&quot;)" office:value-type="string" office:string-value="10002930_20846853.jpg" calcext:value-type="string">
            <text:p>10002930_20846853.jpg</text:p>
          </table:table-cell>
          <table:table-cell table:number-columns-repeated="2"/>
          <table:table-cell table:formula="of:=COM.MICROSOFT.CONCAT([.I53];&quot; &quot;;[.J53];&quot; &quot;;[.L53];[.M53])" office:value-type="string" office:string-value="cp -f /home/sdutton/msc/capstone/xray/cxr/Normal/NORMAL(1093).jpg /home/sdutton/msc/capstone/vector/api/services/xray/10002930_20846853.jpg" calcext:value-type="string">
            <text:p>cp -f /home/sdutton/msc/capstone/xray/cxr/Normal/NORMAL(1093).jpg /home/sdutton/msc/capstone/vector/api/services/xray/10002930_20846853.jpg</text:p>
          </table:table-cell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5922998" calcext:value-type="float">
            <text:p>25922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023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9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4];&quot;_&quot;;[.C54];&quot;.jpg&quot;)" office:value-type="string" office:string-value="10002930_25922998.jpg" calcext:value-type="string">
            <text:p>10002930_25922998.jpg</text:p>
          </table:table-cell>
          <table:table-cell table:number-columns-repeated="2"/>
          <table:table-cell table:formula="of:=COM.MICROSOFT.CONCAT([.I54];&quot; &quot;;[.J54];&quot; &quot;;[.L54];[.M54])" office:value-type="string" office:string-value="cp -f /home/sdutton/msc/capstone/xray/cxr/Normal/NORMAL(1094).jpg /home/sdutton/msc/capstone/vector/api/services/xray/10002930_25922998.jpg" calcext:value-type="string">
            <text:p>cp -f /home/sdutton/msc/capstone/xray/cxr/Normal/NORMAL(1094).jpg /home/sdutton/msc/capstone/vector/api/services/xray/10002930_25922998.jpg</text:p>
          </table:table-cell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2733922" calcext:value-type="float">
            <text:p>227339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99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9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5];&quot;_&quot;;[.C55];&quot;.jpg&quot;)" office:value-type="string" office:string-value="10002930_22733922.jpg" calcext:value-type="string">
            <text:p>10002930_22733922.jpg</text:p>
          </table:table-cell>
          <table:table-cell table:number-columns-repeated="2"/>
          <table:table-cell table:formula="of:=COM.MICROSOFT.CONCAT([.I55];&quot; &quot;;[.J55];&quot; &quot;;[.L55];[.M55])" office:value-type="string" office:string-value="cp -f /home/sdutton/msc/capstone/xray/cxr/Normal/NORMAL(1095).jpg /home/sdutton/msc/capstone/vector/api/services/xray/10002930_22733922.jpg" calcext:value-type="string">
            <text:p>cp -f /home/sdutton/msc/capstone/xray/cxr/Normal/NORMAL(1095).jpg /home/sdutton/msc/capstone/vector/api/services/xray/10002930_22733922.jpg</text:p>
          </table:table-cell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3720373" calcext:value-type="float">
            <text:p>23720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9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6];&quot;_&quot;;[.C56];&quot;.jpg&quot;)" office:value-type="string" office:string-value="10002930_23720373.jpg" calcext:value-type="string">
            <text:p>10002930_23720373.jpg</text:p>
          </table:table-cell>
          <table:table-cell table:number-columns-repeated="2"/>
          <table:table-cell table:formula="of:=COM.MICROSOFT.CONCAT([.I56];&quot; &quot;;[.J56];&quot; &quot;;[.L56];[.M56])" office:value-type="string" office:string-value="cp -f /home/sdutton/msc/capstone/xray/cxr/Normal/NORMAL(1096).jpg /home/sdutton/msc/capstone/vector/api/services/xray/10002930_23720373.jpg" calcext:value-type="string">
            <text:p>cp -f /home/sdutton/msc/capstone/xray/cxr/Normal/NORMAL(1096).jpg /home/sdutton/msc/capstone/vector/api/services/xray/10002930_23720373.jpg</text:p>
          </table:table-cell>
        </table:table-row>
        <table:table-row table:style-name="ro1">
          <table:table-cell/>
          <table:table-cell office:value-type="float" office:value="10002930" calcext:value-type="float">
            <text:p>10002930</text:p>
          </table:table-cell>
          <table:table-cell office:value-type="float" office:value="20282368" calcext:value-type="float">
            <text:p>20282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9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7];&quot;_&quot;;[.C57];&quot;.jpg&quot;)" office:value-type="string" office:string-value="10002930_20282368.jpg" calcext:value-type="string">
            <text:p>10002930_20282368.jpg</text:p>
          </table:table-cell>
          <table:table-cell table:number-columns-repeated="2"/>
          <table:table-cell table:formula="of:=COM.MICROSOFT.CONCAT([.I57];&quot; &quot;;[.J57];&quot; &quot;;[.L57];[.M57])" office:value-type="string" office:string-value="cp -f /home/sdutton/msc/capstone/xray/cxr/Normal/NORMAL(1097).jpg /home/sdutton/msc/capstone/vector/api/services/xray/10002930_20282368.jpg" calcext:value-type="string">
            <text:p>cp -f /home/sdutton/msc/capstone/xray/cxr/Normal/NORMAL(1097).jpg /home/sdutton/msc/capstone/vector/api/services/xray/10002930_20282368.jpg</text:p>
          </table:table-cell>
        </table:table-row>
        <table:table-row table:style-name="ro1">
          <table:table-cell/>
          <table:table-cell office:value-type="float" office:value="10002495" calcext:value-type="float">
            <text:p>10002495</text:p>
          </table:table-cell>
          <table:table-cell office:value-type="float" office:value="24982426" calcext:value-type="float">
            <text:p>24982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9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8];&quot;_&quot;;[.C58];&quot;.jpg&quot;)" office:value-type="string" office:string-value="10002495_24982426.jpg" calcext:value-type="string">
            <text:p>10002495_24982426.jpg</text:p>
          </table:table-cell>
          <table:table-cell table:number-columns-repeated="2"/>
          <table:table-cell table:formula="of:=COM.MICROSOFT.CONCAT([.I58];&quot; &quot;;[.J58];&quot; &quot;;[.L58];[.M58])" office:value-type="string" office:string-value="cp -f /home/sdutton/msc/capstone/xray/cxr/Normal/NORMAL(1098).jpg /home/sdutton/msc/capstone/vector/api/services/xray/10002495_24982426.jpg" calcext:value-type="string">
            <text:p>cp -f /home/sdutton/msc/capstone/xray/cxr/Normal/NORMAL(1098).jpg /home/sdutton/msc/capstone/vector/api/services/xray/10002495_24982426.jpg</text:p>
          </table:table-cell>
        </table:table-row>
        <table:table-row table:style-name="ro1">
          <table:table-cell/>
          <table:table-cell office:value-type="float" office:value="10007058" calcext:value-type="float">
            <text:p>10007058</text:p>
          </table:table-cell>
          <table:table-cell office:value-type="float" office:value="22954658" calcext:value-type="float">
            <text:p>229546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09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9];&quot;_&quot;;[.C59];&quot;.jpg&quot;)" office:value-type="string" office:string-value="10007058_22954658.jpg" calcext:value-type="string">
            <text:p>10007058_22954658.jpg</text:p>
          </table:table-cell>
          <table:table-cell table:number-columns-repeated="2"/>
          <table:table-cell table:formula="of:=COM.MICROSOFT.CONCAT([.I59];&quot; &quot;;[.J59];&quot; &quot;;[.L59];[.M59])" office:value-type="string" office:string-value="cp -f /home/sdutton/msc/capstone/xray/cxr/Normal/NORMAL(1099).jpg /home/sdutton/msc/capstone/vector/api/services/xray/10007058_22954658.jpg" calcext:value-type="string">
            <text:p>cp -f /home/sdutton/msc/capstone/xray/cxr/Normal/NORMAL(1099).jpg /home/sdutton/msc/capstone/vector/api/services/xray/10007058_22954658.jpg</text:p>
          </table:table-cell>
        </table:table-row>
        <table:table-row table:style-name="ro1">
          <table:table-cell/>
          <table:table-cell office:value-type="float" office:value="10004457" calcext:value-type="float">
            <text:p>10004457</text:p>
          </table:table-cell>
          <table:table-cell office:value-type="float" office:value="25559382" calcext:value-type="float">
            <text:p>25559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51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0];&quot;_&quot;;[.C60];&quot;.jpg&quot;)" office:value-type="string" office:string-value="10004457_25559382.jpg" calcext:value-type="string">
            <text:p>10004457_25559382.jpg</text:p>
          </table:table-cell>
          <table:table-cell table:number-columns-repeated="2"/>
          <table:table-cell table:formula="of:=COM.MICROSOFT.CONCAT([.I60];&quot; &quot;;[.J60];&quot; &quot;;[.L60];[.M60])" office:value-type="string" office:string-value="cp -f /home/sdutton/msc/capstone/xray/cxr/Normal/NORMAL(11).jpg /home/sdutton/msc/capstone/vector/api/services/xray/10004457_25559382.jpg" calcext:value-type="string">
            <text:p>cp -f /home/sdutton/msc/capstone/xray/cxr/Normal/NORMAL(11).jpg /home/sdutton/msc/capstone/vector/api/services/xray/10004457_25559382.jpg</text:p>
          </table:table-cell>
        </table:table-row>
        <table:table-row table:style-name="ro1">
          <table:table-cell/>
          <table:table-cell office:value-type="float" office:value="10004457" calcext:value-type="float">
            <text:p>10004457</text:p>
          </table:table-cell>
          <table:table-cell office:value-type="float" office:value="28108313" calcext:value-type="float">
            <text:p>28108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652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1];&quot;_&quot;;[.C61];&quot;.jpg&quot;)" office:value-type="string" office:string-value="10004457_28108313.jpg" calcext:value-type="string">
            <text:p>10004457_28108313.jpg</text:p>
          </table:table-cell>
          <table:table-cell table:number-columns-repeated="2"/>
          <table:table-cell table:formula="of:=COM.MICROSOFT.CONCAT([.I61];&quot; &quot;;[.J61];&quot; &quot;;[.L61];[.M61])" office:value-type="string" office:string-value="cp -f /home/sdutton/msc/capstone/xray/cxr/Normal/NORMAL(110).jpg /home/sdutton/msc/capstone/vector/api/services/xray/10004457_28108313.jpg" calcext:value-type="string">
            <text:p>cp -f /home/sdutton/msc/capstone/xray/cxr/Normal/NORMAL(110).jpg /home/sdutton/msc/capstone/vector/api/services/xray/10004457_28108313.jpg</text:p>
          </table:table-cell>
        </table:table-row>
        <table:table-row table:style-name="ro1">
          <table:table-cell/>
          <table:table-cell office:value-type="float" office:value="10005909" calcext:value-type="float">
            <text:p>10005909</text:p>
          </table:table-cell>
          <table:table-cell office:value-type="float" office:value="20199380" calcext:value-type="float">
            <text:p>20199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8242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0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2];&quot;_&quot;;[.C62];&quot;.jpg&quot;)" office:value-type="string" office:string-value="10005909_20199380.jpg" calcext:value-type="string">
            <text:p>10005909_20199380.jpg</text:p>
          </table:table-cell>
          <table:table-cell table:number-columns-repeated="2"/>
          <table:table-cell table:formula="of:=COM.MICROSOFT.CONCAT([.I62];&quot; &quot;;[.J62];&quot; &quot;;[.L62];[.M62])" office:value-type="string" office:string-value="cp -f /home/sdutton/msc/capstone/xray/cxr/Normal/NORMAL(1100).jpg /home/sdutton/msc/capstone/vector/api/services/xray/10005909_20199380.jpg" calcext:value-type="string">
            <text:p>cp -f /home/sdutton/msc/capstone/xray/cxr/Normal/NORMAL(1100).jpg /home/sdutton/msc/capstone/vector/api/services/xray/10005909_20199380.jpg</text:p>
          </table:table-cell>
        </table:table-row>
        <table:table-row table:style-name="ro1">
          <table:table-cell/>
          <table:table-cell office:value-type="float" office:value="10004720" calcext:value-type="float">
            <text:p>10004720</text:p>
          </table:table-cell>
          <table:table-cell office:value-type="float" office:value="22081550" calcext:value-type="float">
            <text:p>22081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0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3];&quot;_&quot;;[.C63];&quot;.jpg&quot;)" office:value-type="string" office:string-value="10004720_22081550.jpg" calcext:value-type="string">
            <text:p>10004720_22081550.jpg</text:p>
          </table:table-cell>
          <table:table-cell table:number-columns-repeated="2"/>
          <table:table-cell table:formula="of:=COM.MICROSOFT.CONCAT([.I63];&quot; &quot;;[.J63];&quot; &quot;;[.L63];[.M63])" office:value-type="string" office:string-value="cp -f /home/sdutton/msc/capstone/xray/cxr/Normal/NORMAL(1101).jpg /home/sdutton/msc/capstone/vector/api/services/xray/10004720_22081550.jpg" calcext:value-type="string">
            <text:p>cp -f /home/sdutton/msc/capstone/xray/cxr/Normal/NORMAL(1101).jpg /home/sdutton/msc/capstone/vector/api/services/xray/10004720_22081550.jpg</text:p>
          </table:table-cell>
        </table:table-row>
        <table:table-row table:style-name="ro1">
          <table:table-cell/>
          <table:table-cell office:value-type="float" office:value="10005817" calcext:value-type="float">
            <text:p>10005817</text:p>
          </table:table-cell>
          <table:table-cell office:value-type="float" office:value="28661809" calcext:value-type="float">
            <text:p>28661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62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0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4];&quot;_&quot;;[.C64];&quot;.jpg&quot;)" office:value-type="string" office:string-value="10005817_28661809.jpg" calcext:value-type="string">
            <text:p>10005817_28661809.jpg</text:p>
          </table:table-cell>
          <table:table-cell table:number-columns-repeated="2"/>
          <table:table-cell table:formula="of:=COM.MICROSOFT.CONCAT([.I64];&quot; &quot;;[.J64];&quot; &quot;;[.L64];[.M64])" office:value-type="string" office:string-value="cp -f /home/sdutton/msc/capstone/xray/cxr/Normal/NORMAL(1102).jpg /home/sdutton/msc/capstone/vector/api/services/xray/10005817_28661809.jpg" calcext:value-type="string">
            <text:p>cp -f /home/sdutton/msc/capstone/xray/cxr/Normal/NORMAL(1102).jpg /home/sdutton/msc/capstone/vector/api/services/xray/10005817_28661809.jpg</text:p>
          </table:table-cell>
        </table:table-row>
        <table:table-row table:style-name="ro1">
          <table:table-cell/>
          <table:table-cell office:value-type="float" office:value="10005866" calcext:value-type="float">
            <text:p>10005866</text:p>
          </table:table-cell>
          <table:table-cell office:value-type="float" office:value="20364112" calcext:value-type="float">
            <text:p>20364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6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0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5];&quot;_&quot;;[.C65];&quot;.jpg&quot;)" office:value-type="string" office:string-value="10005866_20364112.jpg" calcext:value-type="string">
            <text:p>10005866_20364112.jpg</text:p>
          </table:table-cell>
          <table:table-cell table:number-columns-repeated="2"/>
          <table:table-cell table:formula="of:=COM.MICROSOFT.CONCAT([.I65];&quot; &quot;;[.J65];&quot; &quot;;[.L65];[.M65])" office:value-type="string" office:string-value="cp -f /home/sdutton/msc/capstone/xray/cxr/Normal/NORMAL(1103).jpg /home/sdutton/msc/capstone/vector/api/services/xray/10005866_20364112.jpg" calcext:value-type="string">
            <text:p>cp -f /home/sdutton/msc/capstone/xray/cxr/Normal/NORMAL(1103).jpg /home/sdutton/msc/capstone/vector/api/services/xray/10005866_20364112.jpg</text:p>
          </table:table-cell>
        </table:table-row>
        <table:table-row table:style-name="ro1">
          <table:table-cell/>
          <table:table-cell office:value-type="float" office:value="10005866" calcext:value-type="float">
            <text:p>10005866</text:p>
          </table:table-cell>
          <table:table-cell office:value-type="float" office:value="27167814" calcext:value-type="float">
            <text:p>271678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56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0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6];&quot;_&quot;;[.C66];&quot;.jpg&quot;)" office:value-type="string" office:string-value="10005866_27167814.jpg" calcext:value-type="string">
            <text:p>10005866_27167814.jpg</text:p>
          </table:table-cell>
          <table:table-cell table:number-columns-repeated="2"/>
          <table:table-cell table:formula="of:=COM.MICROSOFT.CONCAT([.I66];&quot; &quot;;[.J66];&quot; &quot;;[.L66];[.M66])" office:value-type="string" office:string-value="cp -f /home/sdutton/msc/capstone/xray/cxr/Normal/NORMAL(1104).jpg /home/sdutton/msc/capstone/vector/api/services/xray/10005866_27167814.jpg" calcext:value-type="string">
            <text:p>cp -f /home/sdutton/msc/capstone/xray/cxr/Normal/NORMAL(1104).jpg /home/sdutton/msc/capstone/vector/api/services/xray/10005866_27167814.jpg</text:p>
          </table:table-cell>
        </table:table-row>
        <table:table-row table:style-name="ro1">
          <table:table-cell/>
          <table:table-cell office:value-type="float" office:value="10005866" calcext:value-type="float">
            <text:p>10005866</text:p>
          </table:table-cell>
          <table:table-cell office:value-type="float" office:value="23514107" calcext:value-type="float">
            <text:p>23514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56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0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7];&quot;_&quot;;[.C67];&quot;.jpg&quot;)" office:value-type="string" office:string-value="10005866_23514107.jpg" calcext:value-type="string">
            <text:p>10005866_23514107.jpg</text:p>
          </table:table-cell>
          <table:table-cell table:number-columns-repeated="2"/>
          <table:table-cell table:formula="of:=COM.MICROSOFT.CONCAT([.I67];&quot; &quot;;[.J67];&quot; &quot;;[.L67];[.M67])" office:value-type="string" office:string-value="cp -f /home/sdutton/msc/capstone/xray/cxr/Normal/NORMAL(1105).jpg /home/sdutton/msc/capstone/vector/api/services/xray/10005866_23514107.jpg" calcext:value-type="string">
            <text:p>cp -f /home/sdutton/msc/capstone/xray/cxr/Normal/NORMAL(1105).jpg /home/sdutton/msc/capstone/vector/api/services/xray/10005866_23514107.jpg</text:p>
          </table:table-cell>
        </table:table-row>
        <table:table-row table:style-name="ro1">
          <table:table-cell/>
          <table:table-cell office:value-type="float" office:value="10005866" calcext:value-type="float">
            <text:p>10005866</text:p>
          </table:table-cell>
          <table:table-cell office:value-type="float" office:value="26134779" calcext:value-type="float">
            <text:p>261347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566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0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8];&quot;_&quot;;[.C68];&quot;.jpg&quot;)" office:value-type="string" office:string-value="10005866_26134779.jpg" calcext:value-type="string">
            <text:p>10005866_26134779.jpg</text:p>
          </table:table-cell>
          <table:table-cell table:number-columns-repeated="2"/>
          <table:table-cell table:formula="of:=COM.MICROSOFT.CONCAT([.I68];&quot; &quot;;[.J68];&quot; &quot;;[.L68];[.M68])" office:value-type="string" office:string-value="cp -f /home/sdutton/msc/capstone/xray/cxr/Normal/NORMAL(1106).jpg /home/sdutton/msc/capstone/vector/api/services/xray/10005866_26134779.jpg" calcext:value-type="string">
            <text:p>cp -f /home/sdutton/msc/capstone/xray/cxr/Normal/NORMAL(1106).jpg /home/sdutton/msc/capstone/vector/api/services/xray/10005866_26134779.jpg</text:p>
          </table:table-cell>
        </table:table-row>
        <table:table-row table:style-name="ro1">
          <table:table-cell/>
          <table:table-cell office:value-type="float" office:value="10005866" calcext:value-type="float">
            <text:p>10005866</text:p>
          </table:table-cell>
          <table:table-cell office:value-type="float" office:value="21636229" calcext:value-type="float">
            <text:p>21636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0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9];&quot;_&quot;;[.C69];&quot;.jpg&quot;)" office:value-type="string" office:string-value="10005866_21636229.jpg" calcext:value-type="string">
            <text:p>10005866_21636229.jpg</text:p>
          </table:table-cell>
          <table:table-cell table:number-columns-repeated="2"/>
          <table:table-cell table:formula="of:=COM.MICROSOFT.CONCAT([.I69];&quot; &quot;;[.J69];&quot; &quot;;[.L69];[.M69])" office:value-type="string" office:string-value="cp -f /home/sdutton/msc/capstone/xray/cxr/Normal/NORMAL(1107).jpg /home/sdutton/msc/capstone/vector/api/services/xray/10005866_21636229.jpg" calcext:value-type="string">
            <text:p>cp -f /home/sdutton/msc/capstone/xray/cxr/Normal/NORMAL(1107).jpg /home/sdutton/msc/capstone/vector/api/services/xray/10005866_21636229.jpg</text:p>
          </table:table-cell>
        </table:table-row>
        <table:table-row table:style-name="ro1">
          <table:table-cell/>
          <table:table-cell office:value-type="float" office:value="10007818" calcext:value-type="float">
            <text:p>10007818</text:p>
          </table:table-cell>
          <table:table-cell office:value-type="float" office:value="22987108" calcext:value-type="float">
            <text:p>22987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746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0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0];&quot;_&quot;;[.C70];&quot;.jpg&quot;)" office:value-type="string" office:string-value="10007818_22987108.jpg" calcext:value-type="string">
            <text:p>10007818_22987108.jpg</text:p>
          </table:table-cell>
          <table:table-cell table:number-columns-repeated="2"/>
          <table:table-cell table:formula="of:=COM.MICROSOFT.CONCAT([.I70];&quot; &quot;;[.J70];&quot; &quot;;[.L70];[.M70])" office:value-type="string" office:string-value="cp -f /home/sdutton/msc/capstone/xray/cxr/Normal/NORMAL(1108).jpg /home/sdutton/msc/capstone/vector/api/services/xray/10007818_22987108.jpg" calcext:value-type="string">
            <text:p>cp -f /home/sdutton/msc/capstone/xray/cxr/Normal/NORMAL(1108).jpg /home/sdutton/msc/capstone/vector/api/services/xray/10007818_22987108.jpg</text:p>
          </table:table-cell>
        </table:table-row>
        <table:table-row table:style-name="ro1">
          <table:table-cell/>
          <table:table-cell office:value-type="float" office:value="10002428" calcext:value-type="float">
            <text:p>10002428</text:p>
          </table:table-cell>
          <table:table-cell office:value-type="float" office:value="28295257" calcext:value-type="float">
            <text:p>28295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92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0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1];&quot;_&quot;;[.C71];&quot;.jpg&quot;)" office:value-type="string" office:string-value="10002428_28295257.jpg" calcext:value-type="string">
            <text:p>10002428_28295257.jpg</text:p>
          </table:table-cell>
          <table:table-cell table:number-columns-repeated="2"/>
          <table:table-cell table:formula="of:=COM.MICROSOFT.CONCAT([.I71];&quot; &quot;;[.J71];&quot; &quot;;[.L71];[.M71])" office:value-type="string" office:string-value="cp -f /home/sdutton/msc/capstone/xray/cxr/Normal/NORMAL(1109).jpg /home/sdutton/msc/capstone/vector/api/services/xray/10002428_28295257.jpg" calcext:value-type="string">
            <text:p>cp -f /home/sdutton/msc/capstone/xray/cxr/Normal/NORMAL(1109).jpg /home/sdutton/msc/capstone/vector/api/services/xray/10002428_28295257.jpg</text:p>
          </table:table-cell>
        </table:table-row>
        <table:table-row table:style-name="ro1">
          <table:table-cell/>
          <table:table-cell office:value-type="float" office:value="10002428" calcext:value-type="float">
            <text:p>10002428</text:p>
          </table:table-cell>
          <table:table-cell office:value-type="float" office:value="26549334" calcext:value-type="float">
            <text:p>26549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990X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2];&quot;_&quot;;[.C72];&quot;.jpg&quot;)" office:value-type="string" office:string-value="10002428_26549334.jpg" calcext:value-type="string">
            <text:p>10002428_26549334.jpg</text:p>
          </table:table-cell>
          <table:table-cell table:number-columns-repeated="2"/>
          <table:table-cell table:formula="of:=COM.MICROSOFT.CONCAT([.I72];&quot; &quot;;[.J72];&quot; &quot;;[.L72];[.M72])" office:value-type="string" office:string-value="cp -f /home/sdutton/msc/capstone/xray/cxr/Normal/NORMAL(111).jpg /home/sdutton/msc/capstone/vector/api/services/xray/10002428_26549334.jpg" calcext:value-type="string">
            <text:p>cp -f /home/sdutton/msc/capstone/xray/cxr/Normal/NORMAL(111).jpg /home/sdutton/msc/capstone/vector/api/services/xray/10002428_26549334.jpg</text:p>
          </table:table-cell>
        </table:table-row>
        <table:table-row table:style-name="ro1">
          <table:table-cell/>
          <table:table-cell office:value-type="float" office:value="10003400" calcext:value-type="float">
            <text:p>10003400</text:p>
          </table:table-cell>
          <table:table-cell office:value-type="float" office:value="23559586" calcext:value-type="float">
            <text:p>23559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131X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Normal/NORMAL(111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3];&quot;_&quot;;[.C73];&quot;.jpg&quot;)" office:value-type="string" office:string-value="10003400_23559586.jpg" calcext:value-type="string">
            <text:p>10003400_23559586.jpg</text:p>
          </table:table-cell>
          <table:table-cell table:number-columns-repeated="2"/>
          <table:table-cell table:formula="of:=COM.MICROSOFT.CONCAT([.I73];&quot; &quot;;[.J73];&quot; &quot;;[.L73];[.M73])" office:value-type="string" office:string-value="cp -f /home/sdutton/msc/capstone/xray/cxr/Normal/NORMAL(1110).jpg /home/sdutton/msc/capstone/vector/api/services/xray/10003400_23559586.jpg" calcext:value-type="string">
            <text:p>cp -f /home/sdutton/msc/capstone/xray/cxr/Normal/NORMAL(1110).jpg /home/sdutton/msc/capstone/vector/api/services/xray/10003400_23559586.jpg</text:p>
          </table:table-cell>
        </table:table-row>
      </table:table>
      <table:table table:name="Covid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ubject_id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seq_no</text:p>
          </table:table-cell>
          <table:table-cell office:value-type="string" calcext:value-type="string">
            <text:p>icd_code</text:p>
          </table:table-cell>
          <table:table-cell office:value-type="string" calcext:value-type="string">
            <text:p>icd_versio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9035" calcext:value-type="float">
            <text:p>10009035</text:p>
          </table:table-cell>
          <table:table-cell office:value-type="float" office:value="28324362" calcext:value-type="float">
            <text:p>28324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7957-01-03-1901-NA-CHEST_AP_PORT-46462-5.000000-AP-70949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];&quot;_&quot;;[.C2];&quot;.jpg&quot;)" office:value-type="string" office:string-value="10009035_28324362.jpg" calcext:value-type="string">
            <text:p>10009035_28324362.jpg</text:p>
          </table:table-cell>
          <table:table-cell table:number-columns-repeated="2"/>
          <table:table-cell table:formula="of:=COM.MICROSOFT.CONCAT([.I2];&quot; &quot;;[.J2];&quot; &quot;;[.L2];[.M2])" office:value-type="string" office:string-value="cp -f /home/sdutton/msc/capstone/xray/cxr/Covid/A437957-01-03-1901-NA-CHEST_AP_PORT-46462-5.000000-AP-70949-1-1.jpg /home/sdutton/msc/capstone/vector/api/services/xray/10009035_28324362.jpg" calcext:value-type="string">
            <text:p>cp -f /home/sdutton/msc/capstone/xray/cxr/Covid/A437957-01-03-1901-NA-CHEST_AP_PORT-46462-5.000000-AP-70949-1-1.jpg /home/sdutton/msc/capstone/vector/api/services/xray/10009035_28324362.jpg</text:p>
          </table:table-cell>
        </table:table-row>
        <table:table-row table:style-name="ro1">
          <table:table-cell/>
          <table:table-cell office:value-type="float" office:value="10009049" calcext:value-type="float">
            <text:p>10009049</text:p>
          </table:table-cell>
          <table:table-cell office:value-type="float" office:value="22995465" calcext:value-type="float">
            <text:p>229954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7957-12-31-1900-NA-CHEST_AP_PORT-58984-1.000000-AP-63019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];&quot;_&quot;;[.C3];&quot;.jpg&quot;)" office:value-type="string" office:string-value="10009049_22995465.jpg" calcext:value-type="string">
            <text:p>10009049_22995465.jpg</text:p>
          </table:table-cell>
          <table:table-cell table:number-columns-repeated="2"/>
          <table:table-cell table:formula="of:=COM.MICROSOFT.CONCAT([.I3];&quot; &quot;;[.J3];&quot; &quot;;[.L3];[.M3])" office:value-type="string" office:string-value="cp -f /home/sdutton/msc/capstone/xray/cxr/Covid/A437957-12-31-1900-NA-CHEST_AP_PORT-58984-1.000000-AP-63019-1-1.jpg /home/sdutton/msc/capstone/vector/api/services/xray/10009049_22995465.jpg" calcext:value-type="string">
            <text:p>cp -f /home/sdutton/msc/capstone/xray/cxr/Covid/A437957-12-31-1900-NA-CHEST_AP_PORT-58984-1.000000-AP-63019-1-1.jpg /home/sdutton/msc/capstone/vector/api/services/xray/10009049_22995465.jpg</text:p>
          </table:table-cell>
        </table:table-row>
        <table:table-row table:style-name="ro1">
          <table:table-cell/>
          <table:table-cell office:value-type="float" office:value="10009628" calcext:value-type="float">
            <text:p>10009628</text:p>
          </table:table-cell>
          <table:table-cell office:value-type="float" office:value="25926192" calcext:value-type="float">
            <text:p>25926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7957-12-31-1900-NA-CHEST_AP_PORT-58984-2.000000-AP-7563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];&quot;_&quot;;[.C4];&quot;.jpg&quot;)" office:value-type="string" office:string-value="10009628_25926192.jpg" calcext:value-type="string">
            <text:p>10009628_25926192.jpg</text:p>
          </table:table-cell>
          <table:table-cell table:number-columns-repeated="2"/>
          <table:table-cell table:formula="of:=COM.MICROSOFT.CONCAT([.I4];&quot; &quot;;[.J4];&quot; &quot;;[.L4];[.M4])" office:value-type="string" office:string-value="cp -f /home/sdutton/msc/capstone/xray/cxr/Covid/A437957-12-31-1900-NA-CHEST_AP_PORT-58984-2.000000-AP-75631-1-1.jpg /home/sdutton/msc/capstone/vector/api/services/xray/10009628_25926192.jpg" calcext:value-type="string">
            <text:p>cp -f /home/sdutton/msc/capstone/xray/cxr/Covid/A437957-12-31-1900-NA-CHEST_AP_PORT-58984-2.000000-AP-75631-1-1.jpg /home/sdutton/msc/capstone/vector/api/services/xray/10009628_25926192.jpg</text:p>
          </table:table-cell>
        </table:table-row>
        <table:table-row table:style-name="ro1">
          <table:table-cell/>
          <table:table-cell office:value-type="float" office:value="10010471" calcext:value-type="float">
            <text:p>10010471</text:p>
          </table:table-cell>
          <table:table-cell office:value-type="float" office:value="21322534" calcext:value-type="float">
            <text:p>21322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7957-12-31-1900-NA-CHEST_AP_PORT-76602-1.000000-AP-5710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];&quot;_&quot;;[.C5];&quot;.jpg&quot;)" office:value-type="string" office:string-value="10010471_21322534.jpg" calcext:value-type="string">
            <text:p>10010471_21322534.jpg</text:p>
          </table:table-cell>
          <table:table-cell table:number-columns-repeated="2"/>
          <table:table-cell table:formula="of:=COM.MICROSOFT.CONCAT([.I5];&quot; &quot;;[.J5];&quot; &quot;;[.L5];[.M5])" office:value-type="string" office:string-value="cp -f /home/sdutton/msc/capstone/xray/cxr/Covid/A437957-12-31-1900-NA-CHEST_AP_PORT-76602-1.000000-AP-57107-1-1.jpg /home/sdutton/msc/capstone/vector/api/services/xray/10010471_21322534.jpg" calcext:value-type="string">
            <text:p>cp -f /home/sdutton/msc/capstone/xray/cxr/Covid/A437957-12-31-1900-NA-CHEST_AP_PORT-76602-1.000000-AP-57107-1-1.jpg /home/sdutton/msc/capstone/vector/api/services/xray/10010471_21322534.jpg</text:p>
          </table:table-cell>
        </table:table-row>
        <table:table-row table:style-name="ro1">
          <table:table-cell/>
          <table:table-cell office:value-type="float" office:value="10010471" calcext:value-type="float">
            <text:p>10010471</text:p>
          </table:table-cell>
          <table:table-cell office:value-type="float" office:value="29842315" calcext:value-type="float">
            <text:p>29842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7957-12-31-1900-NA-CHEST_AP_PORT-76602-2.000000-AP-20204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];&quot;_&quot;;[.C6];&quot;.jpg&quot;)" office:value-type="string" office:string-value="10010471_29842315.jpg" calcext:value-type="string">
            <text:p>10010471_29842315.jpg</text:p>
          </table:table-cell>
          <table:table-cell table:number-columns-repeated="2"/>
          <table:table-cell table:formula="of:=COM.MICROSOFT.CONCAT([.I6];&quot; &quot;;[.J6];&quot; &quot;;[.L6];[.M6])" office:value-type="string" office:string-value="cp -f /home/sdutton/msc/capstone/xray/cxr/Covid/A437957-12-31-1900-NA-CHEST_AP_PORT-76602-2.000000-AP-20204-1-1.jpg /home/sdutton/msc/capstone/vector/api/services/xray/10010471_29842315.jpg" calcext:value-type="string">
            <text:p>cp -f /home/sdutton/msc/capstone/xray/cxr/Covid/A437957-12-31-1900-NA-CHEST_AP_PORT-76602-2.000000-AP-20204-1-1.jpg /home/sdutton/msc/capstone/vector/api/services/xray/10010471_29842315.jpg</text:p>
          </table:table-cell>
        </table:table-row>
        <table:table-row table:style-name="ro1">
          <table:table-cell/>
          <table:table-cell office:value-type="float" office:value="10010867" calcext:value-type="float">
            <text:p>10010867</text:p>
          </table:table-cell>
          <table:table-cell office:value-type="float" office:value="22950920" calcext:value-type="float">
            <text:p>22950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5-1901-NA-CHEST_AP_PORT-33296-1.000000-AP-9117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];&quot;_&quot;;[.C7];&quot;.jpg&quot;)" office:value-type="string" office:string-value="10010867_22950920.jpg" calcext:value-type="string">
            <text:p>10010867_22950920.jpg</text:p>
          </table:table-cell>
          <table:table-cell table:number-columns-repeated="2"/>
          <table:table-cell table:formula="of:=COM.MICROSOFT.CONCAT([.I7];&quot; &quot;;[.J7];&quot; &quot;;[.L7];[.M7])" office:value-type="string" office:string-value="cp -f /home/sdutton/msc/capstone/xray/cxr/Covid/A438102-01-05-1901-NA-CHEST_AP_PORT-33296-1.000000-AP-91177-1-1.jpg /home/sdutton/msc/capstone/vector/api/services/xray/10010867_22950920.jpg" calcext:value-type="string">
            <text:p>cp -f /home/sdutton/msc/capstone/xray/cxr/Covid/A438102-01-05-1901-NA-CHEST_AP_PORT-33296-1.000000-AP-91177-1-1.jpg /home/sdutton/msc/capstone/vector/api/services/xray/10010867_22950920.jpg</text:p>
          </table:table-cell>
        </table:table-row>
        <table:table-row table:style-name="ro1">
          <table:table-cell/>
          <table:table-cell office:value-type="float" office:value="10010867" calcext:value-type="float">
            <text:p>10010867</text:p>
          </table:table-cell>
          <table:table-cell office:value-type="float" office:value="22429197" calcext:value-type="float">
            <text:p>22429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5-1901-NA-CHEST_AP_PORT-33296-2.000000-AP-79532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8];&quot;_&quot;;[.C8];&quot;.jpg&quot;)" office:value-type="string" office:string-value="10010867_22429197.jpg" calcext:value-type="string">
            <text:p>10010867_22429197.jpg</text:p>
          </table:table-cell>
          <table:table-cell table:number-columns-repeated="2"/>
          <table:table-cell table:formula="of:=COM.MICROSOFT.CONCAT([.I8];&quot; &quot;;[.J8];&quot; &quot;;[.L8];[.M8])" office:value-type="string" office:string-value="cp -f /home/sdutton/msc/capstone/xray/cxr/Covid/A438102-01-05-1901-NA-CHEST_AP_PORT-33296-2.000000-AP-79532-1-1.jpg /home/sdutton/msc/capstone/vector/api/services/xray/10010867_22429197.jpg" calcext:value-type="string">
            <text:p>cp -f /home/sdutton/msc/capstone/xray/cxr/Covid/A438102-01-05-1901-NA-CHEST_AP_PORT-33296-2.000000-AP-79532-1-1.jpg /home/sdutton/msc/capstone/vector/api/services/xray/10010867_22429197.jpg</text:p>
          </table:table-cell>
        </table:table-row>
        <table:table-row table:style-name="ro1">
          <table:table-cell/>
          <table:table-cell office:value-type="float" office:value="10010867" calcext:value-type="float">
            <text:p>10010867</text:p>
          </table:table-cell>
          <table:table-cell office:value-type="float" office:value="22196214" calcext:value-type="float">
            <text:p>22196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7-1901-NA-CHEST_AP_PORT-57884-3.000000-AP-10970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9];&quot;_&quot;;[.C9];&quot;.jpg&quot;)" office:value-type="string" office:string-value="10010867_22196214.jpg" calcext:value-type="string">
            <text:p>10010867_22196214.jpg</text:p>
          </table:table-cell>
          <table:table-cell table:number-columns-repeated="2"/>
          <table:table-cell table:formula="of:=COM.MICROSOFT.CONCAT([.I9];&quot; &quot;;[.J9];&quot; &quot;;[.L9];[.M9])" office:value-type="string" office:string-value="cp -f /home/sdutton/msc/capstone/xray/cxr/Covid/A438102-01-07-1901-NA-CHEST_AP_PORT-57884-3.000000-AP-10970-1-1.jpg /home/sdutton/msc/capstone/vector/api/services/xray/10010867_22196214.jpg" calcext:value-type="string">
            <text:p>cp -f /home/sdutton/msc/capstone/xray/cxr/Covid/A438102-01-07-1901-NA-CHEST_AP_PORT-57884-3.000000-AP-10970-1-1.jpg /home/sdutton/msc/capstone/vector/api/services/xray/10010867_22196214.jpg</text:p>
          </table:table-cell>
        </table:table-row>
        <table:table-row table:style-name="ro1">
          <table:table-cell/>
          <table:table-cell office:value-type="float" office:value="10011398" calcext:value-type="float">
            <text:p>10011398</text:p>
          </table:table-cell>
          <table:table-cell office:value-type="float" office:value="27505812" calcext:value-type="float">
            <text:p>27505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7-1901-NA-CHEST_AP_PORT-57884-4.000000-AP-9928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0];&quot;_&quot;;[.C10];&quot;.jpg&quot;)" office:value-type="string" office:string-value="10011398_27505812.jpg" calcext:value-type="string">
            <text:p>10011398_27505812.jpg</text:p>
          </table:table-cell>
          <table:table-cell table:number-columns-repeated="2"/>
          <table:table-cell table:formula="of:=COM.MICROSOFT.CONCAT([.I10];&quot; &quot;;[.J10];&quot; &quot;;[.L10];[.M10])" office:value-type="string" office:string-value="cp -f /home/sdutton/msc/capstone/xray/cxr/Covid/A438102-01-07-1901-NA-CHEST_AP_PORT-57884-4.000000-AP-99287-1-1.jpg /home/sdutton/msc/capstone/vector/api/services/xray/10011398_27505812.jpg" calcext:value-type="string">
            <text:p>cp -f /home/sdutton/msc/capstone/xray/cxr/Covid/A438102-01-07-1901-NA-CHEST_AP_PORT-57884-4.000000-AP-99287-1-1.jpg /home/sdutton/msc/capstone/vector/api/services/xray/10011398_27505812.jpg</text:p>
          </table:table-cell>
        </table:table-row>
        <table:table-row table:style-name="ro1">
          <table:table-cell/>
          <table:table-cell office:value-type="float" office:value="10012552" calcext:value-type="float">
            <text:p>10012552</text:p>
          </table:table-cell>
          <table:table-cell office:value-type="float" office:value="27089790" calcext:value-type="float">
            <text:p>27089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7-1901-NA-CHEST_AP_VIEWONLY-45715-1.000000-AP-31686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1];&quot;_&quot;;[.C11];&quot;.jpg&quot;)" office:value-type="string" office:string-value="10012552_27089790.jpg" calcext:value-type="string">
            <text:p>10012552_27089790.jpg</text:p>
          </table:table-cell>
          <table:table-cell table:number-columns-repeated="2"/>
          <table:table-cell table:formula="of:=COM.MICROSOFT.CONCAT([.I11];&quot; &quot;;[.J11];&quot; &quot;;[.L11];[.M11])" office:value-type="string" office:string-value="cp -f /home/sdutton/msc/capstone/xray/cxr/Covid/A438102-01-07-1901-NA-CHEST_AP_VIEWONLY-45715-1.000000-AP-31686-1-1.jpg /home/sdutton/msc/capstone/vector/api/services/xray/10012552_27089790.jpg" calcext:value-type="string">
            <text:p>cp -f /home/sdutton/msc/capstone/xray/cxr/Covid/A438102-01-07-1901-NA-CHEST_AP_VIEWONLY-45715-1.000000-AP-31686-1-1.jpg /home/sdutton/msc/capstone/vector/api/services/xray/10012552_27089790.jpg</text:p>
          </table:table-cell>
        </table:table-row>
        <table:table-row table:style-name="ro1">
          <table:table-cell/>
          <table:table-cell office:value-type="float" office:value="10012853" calcext:value-type="float">
            <text:p>10012853</text:p>
          </table:table-cell>
          <table:table-cell office:value-type="float" office:value="20457729" calcext:value-type="float">
            <text:p>204577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7-1901-NA-CHEST_AP_VIEWONLY-45715-2.000000-AP-01310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2];&quot;_&quot;;[.C12];&quot;.jpg&quot;)" office:value-type="string" office:string-value="10012853_20457729.jpg" calcext:value-type="string">
            <text:p>10012853_20457729.jpg</text:p>
          </table:table-cell>
          <table:table-cell table:number-columns-repeated="2"/>
          <table:table-cell table:formula="of:=COM.MICROSOFT.CONCAT([.I12];&quot; &quot;;[.J12];&quot; &quot;;[.L12];[.M12])" office:value-type="string" office:string-value="cp -f /home/sdutton/msc/capstone/xray/cxr/Covid/A438102-01-07-1901-NA-CHEST_AP_VIEWONLY-45715-2.000000-AP-01310-1-1.jpg /home/sdutton/msc/capstone/vector/api/services/xray/10012853_20457729.jpg" calcext:value-type="string">
            <text:p>cp -f /home/sdutton/msc/capstone/xray/cxr/Covid/A438102-01-07-1901-NA-CHEST_AP_VIEWONLY-45715-2.000000-AP-01310-1-1.jpg /home/sdutton/msc/capstone/vector/api/services/xray/10012853_20457729.jpg</text:p>
          </table:table-cell>
        </table:table-row>
        <table:table-row table:style-name="ro1">
          <table:table-cell/>
          <table:table-cell office:value-type="float" office:value="10012853" calcext:value-type="float">
            <text:p>10012853</text:p>
          </table:table-cell>
          <table:table-cell office:value-type="float" office:value="22539296" calcext:value-type="float">
            <text:p>22539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8-1901-NA-CHEST_AP_PORT-39106-1.000000-AP-46613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3];&quot;_&quot;;[.C13];&quot;.jpg&quot;)" office:value-type="string" office:string-value="10012853_22539296.jpg" calcext:value-type="string">
            <text:p>10012853_22539296.jpg</text:p>
          </table:table-cell>
          <table:table-cell table:number-columns-repeated="2"/>
          <table:table-cell table:formula="of:=COM.MICROSOFT.CONCAT([.I13];&quot; &quot;;[.J13];&quot; &quot;;[.L13];[.M13])" office:value-type="string" office:string-value="cp -f /home/sdutton/msc/capstone/xray/cxr/Covid/A438102-01-08-1901-NA-CHEST_AP_PORT-39106-1.000000-AP-46613-1-1.jpg /home/sdutton/msc/capstone/vector/api/services/xray/10012853_22539296.jpg" calcext:value-type="string">
            <text:p>cp -f /home/sdutton/msc/capstone/xray/cxr/Covid/A438102-01-08-1901-NA-CHEST_AP_PORT-39106-1.000000-AP-46613-1-1.jpg /home/sdutton/msc/capstone/vector/api/services/xray/10012853_22539296.jpg</text:p>
          </table:table-cell>
        </table:table-row>
        <table:table-row table:style-name="ro1">
          <table:table-cell/>
          <table:table-cell office:value-type="float" office:value="10012853" calcext:value-type="float">
            <text:p>10012853</text:p>
          </table:table-cell>
          <table:table-cell office:value-type="float" office:value="22896692" calcext:value-type="float">
            <text:p>228966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8-1901-NA-CHEST_AP_PORT-39106-2.000000-AP-63528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4];&quot;_&quot;;[.C14];&quot;.jpg&quot;)" office:value-type="string" office:string-value="10012853_22896692.jpg" calcext:value-type="string">
            <text:p>10012853_22896692.jpg</text:p>
          </table:table-cell>
          <table:table-cell table:number-columns-repeated="2"/>
          <table:table-cell table:formula="of:=COM.MICROSOFT.CONCAT([.I14];&quot; &quot;;[.J14];&quot; &quot;;[.L14];[.M14])" office:value-type="string" office:string-value="cp -f /home/sdutton/msc/capstone/xray/cxr/Covid/A438102-01-08-1901-NA-CHEST_AP_PORT-39106-2.000000-AP-63528-1-1.jpg /home/sdutton/msc/capstone/vector/api/services/xray/10012853_22896692.jpg" calcext:value-type="string">
            <text:p>cp -f /home/sdutton/msc/capstone/xray/cxr/Covid/A438102-01-08-1901-NA-CHEST_AP_PORT-39106-2.000000-AP-63528-1-1.jpg /home/sdutton/msc/capstone/vector/api/services/xray/10012853_22896692.jpg</text:p>
          </table:table-cell>
        </table:table-row>
        <table:table-row table:style-name="ro1">
          <table:table-cell/>
          <table:table-cell office:value-type="float" office:value="10012853" calcext:value-type="float">
            <text:p>10012853</text:p>
          </table:table-cell>
          <table:table-cell office:value-type="float" office:value="27882036" calcext:value-type="float">
            <text:p>27882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8-1901-NA-CHEST_AP_PORT-39106-3.000000-AP-0414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5];&quot;_&quot;;[.C15];&quot;.jpg&quot;)" office:value-type="string" office:string-value="10012853_27882036.jpg" calcext:value-type="string">
            <text:p>10012853_27882036.jpg</text:p>
          </table:table-cell>
          <table:table-cell table:number-columns-repeated="2"/>
          <table:table-cell table:formula="of:=COM.MICROSOFT.CONCAT([.I15];&quot; &quot;;[.J15];&quot; &quot;;[.L15];[.M15])" office:value-type="string" office:string-value="cp -f /home/sdutton/msc/capstone/xray/cxr/Covid/A438102-01-08-1901-NA-CHEST_AP_PORT-39106-3.000000-AP-04147-1-1.jpg /home/sdutton/msc/capstone/vector/api/services/xray/10012853_27882036.jpg" calcext:value-type="string">
            <text:p>cp -f /home/sdutton/msc/capstone/xray/cxr/Covid/A438102-01-08-1901-NA-CHEST_AP_PORT-39106-3.000000-AP-04147-1-1.jpg /home/sdutton/msc/capstone/vector/api/services/xray/10012853_27882036.jpg</text:p>
          </table:table-cell>
        </table:table-row>
        <table:table-row table:style-name="ro1">
          <table:table-cell/>
          <table:table-cell office:value-type="float" office:value="10012853" calcext:value-type="float">
            <text:p>10012853</text:p>
          </table:table-cell>
          <table:table-cell office:value-type="float" office:value="26369609" calcext:value-type="float">
            <text:p>26369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8-1901-NA-CHEST_AP_PORT-39106-4.000000-AP-2697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6];&quot;_&quot;;[.C16];&quot;.jpg&quot;)" office:value-type="string" office:string-value="10012853_26369609.jpg" calcext:value-type="string">
            <text:p>10012853_26369609.jpg</text:p>
          </table:table-cell>
          <table:table-cell table:number-columns-repeated="2"/>
          <table:table-cell table:formula="of:=COM.MICROSOFT.CONCAT([.I16];&quot; &quot;;[.J16];&quot; &quot;;[.L16];[.M16])" office:value-type="string" office:string-value="cp -f /home/sdutton/msc/capstone/xray/cxr/Covid/A438102-01-08-1901-NA-CHEST_AP_PORT-39106-4.000000-AP-26977-1-1.jpg /home/sdutton/msc/capstone/vector/api/services/xray/10012853_26369609.jpg" calcext:value-type="string">
            <text:p>cp -f /home/sdutton/msc/capstone/xray/cxr/Covid/A438102-01-08-1901-NA-CHEST_AP_PORT-39106-4.000000-AP-26977-1-1.jpg /home/sdutton/msc/capstone/vector/api/services/xray/10012853_26369609.jpg</text:p>
          </table:table-cell>
        </table:table-row>
        <table:table-row table:style-name="ro1">
          <table:table-cell/>
          <table:table-cell office:value-type="float" office:value="10012853" calcext:value-type="float">
            <text:p>10012853</text:p>
          </table:table-cell>
          <table:table-cell office:value-type="float" office:value="26739864" calcext:value-type="float">
            <text:p>26739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8-1901-NA-CHEST_AP_PORT-84024-1.000000-AP-5801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7];&quot;_&quot;;[.C17];&quot;.jpg&quot;)" office:value-type="string" office:string-value="10012853_26739864.jpg" calcext:value-type="string">
            <text:p>10012853_26739864.jpg</text:p>
          </table:table-cell>
          <table:table-cell table:number-columns-repeated="2"/>
          <table:table-cell table:formula="of:=COM.MICROSOFT.CONCAT([.I17];&quot; &quot;;[.J17];&quot; &quot;;[.L17];[.M17])" office:value-type="string" office:string-value="cp -f /home/sdutton/msc/capstone/xray/cxr/Covid/A438102-01-08-1901-NA-CHEST_AP_PORT-84024-1.000000-AP-58011-1-1.jpg /home/sdutton/msc/capstone/vector/api/services/xray/10012853_26739864.jpg" calcext:value-type="string">
            <text:p>cp -f /home/sdutton/msc/capstone/xray/cxr/Covid/A438102-01-08-1901-NA-CHEST_AP_PORT-84024-1.000000-AP-58011-1-1.jpg /home/sdutton/msc/capstone/vector/api/services/xray/10012853_26739864.jpg</text:p>
          </table:table-cell>
        </table:table-row>
        <table:table-row table:style-name="ro1">
          <table:table-cell/>
          <table:table-cell office:value-type="float" office:value="10013049" calcext:value-type="float">
            <text:p>10013049</text:p>
          </table:table-cell>
          <table:table-cell office:value-type="float" office:value="22675517" calcext:value-type="float">
            <text:p>22675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8-1901-NA-CHEST_AP_PORT-84024-2.000000-AP-37783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8];&quot;_&quot;;[.C18];&quot;.jpg&quot;)" office:value-type="string" office:string-value="10013049_22675517.jpg" calcext:value-type="string">
            <text:p>10013049_22675517.jpg</text:p>
          </table:table-cell>
          <table:table-cell table:number-columns-repeated="2"/>
          <table:table-cell table:formula="of:=COM.MICROSOFT.CONCAT([.I18];&quot; &quot;;[.J18];&quot; &quot;;[.L18];[.M18])" office:value-type="string" office:string-value="cp -f /home/sdutton/msc/capstone/xray/cxr/Covid/A438102-01-08-1901-NA-CHEST_AP_PORT-84024-2.000000-AP-37783-1-1.jpg /home/sdutton/msc/capstone/vector/api/services/xray/10013049_22675517.jpg" calcext:value-type="string">
            <text:p>cp -f /home/sdutton/msc/capstone/xray/cxr/Covid/A438102-01-08-1901-NA-CHEST_AP_PORT-84024-2.000000-AP-37783-1-1.jpg /home/sdutton/msc/capstone/vector/api/services/xray/10013049_22675517.jpg</text:p>
          </table:table-cell>
        </table:table-row>
        <table:table-row table:style-name="ro1">
          <table:table-cell/>
          <table:table-cell office:value-type="float" office:value="10014078" calcext:value-type="float">
            <text:p>10014078</text:p>
          </table:table-cell>
          <table:table-cell office:value-type="float" office:value="25809882" calcext:value-type="float">
            <text:p>25809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9-1901-NA-CHEST_AP_PORT-04500-1.000000-AP-41856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9];&quot;_&quot;;[.C19];&quot;.jpg&quot;)" office:value-type="string" office:string-value="10014078_25809882.jpg" calcext:value-type="string">
            <text:p>10014078_25809882.jpg</text:p>
          </table:table-cell>
          <table:table-cell table:number-columns-repeated="2"/>
          <table:table-cell table:formula="of:=COM.MICROSOFT.CONCAT([.I19];&quot; &quot;;[.J19];&quot; &quot;;[.L19];[.M19])" office:value-type="string" office:string-value="cp -f /home/sdutton/msc/capstone/xray/cxr/Covid/A438102-01-09-1901-NA-CHEST_AP_PORT-04500-1.000000-AP-41856-1-1.jpg /home/sdutton/msc/capstone/vector/api/services/xray/10014078_25809882.jpg" calcext:value-type="string">
            <text:p>cp -f /home/sdutton/msc/capstone/xray/cxr/Covid/A438102-01-09-1901-NA-CHEST_AP_PORT-04500-1.000000-AP-41856-1-1.jpg /home/sdutton/msc/capstone/vector/api/services/xray/10014078_25809882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9780751" calcext:value-type="float">
            <text:p>297807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9-1901-NA-CHEST_AP_PORT-04500-2.000000-AP-6978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0];&quot;_&quot;;[.C20];&quot;.jpg&quot;)" office:value-type="string" office:string-value="10014354_29780751.jpg" calcext:value-type="string">
            <text:p>10014354_29780751.jpg</text:p>
          </table:table-cell>
          <table:table-cell table:number-columns-repeated="2"/>
          <table:table-cell table:formula="of:=COM.MICROSOFT.CONCAT([.I20];&quot; &quot;;[.J20];&quot; &quot;;[.L20];[.M20])" office:value-type="string" office:string-value="cp -f /home/sdutton/msc/capstone/xray/cxr/Covid/A438102-01-09-1901-NA-CHEST_AP_PORT-04500-2.000000-AP-69787-1-1.jpg /home/sdutton/msc/capstone/vector/api/services/xray/10014354_29780751.jpg" calcext:value-type="string">
            <text:p>cp -f /home/sdutton/msc/capstone/xray/cxr/Covid/A438102-01-09-1901-NA-CHEST_AP_PORT-04500-2.000000-AP-69787-1-1.jpg /home/sdutton/msc/capstone/vector/api/services/xray/10014354_29780751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7562275" calcext:value-type="float">
            <text:p>27562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9-1901-NA-CHEST_AP_PORT-85779-1.000000-AP-61106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1];&quot;_&quot;;[.C21];&quot;.jpg&quot;)" office:value-type="string" office:string-value="10014354_27562275.jpg" calcext:value-type="string">
            <text:p>10014354_27562275.jpg</text:p>
          </table:table-cell>
          <table:table-cell table:number-columns-repeated="2"/>
          <table:table-cell table:formula="of:=COM.MICROSOFT.CONCAT([.I21];&quot; &quot;;[.J21];&quot; &quot;;[.L21];[.M21])" office:value-type="string" office:string-value="cp -f /home/sdutton/msc/capstone/xray/cxr/Covid/A438102-01-09-1901-NA-CHEST_AP_PORT-85779-1.000000-AP-61106-1-1.jpg /home/sdutton/msc/capstone/vector/api/services/xray/10014354_27562275.jpg" calcext:value-type="string">
            <text:p>cp -f /home/sdutton/msc/capstone/xray/cxr/Covid/A438102-01-09-1901-NA-CHEST_AP_PORT-85779-1.000000-AP-61106-1-1.jpg /home/sdutton/msc/capstone/vector/api/services/xray/10014354_27562275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9600294" calcext:value-type="float">
            <text:p>29600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09-1901-NA-CHEST_AP_PORT-85779-2.000000-AP-12622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2];&quot;_&quot;;[.C22];&quot;.jpg&quot;)" office:value-type="string" office:string-value="10014354_29600294.jpg" calcext:value-type="string">
            <text:p>10014354_29600294.jpg</text:p>
          </table:table-cell>
          <table:table-cell table:number-columns-repeated="2"/>
          <table:table-cell table:formula="of:=COM.MICROSOFT.CONCAT([.I22];&quot; &quot;;[.J22];&quot; &quot;;[.L22];[.M22])" office:value-type="string" office:string-value="cp -f /home/sdutton/msc/capstone/xray/cxr/Covid/A438102-01-09-1901-NA-CHEST_AP_PORT-85779-2.000000-AP-12622-1-1.jpg /home/sdutton/msc/capstone/vector/api/services/xray/10014354_29600294.jpg" calcext:value-type="string">
            <text:p>cp -f /home/sdutton/msc/capstone/xray/cxr/Covid/A438102-01-09-1901-NA-CHEST_AP_PORT-85779-2.000000-AP-12622-1-1.jpg /home/sdutton/msc/capstone/vector/api/services/xray/10014354_29600294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6013492" calcext:value-type="float">
            <text:p>260134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0-1901-NA-CHEST_AP_PORT-06446-1.000000-AP-85119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3];&quot;_&quot;;[.C23];&quot;.jpg&quot;)" office:value-type="string" office:string-value="10014354_26013492.jpg" calcext:value-type="string">
            <text:p>10014354_26013492.jpg</text:p>
          </table:table-cell>
          <table:table-cell table:number-columns-repeated="2"/>
          <table:table-cell table:formula="of:=COM.MICROSOFT.CONCAT([.I23];&quot; &quot;;[.J23];&quot; &quot;;[.L23];[.M23])" office:value-type="string" office:string-value="cp -f /home/sdutton/msc/capstone/xray/cxr/Covid/A438102-01-10-1901-NA-CHEST_AP_PORT-06446-1.000000-AP-85119-1-1.jpg /home/sdutton/msc/capstone/vector/api/services/xray/10014354_26013492.jpg" calcext:value-type="string">
            <text:p>cp -f /home/sdutton/msc/capstone/xray/cxr/Covid/A438102-01-10-1901-NA-CHEST_AP_PORT-06446-1.000000-AP-85119-1-1.jpg /home/sdutton/msc/capstone/vector/api/services/xray/10014354_26013492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6722126" calcext:value-type="float">
            <text:p>26722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0-1901-NA-CHEST_AP_PORT-06446-2.000000-AP-2971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4];&quot;_&quot;;[.C24];&quot;.jpg&quot;)" office:value-type="string" office:string-value="10014354_26722126.jpg" calcext:value-type="string">
            <text:p>10014354_26722126.jpg</text:p>
          </table:table-cell>
          <table:table-cell table:number-columns-repeated="2"/>
          <table:table-cell table:formula="of:=COM.MICROSOFT.CONCAT([.I24];&quot; &quot;;[.J24];&quot; &quot;;[.L24];[.M24])" office:value-type="string" office:string-value="cp -f /home/sdutton/msc/capstone/xray/cxr/Covid/A438102-01-10-1901-NA-CHEST_AP_PORT-06446-2.000000-AP-29711-1-1.jpg /home/sdutton/msc/capstone/vector/api/services/xray/10014354_26722126.jpg" calcext:value-type="string">
            <text:p>cp -f /home/sdutton/msc/capstone/xray/cxr/Covid/A438102-01-10-1901-NA-CHEST_AP_PORT-06446-2.000000-AP-29711-1-1.jpg /home/sdutton/msc/capstone/vector/api/services/xray/10014354_26722126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4096336" calcext:value-type="float">
            <text:p>24096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1-1901-NA-CHEST_AP_PORT-06815-1.000000-AP-66330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5];&quot;_&quot;;[.C25];&quot;.jpg&quot;)" office:value-type="string" office:string-value="10014354_24096336.jpg" calcext:value-type="string">
            <text:p>10014354_24096336.jpg</text:p>
          </table:table-cell>
          <table:table-cell table:number-columns-repeated="2"/>
          <table:table-cell table:formula="of:=COM.MICROSOFT.CONCAT([.I25];&quot; &quot;;[.J25];&quot; &quot;;[.L25];[.M25])" office:value-type="string" office:string-value="cp -f /home/sdutton/msc/capstone/xray/cxr/Covid/A438102-01-11-1901-NA-CHEST_AP_PORT-06815-1.000000-AP-66330-1-1.jpg /home/sdutton/msc/capstone/vector/api/services/xray/10014354_24096336.jpg" calcext:value-type="string">
            <text:p>cp -f /home/sdutton/msc/capstone/xray/cxr/Covid/A438102-01-11-1901-NA-CHEST_AP_PORT-06815-1.000000-AP-66330-1-1.jpg /home/sdutton/msc/capstone/vector/api/services/xray/10014354_24096336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0900955" calcext:value-type="float">
            <text:p>20900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1-1901-NA-CHEST_AP_PORT-06815-2.000000-AP-6649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6];&quot;_&quot;;[.C26];&quot;.jpg&quot;)" office:value-type="string" office:string-value="10014354_20900955.jpg" calcext:value-type="string">
            <text:p>10014354_20900955.jpg</text:p>
          </table:table-cell>
          <table:table-cell table:number-columns-repeated="2"/>
          <table:table-cell table:formula="of:=COM.MICROSOFT.CONCAT([.I26];&quot; &quot;;[.J26];&quot; &quot;;[.L26];[.M26])" office:value-type="string" office:string-value="cp -f /home/sdutton/msc/capstone/xray/cxr/Covid/A438102-01-11-1901-NA-CHEST_AP_PORT-06815-2.000000-AP-66491-1-1.jpg /home/sdutton/msc/capstone/vector/api/services/xray/10014354_20900955.jpg" calcext:value-type="string">
            <text:p>cp -f /home/sdutton/msc/capstone/xray/cxr/Covid/A438102-01-11-1901-NA-CHEST_AP_PORT-06815-2.000000-AP-66491-1-1.jpg /home/sdutton/msc/capstone/vector/api/services/xray/10014354_20900955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2502504" calcext:value-type="float">
            <text:p>22502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1-1901-NA-CHEST_AP_PORT-41331-1.000000-AP-9089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7];&quot;_&quot;;[.C27];&quot;.jpg&quot;)" office:value-type="string" office:string-value="10014354_22502504.jpg" calcext:value-type="string">
            <text:p>10014354_22502504.jpg</text:p>
          </table:table-cell>
          <table:table-cell table:number-columns-repeated="2"/>
          <table:table-cell table:formula="of:=COM.MICROSOFT.CONCAT([.I27];&quot; &quot;;[.J27];&quot; &quot;;[.L27];[.M27])" office:value-type="string" office:string-value="cp -f /home/sdutton/msc/capstone/xray/cxr/Covid/A438102-01-11-1901-NA-CHEST_AP_PORT-41331-1.000000-AP-90891-1-1.jpg /home/sdutton/msc/capstone/vector/api/services/xray/10014354_22502504.jpg" calcext:value-type="string">
            <text:p>cp -f /home/sdutton/msc/capstone/xray/cxr/Covid/A438102-01-11-1901-NA-CHEST_AP_PORT-41331-1.000000-AP-90891-1-1.jpg /home/sdutton/msc/capstone/vector/api/services/xray/10014354_22502504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6173805" calcext:value-type="float">
            <text:p>26173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1-1901-NA-CHEST_AP_PORT-41331-2.000000-AP-0611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8];&quot;_&quot;;[.C28];&quot;.jpg&quot;)" office:value-type="string" office:string-value="10014354_26173805.jpg" calcext:value-type="string">
            <text:p>10014354_26173805.jpg</text:p>
          </table:table-cell>
          <table:table-cell table:number-columns-repeated="2"/>
          <table:table-cell table:formula="of:=COM.MICROSOFT.CONCAT([.I28];&quot; &quot;;[.J28];&quot; &quot;;[.L28];[.M28])" office:value-type="string" office:string-value="cp -f /home/sdutton/msc/capstone/xray/cxr/Covid/A438102-01-11-1901-NA-CHEST_AP_PORT-41331-2.000000-AP-06111-1-1.jpg /home/sdutton/msc/capstone/vector/api/services/xray/10014354_26173805.jpg" calcext:value-type="string">
            <text:p>cp -f /home/sdutton/msc/capstone/xray/cxr/Covid/A438102-01-11-1901-NA-CHEST_AP_PORT-41331-2.000000-AP-06111-1-1.jpg /home/sdutton/msc/capstone/vector/api/services/xray/10014354_26173805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3132022" calcext:value-type="float">
            <text:p>2313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2-1901-NA-CHEST_AP_PORT-32292-1.000000-AP-2908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9];&quot;_&quot;;[.C29];&quot;.jpg&quot;)" office:value-type="string" office:string-value="10014354_23132022.jpg" calcext:value-type="string">
            <text:p>10014354_23132022.jpg</text:p>
          </table:table-cell>
          <table:table-cell table:number-columns-repeated="2"/>
          <table:table-cell table:formula="of:=COM.MICROSOFT.CONCAT([.I29];&quot; &quot;;[.J29];&quot; &quot;;[.L29];[.M29])" office:value-type="string" office:string-value="cp -f /home/sdutton/msc/capstone/xray/cxr/Covid/A438102-01-12-1901-NA-CHEST_AP_PORT-32292-1.000000-AP-29087-1-1.jpg /home/sdutton/msc/capstone/vector/api/services/xray/10014354_23132022.jpg" calcext:value-type="string">
            <text:p>cp -f /home/sdutton/msc/capstone/xray/cxr/Covid/A438102-01-12-1901-NA-CHEST_AP_PORT-32292-1.000000-AP-29087-1-1.jpg /home/sdutton/msc/capstone/vector/api/services/xray/10014354_23132022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4980601" calcext:value-type="float">
            <text:p>24980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2-1901-NA-CHEST_AP_PORT-32292-2.000000-AP-84419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0];&quot;_&quot;;[.C30];&quot;.jpg&quot;)" office:value-type="string" office:string-value="10014354_24980601.jpg" calcext:value-type="string">
            <text:p>10014354_24980601.jpg</text:p>
          </table:table-cell>
          <table:table-cell table:number-columns-repeated="2"/>
          <table:table-cell table:formula="of:=COM.MICROSOFT.CONCAT([.I30];&quot; &quot;;[.J30];&quot; &quot;;[.L30];[.M30])" office:value-type="string" office:string-value="cp -f /home/sdutton/msc/capstone/xray/cxr/Covid/A438102-01-12-1901-NA-CHEST_AP_PORT-32292-2.000000-AP-84419-1-1.jpg /home/sdutton/msc/capstone/vector/api/services/xray/10014354_24980601.jpg" calcext:value-type="string">
            <text:p>cp -f /home/sdutton/msc/capstone/xray/cxr/Covid/A438102-01-12-1901-NA-CHEST_AP_PORT-32292-2.000000-AP-84419-1-1.jpg /home/sdutton/msc/capstone/vector/api/services/xray/10014354_24980601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6486158" calcext:value-type="float">
            <text:p>26486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3-1901-NA-CHEST_AP_PORT-51753-1.000000-AP-33160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1];&quot;_&quot;;[.C31];&quot;.jpg&quot;)" office:value-type="string" office:string-value="10014354_26486158.jpg" calcext:value-type="string">
            <text:p>10014354_26486158.jpg</text:p>
          </table:table-cell>
          <table:table-cell table:number-columns-repeated="2"/>
          <table:table-cell table:formula="of:=COM.MICROSOFT.CONCAT([.I31];&quot; &quot;;[.J31];&quot; &quot;;[.L31];[.M31])" office:value-type="string" office:string-value="cp -f /home/sdutton/msc/capstone/xray/cxr/Covid/A438102-01-13-1901-NA-CHEST_AP_PORT-51753-1.000000-AP-33160-1-1.jpg /home/sdutton/msc/capstone/vector/api/services/xray/10014354_26486158.jpg" calcext:value-type="string">
            <text:p>cp -f /home/sdutton/msc/capstone/xray/cxr/Covid/A438102-01-13-1901-NA-CHEST_AP_PORT-51753-1.000000-AP-33160-1-1.jpg /home/sdutton/msc/capstone/vector/api/services/xray/10014354_26486158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9757856" calcext:value-type="float">
            <text:p>29757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3-1901-NA-CHEST_AP_PORT-51753-2.000000-AP-47943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2];&quot;_&quot;;[.C32];&quot;.jpg&quot;)" office:value-type="string" office:string-value="10014354_29757856.jpg" calcext:value-type="string">
            <text:p>10014354_29757856.jpg</text:p>
          </table:table-cell>
          <table:table-cell table:number-columns-repeated="2"/>
          <table:table-cell table:formula="of:=COM.MICROSOFT.CONCAT([.I32];&quot; &quot;;[.J32];&quot; &quot;;[.L32];[.M32])" office:value-type="string" office:string-value="cp -f /home/sdutton/msc/capstone/xray/cxr/Covid/A438102-01-13-1901-NA-CHEST_AP_PORT-51753-2.000000-AP-47943-1-1.jpg /home/sdutton/msc/capstone/vector/api/services/xray/10014354_29757856.jpg" calcext:value-type="string">
            <text:p>cp -f /home/sdutton/msc/capstone/xray/cxr/Covid/A438102-01-13-1901-NA-CHEST_AP_PORT-51753-2.000000-AP-47943-1-1.jpg /home/sdutton/msc/capstone/vector/api/services/xray/10014354_29757856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6228185" calcext:value-type="float">
            <text:p>26228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4-1901-NA-CHEST_AP_PORT-23754-1.000000-AP-17410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3];&quot;_&quot;;[.C33];&quot;.jpg&quot;)" office:value-type="string" office:string-value="10014354_26228185.jpg" calcext:value-type="string">
            <text:p>10014354_26228185.jpg</text:p>
          </table:table-cell>
          <table:table-cell table:number-columns-repeated="2"/>
          <table:table-cell table:formula="of:=COM.MICROSOFT.CONCAT([.I33];&quot; &quot;;[.J33];&quot; &quot;;[.L33];[.M33])" office:value-type="string" office:string-value="cp -f /home/sdutton/msc/capstone/xray/cxr/Covid/A438102-01-14-1901-NA-CHEST_AP_PORT-23754-1.000000-AP-17410-1-1.jpg /home/sdutton/msc/capstone/vector/api/services/xray/10014354_26228185.jpg" calcext:value-type="string">
            <text:p>cp -f /home/sdutton/msc/capstone/xray/cxr/Covid/A438102-01-14-1901-NA-CHEST_AP_PORT-23754-1.000000-AP-17410-1-1.jpg /home/sdutton/msc/capstone/vector/api/services/xray/10014354_26228185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7494880" calcext:value-type="float">
            <text:p>27494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4-1901-NA-CHEST_AP_PORT-23754-2.000000-AP-20803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4];&quot;_&quot;;[.C34];&quot;.jpg&quot;)" office:value-type="string" office:string-value="10014354_27494880.jpg" calcext:value-type="string">
            <text:p>10014354_27494880.jpg</text:p>
          </table:table-cell>
          <table:table-cell table:number-columns-repeated="2"/>
          <table:table-cell table:formula="of:=COM.MICROSOFT.CONCAT([.I34];&quot; &quot;;[.J34];&quot; &quot;;[.L34];[.M34])" office:value-type="string" office:string-value="cp -f /home/sdutton/msc/capstone/xray/cxr/Covid/A438102-01-14-1901-NA-CHEST_AP_PORT-23754-2.000000-AP-20803-1-1.jpg /home/sdutton/msc/capstone/vector/api/services/xray/10014354_27494880.jpg" calcext:value-type="string">
            <text:p>cp -f /home/sdutton/msc/capstone/xray/cxr/Covid/A438102-01-14-1901-NA-CHEST_AP_PORT-23754-2.000000-AP-20803-1-1.jpg /home/sdutton/msc/capstone/vector/api/services/xray/10014354_27494880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2508257" calcext:value-type="float">
            <text:p>22508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4-1901-NA-CHEST_AP_PORT-51410-1.000000-AP-9779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5];&quot;_&quot;;[.C35];&quot;.jpg&quot;)" office:value-type="string" office:string-value="10014354_22508257.jpg" calcext:value-type="string">
            <text:p>10014354_22508257.jpg</text:p>
          </table:table-cell>
          <table:table-cell table:number-columns-repeated="2"/>
          <table:table-cell table:formula="of:=COM.MICROSOFT.CONCAT([.I35];&quot; &quot;;[.J35];&quot; &quot;;[.L35];[.M35])" office:value-type="string" office:string-value="cp -f /home/sdutton/msc/capstone/xray/cxr/Covid/A438102-01-14-1901-NA-CHEST_AP_PORT-51410-1.000000-AP-97791-1-1.jpg /home/sdutton/msc/capstone/vector/api/services/xray/10014354_22508257.jpg" calcext:value-type="string">
            <text:p>cp -f /home/sdutton/msc/capstone/xray/cxr/Covid/A438102-01-14-1901-NA-CHEST_AP_PORT-51410-1.000000-AP-97791-1-1.jpg /home/sdutton/msc/capstone/vector/api/services/xray/10014354_22508257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2741225" calcext:value-type="float">
            <text:p>22741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4-1901-NA-CHEST_AP_PORT-51410-2.000000-AP-36833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6];&quot;_&quot;;[.C36];&quot;.jpg&quot;)" office:value-type="string" office:string-value="10014354_22741225.jpg" calcext:value-type="string">
            <text:p>10014354_22741225.jpg</text:p>
          </table:table-cell>
          <table:table-cell table:number-columns-repeated="2"/>
          <table:table-cell table:formula="of:=COM.MICROSOFT.CONCAT([.I36];&quot; &quot;;[.J36];&quot; &quot;;[.L36];[.M36])" office:value-type="string" office:string-value="cp -f /home/sdutton/msc/capstone/xray/cxr/Covid/A438102-01-14-1901-NA-CHEST_AP_PORT-51410-2.000000-AP-36833-1-1.jpg /home/sdutton/msc/capstone/vector/api/services/xray/10014354_22741225.jpg" calcext:value-type="string">
            <text:p>cp -f /home/sdutton/msc/capstone/xray/cxr/Covid/A438102-01-14-1901-NA-CHEST_AP_PORT-51410-2.000000-AP-36833-1-1.jpg /home/sdutton/msc/capstone/vector/api/services/xray/10014354_22741225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4357615" calcext:value-type="float">
            <text:p>24357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5-1901-NA-CHEST_AP_PORT-12041-1.000000-AP-82724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7];&quot;_&quot;;[.C37];&quot;.jpg&quot;)" office:value-type="string" office:string-value="10014354_24357615.jpg" calcext:value-type="string">
            <text:p>10014354_24357615.jpg</text:p>
          </table:table-cell>
          <table:table-cell table:number-columns-repeated="2"/>
          <table:table-cell table:formula="of:=COM.MICROSOFT.CONCAT([.I37];&quot; &quot;;[.J37];&quot; &quot;;[.L37];[.M37])" office:value-type="string" office:string-value="cp -f /home/sdutton/msc/capstone/xray/cxr/Covid/A438102-01-15-1901-NA-CHEST_AP_PORT-12041-1.000000-AP-82724-1-1.jpg /home/sdutton/msc/capstone/vector/api/services/xray/10014354_24357615.jpg" calcext:value-type="string">
            <text:p>cp -f /home/sdutton/msc/capstone/xray/cxr/Covid/A438102-01-15-1901-NA-CHEST_AP_PORT-12041-1.000000-AP-82724-1-1.jpg /home/sdutton/msc/capstone/vector/api/services/xray/10014354_24357615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8335091" calcext:value-type="float">
            <text:p>28335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5-1901-NA-CHEST_AP_PORT-12041-2.000000-AP-53978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8];&quot;_&quot;;[.C38];&quot;.jpg&quot;)" office:value-type="string" office:string-value="10014354_28335091.jpg" calcext:value-type="string">
            <text:p>10014354_28335091.jpg</text:p>
          </table:table-cell>
          <table:table-cell table:number-columns-repeated="2"/>
          <table:table-cell table:formula="of:=COM.MICROSOFT.CONCAT([.I38];&quot; &quot;;[.J38];&quot; &quot;;[.L38];[.M38])" office:value-type="string" office:string-value="cp -f /home/sdutton/msc/capstone/xray/cxr/Covid/A438102-01-15-1901-NA-CHEST_AP_PORT-12041-2.000000-AP-53978-1-1.jpg /home/sdutton/msc/capstone/vector/api/services/xray/10014354_28335091.jpg" calcext:value-type="string">
            <text:p>cp -f /home/sdutton/msc/capstone/xray/cxr/Covid/A438102-01-15-1901-NA-CHEST_AP_PORT-12041-2.000000-AP-53978-1-1.jpg /home/sdutton/msc/capstone/vector/api/services/xray/10014354_28335091.jpg</text:p>
          </table:table-cell>
        </table:table-row>
        <table:table-row table:style-name="ro1">
          <table:table-cell/>
          <table:table-cell office:value-type="float" office:value="10014354" calcext:value-type="float">
            <text:p>10014354</text:p>
          </table:table-cell>
          <table:table-cell office:value-type="float" office:value="27487226" calcext:value-type="float">
            <text:p>27487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6-1901-NA-CHEST_AP_PORT-84662-1.000000-AP-7998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9];&quot;_&quot;;[.C39];&quot;.jpg&quot;)" office:value-type="string" office:string-value="10014354_27487226.jpg" calcext:value-type="string">
            <text:p>10014354_27487226.jpg</text:p>
          </table:table-cell>
          <table:table-cell table:number-columns-repeated="2"/>
          <table:table-cell table:formula="of:=COM.MICROSOFT.CONCAT([.I39];&quot; &quot;;[.J39];&quot; &quot;;[.L39];[.M39])" office:value-type="string" office:string-value="cp -f /home/sdutton/msc/capstone/xray/cxr/Covid/A438102-01-16-1901-NA-CHEST_AP_PORT-84662-1.000000-AP-79987-1-1.jpg /home/sdutton/msc/capstone/vector/api/services/xray/10014354_27487226.jpg" calcext:value-type="string">
            <text:p>cp -f /home/sdutton/msc/capstone/xray/cxr/Covid/A438102-01-16-1901-NA-CHEST_AP_PORT-84662-1.000000-AP-79987-1-1.jpg /home/sdutton/msc/capstone/vector/api/services/xray/10014354_27487226.jpg</text:p>
          </table:table-cell>
        </table:table-row>
        <table:table-row table:style-name="ro1">
          <table:table-cell/>
          <table:table-cell office:value-type="float" office:value="10014729" calcext:value-type="float">
            <text:p>10014729</text:p>
          </table:table-cell>
          <table:table-cell office:value-type="float" office:value="23300884" calcext:value-type="float">
            <text:p>23300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6-1901-NA-CHEST_AP_PORT-84662-3.000000-AP-51288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0];&quot;_&quot;;[.C40];&quot;.jpg&quot;)" office:value-type="string" office:string-value="10014729_23300884.jpg" calcext:value-type="string">
            <text:p>10014729_23300884.jpg</text:p>
          </table:table-cell>
          <table:table-cell table:number-columns-repeated="2"/>
          <table:table-cell table:formula="of:=COM.MICROSOFT.CONCAT([.I40];&quot; &quot;;[.J40];&quot; &quot;;[.L40];[.M40])" office:value-type="string" office:string-value="cp -f /home/sdutton/msc/capstone/xray/cxr/Covid/A438102-01-16-1901-NA-CHEST_AP_PORT-84662-3.000000-AP-51288-1-1.jpg /home/sdutton/msc/capstone/vector/api/services/xray/10014729_23300884.jpg" calcext:value-type="string">
            <text:p>cp -f /home/sdutton/msc/capstone/xray/cxr/Covid/A438102-01-16-1901-NA-CHEST_AP_PORT-84662-3.000000-AP-51288-1-1.jpg /home/sdutton/msc/capstone/vector/api/services/xray/10014729_23300884.jpg</text:p>
          </table:table-cell>
        </table:table-row>
        <table:table-row table:style-name="ro1">
          <table:table-cell/>
          <table:table-cell office:value-type="float" office:value="10014729" calcext:value-type="float">
            <text:p>10014729</text:p>
          </table:table-cell>
          <table:table-cell office:value-type="float" office:value="28889419" calcext:value-type="float">
            <text:p>28889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7-1901-NA-CHEST_AP_PORT-33714-1.000000-AP-48165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1];&quot;_&quot;;[.C41];&quot;.jpg&quot;)" office:value-type="string" office:string-value="10014729_28889419.jpg" calcext:value-type="string">
            <text:p>10014729_28889419.jpg</text:p>
          </table:table-cell>
          <table:table-cell table:number-columns-repeated="2"/>
          <table:table-cell table:formula="of:=COM.MICROSOFT.CONCAT([.I41];&quot; &quot;;[.J41];&quot; &quot;;[.L41];[.M41])" office:value-type="string" office:string-value="cp -f /home/sdutton/msc/capstone/xray/cxr/Covid/A438102-01-17-1901-NA-CHEST_AP_PORT-33714-1.000000-AP-48165-1-1.jpg /home/sdutton/msc/capstone/vector/api/services/xray/10014729_28889419.jpg" calcext:value-type="string">
            <text:p>cp -f /home/sdutton/msc/capstone/xray/cxr/Covid/A438102-01-17-1901-NA-CHEST_AP_PORT-33714-1.000000-AP-48165-1-1.jpg /home/sdutton/msc/capstone/vector/api/services/xray/10014729_28889419.jpg</text:p>
          </table:table-cell>
        </table:table-row>
        <table:table-row table:style-name="ro1">
          <table:table-cell/>
          <table:table-cell office:value-type="float" office:value="10015272" calcext:value-type="float">
            <text:p>10015272</text:p>
          </table:table-cell>
          <table:table-cell office:value-type="float" office:value="27993466" calcext:value-type="float">
            <text:p>27993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7-1901-NA-CHEST_AP_PORT-33714-2.000000-AP-83205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2];&quot;_&quot;;[.C42];&quot;.jpg&quot;)" office:value-type="string" office:string-value="10015272_27993466.jpg" calcext:value-type="string">
            <text:p>10015272_27993466.jpg</text:p>
          </table:table-cell>
          <table:table-cell table:number-columns-repeated="2"/>
          <table:table-cell table:formula="of:=COM.MICROSOFT.CONCAT([.I42];&quot; &quot;;[.J42];&quot; &quot;;[.L42];[.M42])" office:value-type="string" office:string-value="cp -f /home/sdutton/msc/capstone/xray/cxr/Covid/A438102-01-17-1901-NA-CHEST_AP_PORT-33714-2.000000-AP-83205-1-1.jpg /home/sdutton/msc/capstone/vector/api/services/xray/10015272_27993466.jpg" calcext:value-type="string">
            <text:p>cp -f /home/sdutton/msc/capstone/xray/cxr/Covid/A438102-01-17-1901-NA-CHEST_AP_PORT-33714-2.000000-AP-83205-1-1.jpg /home/sdutton/msc/capstone/vector/api/services/xray/10015272_27993466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4698912" calcext:value-type="float">
            <text:p>2469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8-1901-NA-CHEST_AP_PORT-01972-1.000000-AP-6914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3];&quot;_&quot;;[.C43];&quot;.jpg&quot;)" office:value-type="string" office:string-value="10015860_24698912.jpg" calcext:value-type="string">
            <text:p>10015860_24698912.jpg</text:p>
          </table:table-cell>
          <table:table-cell table:number-columns-repeated="2"/>
          <table:table-cell table:formula="of:=COM.MICROSOFT.CONCAT([.I43];&quot; &quot;;[.J43];&quot; &quot;;[.L43];[.M43])" office:value-type="string" office:string-value="cp -f /home/sdutton/msc/capstone/xray/cxr/Covid/A438102-01-18-1901-NA-CHEST_AP_PORT-01972-1.000000-AP-69147-1-1.jpg /home/sdutton/msc/capstone/vector/api/services/xray/10015860_24698912.jpg" calcext:value-type="string">
            <text:p>cp -f /home/sdutton/msc/capstone/xray/cxr/Covid/A438102-01-18-1901-NA-CHEST_AP_PORT-01972-1.000000-AP-69147-1-1.jpg /home/sdutton/msc/capstone/vector/api/services/xray/10015860_24698912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2416954" calcext:value-type="float">
            <text:p>22416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8-1901-NA-CHEST_AP_PORT-01972-5.000000-AP-0174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4];&quot;_&quot;;[.C44];&quot;.jpg&quot;)" office:value-type="string" office:string-value="10015860_22416954.jpg" calcext:value-type="string">
            <text:p>10015860_22416954.jpg</text:p>
          </table:table-cell>
          <table:table-cell table:number-columns-repeated="2"/>
          <table:table-cell table:formula="of:=COM.MICROSOFT.CONCAT([.I44];&quot; &quot;;[.J44];&quot; &quot;;[.L44];[.M44])" office:value-type="string" office:string-value="cp -f /home/sdutton/msc/capstone/xray/cxr/Covid/A438102-01-18-1901-NA-CHEST_AP_PORT-01972-5.000000-AP-01741-1-1.jpg /home/sdutton/msc/capstone/vector/api/services/xray/10015860_22416954.jpg" calcext:value-type="string">
            <text:p>cp -f /home/sdutton/msc/capstone/xray/cxr/Covid/A438102-01-18-1901-NA-CHEST_AP_PORT-01972-5.000000-AP-01741-1-1.jpg /home/sdutton/msc/capstone/vector/api/services/xray/10015860_22416954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0790339" calcext:value-type="float">
            <text:p>20790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9-1901-NA-CHEST_AP_PORT-93296-1.000000-AP-04656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5];&quot;_&quot;;[.C45];&quot;.jpg&quot;)" office:value-type="string" office:string-value="10015860_20790339.jpg" calcext:value-type="string">
            <text:p>10015860_20790339.jpg</text:p>
          </table:table-cell>
          <table:table-cell table:number-columns-repeated="2"/>
          <table:table-cell table:formula="of:=COM.MICROSOFT.CONCAT([.I45];&quot; &quot;;[.J45];&quot; &quot;;[.L45];[.M45])" office:value-type="string" office:string-value="cp -f /home/sdutton/msc/capstone/xray/cxr/Covid/A438102-01-19-1901-NA-CHEST_AP_PORT-93296-1.000000-AP-04656-1-1.jpg /home/sdutton/msc/capstone/vector/api/services/xray/10015860_20790339.jpg" calcext:value-type="string">
            <text:p>cp -f /home/sdutton/msc/capstone/xray/cxr/Covid/A438102-01-19-1901-NA-CHEST_AP_PORT-93296-1.000000-AP-04656-1-1.jpg /home/sdutton/msc/capstone/vector/api/services/xray/10015860_20790339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2607171" calcext:value-type="float">
            <text:p>22607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19-1901-NA-CHEST_AP_PORT-93296-3.000000-AP-87972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6];&quot;_&quot;;[.C46];&quot;.jpg&quot;)" office:value-type="string" office:string-value="10015860_22607171.jpg" calcext:value-type="string">
            <text:p>10015860_22607171.jpg</text:p>
          </table:table-cell>
          <table:table-cell table:number-columns-repeated="2"/>
          <table:table-cell table:formula="of:=COM.MICROSOFT.CONCAT([.I46];&quot; &quot;;[.J46];&quot; &quot;;[.L46];[.M46])" office:value-type="string" office:string-value="cp -f /home/sdutton/msc/capstone/xray/cxr/Covid/A438102-01-19-1901-NA-CHEST_AP_PORT-93296-3.000000-AP-87972-1-1.jpg /home/sdutton/msc/capstone/vector/api/services/xray/10015860_22607171.jpg" calcext:value-type="string">
            <text:p>cp -f /home/sdutton/msc/capstone/xray/cxr/Covid/A438102-01-19-1901-NA-CHEST_AP_PORT-93296-3.000000-AP-87972-1-1.jpg /home/sdutton/msc/capstone/vector/api/services/xray/10015860_22607171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8613200" calcext:value-type="float">
            <text:p>2861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0-1901-NA-CHEST_AP_PORT-32693-1.000000-AP-09892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7];&quot;_&quot;;[.C47];&quot;.jpg&quot;)" office:value-type="string" office:string-value="10015860_28613200.jpg" calcext:value-type="string">
            <text:p>10015860_28613200.jpg</text:p>
          </table:table-cell>
          <table:table-cell table:number-columns-repeated="2"/>
          <table:table-cell table:formula="of:=COM.MICROSOFT.CONCAT([.I47];&quot; &quot;;[.J47];&quot; &quot;;[.L47];[.M47])" office:value-type="string" office:string-value="cp -f /home/sdutton/msc/capstone/xray/cxr/Covid/A438102-01-20-1901-NA-CHEST_AP_PORT-32693-1.000000-AP-09892-1-1.jpg /home/sdutton/msc/capstone/vector/api/services/xray/10015860_28613200.jpg" calcext:value-type="string">
            <text:p>cp -f /home/sdutton/msc/capstone/xray/cxr/Covid/A438102-01-20-1901-NA-CHEST_AP_PORT-32693-1.000000-AP-09892-1-1.jpg /home/sdutton/msc/capstone/vector/api/services/xray/10015860_28613200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0854119" calcext:value-type="float">
            <text:p>20854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0-1901-NA-CHEST_AP_PORT-32693-3.000000-AP-6557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8];&quot;_&quot;;[.C48];&quot;.jpg&quot;)" office:value-type="string" office:string-value="10015860_20854119.jpg" calcext:value-type="string">
            <text:p>10015860_20854119.jpg</text:p>
          </table:table-cell>
          <table:table-cell table:number-columns-repeated="2"/>
          <table:table-cell table:formula="of:=COM.MICROSOFT.CONCAT([.I48];&quot; &quot;;[.J48];&quot; &quot;;[.L48];[.M48])" office:value-type="string" office:string-value="cp -f /home/sdutton/msc/capstone/xray/cxr/Covid/A438102-01-20-1901-NA-CHEST_AP_PORT-32693-3.000000-AP-65571-1-1.jpg /home/sdutton/msc/capstone/vector/api/services/xray/10015860_20854119.jpg" calcext:value-type="string">
            <text:p>cp -f /home/sdutton/msc/capstone/xray/cxr/Covid/A438102-01-20-1901-NA-CHEST_AP_PORT-32693-3.000000-AP-65571-1-1.jpg /home/sdutton/msc/capstone/vector/api/services/xray/10015860_20854119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6352758" calcext:value-type="float">
            <text:p>26352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1-1901-NA-CHEST_AP_PORT-09612-2.000000-AP-33636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9];&quot;_&quot;;[.C49];&quot;.jpg&quot;)" office:value-type="string" office:string-value="10015860_26352758.jpg" calcext:value-type="string">
            <text:p>10015860_26352758.jpg</text:p>
          </table:table-cell>
          <table:table-cell table:number-columns-repeated="2"/>
          <table:table-cell table:formula="of:=COM.MICROSOFT.CONCAT([.I49];&quot; &quot;;[.J49];&quot; &quot;;[.L49];[.M49])" office:value-type="string" office:string-value="cp -f /home/sdutton/msc/capstone/xray/cxr/Covid/A438102-01-21-1901-NA-CHEST_AP_PORT-09612-2.000000-AP-33636-1-1.jpg /home/sdutton/msc/capstone/vector/api/services/xray/10015860_26352758.jpg" calcext:value-type="string">
            <text:p>cp -f /home/sdutton/msc/capstone/xray/cxr/Covid/A438102-01-21-1901-NA-CHEST_AP_PORT-09612-2.000000-AP-33636-1-1.jpg /home/sdutton/msc/capstone/vector/api/services/xray/10015860_26352758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5085565" calcext:value-type="float">
            <text:p>2508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1-1901-NA-CHEST_AP_PORT-09612-6.000000-AP-46783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0];&quot;_&quot;;[.C50];&quot;.jpg&quot;)" office:value-type="string" office:string-value="10015860_25085565.jpg" calcext:value-type="string">
            <text:p>10015860_25085565.jpg</text:p>
          </table:table-cell>
          <table:table-cell table:number-columns-repeated="2"/>
          <table:table-cell table:formula="of:=COM.MICROSOFT.CONCAT([.I50];&quot; &quot;;[.J50];&quot; &quot;;[.L50];[.M50])" office:value-type="string" office:string-value="cp -f /home/sdutton/msc/capstone/xray/cxr/Covid/A438102-01-21-1901-NA-CHEST_AP_PORT-09612-6.000000-AP-46783-1-1.jpg /home/sdutton/msc/capstone/vector/api/services/xray/10015860_25085565.jpg" calcext:value-type="string">
            <text:p>cp -f /home/sdutton/msc/capstone/xray/cxr/Covid/A438102-01-21-1901-NA-CHEST_AP_PORT-09612-6.000000-AP-46783-1-1.jpg /home/sdutton/msc/capstone/vector/api/services/xray/10015860_25085565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8236161" calcext:value-type="float">
            <text:p>28236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3-1901-NA-CHEST_AP_PORT-38069-1.000000-AP-3263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1];&quot;_&quot;;[.C51];&quot;.jpg&quot;)" office:value-type="string" office:string-value="10015860_28236161.jpg" calcext:value-type="string">
            <text:p>10015860_28236161.jpg</text:p>
          </table:table-cell>
          <table:table-cell table:number-columns-repeated="2"/>
          <table:table-cell table:formula="of:=COM.MICROSOFT.CONCAT([.I51];&quot; &quot;;[.J51];&quot; &quot;;[.L51];[.M51])" office:value-type="string" office:string-value="cp -f /home/sdutton/msc/capstone/xray/cxr/Covid/A438102-01-23-1901-NA-CHEST_AP_PORT-38069-1.000000-AP-32637-1-1.jpg /home/sdutton/msc/capstone/vector/api/services/xray/10015860_28236161.jpg" calcext:value-type="string">
            <text:p>cp -f /home/sdutton/msc/capstone/xray/cxr/Covid/A438102-01-23-1901-NA-CHEST_AP_PORT-38069-1.000000-AP-32637-1-1.jpg /home/sdutton/msc/capstone/vector/api/services/xray/10015860_28236161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5103777" calcext:value-type="float">
            <text:p>25103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3-1901-NA-CHEST_AP_PORT-38069-5.000000-AP-10424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2];&quot;_&quot;;[.C52];&quot;.jpg&quot;)" office:value-type="string" office:string-value="10015860_25103777.jpg" calcext:value-type="string">
            <text:p>10015860_25103777.jpg</text:p>
          </table:table-cell>
          <table:table-cell table:number-columns-repeated="2"/>
          <table:table-cell table:formula="of:=COM.MICROSOFT.CONCAT([.I52];&quot; &quot;;[.J52];&quot; &quot;;[.L52];[.M52])" office:value-type="string" office:string-value="cp -f /home/sdutton/msc/capstone/xray/cxr/Covid/A438102-01-23-1901-NA-CHEST_AP_PORT-38069-5.000000-AP-10424-1-1.jpg /home/sdutton/msc/capstone/vector/api/services/xray/10015860_25103777.jpg" calcext:value-type="string">
            <text:p>cp -f /home/sdutton/msc/capstone/xray/cxr/Covid/A438102-01-23-1901-NA-CHEST_AP_PORT-38069-5.000000-AP-10424-1-1.jpg /home/sdutton/msc/capstone/vector/api/services/xray/10015860_25103777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2413744" calcext:value-type="float">
            <text:p>22413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3-1901-NA-CHEST_AP_PORT-74920-1.000000-AP-6657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3];&quot;_&quot;;[.C53];&quot;.jpg&quot;)" office:value-type="string" office:string-value="10015860_22413744.jpg" calcext:value-type="string">
            <text:p>10015860_22413744.jpg</text:p>
          </table:table-cell>
          <table:table-cell table:number-columns-repeated="2"/>
          <table:table-cell table:formula="of:=COM.MICROSOFT.CONCAT([.I53];&quot; &quot;;[.J53];&quot; &quot;;[.L53];[.M53])" office:value-type="string" office:string-value="cp -f /home/sdutton/msc/capstone/xray/cxr/Covid/A438102-01-23-1901-NA-CHEST_AP_PORT-74920-1.000000-AP-66577-1-1.jpg /home/sdutton/msc/capstone/vector/api/services/xray/10015860_22413744.jpg" calcext:value-type="string">
            <text:p>cp -f /home/sdutton/msc/capstone/xray/cxr/Covid/A438102-01-23-1901-NA-CHEST_AP_PORT-74920-1.000000-AP-66577-1-1.jpg /home/sdutton/msc/capstone/vector/api/services/xray/10015860_22413744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8196804" calcext:value-type="float">
            <text:p>28196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3-1901-NA-CHEST_AP_PORT-74920-5.000000-AP-25275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4];&quot;_&quot;;[.C54];&quot;.jpg&quot;)" office:value-type="string" office:string-value="10015860_28196804.jpg" calcext:value-type="string">
            <text:p>10015860_28196804.jpg</text:p>
          </table:table-cell>
          <table:table-cell table:number-columns-repeated="2"/>
          <table:table-cell table:formula="of:=COM.MICROSOFT.CONCAT([.I54];&quot; &quot;;[.J54];&quot; &quot;;[.L54];[.M54])" office:value-type="string" office:string-value="cp -f /home/sdutton/msc/capstone/xray/cxr/Covid/A438102-01-23-1901-NA-CHEST_AP_PORT-74920-5.000000-AP-25275-1-1.jpg /home/sdutton/msc/capstone/vector/api/services/xray/10015860_28196804.jpg" calcext:value-type="string">
            <text:p>cp -f /home/sdutton/msc/capstone/xray/cxr/Covid/A438102-01-23-1901-NA-CHEST_AP_PORT-74920-5.000000-AP-25275-1-1.jpg /home/sdutton/msc/capstone/vector/api/services/xray/10015860_28196804.jpg</text:p>
          </table:table-cell>
        </table:table-row>
        <table:table-row table:style-name="ro1">
          <table:table-cell/>
          <table:table-cell office:value-type="float" office:value="10015860" calcext:value-type="float">
            <text:p>10015860</text:p>
          </table:table-cell>
          <table:table-cell office:value-type="float" office:value="27670224" calcext:value-type="float">
            <text:p>27670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4-1901-NA-CHEST_AP_VIEWONLY-12375-1.000000-AP-79795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5];&quot;_&quot;;[.C55];&quot;.jpg&quot;)" office:value-type="string" office:string-value="10015860_27670224.jpg" calcext:value-type="string">
            <text:p>10015860_27670224.jpg</text:p>
          </table:table-cell>
          <table:table-cell table:number-columns-repeated="2"/>
          <table:table-cell table:formula="of:=COM.MICROSOFT.CONCAT([.I55];&quot; &quot;;[.J55];&quot; &quot;;[.L55];[.M55])" office:value-type="string" office:string-value="cp -f /home/sdutton/msc/capstone/xray/cxr/Covid/A438102-01-24-1901-NA-CHEST_AP_VIEWONLY-12375-1.000000-AP-79795-1-1.jpg /home/sdutton/msc/capstone/vector/api/services/xray/10015860_27670224.jpg" calcext:value-type="string">
            <text:p>cp -f /home/sdutton/msc/capstone/xray/cxr/Covid/A438102-01-24-1901-NA-CHEST_AP_VIEWONLY-12375-1.000000-AP-79795-1-1.jpg /home/sdutton/msc/capstone/vector/api/services/xray/10015860_27670224.jpg</text:p>
          </table:table-cell>
        </table:table-row>
        <table:table-row table:style-name="ro1">
          <table:table-cell/>
          <table:table-cell office:value-type="float" office:value="10015931" calcext:value-type="float">
            <text:p>10015931</text:p>
          </table:table-cell>
          <table:table-cell office:value-type="float" office:value="24420677" calcext:value-type="float">
            <text:p>24420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4-1901-NA-CHEST_AP_VIEWONLY-12375-5.000000-AP-44046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6];&quot;_&quot;;[.C56];&quot;.jpg&quot;)" office:value-type="string" office:string-value="10015931_24420677.jpg" calcext:value-type="string">
            <text:p>10015931_24420677.jpg</text:p>
          </table:table-cell>
          <table:table-cell table:number-columns-repeated="2"/>
          <table:table-cell table:formula="of:=COM.MICROSOFT.CONCAT([.I56];&quot; &quot;;[.J56];&quot; &quot;;[.L56];[.M56])" office:value-type="string" office:string-value="cp -f /home/sdutton/msc/capstone/xray/cxr/Covid/A438102-01-24-1901-NA-CHEST_AP_VIEWONLY-12375-5.000000-AP-44046-1-1.jpg /home/sdutton/msc/capstone/vector/api/services/xray/10015931_24420677.jpg" calcext:value-type="string">
            <text:p>cp -f /home/sdutton/msc/capstone/xray/cxr/Covid/A438102-01-24-1901-NA-CHEST_AP_VIEWONLY-12375-5.000000-AP-44046-1-1.jpg /home/sdutton/msc/capstone/vector/api/services/xray/10015931_24420677.jpg</text:p>
          </table:table-cell>
        </table:table-row>
        <table:table-row table:style-name="ro1">
          <table:table-cell/>
          <table:table-cell office:value-type="float" office:value="10015931" calcext:value-type="float">
            <text:p>10015931</text:p>
          </table:table-cell>
          <table:table-cell office:value-type="float" office:value="22130791" calcext:value-type="float">
            <text:p>22130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5-1901-NA-CHEST_AP_PORT-57201-1.000000-AP-16799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7];&quot;_&quot;;[.C57];&quot;.jpg&quot;)" office:value-type="string" office:string-value="10015931_22130791.jpg" calcext:value-type="string">
            <text:p>10015931_22130791.jpg</text:p>
          </table:table-cell>
          <table:table-cell table:number-columns-repeated="2"/>
          <table:table-cell table:formula="of:=COM.MICROSOFT.CONCAT([.I57];&quot; &quot;;[.J57];&quot; &quot;;[.L57];[.M57])" office:value-type="string" office:string-value="cp -f /home/sdutton/msc/capstone/xray/cxr/Covid/A438102-01-25-1901-NA-CHEST_AP_PORT-57201-1.000000-AP-16799-1-1.jpg /home/sdutton/msc/capstone/vector/api/services/xray/10015931_22130791.jpg" calcext:value-type="string">
            <text:p>cp -f /home/sdutton/msc/capstone/xray/cxr/Covid/A438102-01-25-1901-NA-CHEST_AP_PORT-57201-1.000000-AP-16799-1-1.jpg /home/sdutton/msc/capstone/vector/api/services/xray/10015931_22130791.jpg</text:p>
          </table:table-cell>
        </table:table-row>
        <table:table-row table:style-name="ro1">
          <table:table-cell/>
          <table:table-cell office:value-type="float" office:value="10015931" calcext:value-type="float">
            <text:p>10015931</text:p>
          </table:table-cell>
          <table:table-cell office:value-type="float" office:value="28157142" calcext:value-type="float">
            <text:p>28157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5-1901-NA-CHEST_AP_PORT-57201-2.000000-AP-08368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8];&quot;_&quot;;[.C58];&quot;.jpg&quot;)" office:value-type="string" office:string-value="10015931_28157142.jpg" calcext:value-type="string">
            <text:p>10015931_28157142.jpg</text:p>
          </table:table-cell>
          <table:table-cell table:number-columns-repeated="2"/>
          <table:table-cell table:formula="of:=COM.MICROSOFT.CONCAT([.I58];&quot; &quot;;[.J58];&quot; &quot;;[.L58];[.M58])" office:value-type="string" office:string-value="cp -f /home/sdutton/msc/capstone/xray/cxr/Covid/A438102-01-25-1901-NA-CHEST_AP_PORT-57201-2.000000-AP-08368-1-1.jpg /home/sdutton/msc/capstone/vector/api/services/xray/10015931_28157142.jpg" calcext:value-type="string">
            <text:p>cp -f /home/sdutton/msc/capstone/xray/cxr/Covid/A438102-01-25-1901-NA-CHEST_AP_PORT-57201-2.000000-AP-08368-1-1.jpg /home/sdutton/msc/capstone/vector/api/services/xray/10015931_28157142.jpg</text:p>
          </table:table-cell>
        </table:table-row>
        <table:table-row table:style-name="ro1">
          <table:table-cell/>
          <table:table-cell office:value-type="float" office:value="10016150" calcext:value-type="float">
            <text:p>10016150</text:p>
          </table:table-cell>
          <table:table-cell office:value-type="float" office:value="29374560" calcext:value-type="float">
            <text:p>29374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7-1901-NA-CHEST_AP_PORT-14893-1.000000-AP-46750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9];&quot;_&quot;;[.C59];&quot;.jpg&quot;)" office:value-type="string" office:string-value="10016150_29374560.jpg" calcext:value-type="string">
            <text:p>10016150_29374560.jpg</text:p>
          </table:table-cell>
          <table:table-cell table:number-columns-repeated="2"/>
          <table:table-cell table:formula="of:=COM.MICROSOFT.CONCAT([.I59];&quot; &quot;;[.J59];&quot; &quot;;[.L59];[.M59])" office:value-type="string" office:string-value="cp -f /home/sdutton/msc/capstone/xray/cxr/Covid/A438102-01-27-1901-NA-CHEST_AP_PORT-14893-1.000000-AP-46750-1-1.jpg /home/sdutton/msc/capstone/vector/api/services/xray/10016150_29374560.jpg" calcext:value-type="string">
            <text:p>cp -f /home/sdutton/msc/capstone/xray/cxr/Covid/A438102-01-27-1901-NA-CHEST_AP_PORT-14893-1.000000-AP-46750-1-1.jpg /home/sdutton/msc/capstone/vector/api/services/xray/10016150_29374560.jpg</text:p>
          </table:table-cell>
        </table:table-row>
        <table:table-row table:style-name="ro1">
          <table:table-cell/>
          <table:table-cell office:value-type="float" office:value="10016742" calcext:value-type="float">
            <text:p>10016742</text:p>
          </table:table-cell>
          <table:table-cell office:value-type="float" office:value="28506150" calcext:value-type="float">
            <text:p>28506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7-1901-NA-CHEST_AP_PORT-14893-3.000000-AP-65226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0];&quot;_&quot;;[.C60];&quot;.jpg&quot;)" office:value-type="string" office:string-value="10016742_28506150.jpg" calcext:value-type="string">
            <text:p>10016742_28506150.jpg</text:p>
          </table:table-cell>
          <table:table-cell table:number-columns-repeated="2"/>
          <table:table-cell table:formula="of:=COM.MICROSOFT.CONCAT([.I60];&quot; &quot;;[.J60];&quot; &quot;;[.L60];[.M60])" office:value-type="string" office:string-value="cp -f /home/sdutton/msc/capstone/xray/cxr/Covid/A438102-01-27-1901-NA-CHEST_AP_PORT-14893-3.000000-AP-65226-1-1.jpg /home/sdutton/msc/capstone/vector/api/services/xray/10016742_28506150.jpg" calcext:value-type="string">
            <text:p>cp -f /home/sdutton/msc/capstone/xray/cxr/Covid/A438102-01-27-1901-NA-CHEST_AP_PORT-14893-3.000000-AP-65226-1-1.jpg /home/sdutton/msc/capstone/vector/api/services/xray/10016742_28506150.jpg</text:p>
          </table:table-cell>
        </table:table-row>
        <table:table-row table:style-name="ro1">
          <table:table-cell/>
          <table:table-cell office:value-type="float" office:value="10016742" calcext:value-type="float">
            <text:p>10016742</text:p>
          </table:table-cell>
          <table:table-cell office:value-type="float" office:value="29281842" calcext:value-type="float">
            <text:p>292818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8-1901-NA-CHEST_AP_PORT-41457-1.000000-AP-91626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1];&quot;_&quot;;[.C61];&quot;.jpg&quot;)" office:value-type="string" office:string-value="10016742_29281842.jpg" calcext:value-type="string">
            <text:p>10016742_29281842.jpg</text:p>
          </table:table-cell>
          <table:table-cell table:number-columns-repeated="2"/>
          <table:table-cell table:formula="of:=COM.MICROSOFT.CONCAT([.I61];&quot; &quot;;[.J61];&quot; &quot;;[.L61];[.M61])" office:value-type="string" office:string-value="cp -f /home/sdutton/msc/capstone/xray/cxr/Covid/A438102-01-28-1901-NA-CHEST_AP_PORT-41457-1.000000-AP-91626-1-1.jpg /home/sdutton/msc/capstone/vector/api/services/xray/10016742_29281842.jpg" calcext:value-type="string">
            <text:p>cp -f /home/sdutton/msc/capstone/xray/cxr/Covid/A438102-01-28-1901-NA-CHEST_AP_PORT-41457-1.000000-AP-91626-1-1.jpg /home/sdutton/msc/capstone/vector/api/services/xray/10016742_29281842.jpg</text:p>
          </table:table-cell>
        </table:table-row>
        <table:table-row table:style-name="ro1">
          <table:table-cell/>
          <table:table-cell office:value-type="float" office:value="10016742" calcext:value-type="float">
            <text:p>10016742</text:p>
          </table:table-cell>
          <table:table-cell office:value-type="float" office:value="27568122" calcext:value-type="float">
            <text:p>27568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8-1901-NA-CHEST_AP_PORT-41457-5.000000-AP-12426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2];&quot;_&quot;;[.C62];&quot;.jpg&quot;)" office:value-type="string" office:string-value="10016742_27568122.jpg" calcext:value-type="string">
            <text:p>10016742_27568122.jpg</text:p>
          </table:table-cell>
          <table:table-cell table:number-columns-repeated="2"/>
          <table:table-cell table:formula="of:=COM.MICROSOFT.CONCAT([.I62];&quot; &quot;;[.J62];&quot; &quot;;[.L62];[.M62])" office:value-type="string" office:string-value="cp -f /home/sdutton/msc/capstone/xray/cxr/Covid/A438102-01-28-1901-NA-CHEST_AP_PORT-41457-5.000000-AP-12426-1-1.jpg /home/sdutton/msc/capstone/vector/api/services/xray/10016742_27568122.jpg" calcext:value-type="string">
            <text:p>cp -f /home/sdutton/msc/capstone/xray/cxr/Covid/A438102-01-28-1901-NA-CHEST_AP_PORT-41457-5.000000-AP-12426-1-1.jpg /home/sdutton/msc/capstone/vector/api/services/xray/10016742_27568122.jpg</text:p>
          </table:table-cell>
        </table:table-row>
        <table:table-row table:style-name="ro1">
          <table:table-cell/>
          <table:table-cell office:value-type="float" office:value="10016810" calcext:value-type="float">
            <text:p>10016810</text:p>
          </table:table-cell>
          <table:table-cell office:value-type="float" office:value="20973395" calcext:value-type="float">
            <text:p>20973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8-1901-NA-CHEST_AP_VIEWONLY-63114-1.000000-AP-88652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3];&quot;_&quot;;[.C63];&quot;.jpg&quot;)" office:value-type="string" office:string-value="10016810_20973395.jpg" calcext:value-type="string">
            <text:p>10016810_20973395.jpg</text:p>
          </table:table-cell>
          <table:table-cell table:number-columns-repeated="2"/>
          <table:table-cell table:formula="of:=COM.MICROSOFT.CONCAT([.I63];&quot; &quot;;[.J63];&quot; &quot;;[.L63];[.M63])" office:value-type="string" office:string-value="cp -f /home/sdutton/msc/capstone/xray/cxr/Covid/A438102-01-28-1901-NA-CHEST_AP_VIEWONLY-63114-1.000000-AP-88652-1-1.jpg /home/sdutton/msc/capstone/vector/api/services/xray/10016810_20973395.jpg" calcext:value-type="string">
            <text:p>cp -f /home/sdutton/msc/capstone/xray/cxr/Covid/A438102-01-28-1901-NA-CHEST_AP_VIEWONLY-63114-1.000000-AP-88652-1-1.jpg /home/sdutton/msc/capstone/vector/api/services/xray/10016810_20973395.jpg</text:p>
          </table:table-cell>
        </table:table-row>
        <table:table-row table:style-name="ro1">
          <table:table-cell/>
          <table:table-cell office:value-type="float" office:value="10017492" calcext:value-type="float">
            <text:p>10017492</text:p>
          </table:table-cell>
          <table:table-cell office:value-type="float" office:value="27672872" calcext:value-type="float">
            <text:p>27672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8-1901-NA-CHEST_AP_VIEWONLY-63114-3.000000-AP-2927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4];&quot;_&quot;;[.C64];&quot;.jpg&quot;)" office:value-type="string" office:string-value="10017492_27672872.jpg" calcext:value-type="string">
            <text:p>10017492_27672872.jpg</text:p>
          </table:table-cell>
          <table:table-cell table:number-columns-repeated="2"/>
          <table:table-cell table:formula="of:=COM.MICROSOFT.CONCAT([.I64];&quot; &quot;;[.J64];&quot; &quot;;[.L64];[.M64])" office:value-type="string" office:string-value="cp -f /home/sdutton/msc/capstone/xray/cxr/Covid/A438102-01-28-1901-NA-CHEST_AP_VIEWONLY-63114-3.000000-AP-29277-1-1.jpg /home/sdutton/msc/capstone/vector/api/services/xray/10017492_27672872.jpg" calcext:value-type="string">
            <text:p>cp -f /home/sdutton/msc/capstone/xray/cxr/Covid/A438102-01-28-1901-NA-CHEST_AP_VIEWONLY-63114-3.000000-AP-29277-1-1.jpg /home/sdutton/msc/capstone/vector/api/services/xray/10017492_27672872.jpg</text:p>
          </table:table-cell>
        </table:table-row>
        <table:table-row table:style-name="ro1">
          <table:table-cell/>
          <table:table-cell office:value-type="float" office:value="10017492" calcext:value-type="float">
            <text:p>10017492</text:p>
          </table:table-cell>
          <table:table-cell office:value-type="float" office:value="27417763" calcext:value-type="float">
            <text:p>27417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8-1901-NA-CHEST_AP_VIEWONLY-63114-4.000000-AP-1849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5];&quot;_&quot;;[.C65];&quot;.jpg&quot;)" office:value-type="string" office:string-value="10017492_27417763.jpg" calcext:value-type="string">
            <text:p>10017492_27417763.jpg</text:p>
          </table:table-cell>
          <table:table-cell table:number-columns-repeated="2"/>
          <table:table-cell table:formula="of:=COM.MICROSOFT.CONCAT([.I65];&quot; &quot;;[.J65];&quot; &quot;;[.L65];[.M65])" office:value-type="string" office:string-value="cp -f /home/sdutton/msc/capstone/xray/cxr/Covid/A438102-01-28-1901-NA-CHEST_AP_VIEWONLY-63114-4.000000-AP-18491-1-1.jpg /home/sdutton/msc/capstone/vector/api/services/xray/10017492_27417763.jpg" calcext:value-type="string">
            <text:p>cp -f /home/sdutton/msc/capstone/xray/cxr/Covid/A438102-01-28-1901-NA-CHEST_AP_VIEWONLY-63114-4.000000-AP-18491-1-1.jpg /home/sdutton/msc/capstone/vector/api/services/xray/10017492_27417763.jpg</text:p>
          </table:table-cell>
        </table:table-row>
        <table:table-row table:style-name="ro1">
          <table:table-cell/>
          <table:table-cell office:value-type="float" office:value="10018081" calcext:value-type="float">
            <text:p>10018081</text:p>
          </table:table-cell>
          <table:table-cell office:value-type="float" office:value="23983182" calcext:value-type="float">
            <text:p>23983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9-1901-NA-CHEST_AP_PORT-77468-1.000000-AP-3087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6];&quot;_&quot;;[.C66];&quot;.jpg&quot;)" office:value-type="string" office:string-value="10018081_23983182.jpg" calcext:value-type="string">
            <text:p>10018081_23983182.jpg</text:p>
          </table:table-cell>
          <table:table-cell table:number-columns-repeated="2"/>
          <table:table-cell table:formula="of:=COM.MICROSOFT.CONCAT([.I66];&quot; &quot;;[.J66];&quot; &quot;;[.L66];[.M66])" office:value-type="string" office:string-value="cp -f /home/sdutton/msc/capstone/xray/cxr/Covid/A438102-01-29-1901-NA-CHEST_AP_PORT-77468-1.000000-AP-30871-1-1.jpg /home/sdutton/msc/capstone/vector/api/services/xray/10018081_23983182.jpg" calcext:value-type="string">
            <text:p>cp -f /home/sdutton/msc/capstone/xray/cxr/Covid/A438102-01-29-1901-NA-CHEST_AP_PORT-77468-1.000000-AP-30871-1-1.jpg /home/sdutton/msc/capstone/vector/api/services/xray/10018081_23983182.jpg</text:p>
          </table:table-cell>
        </table:table-row>
        <table:table-row table:style-name="ro1">
          <table:table-cell/>
          <table:table-cell office:value-type="float" office:value="10018081" calcext:value-type="float">
            <text:p>10018081</text:p>
          </table:table-cell>
          <table:table-cell office:value-type="float" office:value="25973915" calcext:value-type="float">
            <text:p>25973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29-1901-NA-CHEST_AP_PORT-77468-3.000000-AP-71063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7];&quot;_&quot;;[.C67];&quot;.jpg&quot;)" office:value-type="string" office:string-value="10018081_25973915.jpg" calcext:value-type="string">
            <text:p>10018081_25973915.jpg</text:p>
          </table:table-cell>
          <table:table-cell table:number-columns-repeated="2"/>
          <table:table-cell table:formula="of:=COM.MICROSOFT.CONCAT([.I67];&quot; &quot;;[.J67];&quot; &quot;;[.L67];[.M67])" office:value-type="string" office:string-value="cp -f /home/sdutton/msc/capstone/xray/cxr/Covid/A438102-01-29-1901-NA-CHEST_AP_PORT-77468-3.000000-AP-71063-1-1.jpg /home/sdutton/msc/capstone/vector/api/services/xray/10018081_25973915.jpg" calcext:value-type="string">
            <text:p>cp -f /home/sdutton/msc/capstone/xray/cxr/Covid/A438102-01-29-1901-NA-CHEST_AP_PORT-77468-3.000000-AP-71063-1-1.jpg /home/sdutton/msc/capstone/vector/api/services/xray/10018081_25973915.jpg</text:p>
          </table:table-cell>
        </table:table-row>
        <table:table-row table:style-name="ro1">
          <table:table-cell/>
          <table:table-cell office:value-type="float" office:value="10018081" calcext:value-type="float">
            <text:p>10018081</text:p>
          </table:table-cell>
          <table:table-cell office:value-type="float" office:value="28861356" calcext:value-type="float">
            <text:p>28861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31-1901-NA-CHEST_AP_PORT-35527-1.000000-AP-00182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8];&quot;_&quot;;[.C68];&quot;.jpg&quot;)" office:value-type="string" office:string-value="10018081_28861356.jpg" calcext:value-type="string">
            <text:p>10018081_28861356.jpg</text:p>
          </table:table-cell>
          <table:table-cell table:number-columns-repeated="2"/>
          <table:table-cell table:formula="of:=COM.MICROSOFT.CONCAT([.I68];&quot; &quot;;[.J68];&quot; &quot;;[.L68];[.M68])" office:value-type="string" office:string-value="cp -f /home/sdutton/msc/capstone/xray/cxr/Covid/A438102-01-31-1901-NA-CHEST_AP_PORT-35527-1.000000-AP-00182-1-1.jpg /home/sdutton/msc/capstone/vector/api/services/xray/10018081_28861356.jpg" calcext:value-type="string">
            <text:p>cp -f /home/sdutton/msc/capstone/xray/cxr/Covid/A438102-01-31-1901-NA-CHEST_AP_PORT-35527-1.000000-AP-00182-1-1.jpg /home/sdutton/msc/capstone/vector/api/services/xray/10018081_28861356.jpg</text:p>
          </table:table-cell>
        </table:table-row>
        <table:table-row table:style-name="ro1">
          <table:table-cell/>
          <table:table-cell office:value-type="float" office:value="10018081" calcext:value-type="float">
            <text:p>10018081</text:p>
          </table:table-cell>
          <table:table-cell office:value-type="float" office:value="21027282" calcext:value-type="float">
            <text:p>21027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1-31-1901-NA-CHEST_AP_PORT-35527-5.000000-AP-30385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9];&quot;_&quot;;[.C69];&quot;.jpg&quot;)" office:value-type="string" office:string-value="10018081_21027282.jpg" calcext:value-type="string">
            <text:p>10018081_21027282.jpg</text:p>
          </table:table-cell>
          <table:table-cell table:number-columns-repeated="2"/>
          <table:table-cell table:formula="of:=COM.MICROSOFT.CONCAT([.I69];&quot; &quot;;[.J69];&quot; &quot;;[.L69];[.M69])" office:value-type="string" office:string-value="cp -f /home/sdutton/msc/capstone/xray/cxr/Covid/A438102-01-31-1901-NA-CHEST_AP_PORT-35527-5.000000-AP-30385-1-1.jpg /home/sdutton/msc/capstone/vector/api/services/xray/10018081_21027282.jpg" calcext:value-type="string">
            <text:p>cp -f /home/sdutton/msc/capstone/xray/cxr/Covid/A438102-01-31-1901-NA-CHEST_AP_PORT-35527-5.000000-AP-30385-1-1.jpg /home/sdutton/msc/capstone/vector/api/services/xray/10018081_21027282.jpg</text:p>
          </table:table-cell>
        </table:table-row>
        <table:table-row table:style-name="ro1">
          <table:table-cell/>
          <table:table-cell office:value-type="float" office:value="10018328" calcext:value-type="float">
            <text:p>10018328</text:p>
          </table:table-cell>
          <table:table-cell office:value-type="float" office:value="23786647" calcext:value-type="float">
            <text:p>237866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2-01-1901-NA-CHEST_AP_PORT-41229-1.000000-AP-40909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0];&quot;_&quot;;[.C70];&quot;.jpg&quot;)" office:value-type="string" office:string-value="10018328_23786647.jpg" calcext:value-type="string">
            <text:p>10018328_23786647.jpg</text:p>
          </table:table-cell>
          <table:table-cell table:number-columns-repeated="2"/>
          <table:table-cell table:formula="of:=COM.MICROSOFT.CONCAT([.I70];&quot; &quot;;[.J70];&quot; &quot;;[.L70];[.M70])" office:value-type="string" office:string-value="cp -f /home/sdutton/msc/capstone/xray/cxr/Covid/A438102-02-01-1901-NA-CHEST_AP_PORT-41229-1.000000-AP-40909-1-1.jpg /home/sdutton/msc/capstone/vector/api/services/xray/10018328_23786647.jpg" calcext:value-type="string">
            <text:p>cp -f /home/sdutton/msc/capstone/xray/cxr/Covid/A438102-02-01-1901-NA-CHEST_AP_PORT-41229-1.000000-AP-40909-1-1.jpg /home/sdutton/msc/capstone/vector/api/services/xray/10018328_23786647.jpg</text:p>
          </table:table-cell>
        </table:table-row>
        <table:table-row table:style-name="ro1">
          <table:table-cell/>
          <table:table-cell office:value-type="float" office:value="10018328" calcext:value-type="float">
            <text:p>10018328</text:p>
          </table:table-cell>
          <table:table-cell office:value-type="float" office:value="26706939" calcext:value-type="float">
            <text:p>26706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2-01-1901-NA-CHEST_AP_PORT-41229-3.000000-AP-0443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1];&quot;_&quot;;[.C71];&quot;.jpg&quot;)" office:value-type="string" office:string-value="10018328_26706939.jpg" calcext:value-type="string">
            <text:p>10018328_26706939.jpg</text:p>
          </table:table-cell>
          <table:table-cell table:number-columns-repeated="2"/>
          <table:table-cell table:formula="of:=COM.MICROSOFT.CONCAT([.I71];&quot; &quot;;[.J71];&quot; &quot;;[.L71];[.M71])" office:value-type="string" office:string-value="cp -f /home/sdutton/msc/capstone/xray/cxr/Covid/A438102-02-01-1901-NA-CHEST_AP_PORT-41229-3.000000-AP-04437-1-1.jpg /home/sdutton/msc/capstone/vector/api/services/xray/10018328_26706939.jpg" calcext:value-type="string">
            <text:p>cp -f /home/sdutton/msc/capstone/xray/cxr/Covid/A438102-02-01-1901-NA-CHEST_AP_PORT-41229-3.000000-AP-04437-1-1.jpg /home/sdutton/msc/capstone/vector/api/services/xray/10018328_26706939.jpg</text:p>
          </table:table-cell>
        </table:table-row>
        <table:table-row table:style-name="ro1">
          <table:table-cell/>
          <table:table-cell office:value-type="float" office:value="10018423" calcext:value-type="float">
            <text:p>10018423</text:p>
          </table:table-cell>
          <table:table-cell office:value-type="float" office:value="29366372" calcext:value-type="float">
            <text:p>29366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2-02-1901-NA-CHEST_AP_PORT-09432-1.000000-AP-46139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2];&quot;_&quot;;[.C72];&quot;.jpg&quot;)" office:value-type="string" office:string-value="10018423_29366372.jpg" calcext:value-type="string">
            <text:p>10018423_29366372.jpg</text:p>
          </table:table-cell>
          <table:table-cell table:number-columns-repeated="2"/>
          <table:table-cell table:formula="of:=COM.MICROSOFT.CONCAT([.I72];&quot; &quot;;[.J72];&quot; &quot;;[.L72];[.M72])" office:value-type="string" office:string-value="cp -f /home/sdutton/msc/capstone/xray/cxr/Covid/A438102-02-02-1901-NA-CHEST_AP_PORT-09432-1.000000-AP-46139-1-1.jpg /home/sdutton/msc/capstone/vector/api/services/xray/10018423_29366372.jpg" calcext:value-type="string">
            <text:p>cp -f /home/sdutton/msc/capstone/xray/cxr/Covid/A438102-02-02-1901-NA-CHEST_AP_PORT-09432-1.000000-AP-46139-1-1.jpg /home/sdutton/msc/capstone/vector/api/services/xray/10018423_29366372.jpg</text:p>
          </table:table-cell>
        </table:table-row>
        <table:table-row table:style-name="ro1">
          <table:table-cell/>
          <table:table-cell office:value-type="float" office:value="10018501" calcext:value-type="float">
            <text:p>10018501</text:p>
          </table:table-cell>
          <table:table-cell office:value-type="float" office:value="28479513" calcext:value-type="float">
            <text:p>28479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Covid/A438102-02-02-1901-NA-CHEST_AP_PORT-09432-3.000000-AP-50438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3];&quot;_&quot;;[.C73];&quot;.jpg&quot;)" office:value-type="string" office:string-value="10018501_28479513.jpg" calcext:value-type="string">
            <text:p>10018501_28479513.jpg</text:p>
          </table:table-cell>
          <table:table-cell table:number-columns-repeated="2"/>
          <table:table-cell table:formula="of:=COM.MICROSOFT.CONCAT([.I73];&quot; &quot;;[.J73];&quot; &quot;;[.L73];[.M73])" office:value-type="string" office:string-value="cp -f /home/sdutton/msc/capstone/xray/cxr/Covid/A438102-02-02-1901-NA-CHEST_AP_PORT-09432-3.000000-AP-50438-1-1.jpg /home/sdutton/msc/capstone/vector/api/services/xray/10018501_28479513.jpg" calcext:value-type="string">
            <text:p>cp -f /home/sdutton/msc/capstone/xray/cxr/Covid/A438102-02-02-1901-NA-CHEST_AP_PORT-09432-3.000000-AP-50438-1-1.jpg /home/sdutton/msc/capstone/vector/api/services/xray/10018501_28479513.jpg</text:p>
          </table:table-cell>
        </table:table-row>
        <table:table-row table:style-name="ro1">
          <table:table-cell/>
          <table:table-cell office:value-type="float" office:value="10018845" calcext:value-type="float">
            <text:p>10018845</text:p>
          </table:table-cell>
          <table:table-cell office:value-type="float" office:value="21101111" calcext:value-type="float">
            <text:p>2110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/home/sdutton/msc/capstone/xray/cxr/Covid/A494918-12-31-1900-NA-CHEST_AP_PORT-77316-1.000000-AP-26875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4];&quot;_&quot;;[.C74];&quot;.jpg&quot;)" office:value-type="string" office:string-value="10018845_21101111.jpg" calcext:value-type="string">
            <text:p>10018845_21101111.jpg</text:p>
          </table:table-cell>
          <table:table-cell table:number-columns-repeated="2"/>
          <table:table-cell table:formula="of:=COM.MICROSOFT.CONCAT([.I74];&quot; &quot;;[.J74];&quot; &quot;;[.L74];[.M74])" office:value-type="string" office:string-value="cp /home/sdutton/msc/capstone/xray/cxr/Covid/A494918-12-31-1900-NA-CHEST_AP_PORT-77316-1.000000-AP-26875-1-1.jpg /home/sdutton/msc/capstone/vector/api/services/xray/10018845_21101111.jpg" calcext:value-type="string">
            <text:p>cp /home/sdutton/msc/capstone/xray/cxr/Covid/A494918-12-31-1900-NA-CHEST_AP_PORT-77316-1.000000-AP-26875-1-1.jpg /home/sdutton/msc/capstone/vector/api/services/xray/10018845_21101111.jpg</text:p>
          </table:table-cell>
        </table:table-row>
        <table:table-row table:style-name="ro1">
          <table:table-cell/>
          <table:table-cell office:value-type="float" office:value="10019003" calcext:value-type="float">
            <text:p>10019003</text:p>
          </table:table-cell>
          <table:table-cell office:value-type="float" office:value="27525946" calcext:value-type="float">
            <text:p>27525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/home/sdutton/msc/capstone/xray/cxr/Covid/A494918-12-31-1900-NA-CHEST_AP_PORT-77316-2.000000-AP-75241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5];&quot;_&quot;;[.C75];&quot;.jpg&quot;)" office:value-type="string" office:string-value="10019003_27525946.jpg" calcext:value-type="string">
            <text:p>10019003_27525946.jpg</text:p>
          </table:table-cell>
          <table:table-cell table:number-columns-repeated="2"/>
          <table:table-cell table:formula="of:=COM.MICROSOFT.CONCAT([.I75];&quot; &quot;;[.J75];&quot; &quot;;[.L75];[.M75])" office:value-type="string" office:string-value="cp /home/sdutton/msc/capstone/xray/cxr/Covid/A494918-12-31-1900-NA-CHEST_AP_PORT-77316-2.000000-AP-75241-1-1.jpg /home/sdutton/msc/capstone/vector/api/services/xray/10019003_27525946.jpg" calcext:value-type="string">
            <text:p>cp /home/sdutton/msc/capstone/xray/cxr/Covid/A494918-12-31-1900-NA-CHEST_AP_PORT-77316-2.000000-AP-75241-1-1.jpg /home/sdutton/msc/capstone/vector/api/services/xray/10019003_27525946.jpg</text:p>
          </table:table-cell>
        </table:table-row>
        <table:table-row table:style-name="ro1">
          <table:table-cell/>
          <table:table-cell office:value-type="float" office:value="10019003" calcext:value-type="float">
            <text:p>10019003</text:p>
          </table:table-cell>
          <table:table-cell office:value-type="float" office:value="21457723" calcext:value-type="float">
            <text:p>21457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/home/sdutton/msc/capstone/xray/cxr/Covid/A496404-01-01-1901-NA-CHEST_AP_PORT-67047-1.000000-AP-49333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6];&quot;_&quot;;[.C76];&quot;.jpg&quot;)" office:value-type="string" office:string-value="10019003_21457723.jpg" calcext:value-type="string">
            <text:p>10019003_21457723.jpg</text:p>
          </table:table-cell>
          <table:table-cell table:number-columns-repeated="2"/>
          <table:table-cell table:formula="of:=COM.MICROSOFT.CONCAT([.I76];&quot; &quot;;[.J76];&quot; &quot;;[.L76];[.M76])" office:value-type="string" office:string-value="cp /home/sdutton/msc/capstone/xray/cxr/Covid/A496404-01-01-1901-NA-CHEST_AP_PORT-67047-1.000000-AP-49333-1-1.jpg /home/sdutton/msc/capstone/vector/api/services/xray/10019003_21457723.jpg" calcext:value-type="string">
            <text:p>cp /home/sdutton/msc/capstone/xray/cxr/Covid/A496404-01-01-1901-NA-CHEST_AP_PORT-67047-1.000000-AP-49333-1-1.jpg /home/sdutton/msc/capstone/vector/api/services/xray/10019003_21457723.jpg</text:p>
          </table:table-cell>
        </table:table-row>
        <table:table-row table:style-name="ro1">
          <table:table-cell/>
          <table:table-cell office:value-type="float" office:value="10019003" calcext:value-type="float">
            <text:p>10019003</text:p>
          </table:table-cell>
          <table:table-cell office:value-type="float" office:value="28003918" calcext:value-type="float">
            <text:p>28003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/home/sdutton/msc/capstone/xray/cxr/Covid/A496404-01-01-1901-NA-CHEST_AP_PORT-67047-2.000000-AP-17319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7];&quot;_&quot;;[.C77];&quot;.jpg&quot;)" office:value-type="string" office:string-value="10019003_28003918.jpg" calcext:value-type="string">
            <text:p>10019003_28003918.jpg</text:p>
          </table:table-cell>
          <table:table-cell table:number-columns-repeated="2"/>
          <table:table-cell table:formula="of:=COM.MICROSOFT.CONCAT([.I77];&quot; &quot;;[.J77];&quot; &quot;;[.L77];[.M77])" office:value-type="string" office:string-value="cp /home/sdutton/msc/capstone/xray/cxr/Covid/A496404-01-01-1901-NA-CHEST_AP_PORT-67047-2.000000-AP-17319-1-1.jpg /home/sdutton/msc/capstone/vector/api/services/xray/10019003_28003918.jpg" calcext:value-type="string">
            <text:p>cp /home/sdutton/msc/capstone/xray/cxr/Covid/A496404-01-01-1901-NA-CHEST_AP_PORT-67047-2.000000-AP-17319-1-1.jpg /home/sdutton/msc/capstone/vector/api/services/xray/10019003_28003918.jpg</text:p>
          </table:table-cell>
        </table:table-row>
        <table:table-row table:style-name="ro1">
          <table:table-cell/>
          <table:table-cell office:value-type="float" office:value="10019003" calcext:value-type="float">
            <text:p>10019003</text:p>
          </table:table-cell>
          <table:table-cell office:value-type="float" office:value="26529390" calcext:value-type="float">
            <text:p>26529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/home/sdutton/msc/capstone/xray/cxr/Covid/A496404-12-28-1900-NA-CHEST_AP_VIEWONLY-64251-1.000000-AP-10275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8];&quot;_&quot;;[.C78];&quot;.jpg&quot;)" office:value-type="string" office:string-value="10019003_26529390.jpg" calcext:value-type="string">
            <text:p>10019003_26529390.jpg</text:p>
          </table:table-cell>
          <table:table-cell table:number-columns-repeated="2"/>
          <table:table-cell table:formula="of:=COM.MICROSOFT.CONCAT([.I78];&quot; &quot;;[.J78];&quot; &quot;;[.L78];[.M78])" office:value-type="string" office:string-value="cp /home/sdutton/msc/capstone/xray/cxr/Covid/A496404-12-28-1900-NA-CHEST_AP_VIEWONLY-64251-1.000000-AP-10275-1-1.jpg /home/sdutton/msc/capstone/vector/api/services/xray/10019003_26529390.jpg" calcext:value-type="string">
            <text:p>cp /home/sdutton/msc/capstone/xray/cxr/Covid/A496404-12-28-1900-NA-CHEST_AP_VIEWONLY-64251-1.000000-AP-10275-1-1.jpg /home/sdutton/msc/capstone/vector/api/services/xray/10019003_26529390.jpg</text:p>
          </table:table-cell>
        </table:table-row>
        <table:table-row table:style-name="ro1">
          <table:table-cell/>
          <table:table-cell office:value-type="float" office:value="10019003" calcext:value-type="float">
            <text:p>10019003</text:p>
          </table:table-cell>
          <table:table-cell office:value-type="float" office:value="26226543" calcext:value-type="float">
            <text:p>26226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/home/sdutton/msc/capstone/xray/cxr/Covid/A496404-12-28-1900-NA-CHEST_AP_VIEWONLY-64251-2.000000-AP-80716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9];&quot;_&quot;;[.C79];&quot;.jpg&quot;)" office:value-type="string" office:string-value="10019003_26226543.jpg" calcext:value-type="string">
            <text:p>10019003_26226543.jpg</text:p>
          </table:table-cell>
          <table:table-cell table:number-columns-repeated="2"/>
          <table:table-cell table:formula="of:=COM.MICROSOFT.CONCAT([.I79];&quot; &quot;;[.J79];&quot; &quot;;[.L79];[.M79])" office:value-type="string" office:string-value="cp /home/sdutton/msc/capstone/xray/cxr/Covid/A496404-12-28-1900-NA-CHEST_AP_VIEWONLY-64251-2.000000-AP-80716-1-1.jpg /home/sdutton/msc/capstone/vector/api/services/xray/10019003_26226543.jpg" calcext:value-type="string">
            <text:p>cp /home/sdutton/msc/capstone/xray/cxr/Covid/A496404-12-28-1900-NA-CHEST_AP_VIEWONLY-64251-2.000000-AP-80716-1-1.jpg /home/sdutton/msc/capstone/vector/api/services/xray/10019003_26226543.jpg</text:p>
          </table:table-cell>
        </table:table-row>
        <table:table-row table:style-name="ro1">
          <table:table-cell/>
          <table:table-cell office:value-type="float" office:value="10019003" calcext:value-type="float">
            <text:p>10019003</text:p>
          </table:table-cell>
          <table:table-cell office:value-type="float" office:value="29279905" calcext:value-type="float">
            <text:p>29279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/home/sdutton/msc/capstone/xray/cxr/Covid/A496404-12-31-1900-NA-CHEST_AP_PORT-86423-1.000000-AP-38434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80];&quot;_&quot;;[.C80];&quot;.jpg&quot;)" office:value-type="string" office:string-value="10019003_29279905.jpg" calcext:value-type="string">
            <text:p>10019003_29279905.jpg</text:p>
          </table:table-cell>
          <table:table-cell table:number-columns-repeated="2"/>
          <table:table-cell table:formula="of:=COM.MICROSOFT.CONCAT([.I80];&quot; &quot;;[.J80];&quot; &quot;;[.L80];[.M80])" office:value-type="string" office:string-value="cp /home/sdutton/msc/capstone/xray/cxr/Covid/A496404-12-31-1900-NA-CHEST_AP_PORT-86423-1.000000-AP-38434-1-1.jpg /home/sdutton/msc/capstone/vector/api/services/xray/10019003_29279905.jpg" calcext:value-type="string">
            <text:p>cp /home/sdutton/msc/capstone/xray/cxr/Covid/A496404-12-31-1900-NA-CHEST_AP_PORT-86423-1.000000-AP-38434-1-1.jpg /home/sdutton/msc/capstone/vector/api/services/xray/10019003_29279905.jpg</text:p>
          </table:table-cell>
        </table:table-row>
        <table:table-row table:style-name="ro1">
          <table:table-cell/>
          <table:table-cell office:value-type="float" office:value="10019003" calcext:value-type="float">
            <text:p>10019003</text:p>
          </table:table-cell>
          <table:table-cell office:value-type="float" office:value="25508812" calcext:value-type="float">
            <text:p>25508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/home/sdutton/msc/capstone/xray/cxr/Covid/A496404-12-31-1900-NA-CHEST_AP_PORT-86423-2.000000-AP-65144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81];&quot;_&quot;;[.C81];&quot;.jpg&quot;)" office:value-type="string" office:string-value="10019003_25508812.jpg" calcext:value-type="string">
            <text:p>10019003_25508812.jpg</text:p>
          </table:table-cell>
          <table:table-cell table:number-columns-repeated="2"/>
          <table:table-cell table:formula="of:=COM.MICROSOFT.CONCAT([.I81];&quot; &quot;;[.J81];&quot; &quot;;[.L81];[.M81])" office:value-type="string" office:string-value="cp /home/sdutton/msc/capstone/xray/cxr/Covid/A496404-12-31-1900-NA-CHEST_AP_PORT-86423-2.000000-AP-65144-1-1.jpg /home/sdutton/msc/capstone/vector/api/services/xray/10019003_25508812.jpg" calcext:value-type="string">
            <text:p>cp /home/sdutton/msc/capstone/xray/cxr/Covid/A496404-12-31-1900-NA-CHEST_AP_PORT-86423-2.000000-AP-65144-1-1.jpg /home/sdutton/msc/capstone/vector/api/services/xray/10019003_25508812.jpg</text:p>
          </table:table-cell>
        </table:table-row>
        <table:table-row table:style-name="ro1">
          <table:table-cell/>
          <table:table-cell office:value-type="float" office:value="10019003" calcext:value-type="float">
            <text:p>10019003</text:p>
          </table:table-cell>
          <table:table-cell office:value-type="float" office:value="26703331" calcext:value-type="float">
            <text:p>26703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/home/sdutton/msc/capstone/xray/cxr/Covid/A497308-12-31-1900-NA-CHEST_AP_VIEWONLY-37882-1.000000-AP-22887-1-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82];&quot;_&quot;;[.C82];&quot;.jpg&quot;)" office:value-type="string" office:string-value="10019003_26703331.jpg" calcext:value-type="string">
            <text:p>10019003_26703331.jpg</text:p>
          </table:table-cell>
          <table:table-cell table:number-columns-repeated="2"/>
          <table:table-cell table:formula="of:=COM.MICROSOFT.CONCAT([.I82];&quot; &quot;;[.J82];&quot; &quot;;[.L82];[.M82])" office:value-type="string" office:string-value="cp /home/sdutton/msc/capstone/xray/cxr/Covid/A497308-12-31-1900-NA-CHEST_AP_VIEWONLY-37882-1.000000-AP-22887-1-1.jpg /home/sdutton/msc/capstone/vector/api/services/xray/10019003_26703331.jpg" calcext:value-type="string">
            <text:p>cp /home/sdutton/msc/capstone/xray/cxr/Covid/A497308-12-31-1900-NA-CHEST_AP_VIEWONLY-37882-1.000000-AP-22887-1-1.jpg /home/sdutton/msc/capstone/vector/api/services/xray/10019003_26703331.jpg</text:p>
          </table:table-cell>
        </table:table-row>
      </table:table>
      <table:table table:name="Pneumonia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ubject_id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seq_no</text:p>
          </table:table-cell>
          <table:table-cell office:value-type="string" calcext:value-type="string">
            <text:p>icd_code</text:p>
          </table:table-cell>
          <table:table-cell office:value-type="string" calcext:value-type="string">
            <text:p>icd_versio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25612" calcext:value-type="float">
            <text:p>10025612</text:p>
          </table:table-cell>
          <table:table-cell office:value-type="float" office:value="23403708" calcext:value-type="float">
            <text:p>23403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0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];&quot;_&quot;;[.C2];&quot;.jpg&quot;)" office:value-type="string" office:string-value="10025612_23403708.jpg" calcext:value-type="string">
            <text:p>10025612_23403708.jpg</text:p>
          </table:table-cell>
          <table:table-cell table:number-columns-repeated="2"/>
          <table:table-cell table:formula="of:=COM.MICROSOFT.CONCAT([.I2];&quot; &quot;;[.J2];&quot; &quot;;[.L2];[.M2])" office:value-type="string" office:string-value="cp -f /home/sdutton/msc/capstone/xray/cxr/Pneumonia/PNEUMONIA(3802).jpg /home/sdutton/msc/capstone/vector/api/services/xray/10025612_23403708.jpg" calcext:value-type="string">
            <text:p>cp -f /home/sdutton/msc/capstone/xray/cxr/Pneumonia/PNEUMONIA(3802).jpg /home/sdutton/msc/capstone/vector/api/services/xray/10025612_23403708.jpg</text:p>
          </table:table-cell>
        </table:table-row>
        <table:table-row table:style-name="ro1">
          <table:table-cell/>
          <table:table-cell office:value-type="float" office:value="10026255" calcext:value-type="float">
            <text:p>10026255</text:p>
          </table:table-cell>
          <table:table-cell office:value-type="float" office:value="22059910" calcext:value-type="float">
            <text:p>22059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0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];&quot;_&quot;;[.C3];&quot;.jpg&quot;)" office:value-type="string" office:string-value="10026255_22059910.jpg" calcext:value-type="string">
            <text:p>10026255_22059910.jpg</text:p>
          </table:table-cell>
          <table:table-cell table:number-columns-repeated="2"/>
          <table:table-cell table:formula="of:=COM.MICROSOFT.CONCAT([.I3];&quot; &quot;;[.J3];&quot; &quot;;[.L3];[.M3])" office:value-type="string" office:string-value="cp -f /home/sdutton/msc/capstone/xray/cxr/Pneumonia/PNEUMONIA(3803).jpg /home/sdutton/msc/capstone/vector/api/services/xray/10026255_22059910.jpg" calcext:value-type="string">
            <text:p>cp -f /home/sdutton/msc/capstone/xray/cxr/Pneumonia/PNEUMONIA(3803).jpg /home/sdutton/msc/capstone/vector/api/services/xray/10026255_22059910.jpg</text:p>
          </table:table-cell>
        </table:table-row>
        <table:table-row table:style-name="ro1">
          <table:table-cell/>
          <table:table-cell office:value-type="float" office:value="10026255" calcext:value-type="float">
            <text:p>10026255</text:p>
          </table:table-cell>
          <table:table-cell office:value-type="float" office:value="20437651" calcext:value-type="float">
            <text:p>20437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0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];&quot;_&quot;;[.C4];&quot;.jpg&quot;)" office:value-type="string" office:string-value="10026255_20437651.jpg" calcext:value-type="string">
            <text:p>10026255_20437651.jpg</text:p>
          </table:table-cell>
          <table:table-cell table:number-columns-repeated="2"/>
          <table:table-cell table:formula="of:=COM.MICROSOFT.CONCAT([.I4];&quot; &quot;;[.J4];&quot; &quot;;[.L4];[.M4])" office:value-type="string" office:string-value="cp -f /home/sdutton/msc/capstone/xray/cxr/Pneumonia/PNEUMONIA(3804).jpg /home/sdutton/msc/capstone/vector/api/services/xray/10026255_20437651.jpg" calcext:value-type="string">
            <text:p>cp -f /home/sdutton/msc/capstone/xray/cxr/Pneumonia/PNEUMONIA(3804).jpg /home/sdutton/msc/capstone/vector/api/services/xray/10026255_20437651.jpg</text:p>
          </table:table-cell>
        </table:table-row>
        <table:table-row table:style-name="ro1">
          <table:table-cell/>
          <table:table-cell office:value-type="float" office:value="10026354" calcext:value-type="float">
            <text:p>10026354</text:p>
          </table:table-cell>
          <table:table-cell office:value-type="float" office:value="24547356" calcext:value-type="float">
            <text:p>24547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0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];&quot;_&quot;;[.C5];&quot;.jpg&quot;)" office:value-type="string" office:string-value="10026354_24547356.jpg" calcext:value-type="string">
            <text:p>10026354_24547356.jpg</text:p>
          </table:table-cell>
          <table:table-cell table:number-columns-repeated="2"/>
          <table:table-cell table:formula="of:=COM.MICROSOFT.CONCAT([.I5];&quot; &quot;;[.J5];&quot; &quot;;[.L5];[.M5])" office:value-type="string" office:string-value="cp -f /home/sdutton/msc/capstone/xray/cxr/Pneumonia/PNEUMONIA(3805).jpg /home/sdutton/msc/capstone/vector/api/services/xray/10026354_24547356.jpg" calcext:value-type="string">
            <text:p>cp -f /home/sdutton/msc/capstone/xray/cxr/Pneumonia/PNEUMONIA(3805).jpg /home/sdutton/msc/capstone/vector/api/services/xray/10026354_24547356.jpg</text:p>
          </table:table-cell>
        </table:table-row>
        <table:table-row table:style-name="ro1">
          <table:table-cell/>
          <table:table-cell office:value-type="float" office:value="10026406" calcext:value-type="float">
            <text:p>10026406</text:p>
          </table:table-cell>
          <table:table-cell office:value-type="float" office:value="25260176" calcext:value-type="float">
            <text:p>25260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0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];&quot;_&quot;;[.C6];&quot;.jpg&quot;)" office:value-type="string" office:string-value="10026406_25260176.jpg" calcext:value-type="string">
            <text:p>10026406_25260176.jpg</text:p>
          </table:table-cell>
          <table:table-cell table:number-columns-repeated="2"/>
          <table:table-cell table:formula="of:=COM.MICROSOFT.CONCAT([.I6];&quot; &quot;;[.J6];&quot; &quot;;[.L6];[.M6])" office:value-type="string" office:string-value="cp -f /home/sdutton/msc/capstone/xray/cxr/Pneumonia/PNEUMONIA(3806).jpg /home/sdutton/msc/capstone/vector/api/services/xray/10026406_25260176.jpg" calcext:value-type="string">
            <text:p>cp -f /home/sdutton/msc/capstone/xray/cxr/Pneumonia/PNEUMONIA(3806).jpg /home/sdutton/msc/capstone/vector/api/services/xray/10026406_25260176.jpg</text:p>
          </table:table-cell>
        </table:table-row>
        <table:table-row table:style-name="ro1">
          <table:table-cell/>
          <table:table-cell office:value-type="float" office:value="10026406" calcext:value-type="float">
            <text:p>10026406</text:p>
          </table:table-cell>
          <table:table-cell office:value-type="float" office:value="25166559" calcext:value-type="float">
            <text:p>25166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0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];&quot;_&quot;;[.C7];&quot;.jpg&quot;)" office:value-type="string" office:string-value="10026406_25166559.jpg" calcext:value-type="string">
            <text:p>10026406_25166559.jpg</text:p>
          </table:table-cell>
          <table:table-cell table:number-columns-repeated="2"/>
          <table:table-cell table:formula="of:=COM.MICROSOFT.CONCAT([.I7];&quot; &quot;;[.J7];&quot; &quot;;[.L7];[.M7])" office:value-type="string" office:string-value="cp -f /home/sdutton/msc/capstone/xray/cxr/Pneumonia/PNEUMONIA(3807).jpg /home/sdutton/msc/capstone/vector/api/services/xray/10026406_25166559.jpg" calcext:value-type="string">
            <text:p>cp -f /home/sdutton/msc/capstone/xray/cxr/Pneumonia/PNEUMONIA(3807).jpg /home/sdutton/msc/capstone/vector/api/services/xray/10026406_25166559.jpg</text:p>
          </table:table-cell>
        </table:table-row>
        <table:table-row table:style-name="ro1">
          <table:table-cell/>
          <table:table-cell office:value-type="float" office:value="10027445" calcext:value-type="float">
            <text:p>10027445</text:p>
          </table:table-cell>
          <table:table-cell office:value-type="float" office:value="26275841" calcext:value-type="float">
            <text:p>262758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0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8];&quot;_&quot;;[.C8];&quot;.jpg&quot;)" office:value-type="string" office:string-value="10027445_26275841.jpg" calcext:value-type="string">
            <text:p>10027445_26275841.jpg</text:p>
          </table:table-cell>
          <table:table-cell table:number-columns-repeated="2"/>
          <table:table-cell table:formula="of:=COM.MICROSOFT.CONCAT([.I8];&quot; &quot;;[.J8];&quot; &quot;;[.L8];[.M8])" office:value-type="string" office:string-value="cp -f /home/sdutton/msc/capstone/xray/cxr/Pneumonia/PNEUMONIA(3808).jpg /home/sdutton/msc/capstone/vector/api/services/xray/10027445_26275841.jpg" calcext:value-type="string">
            <text:p>cp -f /home/sdutton/msc/capstone/xray/cxr/Pneumonia/PNEUMONIA(3808).jpg /home/sdutton/msc/capstone/vector/api/services/xray/10027445_26275841.jpg</text:p>
          </table:table-cell>
        </table:table-row>
        <table:table-row table:style-name="ro1">
          <table:table-cell/>
          <table:table-cell office:value-type="float" office:value="10027445" calcext:value-type="float">
            <text:p>10027445</text:p>
          </table:table-cell>
          <table:table-cell office:value-type="float" office:value="29163082" calcext:value-type="float">
            <text:p>29163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0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9];&quot;_&quot;;[.C9];&quot;.jpg&quot;)" office:value-type="string" office:string-value="10027445_29163082.jpg" calcext:value-type="string">
            <text:p>10027445_29163082.jpg</text:p>
          </table:table-cell>
          <table:table-cell table:number-columns-repeated="2"/>
          <table:table-cell table:formula="of:=COM.MICROSOFT.CONCAT([.I9];&quot; &quot;;[.J9];&quot; &quot;;[.L9];[.M9])" office:value-type="string" office:string-value="cp -f /home/sdutton/msc/capstone/xray/cxr/Pneumonia/PNEUMONIA(3809).jpg /home/sdutton/msc/capstone/vector/api/services/xray/10027445_29163082.jpg" calcext:value-type="string">
            <text:p>cp -f /home/sdutton/msc/capstone/xray/cxr/Pneumonia/PNEUMONIA(3809).jpg /home/sdutton/msc/capstone/vector/api/services/xray/10027445_29163082.jpg</text:p>
          </table:table-cell>
        </table:table-row>
        <table:table-row table:style-name="ro1">
          <table:table-cell/>
          <table:table-cell office:value-type="float" office:value="10027445" calcext:value-type="float">
            <text:p>10027445</text:p>
          </table:table-cell>
          <table:table-cell office:value-type="float" office:value="27488741" calcext:value-type="float">
            <text:p>27488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0];&quot;_&quot;;[.C10];&quot;.jpg&quot;)" office:value-type="string" office:string-value="10027445_27488741.jpg" calcext:value-type="string">
            <text:p>10027445_27488741.jpg</text:p>
          </table:table-cell>
          <table:table-cell table:number-columns-repeated="2"/>
          <table:table-cell table:formula="of:=COM.MICROSOFT.CONCAT([.I10];&quot; &quot;;[.J10];&quot; &quot;;[.L10];[.M10])" office:value-type="string" office:string-value="cp -f /home/sdutton/msc/capstone/xray/cxr/Pneumonia/PNEUMONIA(381).jpg /home/sdutton/msc/capstone/vector/api/services/xray/10027445_27488741.jpg" calcext:value-type="string">
            <text:p>cp -f /home/sdutton/msc/capstone/xray/cxr/Pneumonia/PNEUMONIA(381).jpg /home/sdutton/msc/capstone/vector/api/services/xray/10027445_27488741.jpg</text:p>
          </table:table-cell>
        </table:table-row>
        <table:table-row table:style-name="ro1">
          <table:table-cell/>
          <table:table-cell office:value-type="float" office:value="10027602" calcext:value-type="float">
            <text:p>10027602</text:p>
          </table:table-cell>
          <table:table-cell office:value-type="float" office:value="21477991" calcext:value-type="float">
            <text:p>21477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1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1];&quot;_&quot;;[.C11];&quot;.jpg&quot;)" office:value-type="string" office:string-value="10027602_21477991.jpg" calcext:value-type="string">
            <text:p>10027602_21477991.jpg</text:p>
          </table:table-cell>
          <table:table-cell table:number-columns-repeated="2"/>
          <table:table-cell table:formula="of:=COM.MICROSOFT.CONCAT([.I11];&quot; &quot;;[.J11];&quot; &quot;;[.L11];[.M11])" office:value-type="string" office:string-value="cp -f /home/sdutton/msc/capstone/xray/cxr/Pneumonia/PNEUMONIA(3810).jpg /home/sdutton/msc/capstone/vector/api/services/xray/10027602_21477991.jpg" calcext:value-type="string">
            <text:p>cp -f /home/sdutton/msc/capstone/xray/cxr/Pneumonia/PNEUMONIA(3810).jpg /home/sdutton/msc/capstone/vector/api/services/xray/10027602_21477991.jpg</text:p>
          </table:table-cell>
        </table:table-row>
        <table:table-row table:style-name="ro1">
          <table:table-cell/>
          <table:table-cell office:value-type="float" office:value="10027602" calcext:value-type="float">
            <text:p>10027602</text:p>
          </table:table-cell>
          <table:table-cell office:value-type="float" office:value="28166872" calcext:value-type="float">
            <text:p>28166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1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2];&quot;_&quot;;[.C12];&quot;.jpg&quot;)" office:value-type="string" office:string-value="10027602_28166872.jpg" calcext:value-type="string">
            <text:p>10027602_28166872.jpg</text:p>
          </table:table-cell>
          <table:table-cell table:number-columns-repeated="2"/>
          <table:table-cell table:formula="of:=COM.MICROSOFT.CONCAT([.I12];&quot; &quot;;[.J12];&quot; &quot;;[.L12];[.M12])" office:value-type="string" office:string-value="cp -f /home/sdutton/msc/capstone/xray/cxr/Pneumonia/PNEUMONIA(3811).jpg /home/sdutton/msc/capstone/vector/api/services/xray/10027602_28166872.jpg" calcext:value-type="string">
            <text:p>cp -f /home/sdutton/msc/capstone/xray/cxr/Pneumonia/PNEUMONIA(3811).jpg /home/sdutton/msc/capstone/vector/api/services/xray/10027602_28166872.jpg</text:p>
          </table:table-cell>
        </table:table-row>
        <table:table-row table:style-name="ro1">
          <table:table-cell/>
          <table:table-cell office:value-type="float" office:value="10029291" calcext:value-type="float">
            <text:p>10029291</text:p>
          </table:table-cell>
          <table:table-cell office:value-type="float" office:value="22205327" calcext:value-type="float">
            <text:p>22205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1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3];&quot;_&quot;;[.C13];&quot;.jpg&quot;)" office:value-type="string" office:string-value="10029291_22205327.jpg" calcext:value-type="string">
            <text:p>10029291_22205327.jpg</text:p>
          </table:table-cell>
          <table:table-cell table:number-columns-repeated="2"/>
          <table:table-cell table:formula="of:=COM.MICROSOFT.CONCAT([.I13];&quot; &quot;;[.J13];&quot; &quot;;[.L13];[.M13])" office:value-type="string" office:string-value="cp -f /home/sdutton/msc/capstone/xray/cxr/Pneumonia/PNEUMONIA(3812).jpg /home/sdutton/msc/capstone/vector/api/services/xray/10029291_22205327.jpg" calcext:value-type="string">
            <text:p>cp -f /home/sdutton/msc/capstone/xray/cxr/Pneumonia/PNEUMONIA(3812).jpg /home/sdutton/msc/capstone/vector/api/services/xray/10029291_22205327.jpg</text:p>
          </table:table-cell>
        </table:table-row>
        <table:table-row table:style-name="ro1">
          <table:table-cell/>
          <table:table-cell office:value-type="float" office:value="10029484" calcext:value-type="float">
            <text:p>10029484</text:p>
          </table:table-cell>
          <table:table-cell office:value-type="float" office:value="20764029" calcext:value-type="float">
            <text:p>20764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1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4];&quot;_&quot;;[.C14];&quot;.jpg&quot;)" office:value-type="string" office:string-value="10029484_20764029.jpg" calcext:value-type="string">
            <text:p>10029484_20764029.jpg</text:p>
          </table:table-cell>
          <table:table-cell table:number-columns-repeated="2"/>
          <table:table-cell table:formula="of:=COM.MICROSOFT.CONCAT([.I14];&quot; &quot;;[.J14];&quot; &quot;;[.L14];[.M14])" office:value-type="string" office:string-value="cp -f /home/sdutton/msc/capstone/xray/cxr/Pneumonia/PNEUMONIA(3813).jpg /home/sdutton/msc/capstone/vector/api/services/xray/10029484_20764029.jpg" calcext:value-type="string">
            <text:p>cp -f /home/sdutton/msc/capstone/xray/cxr/Pneumonia/PNEUMONIA(3813).jpg /home/sdutton/msc/capstone/vector/api/services/xray/10029484_20764029.jpg</text:p>
          </table:table-cell>
        </table:table-row>
        <table:table-row table:style-name="ro1">
          <table:table-cell/>
          <table:table-cell office:value-type="float" office:value="10031404" calcext:value-type="float">
            <text:p>10031404</text:p>
          </table:table-cell>
          <table:table-cell office:value-type="float" office:value="21606243" calcext:value-type="float">
            <text:p>21606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1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5];&quot;_&quot;;[.C15];&quot;.jpg&quot;)" office:value-type="string" office:string-value="10031404_21606243.jpg" calcext:value-type="string">
            <text:p>10031404_21606243.jpg</text:p>
          </table:table-cell>
          <table:table-cell table:number-columns-repeated="2"/>
          <table:table-cell table:formula="of:=COM.MICROSOFT.CONCAT([.I15];&quot; &quot;;[.J15];&quot; &quot;;[.L15];[.M15])" office:value-type="string" office:string-value="cp -f /home/sdutton/msc/capstone/xray/cxr/Pneumonia/PNEUMONIA(3814).jpg /home/sdutton/msc/capstone/vector/api/services/xray/10031404_21606243.jpg" calcext:value-type="string">
            <text:p>cp -f /home/sdutton/msc/capstone/xray/cxr/Pneumonia/PNEUMONIA(3814).jpg /home/sdutton/msc/capstone/vector/api/services/xray/10031404_21606243.jpg</text:p>
          </table:table-cell>
        </table:table-row>
        <table:table-row table:style-name="ro1">
          <table:table-cell/>
          <table:table-cell office:value-type="float" office:value="10031757" calcext:value-type="float">
            <text:p>10031757</text:p>
          </table:table-cell>
          <table:table-cell office:value-type="float" office:value="28477280" calcext:value-type="float">
            <text:p>28477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1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6];&quot;_&quot;;[.C16];&quot;.jpg&quot;)" office:value-type="string" office:string-value="10031757_28477280.jpg" calcext:value-type="string">
            <text:p>10031757_28477280.jpg</text:p>
          </table:table-cell>
          <table:table-cell table:number-columns-repeated="2"/>
          <table:table-cell table:formula="of:=COM.MICROSOFT.CONCAT([.I16];&quot; &quot;;[.J16];&quot; &quot;;[.L16];[.M16])" office:value-type="string" office:string-value="cp -f /home/sdutton/msc/capstone/xray/cxr/Pneumonia/PNEUMONIA(3815).jpg /home/sdutton/msc/capstone/vector/api/services/xray/10031757_28477280.jpg" calcext:value-type="string">
            <text:p>cp -f /home/sdutton/msc/capstone/xray/cxr/Pneumonia/PNEUMONIA(3815).jpg /home/sdutton/msc/capstone/vector/api/services/xray/10031757_28477280.jpg</text:p>
          </table:table-cell>
        </table:table-row>
        <table:table-row table:style-name="ro1">
          <table:table-cell/>
          <table:table-cell office:value-type="float" office:value="10032725" calcext:value-type="float">
            <text:p>10032725</text:p>
          </table:table-cell>
          <table:table-cell office:value-type="float" office:value="20611640" calcext:value-type="float">
            <text:p>206116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1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7];&quot;_&quot;;[.C17];&quot;.jpg&quot;)" office:value-type="string" office:string-value="10032725_20611640.jpg" calcext:value-type="string">
            <text:p>10032725_20611640.jpg</text:p>
          </table:table-cell>
          <table:table-cell table:number-columns-repeated="2"/>
          <table:table-cell table:formula="of:=COM.MICROSOFT.CONCAT([.I17];&quot; &quot;;[.J17];&quot; &quot;;[.L17];[.M17])" office:value-type="string" office:string-value="cp -f /home/sdutton/msc/capstone/xray/cxr/Pneumonia/PNEUMONIA(3816).jpg /home/sdutton/msc/capstone/vector/api/services/xray/10032725_20611640.jpg" calcext:value-type="string">
            <text:p>cp -f /home/sdutton/msc/capstone/xray/cxr/Pneumonia/PNEUMONIA(3816).jpg /home/sdutton/msc/capstone/vector/api/services/xray/10032725_20611640.jpg</text:p>
          </table:table-cell>
        </table:table-row>
        <table:table-row table:style-name="ro1">
          <table:table-cell/>
          <table:table-cell office:value-type="float" office:value="10032725" calcext:value-type="float">
            <text:p>10032725</text:p>
          </table:table-cell>
          <table:table-cell office:value-type="float" office:value="25177949" calcext:value-type="float">
            <text:p>251779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1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8];&quot;_&quot;;[.C18];&quot;.jpg&quot;)" office:value-type="string" office:string-value="10032725_25177949.jpg" calcext:value-type="string">
            <text:p>10032725_25177949.jpg</text:p>
          </table:table-cell>
          <table:table-cell table:number-columns-repeated="2"/>
          <table:table-cell table:formula="of:=COM.MICROSOFT.CONCAT([.I18];&quot; &quot;;[.J18];&quot; &quot;;[.L18];[.M18])" office:value-type="string" office:string-value="cp -f /home/sdutton/msc/capstone/xray/cxr/Pneumonia/PNEUMONIA(3817).jpg /home/sdutton/msc/capstone/vector/api/services/xray/10032725_25177949.jpg" calcext:value-type="string">
            <text:p>cp -f /home/sdutton/msc/capstone/xray/cxr/Pneumonia/PNEUMONIA(3817).jpg /home/sdutton/msc/capstone/vector/api/services/xray/10032725_25177949.jpg</text:p>
          </table:table-cell>
        </table:table-row>
        <table:table-row table:style-name="ro1">
          <table:table-cell/>
          <table:table-cell office:value-type="float" office:value="10035185" calcext:value-type="float">
            <text:p>10035185</text:p>
          </table:table-cell>
          <table:table-cell office:value-type="float" office:value="22580999" calcext:value-type="float">
            <text:p>22580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1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9];&quot;_&quot;;[.C19];&quot;.jpg&quot;)" office:value-type="string" office:string-value="10035185_22580999.jpg" calcext:value-type="string">
            <text:p>10035185_22580999.jpg</text:p>
          </table:table-cell>
          <table:table-cell table:number-columns-repeated="2"/>
          <table:table-cell table:formula="of:=COM.MICROSOFT.CONCAT([.I19];&quot; &quot;;[.J19];&quot; &quot;;[.L19];[.M19])" office:value-type="string" office:string-value="cp -f /home/sdutton/msc/capstone/xray/cxr/Pneumonia/PNEUMONIA(3818).jpg /home/sdutton/msc/capstone/vector/api/services/xray/10035185_22580999.jpg" calcext:value-type="string">
            <text:p>cp -f /home/sdutton/msc/capstone/xray/cxr/Pneumonia/PNEUMONIA(3818).jpg /home/sdutton/msc/capstone/vector/api/services/xray/10035185_22580999.jpg</text:p>
          </table:table-cell>
        </table:table-row>
        <table:table-row table:style-name="ro1">
          <table:table-cell/>
          <table:table-cell office:value-type="float" office:value="10035631" calcext:value-type="float">
            <text:p>10035631</text:p>
          </table:table-cell>
          <table:table-cell office:value-type="float" office:value="29276678" calcext:value-type="float">
            <text:p>29276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1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0];&quot;_&quot;;[.C20];&quot;.jpg&quot;)" office:value-type="string" office:string-value="10035631_29276678.jpg" calcext:value-type="string">
            <text:p>10035631_29276678.jpg</text:p>
          </table:table-cell>
          <table:table-cell table:number-columns-repeated="2"/>
          <table:table-cell table:formula="of:=COM.MICROSOFT.CONCAT([.I20];&quot; &quot;;[.J20];&quot; &quot;;[.L20];[.M20])" office:value-type="string" office:string-value="cp -f /home/sdutton/msc/capstone/xray/cxr/Pneumonia/PNEUMONIA(3819).jpg /home/sdutton/msc/capstone/vector/api/services/xray/10035631_29276678.jpg" calcext:value-type="string">
            <text:p>cp -f /home/sdutton/msc/capstone/xray/cxr/Pneumonia/PNEUMONIA(3819).jpg /home/sdutton/msc/capstone/vector/api/services/xray/10035631_29276678.jpg</text:p>
          </table:table-cell>
        </table:table-row>
        <table:table-row table:style-name="ro1">
          <table:table-cell/>
          <table:table-cell office:value-type="float" office:value="10035631" calcext:value-type="float">
            <text:p>10035631</text:p>
          </table:table-cell>
          <table:table-cell office:value-type="float" office:value="22732862" calcext:value-type="float">
            <text:p>22732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1];&quot;_&quot;;[.C21];&quot;.jpg&quot;)" office:value-type="string" office:string-value="10035631_22732862.jpg" calcext:value-type="string">
            <text:p>10035631_22732862.jpg</text:p>
          </table:table-cell>
          <table:table-cell table:number-columns-repeated="2"/>
          <table:table-cell table:formula="of:=COM.MICROSOFT.CONCAT([.I21];&quot; &quot;;[.J21];&quot; &quot;;[.L21];[.M21])" office:value-type="string" office:string-value="cp -f /home/sdutton/msc/capstone/xray/cxr/Pneumonia/PNEUMONIA(382).jpg /home/sdutton/msc/capstone/vector/api/services/xray/10035631_22732862.jpg" calcext:value-type="string">
            <text:p>cp -f /home/sdutton/msc/capstone/xray/cxr/Pneumonia/PNEUMONIA(382).jpg /home/sdutton/msc/capstone/vector/api/services/xray/10035631_22732862.jpg</text:p>
          </table:table-cell>
        </table:table-row>
        <table:table-row table:style-name="ro1">
          <table:table-cell/>
          <table:table-cell office:value-type="float" office:value="10035631" calcext:value-type="float">
            <text:p>10035631</text:p>
          </table:table-cell>
          <table:table-cell office:value-type="float" office:value="29462354" calcext:value-type="float">
            <text:p>29462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2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2];&quot;_&quot;;[.C22];&quot;.jpg&quot;)" office:value-type="string" office:string-value="10035631_29462354.jpg" calcext:value-type="string">
            <text:p>10035631_29462354.jpg</text:p>
          </table:table-cell>
          <table:table-cell table:number-columns-repeated="2"/>
          <table:table-cell table:formula="of:=COM.MICROSOFT.CONCAT([.I22];&quot; &quot;;[.J22];&quot; &quot;;[.L22];[.M22])" office:value-type="string" office:string-value="cp -f /home/sdutton/msc/capstone/xray/cxr/Pneumonia/PNEUMONIA(3820).jpg /home/sdutton/msc/capstone/vector/api/services/xray/10035631_29462354.jpg" calcext:value-type="string">
            <text:p>cp -f /home/sdutton/msc/capstone/xray/cxr/Pneumonia/PNEUMONIA(3820).jpg /home/sdutton/msc/capstone/vector/api/services/xray/10035631_29462354.jpg</text:p>
          </table:table-cell>
        </table:table-row>
        <table:table-row table:style-name="ro1">
          <table:table-cell/>
          <table:table-cell office:value-type="float" office:value="10035631" calcext:value-type="float">
            <text:p>10035631</text:p>
          </table:table-cell>
          <table:table-cell office:value-type="float" office:value="27496788" calcext:value-type="float">
            <text:p>274967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2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3];&quot;_&quot;;[.C23];&quot;.jpg&quot;)" office:value-type="string" office:string-value="10035631_27496788.jpg" calcext:value-type="string">
            <text:p>10035631_27496788.jpg</text:p>
          </table:table-cell>
          <table:table-cell table:number-columns-repeated="2"/>
          <table:table-cell table:formula="of:=COM.MICROSOFT.CONCAT([.I23];&quot; &quot;;[.J23];&quot; &quot;;[.L23];[.M23])" office:value-type="string" office:string-value="cp -f /home/sdutton/msc/capstone/xray/cxr/Pneumonia/PNEUMONIA(3821).jpg /home/sdutton/msc/capstone/vector/api/services/xray/10035631_27496788.jpg" calcext:value-type="string">
            <text:p>cp -f /home/sdutton/msc/capstone/xray/cxr/Pneumonia/PNEUMONIA(3821).jpg /home/sdutton/msc/capstone/vector/api/services/xray/10035631_27496788.jpg</text:p>
          </table:table-cell>
        </table:table-row>
        <table:table-row table:style-name="ro1">
          <table:table-cell/>
          <table:table-cell office:value-type="float" office:value="10035631" calcext:value-type="float">
            <text:p>10035631</text:p>
          </table:table-cell>
          <table:table-cell office:value-type="float" office:value="21476294" calcext:value-type="float">
            <text:p>21476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2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4];&quot;_&quot;;[.C24];&quot;.jpg&quot;)" office:value-type="string" office:string-value="10035631_21476294.jpg" calcext:value-type="string">
            <text:p>10035631_21476294.jpg</text:p>
          </table:table-cell>
          <table:table-cell table:number-columns-repeated="2"/>
          <table:table-cell table:formula="of:=COM.MICROSOFT.CONCAT([.I24];&quot; &quot;;[.J24];&quot; &quot;;[.L24];[.M24])" office:value-type="string" office:string-value="cp -f /home/sdutton/msc/capstone/xray/cxr/Pneumonia/PNEUMONIA(3822).jpg /home/sdutton/msc/capstone/vector/api/services/xray/10035631_21476294.jpg" calcext:value-type="string">
            <text:p>cp -f /home/sdutton/msc/capstone/xray/cxr/Pneumonia/PNEUMONIA(3822).jpg /home/sdutton/msc/capstone/vector/api/services/xray/10035631_21476294.jpg</text:p>
          </table:table-cell>
        </table:table-row>
        <table:table-row table:style-name="ro1">
          <table:table-cell/>
          <table:table-cell office:value-type="float" office:value="10035631" calcext:value-type="float">
            <text:p>10035631</text:p>
          </table:table-cell>
          <table:table-cell office:value-type="float" office:value="21599196" calcext:value-type="float">
            <text:p>21599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2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5];&quot;_&quot;;[.C25];&quot;.jpg&quot;)" office:value-type="string" office:string-value="10035631_21599196.jpg" calcext:value-type="string">
            <text:p>10035631_21599196.jpg</text:p>
          </table:table-cell>
          <table:table-cell table:number-columns-repeated="2"/>
          <table:table-cell table:formula="of:=COM.MICROSOFT.CONCAT([.I25];&quot; &quot;;[.J25];&quot; &quot;;[.L25];[.M25])" office:value-type="string" office:string-value="cp -f /home/sdutton/msc/capstone/xray/cxr/Pneumonia/PNEUMONIA(3823).jpg /home/sdutton/msc/capstone/vector/api/services/xray/10035631_21599196.jpg" calcext:value-type="string">
            <text:p>cp -f /home/sdutton/msc/capstone/xray/cxr/Pneumonia/PNEUMONIA(3823).jpg /home/sdutton/msc/capstone/vector/api/services/xray/10035631_21599196.jpg</text:p>
          </table:table-cell>
        </table:table-row>
        <table:table-row table:style-name="ro1">
          <table:table-cell/>
          <table:table-cell office:value-type="float" office:value="10035631" calcext:value-type="float">
            <text:p>10035631</text:p>
          </table:table-cell>
          <table:table-cell office:value-type="float" office:value="24912093" calcext:value-type="float">
            <text:p>24912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2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6];&quot;_&quot;;[.C26];&quot;.jpg&quot;)" office:value-type="string" office:string-value="10035631_24912093.jpg" calcext:value-type="string">
            <text:p>10035631_24912093.jpg</text:p>
          </table:table-cell>
          <table:table-cell table:number-columns-repeated="2"/>
          <table:table-cell table:formula="of:=COM.MICROSOFT.CONCAT([.I26];&quot; &quot;;[.J26];&quot; &quot;;[.L26];[.M26])" office:value-type="string" office:string-value="cp -f /home/sdutton/msc/capstone/xray/cxr/Pneumonia/PNEUMONIA(3824).jpg /home/sdutton/msc/capstone/vector/api/services/xray/10035631_24912093.jpg" calcext:value-type="string">
            <text:p>cp -f /home/sdutton/msc/capstone/xray/cxr/Pneumonia/PNEUMONIA(3824).jpg /home/sdutton/msc/capstone/vector/api/services/xray/10035631_24912093.jpg</text:p>
          </table:table-cell>
        </table:table-row>
        <table:table-row table:style-name="ro1">
          <table:table-cell/>
          <table:table-cell office:value-type="float" office:value="10035631" calcext:value-type="float">
            <text:p>10035631</text:p>
          </table:table-cell>
          <table:table-cell office:value-type="float" office:value="29654498" calcext:value-type="float">
            <text:p>29654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2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7];&quot;_&quot;;[.C27];&quot;.jpg&quot;)" office:value-type="string" office:string-value="10035631_29654498.jpg" calcext:value-type="string">
            <text:p>10035631_29654498.jpg</text:p>
          </table:table-cell>
          <table:table-cell table:number-columns-repeated="2"/>
          <table:table-cell table:formula="of:=COM.MICROSOFT.CONCAT([.I27];&quot; &quot;;[.J27];&quot; &quot;;[.L27];[.M27])" office:value-type="string" office:string-value="cp -f /home/sdutton/msc/capstone/xray/cxr/Pneumonia/PNEUMONIA(3825).jpg /home/sdutton/msc/capstone/vector/api/services/xray/10035631_29654498.jpg" calcext:value-type="string">
            <text:p>cp -f /home/sdutton/msc/capstone/xray/cxr/Pneumonia/PNEUMONIA(3825).jpg /home/sdutton/msc/capstone/vector/api/services/xray/10035631_29654498.jpg</text:p>
          </table:table-cell>
        </table:table-row>
        <table:table-row table:style-name="ro1">
          <table:table-cell/>
          <table:table-cell office:value-type="float" office:value="10035631" calcext:value-type="float">
            <text:p>10035631</text:p>
          </table:table-cell>
          <table:table-cell office:value-type="float" office:value="20385771" calcext:value-type="float">
            <text:p>20385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2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8];&quot;_&quot;;[.C28];&quot;.jpg&quot;)" office:value-type="string" office:string-value="10035631_20385771.jpg" calcext:value-type="string">
            <text:p>10035631_20385771.jpg</text:p>
          </table:table-cell>
          <table:table-cell table:number-columns-repeated="2"/>
          <table:table-cell table:formula="of:=COM.MICROSOFT.CONCAT([.I28];&quot; &quot;;[.J28];&quot; &quot;;[.L28];[.M28])" office:value-type="string" office:string-value="cp -f /home/sdutton/msc/capstone/xray/cxr/Pneumonia/PNEUMONIA(3826).jpg /home/sdutton/msc/capstone/vector/api/services/xray/10035631_20385771.jpg" calcext:value-type="string">
            <text:p>cp -f /home/sdutton/msc/capstone/xray/cxr/Pneumonia/PNEUMONIA(3826).jpg /home/sdutton/msc/capstone/vector/api/services/xray/10035631_20385771.jpg</text:p>
          </table:table-cell>
        </table:table-row>
        <table:table-row table:style-name="ro1">
          <table:table-cell/>
          <table:table-cell office:value-type="float" office:value="10036156" calcext:value-type="float">
            <text:p>10036156</text:p>
          </table:table-cell>
          <table:table-cell office:value-type="float" office:value="28019404" calcext:value-type="float">
            <text:p>28019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2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9];&quot;_&quot;;[.C29];&quot;.jpg&quot;)" office:value-type="string" office:string-value="10036156_28019404.jpg" calcext:value-type="string">
            <text:p>10036156_28019404.jpg</text:p>
          </table:table-cell>
          <table:table-cell table:number-columns-repeated="2"/>
          <table:table-cell table:formula="of:=COM.MICROSOFT.CONCAT([.I29];&quot; &quot;;[.J29];&quot; &quot;;[.L29];[.M29])" office:value-type="string" office:string-value="cp -f /home/sdutton/msc/capstone/xray/cxr/Pneumonia/PNEUMONIA(3827).jpg /home/sdutton/msc/capstone/vector/api/services/xray/10036156_28019404.jpg" calcext:value-type="string">
            <text:p>cp -f /home/sdutton/msc/capstone/xray/cxr/Pneumonia/PNEUMONIA(3827).jpg /home/sdutton/msc/capstone/vector/api/services/xray/10036156_28019404.jpg</text:p>
          </table:table-cell>
        </table:table-row>
        <table:table-row table:style-name="ro1">
          <table:table-cell/>
          <table:table-cell office:value-type="float" office:value="10037861" calcext:value-type="float">
            <text:p>10037861</text:p>
          </table:table-cell>
          <table:table-cell office:value-type="float" office:value="24256866" calcext:value-type="float">
            <text:p>24256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2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0];&quot;_&quot;;[.C30];&quot;.jpg&quot;)" office:value-type="string" office:string-value="10037861_24256866.jpg" calcext:value-type="string">
            <text:p>10037861_24256866.jpg</text:p>
          </table:table-cell>
          <table:table-cell table:number-columns-repeated="2"/>
          <table:table-cell table:formula="of:=COM.MICROSOFT.CONCAT([.I30];&quot; &quot;;[.J30];&quot; &quot;;[.L30];[.M30])" office:value-type="string" office:string-value="cp -f /home/sdutton/msc/capstone/xray/cxr/Pneumonia/PNEUMONIA(3828).jpg /home/sdutton/msc/capstone/vector/api/services/xray/10037861_24256866.jpg" calcext:value-type="string">
            <text:p>cp -f /home/sdutton/msc/capstone/xray/cxr/Pneumonia/PNEUMONIA(3828).jpg /home/sdutton/msc/capstone/vector/api/services/xray/10037861_24256866.jpg</text:p>
          </table:table-cell>
        </table:table-row>
        <table:table-row table:style-name="ro1">
          <table:table-cell/>
          <table:table-cell office:value-type="float" office:value="10037861" calcext:value-type="float">
            <text:p>10037861</text:p>
          </table:table-cell>
          <table:table-cell office:value-type="float" office:value="24540843" calcext:value-type="float">
            <text:p>245408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2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1];&quot;_&quot;;[.C31];&quot;.jpg&quot;)" office:value-type="string" office:string-value="10037861_24540843.jpg" calcext:value-type="string">
            <text:p>10037861_24540843.jpg</text:p>
          </table:table-cell>
          <table:table-cell table:number-columns-repeated="2"/>
          <table:table-cell table:formula="of:=COM.MICROSOFT.CONCAT([.I31];&quot; &quot;;[.J31];&quot; &quot;;[.L31];[.M31])" office:value-type="string" office:string-value="cp -f /home/sdutton/msc/capstone/xray/cxr/Pneumonia/PNEUMONIA(3829).jpg /home/sdutton/msc/capstone/vector/api/services/xray/10037861_24540843.jpg" calcext:value-type="string">
            <text:p>cp -f /home/sdutton/msc/capstone/xray/cxr/Pneumonia/PNEUMONIA(3829).jpg /home/sdutton/msc/capstone/vector/api/services/xray/10037861_24540843.jpg</text:p>
          </table:table-cell>
        </table:table-row>
        <table:table-row table:style-name="ro1">
          <table:table-cell/>
          <table:table-cell office:value-type="float" office:value="10037928" calcext:value-type="float">
            <text:p>10037928</text:p>
          </table:table-cell>
          <table:table-cell office:value-type="float" office:value="24656677" calcext:value-type="float">
            <text:p>24656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2];&quot;_&quot;;[.C32];&quot;.jpg&quot;)" office:value-type="string" office:string-value="10037928_24656677.jpg" calcext:value-type="string">
            <text:p>10037928_24656677.jpg</text:p>
          </table:table-cell>
          <table:table-cell table:number-columns-repeated="2"/>
          <table:table-cell table:formula="of:=COM.MICROSOFT.CONCAT([.I32];&quot; &quot;;[.J32];&quot; &quot;;[.L32];[.M32])" office:value-type="string" office:string-value="cp -f /home/sdutton/msc/capstone/xray/cxr/Pneumonia/PNEUMONIA(383).jpg /home/sdutton/msc/capstone/vector/api/services/xray/10037928_24656677.jpg" calcext:value-type="string">
            <text:p>cp -f /home/sdutton/msc/capstone/xray/cxr/Pneumonia/PNEUMONIA(383).jpg /home/sdutton/msc/capstone/vector/api/services/xray/10037928_24656677.jpg</text:p>
          </table:table-cell>
        </table:table-row>
        <table:table-row table:style-name="ro1">
          <table:table-cell/>
          <table:table-cell office:value-type="float" office:value="10037928" calcext:value-type="float">
            <text:p>10037928</text:p>
          </table:table-cell>
          <table:table-cell office:value-type="float" office:value="24885579" calcext:value-type="float">
            <text:p>24885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3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3];&quot;_&quot;;[.C33];&quot;.jpg&quot;)" office:value-type="string" office:string-value="10037928_24885579.jpg" calcext:value-type="string">
            <text:p>10037928_24885579.jpg</text:p>
          </table:table-cell>
          <table:table-cell table:number-columns-repeated="2"/>
          <table:table-cell table:formula="of:=COM.MICROSOFT.CONCAT([.I33];&quot; &quot;;[.J33];&quot; &quot;;[.L33];[.M33])" office:value-type="string" office:string-value="cp -f /home/sdutton/msc/capstone/xray/cxr/Pneumonia/PNEUMONIA(3830).jpg /home/sdutton/msc/capstone/vector/api/services/xray/10037928_24885579.jpg" calcext:value-type="string">
            <text:p>cp -f /home/sdutton/msc/capstone/xray/cxr/Pneumonia/PNEUMONIA(3830).jpg /home/sdutton/msc/capstone/vector/api/services/xray/10037928_24885579.jpg</text:p>
          </table:table-cell>
        </table:table-row>
        <table:table-row table:style-name="ro1">
          <table:table-cell/>
          <table:table-cell office:value-type="float" office:value="10037928" calcext:value-type="float">
            <text:p>10037928</text:p>
          </table:table-cell>
          <table:table-cell office:value-type="float" office:value="22490490" calcext:value-type="float">
            <text:p>22490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3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4];&quot;_&quot;;[.C34];&quot;.jpg&quot;)" office:value-type="string" office:string-value="10037928_22490490.jpg" calcext:value-type="string">
            <text:p>10037928_22490490.jpg</text:p>
          </table:table-cell>
          <table:table-cell table:number-columns-repeated="2"/>
          <table:table-cell table:formula="of:=COM.MICROSOFT.CONCAT([.I34];&quot; &quot;;[.J34];&quot; &quot;;[.L34];[.M34])" office:value-type="string" office:string-value="cp -f /home/sdutton/msc/capstone/xray/cxr/Pneumonia/PNEUMONIA(3831).jpg /home/sdutton/msc/capstone/vector/api/services/xray/10037928_22490490.jpg" calcext:value-type="string">
            <text:p>cp -f /home/sdutton/msc/capstone/xray/cxr/Pneumonia/PNEUMONIA(3831).jpg /home/sdutton/msc/capstone/vector/api/services/xray/10037928_22490490.jpg</text:p>
          </table:table-cell>
        </table:table-row>
        <table:table-row table:style-name="ro1">
          <table:table-cell/>
          <table:table-cell office:value-type="float" office:value="10037928" calcext:value-type="float">
            <text:p>10037928</text:p>
          </table:table-cell>
          <table:table-cell office:value-type="float" office:value="20192635" calcext:value-type="float">
            <text:p>20192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3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5];&quot;_&quot;;[.C35];&quot;.jpg&quot;)" office:value-type="string" office:string-value="10037928_20192635.jpg" calcext:value-type="string">
            <text:p>10037928_20192635.jpg</text:p>
          </table:table-cell>
          <table:table-cell table:number-columns-repeated="2"/>
          <table:table-cell table:formula="of:=COM.MICROSOFT.CONCAT([.I35];&quot; &quot;;[.J35];&quot; &quot;;[.L35];[.M35])" office:value-type="string" office:string-value="cp -f /home/sdutton/msc/capstone/xray/cxr/Pneumonia/PNEUMONIA(3832).jpg /home/sdutton/msc/capstone/vector/api/services/xray/10037928_20192635.jpg" calcext:value-type="string">
            <text:p>cp -f /home/sdutton/msc/capstone/xray/cxr/Pneumonia/PNEUMONIA(3832).jpg /home/sdutton/msc/capstone/vector/api/services/xray/10037928_20192635.jpg</text:p>
          </table:table-cell>
        </table:table-row>
        <table:table-row table:style-name="ro1">
          <table:table-cell/>
          <table:table-cell office:value-type="float" office:value="10037928" calcext:value-type="float">
            <text:p>10037928</text:p>
          </table:table-cell>
          <table:table-cell office:value-type="float" office:value="23721604" calcext:value-type="float">
            <text:p>23721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3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6];&quot;_&quot;;[.C36];&quot;.jpg&quot;)" office:value-type="string" office:string-value="10037928_23721604.jpg" calcext:value-type="string">
            <text:p>10037928_23721604.jpg</text:p>
          </table:table-cell>
          <table:table-cell table:number-columns-repeated="2"/>
          <table:table-cell table:formula="of:=COM.MICROSOFT.CONCAT([.I36];&quot; &quot;;[.J36];&quot; &quot;;[.L36];[.M36])" office:value-type="string" office:string-value="cp -f /home/sdutton/msc/capstone/xray/cxr/Pneumonia/PNEUMONIA(3833).jpg /home/sdutton/msc/capstone/vector/api/services/xray/10037928_23721604.jpg" calcext:value-type="string">
            <text:p>cp -f /home/sdutton/msc/capstone/xray/cxr/Pneumonia/PNEUMONIA(3833).jpg /home/sdutton/msc/capstone/vector/api/services/xray/10037928_23721604.jpg</text:p>
          </table:table-cell>
        </table:table-row>
        <table:table-row table:style-name="ro1">
          <table:table-cell/>
          <table:table-cell office:value-type="float" office:value="10037928" calcext:value-type="float">
            <text:p>10037928</text:p>
          </table:table-cell>
          <table:table-cell office:value-type="float" office:value="24225421" calcext:value-type="float">
            <text:p>24225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3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7];&quot;_&quot;;[.C37];&quot;.jpg&quot;)" office:value-type="string" office:string-value="10037928_24225421.jpg" calcext:value-type="string">
            <text:p>10037928_24225421.jpg</text:p>
          </table:table-cell>
          <table:table-cell table:number-columns-repeated="2"/>
          <table:table-cell table:formula="of:=COM.MICROSOFT.CONCAT([.I37];&quot; &quot;;[.J37];&quot; &quot;;[.L37];[.M37])" office:value-type="string" office:string-value="cp -f /home/sdutton/msc/capstone/xray/cxr/Pneumonia/PNEUMONIA(3834).jpg /home/sdutton/msc/capstone/vector/api/services/xray/10037928_24225421.jpg" calcext:value-type="string">
            <text:p>cp -f /home/sdutton/msc/capstone/xray/cxr/Pneumonia/PNEUMONIA(3834).jpg /home/sdutton/msc/capstone/vector/api/services/xray/10037928_24225421.jpg</text:p>
          </table:table-cell>
        </table:table-row>
        <table:table-row table:style-name="ro1">
          <table:table-cell/>
          <table:table-cell office:value-type="float" office:value="10037928" calcext:value-type="float">
            <text:p>10037928</text:p>
          </table:table-cell>
          <table:table-cell office:value-type="float" office:value="22228639" calcext:value-type="float">
            <text:p>22228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3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8];&quot;_&quot;;[.C38];&quot;.jpg&quot;)" office:value-type="string" office:string-value="10037928_22228639.jpg" calcext:value-type="string">
            <text:p>10037928_22228639.jpg</text:p>
          </table:table-cell>
          <table:table-cell table:number-columns-repeated="2"/>
          <table:table-cell table:formula="of:=COM.MICROSOFT.CONCAT([.I38];&quot; &quot;;[.J38];&quot; &quot;;[.L38];[.M38])" office:value-type="string" office:string-value="cp -f /home/sdutton/msc/capstone/xray/cxr/Pneumonia/PNEUMONIA(3835).jpg /home/sdutton/msc/capstone/vector/api/services/xray/10037928_22228639.jpg" calcext:value-type="string">
            <text:p>cp -f /home/sdutton/msc/capstone/xray/cxr/Pneumonia/PNEUMONIA(3835).jpg /home/sdutton/msc/capstone/vector/api/services/xray/10037928_22228639.jpg</text:p>
          </table:table-cell>
        </table:table-row>
        <table:table-row table:style-name="ro1">
          <table:table-cell/>
          <table:table-cell office:value-type="float" office:value="10037928" calcext:value-type="float">
            <text:p>10037928</text:p>
          </table:table-cell>
          <table:table-cell office:value-type="float" office:value="28543425" calcext:value-type="float">
            <text:p>28543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3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9];&quot;_&quot;;[.C39];&quot;.jpg&quot;)" office:value-type="string" office:string-value="10037928_28543425.jpg" calcext:value-type="string">
            <text:p>10037928_28543425.jpg</text:p>
          </table:table-cell>
          <table:table-cell table:number-columns-repeated="2"/>
          <table:table-cell table:formula="of:=COM.MICROSOFT.CONCAT([.I39];&quot; &quot;;[.J39];&quot; &quot;;[.L39];[.M39])" office:value-type="string" office:string-value="cp -f /home/sdutton/msc/capstone/xray/cxr/Pneumonia/PNEUMONIA(3836).jpg /home/sdutton/msc/capstone/vector/api/services/xray/10037928_28543425.jpg" calcext:value-type="string">
            <text:p>cp -f /home/sdutton/msc/capstone/xray/cxr/Pneumonia/PNEUMONIA(3836).jpg /home/sdutton/msc/capstone/vector/api/services/xray/10037928_28543425.jpg</text:p>
          </table:table-cell>
        </table:table-row>
        <table:table-row table:style-name="ro1">
          <table:table-cell/>
          <table:table-cell office:value-type="float" office:value="10037928" calcext:value-type="float">
            <text:p>10037928</text:p>
          </table:table-cell>
          <table:table-cell office:value-type="float" office:value="29802992" calcext:value-type="float">
            <text:p>29802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3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0];&quot;_&quot;;[.C40];&quot;.jpg&quot;)" office:value-type="string" office:string-value="10037928_29802992.jpg" calcext:value-type="string">
            <text:p>10037928_29802992.jpg</text:p>
          </table:table-cell>
          <table:table-cell table:number-columns-repeated="2"/>
          <table:table-cell table:formula="of:=COM.MICROSOFT.CONCAT([.I40];&quot; &quot;;[.J40];&quot; &quot;;[.L40];[.M40])" office:value-type="string" office:string-value="cp -f /home/sdutton/msc/capstone/xray/cxr/Pneumonia/PNEUMONIA(3837).jpg /home/sdutton/msc/capstone/vector/api/services/xray/10037928_29802992.jpg" calcext:value-type="string">
            <text:p>cp -f /home/sdutton/msc/capstone/xray/cxr/Pneumonia/PNEUMONIA(3837).jpg /home/sdutton/msc/capstone/vector/api/services/xray/10037928_29802992.jpg</text:p>
          </table:table-cell>
        </table:table-row>
        <table:table-row table:style-name="ro1">
          <table:table-cell/>
          <table:table-cell office:value-type="float" office:value="10037928" calcext:value-type="float">
            <text:p>10037928</text:p>
          </table:table-cell>
          <table:table-cell office:value-type="float" office:value="22326517" calcext:value-type="float">
            <text:p>22326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3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1];&quot;_&quot;;[.C41];&quot;.jpg&quot;)" office:value-type="string" office:string-value="10037928_22326517.jpg" calcext:value-type="string">
            <text:p>10037928_22326517.jpg</text:p>
          </table:table-cell>
          <table:table-cell table:number-columns-repeated="2"/>
          <table:table-cell table:formula="of:=COM.MICROSOFT.CONCAT([.I41];&quot; &quot;;[.J41];&quot; &quot;;[.L41];[.M41])" office:value-type="string" office:string-value="cp -f /home/sdutton/msc/capstone/xray/cxr/Pneumonia/PNEUMONIA(3838).jpg /home/sdutton/msc/capstone/vector/api/services/xray/10037928_22326517.jpg" calcext:value-type="string">
            <text:p>cp -f /home/sdutton/msc/capstone/xray/cxr/Pneumonia/PNEUMONIA(3838).jpg /home/sdutton/msc/capstone/vector/api/services/xray/10037928_22326517.jpg</text:p>
          </table:table-cell>
        </table:table-row>
        <table:table-row table:style-name="ro1">
          <table:table-cell/>
          <table:table-cell office:value-type="float" office:value="10037975" calcext:value-type="float">
            <text:p>10037975</text:p>
          </table:table-cell>
          <table:table-cell office:value-type="float" office:value="27617929" calcext:value-type="float">
            <text:p>276179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3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2];&quot;_&quot;;[.C42];&quot;.jpg&quot;)" office:value-type="string" office:string-value="10037975_27617929.jpg" calcext:value-type="string">
            <text:p>10037975_27617929.jpg</text:p>
          </table:table-cell>
          <table:table-cell table:number-columns-repeated="2"/>
          <table:table-cell table:formula="of:=COM.MICROSOFT.CONCAT([.I42];&quot; &quot;;[.J42];&quot; &quot;;[.L42];[.M42])" office:value-type="string" office:string-value="cp -f /home/sdutton/msc/capstone/xray/cxr/Pneumonia/PNEUMONIA(3839).jpg /home/sdutton/msc/capstone/vector/api/services/xray/10037975_27617929.jpg" calcext:value-type="string">
            <text:p>cp -f /home/sdutton/msc/capstone/xray/cxr/Pneumonia/PNEUMONIA(3839).jpg /home/sdutton/msc/capstone/vector/api/services/xray/10037975_27617929.jpg</text:p>
          </table:table-cell>
        </table:table-row>
        <table:table-row table:style-name="ro1">
          <table:table-cell/>
          <table:table-cell office:value-type="float" office:value="10038081" calcext:value-type="float">
            <text:p>10038081</text:p>
          </table:table-cell>
          <table:table-cell office:value-type="float" office:value="20755971" calcext:value-type="float">
            <text:p>20755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3];&quot;_&quot;;[.C43];&quot;.jpg&quot;)" office:value-type="string" office:string-value="10038081_20755971.jpg" calcext:value-type="string">
            <text:p>10038081_20755971.jpg</text:p>
          </table:table-cell>
          <table:table-cell table:number-columns-repeated="2"/>
          <table:table-cell table:formula="of:=COM.MICROSOFT.CONCAT([.I43];&quot; &quot;;[.J43];&quot; &quot;;[.L43];[.M43])" office:value-type="string" office:string-value="cp -f /home/sdutton/msc/capstone/xray/cxr/Pneumonia/PNEUMONIA(384).jpg /home/sdutton/msc/capstone/vector/api/services/xray/10038081_20755971.jpg" calcext:value-type="string">
            <text:p>cp -f /home/sdutton/msc/capstone/xray/cxr/Pneumonia/PNEUMONIA(384).jpg /home/sdutton/msc/capstone/vector/api/services/xray/10038081_20755971.jpg</text:p>
          </table:table-cell>
        </table:table-row>
        <table:table-row table:style-name="ro1">
          <table:table-cell/>
          <table:table-cell office:value-type="float" office:value="10038933" calcext:value-type="float">
            <text:p>10038933</text:p>
          </table:table-cell>
          <table:table-cell office:value-type="float" office:value="25129047" calcext:value-type="float">
            <text:p>25129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4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4];&quot;_&quot;;[.C44];&quot;.jpg&quot;)" office:value-type="string" office:string-value="10038933_25129047.jpg" calcext:value-type="string">
            <text:p>10038933_25129047.jpg</text:p>
          </table:table-cell>
          <table:table-cell table:number-columns-repeated="2"/>
          <table:table-cell table:formula="of:=COM.MICROSOFT.CONCAT([.I44];&quot; &quot;;[.J44];&quot; &quot;;[.L44];[.M44])" office:value-type="string" office:string-value="cp -f /home/sdutton/msc/capstone/xray/cxr/Pneumonia/PNEUMONIA(3840).jpg /home/sdutton/msc/capstone/vector/api/services/xray/10038933_25129047.jpg" calcext:value-type="string">
            <text:p>cp -f /home/sdutton/msc/capstone/xray/cxr/Pneumonia/PNEUMONIA(3840).jpg /home/sdutton/msc/capstone/vector/api/services/xray/10038933_25129047.jpg</text:p>
          </table:table-cell>
        </table:table-row>
        <table:table-row table:style-name="ro1">
          <table:table-cell/>
          <table:table-cell office:value-type="float" office:value="10038992" calcext:value-type="float">
            <text:p>10038992</text:p>
          </table:table-cell>
          <table:table-cell office:value-type="float" office:value="22797747" calcext:value-type="float">
            <text:p>22797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4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5];&quot;_&quot;;[.C45];&quot;.jpg&quot;)" office:value-type="string" office:string-value="10038992_22797747.jpg" calcext:value-type="string">
            <text:p>10038992_22797747.jpg</text:p>
          </table:table-cell>
          <table:table-cell table:number-columns-repeated="2"/>
          <table:table-cell table:formula="of:=COM.MICROSOFT.CONCAT([.I45];&quot; &quot;;[.J45];&quot; &quot;;[.L45];[.M45])" office:value-type="string" office:string-value="cp -f /home/sdutton/msc/capstone/xray/cxr/Pneumonia/PNEUMONIA(3841).jpg /home/sdutton/msc/capstone/vector/api/services/xray/10038992_22797747.jpg" calcext:value-type="string">
            <text:p>cp -f /home/sdutton/msc/capstone/xray/cxr/Pneumonia/PNEUMONIA(3841).jpg /home/sdutton/msc/capstone/vector/api/services/xray/10038992_22797747.jpg</text:p>
          </table:table-cell>
        </table:table-row>
        <table:table-row table:style-name="ro1">
          <table:table-cell/>
          <table:table-cell office:value-type="float" office:value="10038992" calcext:value-type="float">
            <text:p>10038992</text:p>
          </table:table-cell>
          <table:table-cell office:value-type="float" office:value="24745425" calcext:value-type="float">
            <text:p>24745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4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6];&quot;_&quot;;[.C46];&quot;.jpg&quot;)" office:value-type="string" office:string-value="10038992_24745425.jpg" calcext:value-type="string">
            <text:p>10038992_24745425.jpg</text:p>
          </table:table-cell>
          <table:table-cell table:number-columns-repeated="2"/>
          <table:table-cell table:formula="of:=COM.MICROSOFT.CONCAT([.I46];&quot; &quot;;[.J46];&quot; &quot;;[.L46];[.M46])" office:value-type="string" office:string-value="cp -f /home/sdutton/msc/capstone/xray/cxr/Pneumonia/PNEUMONIA(3842).jpg /home/sdutton/msc/capstone/vector/api/services/xray/10038992_24745425.jpg" calcext:value-type="string">
            <text:p>cp -f /home/sdutton/msc/capstone/xray/cxr/Pneumonia/PNEUMONIA(3842).jpg /home/sdutton/msc/capstone/vector/api/services/xray/10038992_24745425.jpg</text:p>
          </table:table-cell>
        </table:table-row>
        <table:table-row table:style-name="ro1">
          <table:table-cell/>
          <table:table-cell office:value-type="float" office:value="10038999" calcext:value-type="float">
            <text:p>10038999</text:p>
          </table:table-cell>
          <table:table-cell office:value-type="float" office:value="29026789" calcext:value-type="float">
            <text:p>29026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4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7];&quot;_&quot;;[.C47];&quot;.jpg&quot;)" office:value-type="string" office:string-value="10038999_29026789.jpg" calcext:value-type="string">
            <text:p>10038999_29026789.jpg</text:p>
          </table:table-cell>
          <table:table-cell table:number-columns-repeated="2"/>
          <table:table-cell table:formula="of:=COM.MICROSOFT.CONCAT([.I47];&quot; &quot;;[.J47];&quot; &quot;;[.L47];[.M47])" office:value-type="string" office:string-value="cp -f /home/sdutton/msc/capstone/xray/cxr/Pneumonia/PNEUMONIA(3843).jpg /home/sdutton/msc/capstone/vector/api/services/xray/10038999_29026789.jpg" calcext:value-type="string">
            <text:p>cp -f /home/sdutton/msc/capstone/xray/cxr/Pneumonia/PNEUMONIA(3843).jpg /home/sdutton/msc/capstone/vector/api/services/xray/10038999_29026789.jpg</text:p>
          </table:table-cell>
        </table:table-row>
        <table:table-row table:style-name="ro1">
          <table:table-cell/>
          <table:table-cell office:value-type="float" office:value="10038999" calcext:value-type="float">
            <text:p>10038999</text:p>
          </table:table-cell>
          <table:table-cell office:value-type="float" office:value="27189241" calcext:value-type="float">
            <text:p>2718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4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8];&quot;_&quot;;[.C48];&quot;.jpg&quot;)" office:value-type="string" office:string-value="10038999_27189241.jpg" calcext:value-type="string">
            <text:p>10038999_27189241.jpg</text:p>
          </table:table-cell>
          <table:table-cell table:number-columns-repeated="2"/>
          <table:table-cell table:formula="of:=COM.MICROSOFT.CONCAT([.I48];&quot; &quot;;[.J48];&quot; &quot;;[.L48];[.M48])" office:value-type="string" office:string-value="cp -f /home/sdutton/msc/capstone/xray/cxr/Pneumonia/PNEUMONIA(3844).jpg /home/sdutton/msc/capstone/vector/api/services/xray/10038999_27189241.jpg" calcext:value-type="string">
            <text:p>cp -f /home/sdutton/msc/capstone/xray/cxr/Pneumonia/PNEUMONIA(3844).jpg /home/sdutton/msc/capstone/vector/api/services/xray/10038999_27189241.jpg</text:p>
          </table:table-cell>
        </table:table-row>
        <table:table-row table:style-name="ro1">
          <table:table-cell/>
          <table:table-cell office:value-type="float" office:value="10039708" calcext:value-type="float">
            <text:p>10039708</text:p>
          </table:table-cell>
          <table:table-cell office:value-type="float" office:value="23819016" calcext:value-type="float">
            <text:p>23819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4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9];&quot;_&quot;;[.C49];&quot;.jpg&quot;)" office:value-type="string" office:string-value="10039708_23819016.jpg" calcext:value-type="string">
            <text:p>10039708_23819016.jpg</text:p>
          </table:table-cell>
          <table:table-cell table:number-columns-repeated="2"/>
          <table:table-cell table:formula="of:=COM.MICROSOFT.CONCAT([.I49];&quot; &quot;;[.J49];&quot; &quot;;[.L49];[.M49])" office:value-type="string" office:string-value="cp -f /home/sdutton/msc/capstone/xray/cxr/Pneumonia/PNEUMONIA(3845).jpg /home/sdutton/msc/capstone/vector/api/services/xray/10039708_23819016.jpg" calcext:value-type="string">
            <text:p>cp -f /home/sdutton/msc/capstone/xray/cxr/Pneumonia/PNEUMONIA(3845).jpg /home/sdutton/msc/capstone/vector/api/services/xray/10039708_23819016.jpg</text:p>
          </table:table-cell>
        </table:table-row>
        <table:table-row table:style-name="ro1">
          <table:table-cell/>
          <table:table-cell office:value-type="float" office:value="10039708" calcext:value-type="float">
            <text:p>10039708</text:p>
          </table:table-cell>
          <table:table-cell office:value-type="float" office:value="22999601" calcext:value-type="float">
            <text:p>22999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4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0];&quot;_&quot;;[.C50];&quot;.jpg&quot;)" office:value-type="string" office:string-value="10039708_22999601.jpg" calcext:value-type="string">
            <text:p>10039708_22999601.jpg</text:p>
          </table:table-cell>
          <table:table-cell table:number-columns-repeated="2"/>
          <table:table-cell table:formula="of:=COM.MICROSOFT.CONCAT([.I50];&quot; &quot;;[.J50];&quot; &quot;;[.L50];[.M50])" office:value-type="string" office:string-value="cp -f /home/sdutton/msc/capstone/xray/cxr/Pneumonia/PNEUMONIA(3846).jpg /home/sdutton/msc/capstone/vector/api/services/xray/10039708_22999601.jpg" calcext:value-type="string">
            <text:p>cp -f /home/sdutton/msc/capstone/xray/cxr/Pneumonia/PNEUMONIA(3846).jpg /home/sdutton/msc/capstone/vector/api/services/xray/10039708_22999601.jpg</text:p>
          </table:table-cell>
        </table:table-row>
        <table:table-row table:style-name="ro1">
          <table:table-cell/>
          <table:table-cell office:value-type="float" office:value="10039708" calcext:value-type="float">
            <text:p>10039708</text:p>
          </table:table-cell>
          <table:table-cell office:value-type="float" office:value="28258130" calcext:value-type="float">
            <text:p>28258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4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1];&quot;_&quot;;[.C51];&quot;.jpg&quot;)" office:value-type="string" office:string-value="10039708_28258130.jpg" calcext:value-type="string">
            <text:p>10039708_28258130.jpg</text:p>
          </table:table-cell>
          <table:table-cell table:number-columns-repeated="2"/>
          <table:table-cell table:formula="of:=COM.MICROSOFT.CONCAT([.I51];&quot; &quot;;[.J51];&quot; &quot;;[.L51];[.M51])" office:value-type="string" office:string-value="cp -f /home/sdutton/msc/capstone/xray/cxr/Pneumonia/PNEUMONIA(3847).jpg /home/sdutton/msc/capstone/vector/api/services/xray/10039708_28258130.jpg" calcext:value-type="string">
            <text:p>cp -f /home/sdutton/msc/capstone/xray/cxr/Pneumonia/PNEUMONIA(3847).jpg /home/sdutton/msc/capstone/vector/api/services/xray/10039708_28258130.jpg</text:p>
          </table:table-cell>
        </table:table-row>
        <table:table-row table:style-name="ro1">
          <table:table-cell/>
          <table:table-cell office:value-type="float" office:value="10039708" calcext:value-type="float">
            <text:p>10039708</text:p>
          </table:table-cell>
          <table:table-cell office:value-type="float" office:value="20572787" calcext:value-type="float">
            <text:p>205727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4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2];&quot;_&quot;;[.C52];&quot;.jpg&quot;)" office:value-type="string" office:string-value="10039708_20572787.jpg" calcext:value-type="string">
            <text:p>10039708_20572787.jpg</text:p>
          </table:table-cell>
          <table:table-cell table:number-columns-repeated="2"/>
          <table:table-cell table:formula="of:=COM.MICROSOFT.CONCAT([.I52];&quot; &quot;;[.J52];&quot; &quot;;[.L52];[.M52])" office:value-type="string" office:string-value="cp -f /home/sdutton/msc/capstone/xray/cxr/Pneumonia/PNEUMONIA(3848).jpg /home/sdutton/msc/capstone/vector/api/services/xray/10039708_20572787.jpg" calcext:value-type="string">
            <text:p>cp -f /home/sdutton/msc/capstone/xray/cxr/Pneumonia/PNEUMONIA(3848).jpg /home/sdutton/msc/capstone/vector/api/services/xray/10039708_20572787.jpg</text:p>
          </table:table-cell>
        </table:table-row>
        <table:table-row table:style-name="ro1">
          <table:table-cell/>
          <table:table-cell office:value-type="float" office:value="10039708" calcext:value-type="float">
            <text:p>10039708</text:p>
          </table:table-cell>
          <table:table-cell office:value-type="float" office:value="20093566" calcext:value-type="float">
            <text:p>20093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4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3];&quot;_&quot;;[.C53];&quot;.jpg&quot;)" office:value-type="string" office:string-value="10039708_20093566.jpg" calcext:value-type="string">
            <text:p>10039708_20093566.jpg</text:p>
          </table:table-cell>
          <table:table-cell table:number-columns-repeated="2"/>
          <table:table-cell table:formula="of:=COM.MICROSOFT.CONCAT([.I53];&quot; &quot;;[.J53];&quot; &quot;;[.L53];[.M53])" office:value-type="string" office:string-value="cp -f /home/sdutton/msc/capstone/xray/cxr/Pneumonia/PNEUMONIA(3849).jpg /home/sdutton/msc/capstone/vector/api/services/xray/10039708_20093566.jpg" calcext:value-type="string">
            <text:p>cp -f /home/sdutton/msc/capstone/xray/cxr/Pneumonia/PNEUMONIA(3849).jpg /home/sdutton/msc/capstone/vector/api/services/xray/10039708_20093566.jpg</text:p>
          </table:table-cell>
        </table:table-row>
        <table:table-row table:style-name="ro1">
          <table:table-cell/>
          <table:table-cell office:value-type="float" office:value="10039708" calcext:value-type="float">
            <text:p>10039708</text:p>
          </table:table-cell>
          <table:table-cell office:value-type="float" office:value="29488258" calcext:value-type="float">
            <text:p>29488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4];&quot;_&quot;;[.C54];&quot;.jpg&quot;)" office:value-type="string" office:string-value="10039708_29488258.jpg" calcext:value-type="string">
            <text:p>10039708_29488258.jpg</text:p>
          </table:table-cell>
          <table:table-cell table:number-columns-repeated="2"/>
          <table:table-cell table:formula="of:=COM.MICROSOFT.CONCAT([.I54];&quot; &quot;;[.J54];&quot; &quot;;[.L54];[.M54])" office:value-type="string" office:string-value="cp -f /home/sdutton/msc/capstone/xray/cxr/Pneumonia/PNEUMONIA(385).jpg /home/sdutton/msc/capstone/vector/api/services/xray/10039708_29488258.jpg" calcext:value-type="string">
            <text:p>cp -f /home/sdutton/msc/capstone/xray/cxr/Pneumonia/PNEUMONIA(385).jpg /home/sdutton/msc/capstone/vector/api/services/xray/10039708_29488258.jpg</text:p>
          </table:table-cell>
        </table:table-row>
        <table:table-row table:style-name="ro1">
          <table:table-cell/>
          <table:table-cell office:value-type="float" office:value="10039708" calcext:value-type="float">
            <text:p>10039708</text:p>
          </table:table-cell>
          <table:table-cell office:value-type="float" office:value="26793610" calcext:value-type="float">
            <text:p>26793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5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5];&quot;_&quot;;[.C55];&quot;.jpg&quot;)" office:value-type="string" office:string-value="10039708_26793610.jpg" calcext:value-type="string">
            <text:p>10039708_26793610.jpg</text:p>
          </table:table-cell>
          <table:table-cell table:number-columns-repeated="2"/>
          <table:table-cell table:formula="of:=COM.MICROSOFT.CONCAT([.I55];&quot; &quot;;[.J55];&quot; &quot;;[.L55];[.M55])" office:value-type="string" office:string-value="cp -f /home/sdutton/msc/capstone/xray/cxr/Pneumonia/PNEUMONIA(3850).jpg /home/sdutton/msc/capstone/vector/api/services/xray/10039708_26793610.jpg" calcext:value-type="string">
            <text:p>cp -f /home/sdutton/msc/capstone/xray/cxr/Pneumonia/PNEUMONIA(3850).jpg /home/sdutton/msc/capstone/vector/api/services/xray/10039708_26793610.jpg</text:p>
          </table:table-cell>
        </table:table-row>
        <table:table-row table:style-name="ro1">
          <table:table-cell/>
          <table:table-cell office:value-type="float" office:value="10039708" calcext:value-type="float">
            <text:p>10039708</text:p>
          </table:table-cell>
          <table:table-cell office:value-type="float" office:value="24928679" calcext:value-type="float">
            <text:p>24928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5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6];&quot;_&quot;;[.C56];&quot;.jpg&quot;)" office:value-type="string" office:string-value="10039708_24928679.jpg" calcext:value-type="string">
            <text:p>10039708_24928679.jpg</text:p>
          </table:table-cell>
          <table:table-cell table:number-columns-repeated="2"/>
          <table:table-cell table:formula="of:=COM.MICROSOFT.CONCAT([.I56];&quot; &quot;;[.J56];&quot; &quot;;[.L56];[.M56])" office:value-type="string" office:string-value="cp -f /home/sdutton/msc/capstone/xray/cxr/Pneumonia/PNEUMONIA(3851).jpg /home/sdutton/msc/capstone/vector/api/services/xray/10039708_24928679.jpg" calcext:value-type="string">
            <text:p>cp -f /home/sdutton/msc/capstone/xray/cxr/Pneumonia/PNEUMONIA(3851).jpg /home/sdutton/msc/capstone/vector/api/services/xray/10039708_24928679.jpg</text:p>
          </table:table-cell>
        </table:table-row>
        <table:table-row table:style-name="ro1">
          <table:table-cell/>
          <table:table-cell office:value-type="float" office:value="10039708" calcext:value-type="float">
            <text:p>10039708</text:p>
          </table:table-cell>
          <table:table-cell office:value-type="float" office:value="27504040" calcext:value-type="float">
            <text:p>27504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5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7];&quot;_&quot;;[.C57];&quot;.jpg&quot;)" office:value-type="string" office:string-value="10039708_27504040.jpg" calcext:value-type="string">
            <text:p>10039708_27504040.jpg</text:p>
          </table:table-cell>
          <table:table-cell table:number-columns-repeated="2"/>
          <table:table-cell table:formula="of:=COM.MICROSOFT.CONCAT([.I57];&quot; &quot;;[.J57];&quot; &quot;;[.L57];[.M57])" office:value-type="string" office:string-value="cp -f /home/sdutton/msc/capstone/xray/cxr/Pneumonia/PNEUMONIA(3852).jpg /home/sdutton/msc/capstone/vector/api/services/xray/10039708_27504040.jpg" calcext:value-type="string">
            <text:p>cp -f /home/sdutton/msc/capstone/xray/cxr/Pneumonia/PNEUMONIA(3852).jpg /home/sdutton/msc/capstone/vector/api/services/xray/10039708_27504040.jpg</text:p>
          </table:table-cell>
        </table:table-row>
        <table:table-row table:style-name="ro1">
          <table:table-cell/>
          <table:table-cell office:value-type="float" office:value="10039708" calcext:value-type="float">
            <text:p>10039708</text:p>
          </table:table-cell>
          <table:table-cell office:value-type="float" office:value="25864431" calcext:value-type="float">
            <text:p>25864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5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8];&quot;_&quot;;[.C58];&quot;.jpg&quot;)" office:value-type="string" office:string-value="10039708_25864431.jpg" calcext:value-type="string">
            <text:p>10039708_25864431.jpg</text:p>
          </table:table-cell>
          <table:table-cell table:number-columns-repeated="2"/>
          <table:table-cell table:formula="of:=COM.MICROSOFT.CONCAT([.I58];&quot; &quot;;[.J58];&quot; &quot;;[.L58];[.M58])" office:value-type="string" office:string-value="cp -f /home/sdutton/msc/capstone/xray/cxr/Pneumonia/PNEUMONIA(3853).jpg /home/sdutton/msc/capstone/vector/api/services/xray/10039708_25864431.jpg" calcext:value-type="string">
            <text:p>cp -f /home/sdutton/msc/capstone/xray/cxr/Pneumonia/PNEUMONIA(3853).jpg /home/sdutton/msc/capstone/vector/api/services/xray/10039708_25864431.jpg</text:p>
          </table:table-cell>
        </table:table-row>
        <table:table-row table:style-name="ro1">
          <table:table-cell/>
          <table:table-cell office:value-type="float" office:value="10039831" calcext:value-type="float">
            <text:p>10039831</text:p>
          </table:table-cell>
          <table:table-cell office:value-type="float" office:value="26924951" calcext:value-type="float">
            <text:p>26924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5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9];&quot;_&quot;;[.C59];&quot;.jpg&quot;)" office:value-type="string" office:string-value="10039831_26924951.jpg" calcext:value-type="string">
            <text:p>10039831_26924951.jpg</text:p>
          </table:table-cell>
          <table:table-cell table:number-columns-repeated="2"/>
          <table:table-cell table:formula="of:=COM.MICROSOFT.CONCAT([.I59];&quot; &quot;;[.J59];&quot; &quot;;[.L59];[.M59])" office:value-type="string" office:string-value="cp -f /home/sdutton/msc/capstone/xray/cxr/Pneumonia/PNEUMONIA(3854).jpg /home/sdutton/msc/capstone/vector/api/services/xray/10039831_26924951.jpg" calcext:value-type="string">
            <text:p>cp -f /home/sdutton/msc/capstone/xray/cxr/Pneumonia/PNEUMONIA(3854).jpg /home/sdutton/msc/capstone/vector/api/services/xray/10039831_26924951.jpg</text:p>
          </table:table-cell>
        </table:table-row>
        <table:table-row table:style-name="ro1">
          <table:table-cell/>
          <table:table-cell office:value-type="float" office:value="10039997" calcext:value-type="float">
            <text:p>10039997</text:p>
          </table:table-cell>
          <table:table-cell office:value-type="float" office:value="22484749" calcext:value-type="float">
            <text:p>22484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5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0];&quot;_&quot;;[.C60];&quot;.jpg&quot;)" office:value-type="string" office:string-value="10039997_22484749.jpg" calcext:value-type="string">
            <text:p>10039997_22484749.jpg</text:p>
          </table:table-cell>
          <table:table-cell table:number-columns-repeated="2"/>
          <table:table-cell table:formula="of:=COM.MICROSOFT.CONCAT([.I60];&quot; &quot;;[.J60];&quot; &quot;;[.L60];[.M60])" office:value-type="string" office:string-value="cp -f /home/sdutton/msc/capstone/xray/cxr/Pneumonia/PNEUMONIA(3855).jpg /home/sdutton/msc/capstone/vector/api/services/xray/10039997_22484749.jpg" calcext:value-type="string">
            <text:p>cp -f /home/sdutton/msc/capstone/xray/cxr/Pneumonia/PNEUMONIA(3855).jpg /home/sdutton/msc/capstone/vector/api/services/xray/10039997_22484749.jpg</text:p>
          </table:table-cell>
        </table:table-row>
        <table:table-row table:style-name="ro1">
          <table:table-cell/>
          <table:table-cell office:value-type="float" office:value="10039997" calcext:value-type="float">
            <text:p>10039997</text:p>
          </table:table-cell>
          <table:table-cell office:value-type="float" office:value="24294180" calcext:value-type="float">
            <text:p>24294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5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1];&quot;_&quot;;[.C61];&quot;.jpg&quot;)" office:value-type="string" office:string-value="10039997_24294180.jpg" calcext:value-type="string">
            <text:p>10039997_24294180.jpg</text:p>
          </table:table-cell>
          <table:table-cell table:number-columns-repeated="2"/>
          <table:table-cell table:formula="of:=COM.MICROSOFT.CONCAT([.I61];&quot; &quot;;[.J61];&quot; &quot;;[.L61];[.M61])" office:value-type="string" office:string-value="cp -f /home/sdutton/msc/capstone/xray/cxr/Pneumonia/PNEUMONIA(3856).jpg /home/sdutton/msc/capstone/vector/api/services/xray/10039997_24294180.jpg" calcext:value-type="string">
            <text:p>cp -f /home/sdutton/msc/capstone/xray/cxr/Pneumonia/PNEUMONIA(3856).jpg /home/sdutton/msc/capstone/vector/api/services/xray/10039997_24294180.jpg</text:p>
          </table:table-cell>
        </table:table-row>
        <table:table-row table:style-name="ro1">
          <table:table-cell/>
          <table:table-cell office:value-type="float" office:value="10039997" calcext:value-type="float">
            <text:p>10039997</text:p>
          </table:table-cell>
          <table:table-cell office:value-type="float" office:value="21390688" calcext:value-type="float">
            <text:p>213906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57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2];&quot;_&quot;;[.C62];&quot;.jpg&quot;)" office:value-type="string" office:string-value="10039997_21390688.jpg" calcext:value-type="string">
            <text:p>10039997_21390688.jpg</text:p>
          </table:table-cell>
          <table:table-cell table:number-columns-repeated="2"/>
          <table:table-cell table:formula="of:=COM.MICROSOFT.CONCAT([.I62];&quot; &quot;;[.J62];&quot; &quot;;[.L62];[.M62])" office:value-type="string" office:string-value="cp -f /home/sdutton/msc/capstone/xray/cxr/Pneumonia/PNEUMONIA(3857).jpg /home/sdutton/msc/capstone/vector/api/services/xray/10039997_21390688.jpg" calcext:value-type="string">
            <text:p>cp -f /home/sdutton/msc/capstone/xray/cxr/Pneumonia/PNEUMONIA(3857).jpg /home/sdutton/msc/capstone/vector/api/services/xray/10039997_21390688.jpg</text:p>
          </table:table-cell>
        </table:table-row>
        <table:table-row table:style-name="ro1">
          <table:table-cell/>
          <table:table-cell office:value-type="float" office:value="10040025" calcext:value-type="float">
            <text:p>10040025</text:p>
          </table:table-cell>
          <table:table-cell office:value-type="float" office:value="27125816" calcext:value-type="float">
            <text:p>27125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58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3];&quot;_&quot;;[.C63];&quot;.jpg&quot;)" office:value-type="string" office:string-value="10040025_27125816.jpg" calcext:value-type="string">
            <text:p>10040025_27125816.jpg</text:p>
          </table:table-cell>
          <table:table-cell table:number-columns-repeated="2"/>
          <table:table-cell table:formula="of:=COM.MICROSOFT.CONCAT([.I63];&quot; &quot;;[.J63];&quot; &quot;;[.L63];[.M63])" office:value-type="string" office:string-value="cp -f /home/sdutton/msc/capstone/xray/cxr/Pneumonia/PNEUMONIA(3858).jpg /home/sdutton/msc/capstone/vector/api/services/xray/10040025_27125816.jpg" calcext:value-type="string">
            <text:p>cp -f /home/sdutton/msc/capstone/xray/cxr/Pneumonia/PNEUMONIA(3858).jpg /home/sdutton/msc/capstone/vector/api/services/xray/10040025_27125816.jpg</text:p>
          </table:table-cell>
        </table:table-row>
        <table:table-row table:style-name="ro1">
          <table:table-cell/>
          <table:table-cell office:value-type="float" office:value="10040025" calcext:value-type="float">
            <text:p>10040025</text:p>
          </table:table-cell>
          <table:table-cell office:value-type="float" office:value="27259207" calcext:value-type="float">
            <text:p>27259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59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4];&quot;_&quot;;[.C64];&quot;.jpg&quot;)" office:value-type="string" office:string-value="10040025_27259207.jpg" calcext:value-type="string">
            <text:p>10040025_27259207.jpg</text:p>
          </table:table-cell>
          <table:table-cell table:number-columns-repeated="2"/>
          <table:table-cell table:formula="of:=COM.MICROSOFT.CONCAT([.I64];&quot; &quot;;[.J64];&quot; &quot;;[.L64];[.M64])" office:value-type="string" office:string-value="cp -f /home/sdutton/msc/capstone/xray/cxr/Pneumonia/PNEUMONIA(3859).jpg /home/sdutton/msc/capstone/vector/api/services/xray/10040025_27259207.jpg" calcext:value-type="string">
            <text:p>cp -f /home/sdutton/msc/capstone/xray/cxr/Pneumonia/PNEUMONIA(3859).jpg /home/sdutton/msc/capstone/vector/api/services/xray/10040025_27259207.jpg</text:p>
          </table:table-cell>
        </table:table-row>
        <table:table-row table:style-name="ro1">
          <table:table-cell/>
          <table:table-cell office:value-type="float" office:value="10040025" calcext:value-type="float">
            <text:p>10040025</text:p>
          </table:table-cell>
          <table:table-cell office:value-type="float" office:value="25172300" calcext:value-type="float">
            <text:p>25172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5];&quot;_&quot;;[.C65];&quot;.jpg&quot;)" office:value-type="string" office:string-value="10040025_25172300.jpg" calcext:value-type="string">
            <text:p>10040025_25172300.jpg</text:p>
          </table:table-cell>
          <table:table-cell table:number-columns-repeated="2"/>
          <table:table-cell table:formula="of:=COM.MICROSOFT.CONCAT([.I65];&quot; &quot;;[.J65];&quot; &quot;;[.L65];[.M65])" office:value-type="string" office:string-value="cp -f /home/sdutton/msc/capstone/xray/cxr/Pneumonia/PNEUMONIA(386).jpg /home/sdutton/msc/capstone/vector/api/services/xray/10040025_25172300.jpg" calcext:value-type="string">
            <text:p>cp -f /home/sdutton/msc/capstone/xray/cxr/Pneumonia/PNEUMONIA(386).jpg /home/sdutton/msc/capstone/vector/api/services/xray/10040025_25172300.jpg</text:p>
          </table:table-cell>
        </table:table-row>
        <table:table-row table:style-name="ro1">
          <table:table-cell/>
          <table:table-cell office:value-type="float" office:value="10040025" calcext:value-type="float">
            <text:p>10040025</text:p>
          </table:table-cell>
          <table:table-cell office:value-type="float" office:value="27996267" calcext:value-type="float">
            <text:p>27996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60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6];&quot;_&quot;;[.C66];&quot;.jpg&quot;)" office:value-type="string" office:string-value="10040025_27996267.jpg" calcext:value-type="string">
            <text:p>10040025_27996267.jpg</text:p>
          </table:table-cell>
          <table:table-cell table:number-columns-repeated="2"/>
          <table:table-cell table:formula="of:=COM.MICROSOFT.CONCAT([.I66];&quot; &quot;;[.J66];&quot; &quot;;[.L66];[.M66])" office:value-type="string" office:string-value="cp -f /home/sdutton/msc/capstone/xray/cxr/Pneumonia/PNEUMONIA(3860).jpg /home/sdutton/msc/capstone/vector/api/services/xray/10040025_27996267.jpg" calcext:value-type="string">
            <text:p>cp -f /home/sdutton/msc/capstone/xray/cxr/Pneumonia/PNEUMONIA(3860).jpg /home/sdutton/msc/capstone/vector/api/services/xray/10040025_27996267.jpg</text:p>
          </table:table-cell>
        </table:table-row>
        <table:table-row table:style-name="ro1">
          <table:table-cell/>
          <table:table-cell office:value-type="float" office:value="10040025" calcext:value-type="float">
            <text:p>10040025</text:p>
          </table:table-cell>
          <table:table-cell office:value-type="float" office:value="21791856" calcext:value-type="float">
            <text:p>21791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61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7];&quot;_&quot;;[.C67];&quot;.jpg&quot;)" office:value-type="string" office:string-value="10040025_21791856.jpg" calcext:value-type="string">
            <text:p>10040025_21791856.jpg</text:p>
          </table:table-cell>
          <table:table-cell table:number-columns-repeated="2"/>
          <table:table-cell table:formula="of:=COM.MICROSOFT.CONCAT([.I67];&quot; &quot;;[.J67];&quot; &quot;;[.L67];[.M67])" office:value-type="string" office:string-value="cp -f /home/sdutton/msc/capstone/xray/cxr/Pneumonia/PNEUMONIA(3861).jpg /home/sdutton/msc/capstone/vector/api/services/xray/10040025_21791856.jpg" calcext:value-type="string">
            <text:p>cp -f /home/sdutton/msc/capstone/xray/cxr/Pneumonia/PNEUMONIA(3861).jpg /home/sdutton/msc/capstone/vector/api/services/xray/10040025_21791856.jpg</text:p>
          </table:table-cell>
        </table:table-row>
        <table:table-row table:style-name="ro1">
          <table:table-cell/>
          <table:table-cell office:value-type="float" office:value="10040025" calcext:value-type="float">
            <text:p>10040025</text:p>
          </table:table-cell>
          <table:table-cell office:value-type="float" office:value="27876215" calcext:value-type="float">
            <text:p>27876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62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8];&quot;_&quot;;[.C68];&quot;.jpg&quot;)" office:value-type="string" office:string-value="10040025_27876215.jpg" calcext:value-type="string">
            <text:p>10040025_27876215.jpg</text:p>
          </table:table-cell>
          <table:table-cell table:number-columns-repeated="2"/>
          <table:table-cell table:formula="of:=COM.MICROSOFT.CONCAT([.I68];&quot; &quot;;[.J68];&quot; &quot;;[.L68];[.M68])" office:value-type="string" office:string-value="cp -f /home/sdutton/msc/capstone/xray/cxr/Pneumonia/PNEUMONIA(3862).jpg /home/sdutton/msc/capstone/vector/api/services/xray/10040025_27876215.jpg" calcext:value-type="string">
            <text:p>cp -f /home/sdutton/msc/capstone/xray/cxr/Pneumonia/PNEUMONIA(3862).jpg /home/sdutton/msc/capstone/vector/api/services/xray/10040025_27876215.jpg</text:p>
          </table:table-cell>
        </table:table-row>
        <table:table-row table:style-name="ro1">
          <table:table-cell/>
          <table:table-cell office:value-type="float" office:value="10040025" calcext:value-type="float">
            <text:p>10040025</text:p>
          </table:table-cell>
          <table:table-cell office:value-type="float" office:value="25933959" calcext:value-type="float">
            <text:p>25933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63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9];&quot;_&quot;;[.C69];&quot;.jpg&quot;)" office:value-type="string" office:string-value="10040025_25933959.jpg" calcext:value-type="string">
            <text:p>10040025_25933959.jpg</text:p>
          </table:table-cell>
          <table:table-cell table:number-columns-repeated="2"/>
          <table:table-cell table:formula="of:=COM.MICROSOFT.CONCAT([.I69];&quot; &quot;;[.J69];&quot; &quot;;[.L69];[.M69])" office:value-type="string" office:string-value="cp -f /home/sdutton/msc/capstone/xray/cxr/Pneumonia/PNEUMONIA(3863).jpg /home/sdutton/msc/capstone/vector/api/services/xray/10040025_25933959.jpg" calcext:value-type="string">
            <text:p>cp -f /home/sdutton/msc/capstone/xray/cxr/Pneumonia/PNEUMONIA(3863).jpg /home/sdutton/msc/capstone/vector/api/services/xray/10040025_25933959.jpg</text:p>
          </table:table-cell>
        </table:table-row>
        <table:table-row table:style-name="ro1">
          <table:table-cell/>
          <table:table-cell office:value-type="float" office:value="10040025" calcext:value-type="float">
            <text:p>10040025</text:p>
          </table:table-cell>
          <table:table-cell office:value-type="float" office:value="27553957" calcext:value-type="float">
            <text:p>275539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64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0];&quot;_&quot;;[.C70];&quot;.jpg&quot;)" office:value-type="string" office:string-value="10040025_27553957.jpg" calcext:value-type="string">
            <text:p>10040025_27553957.jpg</text:p>
          </table:table-cell>
          <table:table-cell table:number-columns-repeated="2"/>
          <table:table-cell table:formula="of:=COM.MICROSOFT.CONCAT([.I70];&quot; &quot;;[.J70];&quot; &quot;;[.L70];[.M70])" office:value-type="string" office:string-value="cp -f /home/sdutton/msc/capstone/xray/cxr/Pneumonia/PNEUMONIA(3864).jpg /home/sdutton/msc/capstone/vector/api/services/xray/10040025_27553957.jpg" calcext:value-type="string">
            <text:p>cp -f /home/sdutton/msc/capstone/xray/cxr/Pneumonia/PNEUMONIA(3864).jpg /home/sdutton/msc/capstone/vector/api/services/xray/10040025_27553957.jpg</text:p>
          </table:table-cell>
        </table:table-row>
        <table:table-row table:style-name="ro1">
          <table:table-cell/>
          <table:table-cell office:value-type="float" office:value="10040025" calcext:value-type="float">
            <text:p>10040025</text:p>
          </table:table-cell>
          <table:table-cell office:value-type="float" office:value="22251969" calcext:value-type="float">
            <text:p>22251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65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1];&quot;_&quot;;[.C71];&quot;.jpg&quot;)" office:value-type="string" office:string-value="10040025_22251969.jpg" calcext:value-type="string">
            <text:p>10040025_22251969.jpg</text:p>
          </table:table-cell>
          <table:table-cell table:number-columns-repeated="2"/>
          <table:table-cell table:formula="of:=COM.MICROSOFT.CONCAT([.I71];&quot; &quot;;[.J71];&quot; &quot;;[.L71];[.M71])" office:value-type="string" office:string-value="cp -f /home/sdutton/msc/capstone/xray/cxr/Pneumonia/PNEUMONIA(3865).jpg /home/sdutton/msc/capstone/vector/api/services/xray/10040025_22251969.jpg" calcext:value-type="string">
            <text:p>cp -f /home/sdutton/msc/capstone/xray/cxr/Pneumonia/PNEUMONIA(3865).jpg /home/sdutton/msc/capstone/vector/api/services/xray/10040025_22251969.jpg</text:p>
          </table:table-cell>
        </table:table-row>
        <table:table-row table:style-name="ro1">
          <table:table-cell/>
          <table:table-cell office:value-type="float" office:value="10040025" calcext:value-type="float">
            <text:p>10040025</text:p>
          </table:table-cell>
          <table:table-cell office:value-type="float" office:value="25384176" calcext:value-type="float">
            <text:p>25384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Pneumonia/PNEUMONIA(3866)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2];&quot;_&quot;;[.C72];&quot;.jpg&quot;)" office:value-type="string" office:string-value="10040025_25384176.jpg" calcext:value-type="string">
            <text:p>10040025_25384176.jpg</text:p>
          </table:table-cell>
          <table:table-cell table:number-columns-repeated="2"/>
          <table:table-cell table:formula="of:=COM.MICROSOFT.CONCAT([.I72];&quot; &quot;;[.J72];&quot; &quot;;[.L72];[.M72])" office:value-type="string" office:string-value="cp -f /home/sdutton/msc/capstone/xray/cxr/Pneumonia/PNEUMONIA(3866).jpg /home/sdutton/msc/capstone/vector/api/services/xray/10040025_25384176.jpg" calcext:value-type="string">
            <text:p>cp -f /home/sdutton/msc/capstone/xray/cxr/Pneumonia/PNEUMONIA(3866).jpg /home/sdutton/msc/capstone/vector/api/services/xray/10040025_25384176.jpg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</table:table>
      <table:table table:name="Tuberculosis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Subject_id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seq_no</text:p>
          </table:table-cell>
          <table:table-cell office:value-type="string" calcext:value-type="string">
            <text:p>icd_code</text:p>
          </table:table-cell>
          <table:table-cell office:value-type="string" calcext:value-type="string">
            <text:p>icd_versio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19172" calcext:value-type="float">
            <text:p>10019172</text:p>
          </table:table-cell>
          <table:table-cell office:value-type="float" office:value="21540783" calcext:value-type="float">
            <text:p>21540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0238583348727229921533599651880532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];&quot;_&quot;;[.C2];&quot;.jpg&quot;)" office:value-type="string" office:string-value="10019172_21540783.jpg" calcext:value-type="string">
            <text:p>10019172_21540783.jpg</text:p>
          </table:table-cell>
          <table:table-cell table:number-columns-repeated="2"/>
          <table:table-cell table:formula="of:=COM.MICROSOFT.CONCAT([.I2];&quot; &quot;;[.J2];&quot; &quot;;[.L2];[.M2])" office:value-type="string" office:string-value="cp -f /home/sdutton/msc/capstone/xray/cxr/Tuberculosis/1.2.826.0.1.3680043.2.1125.1.10238583348727229921533599651880532.jpg /home/sdutton/msc/capstone/vector/api/services/xray/10019172_21540783.jpg" calcext:value-type="string">
            <text:p>cp -f /home/sdutton/msc/capstone/xray/cxr/Tuberculosis/1.2.826.0.1.3680043.2.1125.1.10238583348727229921533599651880532.jpg /home/sdutton/msc/capstone/vector/api/services/xray/10019172_21540783.jpg</text:p>
          </table:table-cell>
        </table:table-row>
        <table:table-row table:style-name="ro1">
          <table:table-cell/>
          <table:table-cell office:value-type="float" office:value="10019172" calcext:value-type="float">
            <text:p>10019172</text:p>
          </table:table-cell>
          <table:table-cell office:value-type="float" office:value="24997044" calcext:value-type="float">
            <text:p>24997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0303881567450827827265081996505215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];&quot;_&quot;;[.C3];&quot;.jpg&quot;)" office:value-type="string" office:string-value="10019172_24997044.jpg" calcext:value-type="string">
            <text:p>10019172_24997044.jpg</text:p>
          </table:table-cell>
          <table:table-cell table:number-columns-repeated="2"/>
          <table:table-cell table:formula="of:=COM.MICROSOFT.CONCAT([.I3];&quot; &quot;;[.J3];&quot; &quot;;[.L3];[.M3])" office:value-type="string" office:string-value="cp -f /home/sdutton/msc/capstone/xray/cxr/Tuberculosis/1.2.826.0.1.3680043.2.1125.1.10303881567450827827265081996505215.jpg /home/sdutton/msc/capstone/vector/api/services/xray/10019172_24997044.jpg" calcext:value-type="string">
            <text:p>cp -f /home/sdutton/msc/capstone/xray/cxr/Tuberculosis/1.2.826.0.1.3680043.2.1125.1.10303881567450827827265081996505215.jpg /home/sdutton/msc/capstone/vector/api/services/xray/10019172_24997044.jpg</text:p>
          </table:table-cell>
        </table:table-row>
        <table:table-row table:style-name="ro1">
          <table:table-cell/>
          <table:table-cell office:value-type="float" office:value="10019385" calcext:value-type="float">
            <text:p>10019385</text:p>
          </table:table-cell>
          <table:table-cell office:value-type="float" office:value="20297618" calcext:value-type="float">
            <text:p>202976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046398559860044374906092124859764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];&quot;_&quot;;[.C4];&quot;.jpg&quot;)" office:value-type="string" office:string-value="10019385_20297618.jpg" calcext:value-type="string">
            <text:p>10019385_20297618.jpg</text:p>
          </table:table-cell>
          <table:table-cell table:number-columns-repeated="2"/>
          <table:table-cell table:formula="of:=COM.MICROSOFT.CONCAT([.I4];&quot; &quot;;[.J4];&quot; &quot;;[.L4];[.M4])" office:value-type="string" office:string-value="cp -f /home/sdutton/msc/capstone/xray/cxr/Tuberculosis/1.2.826.0.1.3680043.2.1125.1.10463985598600443749060921248597641.jpg /home/sdutton/msc/capstone/vector/api/services/xray/10019385_20297618.jpg" calcext:value-type="string">
            <text:p>cp -f /home/sdutton/msc/capstone/xray/cxr/Tuberculosis/1.2.826.0.1.3680043.2.1125.1.10463985598600443749060921248597641.jpg /home/sdutton/msc/capstone/vector/api/services/xray/10019385_20297618.jpg</text:p>
          </table:table-cell>
        </table:table-row>
        <table:table-row table:style-name="ro1">
          <table:table-cell/>
          <table:table-cell office:value-type="float" office:value="10019385" calcext:value-type="float">
            <text:p>10019385</text:p>
          </table:table-cell>
          <table:table-cell office:value-type="float" office:value="20611796" calcext:value-type="float">
            <text:p>206117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0724982150954929593558727638254087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];&quot;_&quot;;[.C5];&quot;.jpg&quot;)" office:value-type="string" office:string-value="10019385_20611796.jpg" calcext:value-type="string">
            <text:p>10019385_20611796.jpg</text:p>
          </table:table-cell>
          <table:table-cell table:number-columns-repeated="2"/>
          <table:table-cell table:formula="of:=COM.MICROSOFT.CONCAT([.I5];&quot; &quot;;[.J5];&quot; &quot;;[.L5];[.M5])" office:value-type="string" office:string-value="cp -f /home/sdutton/msc/capstone/xray/cxr/Tuberculosis/1.2.826.0.1.3680043.2.1125.1.10724982150954929593558727638254087.jpg /home/sdutton/msc/capstone/vector/api/services/xray/10019385_20611796.jpg" calcext:value-type="string">
            <text:p>cp -f /home/sdutton/msc/capstone/xray/cxr/Tuberculosis/1.2.826.0.1.3680043.2.1125.1.10724982150954929593558727638254087.jpg /home/sdutton/msc/capstone/vector/api/services/xray/10019385_20611796.jpg</text:p>
          </table:table-cell>
        </table:table-row>
        <table:table-row table:style-name="ro1">
          <table:table-cell/>
          <table:table-cell office:value-type="float" office:value="10019568" calcext:value-type="float">
            <text:p>10019568</text:p>
          </table:table-cell>
          <table:table-cell office:value-type="float" office:value="28710730" calcext:value-type="float">
            <text:p>28710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0730778298086912922122437641779312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6];&quot;_&quot;;[.C6];&quot;.jpg&quot;)" office:value-type="string" office:string-value="10019568_28710730.jpg" calcext:value-type="string">
            <text:p>10019568_28710730.jpg</text:p>
          </table:table-cell>
          <table:table-cell table:number-columns-repeated="2"/>
          <table:table-cell table:formula="of:=COM.MICROSOFT.CONCAT([.I6];&quot; &quot;;[.J6];&quot; &quot;;[.L6];[.M6])" office:value-type="string" office:string-value="cp -f /home/sdutton/msc/capstone/xray/cxr/Tuberculosis/1.2.826.0.1.3680043.2.1125.1.10730778298086912922122437641779312.jpg /home/sdutton/msc/capstone/vector/api/services/xray/10019568_28710730.jpg" calcext:value-type="string">
            <text:p>cp -f /home/sdutton/msc/capstone/xray/cxr/Tuberculosis/1.2.826.0.1.3680043.2.1125.1.10730778298086912922122437641779312.jpg /home/sdutton/msc/capstone/vector/api/services/xray/10019568_28710730.jpg</text:p>
          </table:table-cell>
        </table:table-row>
        <table:table-row table:style-name="ro1">
          <table:table-cell/>
          <table:table-cell office:value-type="float" office:value="10019777" calcext:value-type="float">
            <text:p>10019777</text:p>
          </table:table-cell>
          <table:table-cell office:value-type="float" office:value="27738145" calcext:value-type="float">
            <text:p>27738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0878644161371356355191890372629384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7];&quot;_&quot;;[.C7];&quot;.jpg&quot;)" office:value-type="string" office:string-value="10019777_27738145.jpg" calcext:value-type="string">
            <text:p>10019777_27738145.jpg</text:p>
          </table:table-cell>
          <table:table-cell table:number-columns-repeated="2"/>
          <table:table-cell table:formula="of:=COM.MICROSOFT.CONCAT([.I7];&quot; &quot;;[.J7];&quot; &quot;;[.L7];[.M7])" office:value-type="string" office:string-value="cp -f /home/sdutton/msc/capstone/xray/cxr/Tuberculosis/1.2.826.0.1.3680043.2.1125.1.10878644161371356355191890372629384.jpg /home/sdutton/msc/capstone/vector/api/services/xray/10019777_27738145.jpg" calcext:value-type="string">
            <text:p>cp -f /home/sdutton/msc/capstone/xray/cxr/Tuberculosis/1.2.826.0.1.3680043.2.1125.1.10878644161371356355191890372629384.jpg /home/sdutton/msc/capstone/vector/api/services/xray/10019777_27738145.jpg</text:p>
          </table:table-cell>
        </table:table-row>
        <table:table-row table:style-name="ro1">
          <table:table-cell/>
          <table:table-cell office:value-type="float" office:value="10019917" calcext:value-type="float">
            <text:p>10019917</text:p>
          </table:table-cell>
          <table:table-cell office:value-type="float" office:value="22585261" calcext:value-type="float">
            <text:p>22585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048583070457044454328601377721037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8];&quot;_&quot;;[.C8];&quot;.jpg&quot;)" office:value-type="string" office:string-value="10019917_22585261.jpg" calcext:value-type="string">
            <text:p>10019917_22585261.jpg</text:p>
          </table:table-cell>
          <table:table-cell table:number-columns-repeated="2"/>
          <table:table-cell table:formula="of:=COM.MICROSOFT.CONCAT([.I8];&quot; &quot;;[.J8];&quot; &quot;;[.L8];[.M8])" office:value-type="string" office:string-value="cp -f /home/sdutton/msc/capstone/xray/cxr/Tuberculosis/1.2.826.0.1.3680043.2.1125.1.11048583070457044454328601377721037.jpg /home/sdutton/msc/capstone/vector/api/services/xray/10019917_22585261.jpg" calcext:value-type="string">
            <text:p>cp -f /home/sdutton/msc/capstone/xray/cxr/Tuberculosis/1.2.826.0.1.3680043.2.1125.1.11048583070457044454328601377721037.jpg /home/sdutton/msc/capstone/vector/api/services/xray/10019917_22585261.jpg</text:p>
          </table:table-cell>
        </table:table-row>
        <table:table-row table:style-name="ro1">
          <table:table-cell/>
          <table:table-cell office:value-type="float" office:value="10020187" calcext:value-type="float">
            <text:p>10020187</text:p>
          </table:table-cell>
          <table:table-cell office:value-type="float" office:value="26842957" calcext:value-type="float">
            <text:p>268429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06217122196192027621564824812477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9];&quot;_&quot;;[.C9];&quot;.jpg&quot;)" office:value-type="string" office:string-value="10020187_26842957.jpg" calcext:value-type="string">
            <text:p>10020187_26842957.jpg</text:p>
          </table:table-cell>
          <table:table-cell table:number-columns-repeated="2"/>
          <table:table-cell table:formula="of:=COM.MICROSOFT.CONCAT([.I9];&quot; &quot;;[.J9];&quot; &quot;;[.L9];[.M9])" office:value-type="string" office:string-value="cp -f /home/sdutton/msc/capstone/xray/cxr/Tuberculosis/1.2.826.0.1.3680043.2.1125.1.1106217122196192027621564824812477.jpg /home/sdutton/msc/capstone/vector/api/services/xray/10020187_26842957.jpg" calcext:value-type="string">
            <text:p>cp -f /home/sdutton/msc/capstone/xray/cxr/Tuberculosis/1.2.826.0.1.3680043.2.1125.1.1106217122196192027621564824812477.jpg /home/sdutton/msc/capstone/vector/api/services/xray/10020187_26842957.jpg</text:p>
          </table:table-cell>
        </table:table-row>
        <table:table-row table:style-name="ro1">
          <table:table-cell/>
          <table:table-cell office:value-type="float" office:value="10020187" calcext:value-type="float">
            <text:p>10020187</text:p>
          </table:table-cell>
          <table:table-cell office:value-type="float" office:value="24104168" calcext:value-type="float">
            <text:p>24104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134519427959817321365921380026595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0];&quot;_&quot;;[.C10];&quot;.jpg&quot;)" office:value-type="string" office:string-value="10020187_24104168.jpg" calcext:value-type="string">
            <text:p>10020187_24104168.jpg</text:p>
          </table:table-cell>
          <table:table-cell table:number-columns-repeated="2"/>
          <table:table-cell table:formula="of:=COM.MICROSOFT.CONCAT([.I10];&quot; &quot;;[.J10];&quot; &quot;;[.L10];[.M10])" office:value-type="string" office:string-value="cp -f /home/sdutton/msc/capstone/xray/cxr/Tuberculosis/1.2.826.0.1.3680043.2.1125.1.11134519427959817321365921380026595.jpg /home/sdutton/msc/capstone/vector/api/services/xray/10020187_24104168.jpg" calcext:value-type="string">
            <text:p>cp -f /home/sdutton/msc/capstone/xray/cxr/Tuberculosis/1.2.826.0.1.3680043.2.1125.1.11134519427959817321365921380026595.jpg /home/sdutton/msc/capstone/vector/api/services/xray/10020187_24104168.jpg</text:p>
          </table:table-cell>
        </table:table-row>
        <table:table-row table:style-name="ro1">
          <table:table-cell/>
          <table:table-cell office:value-type="float" office:value="10020306" calcext:value-type="float">
            <text:p>10020306</text:p>
          </table:table-cell>
          <table:table-cell office:value-type="float" office:value="28778757" calcext:value-type="float">
            <text:p>2877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141311641021611906986704447810486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1];&quot;_&quot;;[.C11];&quot;.jpg&quot;)" office:value-type="string" office:string-value="10020306_28778757.jpg" calcext:value-type="string">
            <text:p>10020306_28778757.jpg</text:p>
          </table:table-cell>
          <table:table-cell table:number-columns-repeated="2"/>
          <table:table-cell table:formula="of:=COM.MICROSOFT.CONCAT([.I11];&quot; &quot;;[.J11];&quot; &quot;;[.L11];[.M11])" office:value-type="string" office:string-value="cp -f /home/sdutton/msc/capstone/xray/cxr/Tuberculosis/1.2.826.0.1.3680043.2.1125.1.11141311641021611906986704447810486.jpg /home/sdutton/msc/capstone/vector/api/services/xray/10020306_28778757.jpg" calcext:value-type="string">
            <text:p>cp -f /home/sdutton/msc/capstone/xray/cxr/Tuberculosis/1.2.826.0.1.3680043.2.1125.1.11141311641021611906986704447810486.jpg /home/sdutton/msc/capstone/vector/api/services/xray/10020306_28778757.jpg</text:p>
          </table:table-cell>
        </table:table-row>
        <table:table-row table:style-name="ro1">
          <table:table-cell/>
          <table:table-cell office:value-type="float" office:value="10020306" calcext:value-type="float">
            <text:p>10020306</text:p>
          </table:table-cell>
          <table:table-cell office:value-type="float" office:value="23052851" calcext:value-type="float">
            <text:p>230528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210646939090353273215842762736539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2];&quot;_&quot;;[.C12];&quot;.jpg&quot;)" office:value-type="string" office:string-value="10020306_23052851.jpg" calcext:value-type="string">
            <text:p>10020306_23052851.jpg</text:p>
          </table:table-cell>
          <table:table-cell table:number-columns-repeated="2"/>
          <table:table-cell table:formula="of:=COM.MICROSOFT.CONCAT([.I12];&quot; &quot;;[.J12];&quot; &quot;;[.L12];[.M12])" office:value-type="string" office:string-value="cp -f /home/sdutton/msc/capstone/xray/cxr/Tuberculosis/1.2.826.0.1.3680043.2.1125.1.11210646939090353273215842762736539.jpg /home/sdutton/msc/capstone/vector/api/services/xray/10020306_23052851.jpg" calcext:value-type="string">
            <text:p>cp -f /home/sdutton/msc/capstone/xray/cxr/Tuberculosis/1.2.826.0.1.3680043.2.1125.1.11210646939090353273215842762736539.jpg /home/sdutton/msc/capstone/vector/api/services/xray/10020306_23052851.jpg</text:p>
          </table:table-cell>
        </table:table-row>
        <table:table-row table:style-name="ro1">
          <table:table-cell/>
          <table:table-cell office:value-type="float" office:value="10020306" calcext:value-type="float">
            <text:p>10020306</text:p>
          </table:table-cell>
          <table:table-cell office:value-type="float" office:value="26332470" calcext:value-type="float">
            <text:p>26332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273127551051779755938935196960324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3];&quot;_&quot;;[.C13];&quot;.jpg&quot;)" office:value-type="string" office:string-value="10020306_26332470.jpg" calcext:value-type="string">
            <text:p>10020306_26332470.jpg</text:p>
          </table:table-cell>
          <table:table-cell table:number-columns-repeated="2"/>
          <table:table-cell table:formula="of:=COM.MICROSOFT.CONCAT([.I13];&quot; &quot;;[.J13];&quot; &quot;;[.L13];[.M13])" office:value-type="string" office:string-value="cp -f /home/sdutton/msc/capstone/xray/cxr/Tuberculosis/1.2.826.0.1.3680043.2.1125.1.11273127551051779755938935196960324.jpg /home/sdutton/msc/capstone/vector/api/services/xray/10020306_26332470.jpg" calcext:value-type="string">
            <text:p>cp -f /home/sdutton/msc/capstone/xray/cxr/Tuberculosis/1.2.826.0.1.3680043.2.1125.1.11273127551051779755938935196960324.jpg /home/sdutton/msc/capstone/vector/api/services/xray/10020306_26332470.jpg</text:p>
          </table:table-cell>
        </table:table-row>
        <table:table-row table:style-name="ro1">
          <table:table-cell/>
          <table:table-cell office:value-type="float" office:value="10020640" calcext:value-type="float">
            <text:p>10020640</text:p>
          </table:table-cell>
          <table:table-cell office:value-type="float" office:value="27984218" calcext:value-type="float">
            <text:p>27984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288500399744738941831310411634028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4];&quot;_&quot;;[.C14];&quot;.jpg&quot;)" office:value-type="string" office:string-value="10020640_27984218.jpg" calcext:value-type="string">
            <text:p>10020640_27984218.jpg</text:p>
          </table:table-cell>
          <table:table-cell table:number-columns-repeated="2"/>
          <table:table-cell table:formula="of:=COM.MICROSOFT.CONCAT([.I14];&quot; &quot;;[.J14];&quot; &quot;;[.L14];[.M14])" office:value-type="string" office:string-value="cp -f /home/sdutton/msc/capstone/xray/cxr/Tuberculosis/1.2.826.0.1.3680043.2.1125.1.11288500399744738941831310411634028.jpg /home/sdutton/msc/capstone/vector/api/services/xray/10020640_27984218.jpg" calcext:value-type="string">
            <text:p>cp -f /home/sdutton/msc/capstone/xray/cxr/Tuberculosis/1.2.826.0.1.3680043.2.1125.1.11288500399744738941831310411634028.jpg /home/sdutton/msc/capstone/vector/api/services/xray/10020640_27984218.jpg</text:p>
          </table:table-cell>
        </table:table-row>
        <table:table-row table:style-name="ro1">
          <table:table-cell/>
          <table:table-cell office:value-type="float" office:value="10020740" calcext:value-type="float">
            <text:p>10020740</text:p>
          </table:table-cell>
          <table:table-cell office:value-type="float" office:value="29820177" calcext:value-type="float">
            <text:p>29820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588087208246660018506196699913335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5];&quot;_&quot;;[.C15];&quot;.jpg&quot;)" office:value-type="string" office:string-value="10020740_29820177.jpg" calcext:value-type="string">
            <text:p>10020740_29820177.jpg</text:p>
          </table:table-cell>
          <table:table-cell table:number-columns-repeated="2"/>
          <table:table-cell table:formula="of:=COM.MICROSOFT.CONCAT([.I15];&quot; &quot;;[.J15];&quot; &quot;;[.L15];[.M15])" office:value-type="string" office:string-value="cp -f /home/sdutton/msc/capstone/xray/cxr/Tuberculosis/1.2.826.0.1.3680043.2.1125.1.11588087208246660018506196699913335.jpg /home/sdutton/msc/capstone/vector/api/services/xray/10020740_29820177.jpg" calcext:value-type="string">
            <text:p>cp -f /home/sdutton/msc/capstone/xray/cxr/Tuberculosis/1.2.826.0.1.3680043.2.1125.1.11588087208246660018506196699913335.jpg /home/sdutton/msc/capstone/vector/api/services/xray/10020740_29820177.jpg</text:p>
          </table:table-cell>
        </table:table-row>
        <table:table-row table:style-name="ro1">
          <table:table-cell/>
          <table:table-cell office:value-type="float" office:value="10020740" calcext:value-type="float">
            <text:p>10020740</text:p>
          </table:table-cell>
          <table:table-cell office:value-type="float" office:value="23199774" calcext:value-type="float">
            <text:p>231997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619174694164856015264358362882066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6];&quot;_&quot;;[.C16];&quot;.jpg&quot;)" office:value-type="string" office:string-value="10020740_23199774.jpg" calcext:value-type="string">
            <text:p>10020740_23199774.jpg</text:p>
          </table:table-cell>
          <table:table-cell table:number-columns-repeated="2"/>
          <table:table-cell table:formula="of:=COM.MICROSOFT.CONCAT([.I16];&quot; &quot;;[.J16];&quot; &quot;;[.L16];[.M16])" office:value-type="string" office:string-value="cp -f /home/sdutton/msc/capstone/xray/cxr/Tuberculosis/1.2.826.0.1.3680043.2.1125.1.11619174694164856015264358362882066.jpg /home/sdutton/msc/capstone/vector/api/services/xray/10020740_23199774.jpg" calcext:value-type="string">
            <text:p>cp -f /home/sdutton/msc/capstone/xray/cxr/Tuberculosis/1.2.826.0.1.3680043.2.1125.1.11619174694164856015264358362882066.jpg /home/sdutton/msc/capstone/vector/api/services/xray/10020740_23199774.jpg</text:p>
          </table:table-cell>
        </table:table-row>
        <table:table-row table:style-name="ro1">
          <table:table-cell/>
          <table:table-cell office:value-type="float" office:value="10020740" calcext:value-type="float">
            <text:p>10020740</text:p>
          </table:table-cell>
          <table:table-cell office:value-type="float" office:value="25826145" calcext:value-type="float">
            <text:p>25826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66682548778612473426843927286960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7];&quot;_&quot;;[.C17];&quot;.jpg&quot;)" office:value-type="string" office:string-value="10020740_25826145.jpg" calcext:value-type="string">
            <text:p>10020740_25826145.jpg</text:p>
          </table:table-cell>
          <table:table-cell table:number-columns-repeated="2"/>
          <table:table-cell table:formula="of:=COM.MICROSOFT.CONCAT([.I17];&quot; &quot;;[.J17];&quot; &quot;;[.L17];[.M17])" office:value-type="string" office:string-value="cp -f /home/sdutton/msc/capstone/xray/cxr/Tuberculosis/1.2.826.0.1.3680043.2.1125.1.11666825487786124734268439272869601.jpg /home/sdutton/msc/capstone/vector/api/services/xray/10020740_25826145.jpg" calcext:value-type="string">
            <text:p>cp -f /home/sdutton/msc/capstone/xray/cxr/Tuberculosis/1.2.826.0.1.3680043.2.1125.1.11666825487786124734268439272869601.jpg /home/sdutton/msc/capstone/vector/api/services/xray/10020740_25826145.jpg</text:p>
          </table:table-cell>
        </table:table-row>
        <table:table-row table:style-name="ro1">
          <table:table-cell/>
          <table:table-cell office:value-type="float" office:value="10020740" calcext:value-type="float">
            <text:p>10020740</text:p>
          </table:table-cell>
          <table:table-cell office:value-type="float" office:value="23831430" calcext:value-type="float">
            <text:p>23831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76680456749326357905221777343291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8];&quot;_&quot;;[.C18];&quot;.jpg&quot;)" office:value-type="string" office:string-value="10020740_23831430.jpg" calcext:value-type="string">
            <text:p>10020740_23831430.jpg</text:p>
          </table:table-cell>
          <table:table-cell table:number-columns-repeated="2"/>
          <table:table-cell table:formula="of:=COM.MICROSOFT.CONCAT([.I18];&quot; &quot;;[.J18];&quot; &quot;;[.L18];[.M18])" office:value-type="string" office:string-value="cp -f /home/sdutton/msc/capstone/xray/cxr/Tuberculosis/1.2.826.0.1.3680043.2.1125.1.11766804567493263579052217773432911.jpg /home/sdutton/msc/capstone/vector/api/services/xray/10020740_23831430.jpg" calcext:value-type="string">
            <text:p>cp -f /home/sdutton/msc/capstone/xray/cxr/Tuberculosis/1.2.826.0.1.3680043.2.1125.1.11766804567493263579052217773432911.jpg /home/sdutton/msc/capstone/vector/api/services/xray/10020740_23831430.jpg</text:p>
          </table:table-cell>
        </table:table-row>
        <table:table-row table:style-name="ro1">
          <table:table-cell/>
          <table:table-cell office:value-type="float" office:value="10020740" calcext:value-type="float">
            <text:p>10020740</text:p>
          </table:table-cell>
          <table:table-cell office:value-type="float" office:value="23143086" calcext:value-type="float">
            <text:p>23143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922985223196019114540376437572120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19];&quot;_&quot;;[.C19];&quot;.jpg&quot;)" office:value-type="string" office:string-value="10020740_23143086.jpg" calcext:value-type="string">
            <text:p>10020740_23143086.jpg</text:p>
          </table:table-cell>
          <table:table-cell table:number-columns-repeated="2"/>
          <table:table-cell table:formula="of:=COM.MICROSOFT.CONCAT([.I19];&quot; &quot;;[.J19];&quot; &quot;;[.L19];[.M19])" office:value-type="string" office:string-value="cp -f /home/sdutton/msc/capstone/xray/cxr/Tuberculosis/1.2.826.0.1.3680043.2.1125.1.11922985223196019114540376437572120.jpg /home/sdutton/msc/capstone/vector/api/services/xray/10020740_23143086.jpg" calcext:value-type="string">
            <text:p>cp -f /home/sdutton/msc/capstone/xray/cxr/Tuberculosis/1.2.826.0.1.3680043.2.1125.1.11922985223196019114540376437572120.jpg /home/sdutton/msc/capstone/vector/api/services/xray/10020740_23143086.jpg</text:p>
          </table:table-cell>
        </table:table-row>
        <table:table-row table:style-name="ro1">
          <table:table-cell/>
          <table:table-cell office:value-type="float" office:value="10020786" calcext:value-type="float">
            <text:p>10020786</text:p>
          </table:table-cell>
          <table:table-cell office:value-type="float" office:value="23488445" calcext:value-type="float">
            <text:p>23488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1924808880786956407302371953122980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0];&quot;_&quot;;[.C20];&quot;.jpg&quot;)" office:value-type="string" office:string-value="10020786_23488445.jpg" calcext:value-type="string">
            <text:p>10020786_23488445.jpg</text:p>
          </table:table-cell>
          <table:table-cell table:number-columns-repeated="2"/>
          <table:table-cell table:formula="of:=COM.MICROSOFT.CONCAT([.I20];&quot; &quot;;[.J20];&quot; &quot;;[.L20];[.M20])" office:value-type="string" office:string-value="cp -f /home/sdutton/msc/capstone/xray/cxr/Tuberculosis/1.2.826.0.1.3680043.2.1125.1.11924808880786956407302371953122980.jpg /home/sdutton/msc/capstone/vector/api/services/xray/10020786_23488445.jpg" calcext:value-type="string">
            <text:p>cp -f /home/sdutton/msc/capstone/xray/cxr/Tuberculosis/1.2.826.0.1.3680043.2.1125.1.11924808880786956407302371953122980.jpg /home/sdutton/msc/capstone/vector/api/services/xray/10020786_23488445.jpg</text:p>
          </table:table-cell>
        </table:table-row>
        <table:table-row table:style-name="ro1">
          <table:table-cell/>
          <table:table-cell office:value-type="float" office:value="10020944" calcext:value-type="float">
            <text:p>10020944</text:p>
          </table:table-cell>
          <table:table-cell office:value-type="float" office:value="29974575" calcext:value-type="float">
            <text:p>29974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145238282931278984084532331988632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1];&quot;_&quot;;[.C21];&quot;.jpg&quot;)" office:value-type="string" office:string-value="10020944_29974575.jpg" calcext:value-type="string">
            <text:p>10020944_29974575.jpg</text:p>
          </table:table-cell>
          <table:table-cell table:number-columns-repeated="2"/>
          <table:table-cell table:formula="of:=COM.MICROSOFT.CONCAT([.I21];&quot; &quot;;[.J21];&quot; &quot;;[.L21];[.M21])" office:value-type="string" office:string-value="cp -f /home/sdutton/msc/capstone/xray/cxr/Tuberculosis/1.2.826.0.1.3680043.2.1125.1.12145238282931278984084532331988632.jpg /home/sdutton/msc/capstone/vector/api/services/xray/10020944_29974575.jpg" calcext:value-type="string">
            <text:p>cp -f /home/sdutton/msc/capstone/xray/cxr/Tuberculosis/1.2.826.0.1.3680043.2.1125.1.12145238282931278984084532331988632.jpg /home/sdutton/msc/capstone/vector/api/services/xray/10020944_29974575.jpg</text:p>
          </table:table-cell>
        </table:table-row>
        <table:table-row table:style-name="ro1">
          <table:table-cell/>
          <table:table-cell office:value-type="float" office:value="10021118" calcext:value-type="float">
            <text:p>10021118</text:p>
          </table:table-cell>
          <table:table-cell office:value-type="float" office:value="24490144" calcext:value-type="float">
            <text:p>24490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198975178856714436878378066738502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2];&quot;_&quot;;[.C22];&quot;.jpg&quot;)" office:value-type="string" office:string-value="10021118_24490144.jpg" calcext:value-type="string">
            <text:p>10021118_24490144.jpg</text:p>
          </table:table-cell>
          <table:table-cell table:number-columns-repeated="2"/>
          <table:table-cell table:formula="of:=COM.MICROSOFT.CONCAT([.I22];&quot; &quot;;[.J22];&quot; &quot;;[.L22];[.M22])" office:value-type="string" office:string-value="cp -f /home/sdutton/msc/capstone/xray/cxr/Tuberculosis/1.2.826.0.1.3680043.2.1125.1.12198975178856714436878378066738502.jpg /home/sdutton/msc/capstone/vector/api/services/xray/10021118_24490144.jpg" calcext:value-type="string">
            <text:p>cp -f /home/sdutton/msc/capstone/xray/cxr/Tuberculosis/1.2.826.0.1.3680043.2.1125.1.12198975178856714436878378066738502.jpg /home/sdutton/msc/capstone/vector/api/services/xray/10021118_24490144.jpg</text:p>
          </table:table-cell>
        </table:table-row>
        <table:table-row table:style-name="ro1">
          <table:table-cell/>
          <table:table-cell office:value-type="float" office:value="10021312" calcext:value-type="float">
            <text:p>10021312</text:p>
          </table:table-cell>
          <table:table-cell office:value-type="float" office:value="28829452" calcext:value-type="float">
            <text:p>28829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295099718413430302929704495237413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3];&quot;_&quot;;[.C23];&quot;.jpg&quot;)" office:value-type="string" office:string-value="10021312_28829452.jpg" calcext:value-type="string">
            <text:p>10021312_28829452.jpg</text:p>
          </table:table-cell>
          <table:table-cell table:number-columns-repeated="2"/>
          <table:table-cell table:formula="of:=COM.MICROSOFT.CONCAT([.I23];&quot; &quot;;[.J23];&quot; &quot;;[.L23];[.M23])" office:value-type="string" office:string-value="cp -f /home/sdutton/msc/capstone/xray/cxr/Tuberculosis/1.2.826.0.1.3680043.2.1125.1.12295099718413430302929704495237413.jpg /home/sdutton/msc/capstone/vector/api/services/xray/10021312_28829452.jpg" calcext:value-type="string">
            <text:p>cp -f /home/sdutton/msc/capstone/xray/cxr/Tuberculosis/1.2.826.0.1.3680043.2.1125.1.12295099718413430302929704495237413.jpg /home/sdutton/msc/capstone/vector/api/services/xray/10021312_28829452.jpg</text:p>
          </table:table-cell>
        </table:table-row>
        <table:table-row table:style-name="ro1">
          <table:table-cell/>
          <table:table-cell office:value-type="float" office:value="10021312" calcext:value-type="float">
            <text:p>10021312</text:p>
          </table:table-cell>
          <table:table-cell office:value-type="float" office:value="25020332" calcext:value-type="float">
            <text:p>25020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30381492168840428458672505678729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4];&quot;_&quot;;[.C24];&quot;.jpg&quot;)" office:value-type="string" office:string-value="10021312_25020332.jpg" calcext:value-type="string">
            <text:p>10021312_25020332.jpg</text:p>
          </table:table-cell>
          <table:table-cell table:number-columns-repeated="2"/>
          <table:table-cell table:formula="of:=COM.MICROSOFT.CONCAT([.I24];&quot; &quot;;[.J24];&quot; &quot;;[.L24];[.M24])" office:value-type="string" office:string-value="cp -f /home/sdutton/msc/capstone/xray/cxr/Tuberculosis/1.2.826.0.1.3680043.2.1125.1.12303814921688404284586725056787291.jpg /home/sdutton/msc/capstone/vector/api/services/xray/10021312_25020332.jpg" calcext:value-type="string">
            <text:p>cp -f /home/sdutton/msc/capstone/xray/cxr/Tuberculosis/1.2.826.0.1.3680043.2.1125.1.12303814921688404284586725056787291.jpg /home/sdutton/msc/capstone/vector/api/services/xray/10021312_25020332.jpg</text:p>
          </table:table-cell>
        </table:table-row>
        <table:table-row table:style-name="ro1">
          <table:table-cell/>
          <table:table-cell office:value-type="float" office:value="10021487" calcext:value-type="float">
            <text:p>10021487</text:p>
          </table:table-cell>
          <table:table-cell office:value-type="float" office:value="27112038" calcext:value-type="float">
            <text:p>27112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51563098514805079007761613959099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5];&quot;_&quot;;[.C25];&quot;.jpg&quot;)" office:value-type="string" office:string-value="10021487_27112038.jpg" calcext:value-type="string">
            <text:p>10021487_27112038.jpg</text:p>
          </table:table-cell>
          <table:table-cell table:number-columns-repeated="2"/>
          <table:table-cell table:formula="of:=COM.MICROSOFT.CONCAT([.I25];&quot; &quot;;[.J25];&quot; &quot;;[.L25];[.M25])" office:value-type="string" office:string-value="cp -f /home/sdutton/msc/capstone/xray/cxr/Tuberculosis/1.2.826.0.1.3680043.2.1125.1.12515630985148050790077616139590991.jpg /home/sdutton/msc/capstone/vector/api/services/xray/10021487_27112038.jpg" calcext:value-type="string">
            <text:p>cp -f /home/sdutton/msc/capstone/xray/cxr/Tuberculosis/1.2.826.0.1.3680043.2.1125.1.12515630985148050790077616139590991.jpg /home/sdutton/msc/capstone/vector/api/services/xray/10021487_27112038.jpg</text:p>
          </table:table-cell>
        </table:table-row>
        <table:table-row table:style-name="ro1">
          <table:table-cell/>
          <table:table-cell office:value-type="float" office:value="10021487" calcext:value-type="float">
            <text:p>10021487</text:p>
          </table:table-cell>
          <table:table-cell office:value-type="float" office:value="20429160" calcext:value-type="float">
            <text:p>20429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578724842388515640038828288467282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6];&quot;_&quot;;[.C26];&quot;.jpg&quot;)" office:value-type="string" office:string-value="10021487_20429160.jpg" calcext:value-type="string">
            <text:p>10021487_20429160.jpg</text:p>
          </table:table-cell>
          <table:table-cell table:number-columns-repeated="2"/>
          <table:table-cell table:formula="of:=COM.MICROSOFT.CONCAT([.I26];&quot; &quot;;[.J26];&quot; &quot;;[.L26];[.M26])" office:value-type="string" office:string-value="cp -f /home/sdutton/msc/capstone/xray/cxr/Tuberculosis/1.2.826.0.1.3680043.2.1125.1.12578724842388515640038828288467282.jpg /home/sdutton/msc/capstone/vector/api/services/xray/10021487_20429160.jpg" calcext:value-type="string">
            <text:p>cp -f /home/sdutton/msc/capstone/xray/cxr/Tuberculosis/1.2.826.0.1.3680043.2.1125.1.12578724842388515640038828288467282.jpg /home/sdutton/msc/capstone/vector/api/services/xray/10021487_20429160.jpg</text:p>
          </table:table-cell>
        </table:table-row>
        <table:table-row table:style-name="ro1">
          <table:table-cell/>
          <table:table-cell office:value-type="float" office:value="10021487" calcext:value-type="float">
            <text:p>10021487</text:p>
          </table:table-cell>
          <table:table-cell office:value-type="float" office:value="21928381" calcext:value-type="float">
            <text:p>21928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593092914378435294071742406311629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7];&quot;_&quot;;[.C27];&quot;.jpg&quot;)" office:value-type="string" office:string-value="10021487_21928381.jpg" calcext:value-type="string">
            <text:p>10021487_21928381.jpg</text:p>
          </table:table-cell>
          <table:table-cell table:number-columns-repeated="2"/>
          <table:table-cell table:formula="of:=COM.MICROSOFT.CONCAT([.I27];&quot; &quot;;[.J27];&quot; &quot;;[.L27];[.M27])" office:value-type="string" office:string-value="cp -f /home/sdutton/msc/capstone/xray/cxr/Tuberculosis/1.2.826.0.1.3680043.2.1125.1.12593092914378435294071742406311629.jpg /home/sdutton/msc/capstone/vector/api/services/xray/10021487_21928381.jpg" calcext:value-type="string">
            <text:p>cp -f /home/sdutton/msc/capstone/xray/cxr/Tuberculosis/1.2.826.0.1.3680043.2.1125.1.12593092914378435294071742406311629.jpg /home/sdutton/msc/capstone/vector/api/services/xray/10021487_21928381.jpg</text:p>
          </table:table-cell>
        </table:table-row>
        <table:table-row table:style-name="ro1">
          <table:table-cell/>
          <table:table-cell office:value-type="float" office:value="10021487" calcext:value-type="float">
            <text:p>10021487</text:p>
          </table:table-cell>
          <table:table-cell office:value-type="float" office:value="26321862" calcext:value-type="float">
            <text:p>26321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606072272939949239916012999516825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8];&quot;_&quot;;[.C28];&quot;.jpg&quot;)" office:value-type="string" office:string-value="10021487_26321862.jpg" calcext:value-type="string">
            <text:p>10021487_26321862.jpg</text:p>
          </table:table-cell>
          <table:table-cell table:number-columns-repeated="2"/>
          <table:table-cell table:formula="of:=COM.MICROSOFT.CONCAT([.I28];&quot; &quot;;[.J28];&quot; &quot;;[.L28];[.M28])" office:value-type="string" office:string-value="cp -f /home/sdutton/msc/capstone/xray/cxr/Tuberculosis/1.2.826.0.1.3680043.2.1125.1.12606072272939949239916012999516825.jpg /home/sdutton/msc/capstone/vector/api/services/xray/10021487_26321862.jpg" calcext:value-type="string">
            <text:p>cp -f /home/sdutton/msc/capstone/xray/cxr/Tuberculosis/1.2.826.0.1.3680043.2.1125.1.12606072272939949239916012999516825.jpg /home/sdutton/msc/capstone/vector/api/services/xray/10021487_26321862.jpg</text:p>
          </table:table-cell>
        </table:table-row>
        <table:table-row table:style-name="ro1">
          <table:table-cell/>
          <table:table-cell office:value-type="float" office:value="10021487" calcext:value-type="float">
            <text:p>10021487</text:p>
          </table:table-cell>
          <table:table-cell office:value-type="float" office:value="28998349" calcext:value-type="float">
            <text:p>28998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61383702500706746065963966185730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29];&quot;_&quot;;[.C29];&quot;.jpg&quot;)" office:value-type="string" office:string-value="10021487_28998349.jpg" calcext:value-type="string">
            <text:p>10021487_28998349.jpg</text:p>
          </table:table-cell>
          <table:table-cell table:number-columns-repeated="2"/>
          <table:table-cell table:formula="of:=COM.MICROSOFT.CONCAT([.I29];&quot; &quot;;[.J29];&quot; &quot;;[.L29];[.M29])" office:value-type="string" office:string-value="cp -f /home/sdutton/msc/capstone/xray/cxr/Tuberculosis/1.2.826.0.1.3680043.2.1125.1.12613837025007067460659639661857301.jpg /home/sdutton/msc/capstone/vector/api/services/xray/10021487_28998349.jpg" calcext:value-type="string">
            <text:p>cp -f /home/sdutton/msc/capstone/xray/cxr/Tuberculosis/1.2.826.0.1.3680043.2.1125.1.12613837025007067460659639661857301.jpg /home/sdutton/msc/capstone/vector/api/services/xray/10021487_28998349.jpg</text:p>
          </table:table-cell>
        </table:table-row>
        <table:table-row table:style-name="ro1">
          <table:table-cell/>
          <table:table-cell office:value-type="float" office:value="10021487" calcext:value-type="float">
            <text:p>10021487</text:p>
          </table:table-cell>
          <table:table-cell office:value-type="float" office:value="27660781" calcext:value-type="float">
            <text:p>27660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633814340107813780767514519254705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0];&quot;_&quot;;[.C30];&quot;.jpg&quot;)" office:value-type="string" office:string-value="10021487_27660781.jpg" calcext:value-type="string">
            <text:p>10021487_27660781.jpg</text:p>
          </table:table-cell>
          <table:table-cell table:number-columns-repeated="2"/>
          <table:table-cell table:formula="of:=COM.MICROSOFT.CONCAT([.I30];&quot; &quot;;[.J30];&quot; &quot;;[.L30];[.M30])" office:value-type="string" office:string-value="cp -f /home/sdutton/msc/capstone/xray/cxr/Tuberculosis/1.2.826.0.1.3680043.2.1125.1.12633814340107813780767514519254705.jpg /home/sdutton/msc/capstone/vector/api/services/xray/10021487_27660781.jpg" calcext:value-type="string">
            <text:p>cp -f /home/sdutton/msc/capstone/xray/cxr/Tuberculosis/1.2.826.0.1.3680043.2.1125.1.12633814340107813780767514519254705.jpg /home/sdutton/msc/capstone/vector/api/services/xray/10021487_27660781.jpg</text:p>
          </table:table-cell>
        </table:table-row>
        <table:table-row table:style-name="ro1">
          <table:table-cell/>
          <table:table-cell office:value-type="float" office:value="10021666" calcext:value-type="float">
            <text:p>10021666</text:p>
          </table:table-cell>
          <table:table-cell office:value-type="float" office:value="22756440" calcext:value-type="float">
            <text:p>22756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666612147265167121941932016356163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1];&quot;_&quot;;[.C31];&quot;.jpg&quot;)" office:value-type="string" office:string-value="10021666_22756440.jpg" calcext:value-type="string">
            <text:p>10021666_22756440.jpg</text:p>
          </table:table-cell>
          <table:table-cell table:number-columns-repeated="2"/>
          <table:table-cell table:formula="of:=COM.MICROSOFT.CONCAT([.I31];&quot; &quot;;[.J31];&quot; &quot;;[.L31];[.M31])" office:value-type="string" office:string-value="cp -f /home/sdutton/msc/capstone/xray/cxr/Tuberculosis/1.2.826.0.1.3680043.2.1125.1.12666612147265167121941932016356163.jpg /home/sdutton/msc/capstone/vector/api/services/xray/10021666_22756440.jpg" calcext:value-type="string">
            <text:p>cp -f /home/sdutton/msc/capstone/xray/cxr/Tuberculosis/1.2.826.0.1.3680043.2.1125.1.12666612147265167121941932016356163.jpg /home/sdutton/msc/capstone/vector/api/services/xray/10021666_22756440.jpg</text:p>
          </table:table-cell>
        </table:table-row>
        <table:table-row table:style-name="ro1">
          <table:table-cell/>
          <table:table-cell office:value-type="float" office:value="10021938" calcext:value-type="float">
            <text:p>10021938</text:p>
          </table:table-cell>
          <table:table-cell office:value-type="float" office:value="27154822" calcext:value-type="float">
            <text:p>271548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713690732759682105904804255411062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2];&quot;_&quot;;[.C32];&quot;.jpg&quot;)" office:value-type="string" office:string-value="10021938_27154822.jpg" calcext:value-type="string">
            <text:p>10021938_27154822.jpg</text:p>
          </table:table-cell>
          <table:table-cell table:number-columns-repeated="2"/>
          <table:table-cell table:formula="of:=COM.MICROSOFT.CONCAT([.I32];&quot; &quot;;[.J32];&quot; &quot;;[.L32];[.M32])" office:value-type="string" office:string-value="cp -f /home/sdutton/msc/capstone/xray/cxr/Tuberculosis/1.2.826.0.1.3680043.2.1125.1.12713690732759682105904804255411062.jpg /home/sdutton/msc/capstone/vector/api/services/xray/10021938_27154822.jpg" calcext:value-type="string">
            <text:p>cp -f /home/sdutton/msc/capstone/xray/cxr/Tuberculosis/1.2.826.0.1.3680043.2.1125.1.12713690732759682105904804255411062.jpg /home/sdutton/msc/capstone/vector/api/services/xray/10021938_27154822.jpg</text:p>
          </table:table-cell>
        </table:table-row>
        <table:table-row table:style-name="ro1">
          <table:table-cell/>
          <table:table-cell office:value-type="float" office:value="10021938" calcext:value-type="float">
            <text:p>10021938</text:p>
          </table:table-cell>
          <table:table-cell office:value-type="float" office:value="23112364" calcext:value-type="float">
            <text:p>23112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775732036260797898702762410357768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3];&quot;_&quot;;[.C33];&quot;.jpg&quot;)" office:value-type="string" office:string-value="10021938_23112364.jpg" calcext:value-type="string">
            <text:p>10021938_23112364.jpg</text:p>
          </table:table-cell>
          <table:table-cell table:number-columns-repeated="2"/>
          <table:table-cell table:formula="of:=COM.MICROSOFT.CONCAT([.I33];&quot; &quot;;[.J33];&quot; &quot;;[.L33];[.M33])" office:value-type="string" office:string-value="cp -f /home/sdutton/msc/capstone/xray/cxr/Tuberculosis/1.2.826.0.1.3680043.2.1125.1.12775732036260797898702762410357768.jpg /home/sdutton/msc/capstone/vector/api/services/xray/10021938_23112364.jpg" calcext:value-type="string">
            <text:p>cp -f /home/sdutton/msc/capstone/xray/cxr/Tuberculosis/1.2.826.0.1.3680043.2.1125.1.12775732036260797898702762410357768.jpg /home/sdutton/msc/capstone/vector/api/services/xray/10021938_23112364.jpg</text:p>
          </table:table-cell>
        </table:table-row>
        <table:table-row table:style-name="ro1">
          <table:table-cell/>
          <table:table-cell office:value-type="float" office:value="10022017" calcext:value-type="float">
            <text:p>10022017</text:p>
          </table:table-cell>
          <table:table-cell office:value-type="float" office:value="22342963" calcext:value-type="float">
            <text:p>22342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813599561003270034721721360276399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4];&quot;_&quot;;[.C34];&quot;.jpg&quot;)" office:value-type="string" office:string-value="10022017_22342963.jpg" calcext:value-type="string">
            <text:p>10022017_22342963.jpg</text:p>
          </table:table-cell>
          <table:table-cell table:number-columns-repeated="2"/>
          <table:table-cell table:formula="of:=COM.MICROSOFT.CONCAT([.I34];&quot; &quot;;[.J34];&quot; &quot;;[.L34];[.M34])" office:value-type="string" office:string-value="cp -f /home/sdutton/msc/capstone/xray/cxr/Tuberculosis/1.2.826.0.1.3680043.2.1125.1.12813599561003270034721721360276399.jpg /home/sdutton/msc/capstone/vector/api/services/xray/10022017_22342963.jpg" calcext:value-type="string">
            <text:p>cp -f /home/sdutton/msc/capstone/xray/cxr/Tuberculosis/1.2.826.0.1.3680043.2.1125.1.12813599561003270034721721360276399.jpg /home/sdutton/msc/capstone/vector/api/services/xray/10022017_22342963.jpg</text:p>
          </table:table-cell>
        </table:table-row>
        <table:table-row table:style-name="ro1">
          <table:table-cell/>
          <table:table-cell office:value-type="float" office:value="10022041" calcext:value-type="float">
            <text:p>10022041</text:p>
          </table:table-cell>
          <table:table-cell office:value-type="float" office:value="28909879" calcext:value-type="float">
            <text:p>28909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94598164081682240790607554231697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5];&quot;_&quot;;[.C35];&quot;.jpg&quot;)" office:value-type="string" office:string-value="10022041_28909879.jpg" calcext:value-type="string">
            <text:p>10022041_28909879.jpg</text:p>
          </table:table-cell>
          <table:table-cell table:number-columns-repeated="2"/>
          <table:table-cell table:formula="of:=COM.MICROSOFT.CONCAT([.I35];&quot; &quot;;[.J35];&quot; &quot;;[.L35];[.M35])" office:value-type="string" office:string-value="cp -f /home/sdutton/msc/capstone/xray/cxr/Tuberculosis/1.2.826.0.1.3680043.2.1125.1.12945981640816822407906075542316971.jpg /home/sdutton/msc/capstone/vector/api/services/xray/10022041_28909879.jpg" calcext:value-type="string">
            <text:p>cp -f /home/sdutton/msc/capstone/xray/cxr/Tuberculosis/1.2.826.0.1.3680043.2.1125.1.12945981640816822407906075542316971.jpg /home/sdutton/msc/capstone/vector/api/services/xray/10022041_28909879.jpg</text:p>
          </table:table-cell>
        </table:table-row>
        <table:table-row table:style-name="ro1">
          <table:table-cell/>
          <table:table-cell office:value-type="float" office:value="10022281" calcext:value-type="float">
            <text:p>10022281</text:p>
          </table:table-cell>
          <table:table-cell office:value-type="float" office:value="29642388" calcext:value-type="float">
            <text:p>29642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988974283827948006914411841990276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6];&quot;_&quot;;[.C36];&quot;.jpg&quot;)" office:value-type="string" office:string-value="10022281_29642388.jpg" calcext:value-type="string">
            <text:p>10022281_29642388.jpg</text:p>
          </table:table-cell>
          <table:table-cell table:number-columns-repeated="2"/>
          <table:table-cell table:formula="of:=COM.MICROSOFT.CONCAT([.I36];&quot; &quot;;[.J36];&quot; &quot;;[.L36];[.M36])" office:value-type="string" office:string-value="cp -f /home/sdutton/msc/capstone/xray/cxr/Tuberculosis/1.2.826.0.1.3680043.2.1125.1.12988974283827948006914411841990276.jpg /home/sdutton/msc/capstone/vector/api/services/xray/10022281_29642388.jpg" calcext:value-type="string">
            <text:p>cp -f /home/sdutton/msc/capstone/xray/cxr/Tuberculosis/1.2.826.0.1.3680043.2.1125.1.12988974283827948006914411841990276.jpg /home/sdutton/msc/capstone/vector/api/services/xray/10022281_29642388.jpg</text:p>
          </table:table-cell>
        </table:table-row>
        <table:table-row table:style-name="ro1">
          <table:table-cell/>
          <table:table-cell office:value-type="float" office:value="10022880" calcext:value-type="float">
            <text:p>10022880</text:p>
          </table:table-cell>
          <table:table-cell office:value-type="float" office:value="27708593" calcext:value-type="float">
            <text:p>27708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2996947921866399014523927582807080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7];&quot;_&quot;;[.C37];&quot;.jpg&quot;)" office:value-type="string" office:string-value="10022880_27708593.jpg" calcext:value-type="string">
            <text:p>10022880_27708593.jpg</text:p>
          </table:table-cell>
          <table:table-cell table:number-columns-repeated="2"/>
          <table:table-cell table:formula="of:=COM.MICROSOFT.CONCAT([.I37];&quot; &quot;;[.J37];&quot; &quot;;[.L37];[.M37])" office:value-type="string" office:string-value="cp -f /home/sdutton/msc/capstone/xray/cxr/Tuberculosis/1.2.826.0.1.3680043.2.1125.1.12996947921866399014523927582807080.jpg /home/sdutton/msc/capstone/vector/api/services/xray/10022880_27708593.jpg" calcext:value-type="string">
            <text:p>cp -f /home/sdutton/msc/capstone/xray/cxr/Tuberculosis/1.2.826.0.1.3680043.2.1125.1.12996947921866399014523927582807080.jpg /home/sdutton/msc/capstone/vector/api/services/xray/10022880_27708593.jpg</text:p>
          </table:table-cell>
        </table:table-row>
        <table:table-row table:style-name="ro1">
          <table:table-cell/>
          <table:table-cell office:value-type="float" office:value="10023117" calcext:value-type="float">
            <text:p>10023117</text:p>
          </table:table-cell>
          <table:table-cell office:value-type="float" office:value="29839885" calcext:value-type="float">
            <text:p>29839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3060841430830260247305126268630057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8];&quot;_&quot;;[.C38];&quot;.jpg&quot;)" office:value-type="string" office:string-value="10023117_29839885.jpg" calcext:value-type="string">
            <text:p>10023117_29839885.jpg</text:p>
          </table:table-cell>
          <table:table-cell table:number-columns-repeated="2"/>
          <table:table-cell table:formula="of:=COM.MICROSOFT.CONCAT([.I38];&quot; &quot;;[.J38];&quot; &quot;;[.L38];[.M38])" office:value-type="string" office:string-value="cp -f /home/sdutton/msc/capstone/xray/cxr/Tuberculosis/1.2.826.0.1.3680043.2.1125.1.13060841430830260247305126268630057.jpg /home/sdutton/msc/capstone/vector/api/services/xray/10023117_29839885.jpg" calcext:value-type="string">
            <text:p>cp -f /home/sdutton/msc/capstone/xray/cxr/Tuberculosis/1.2.826.0.1.3680043.2.1125.1.13060841430830260247305126268630057.jpg /home/sdutton/msc/capstone/vector/api/services/xray/10023117_29839885.jpg</text:p>
          </table:table-cell>
        </table:table-row>
        <table:table-row table:style-name="ro1">
          <table:table-cell/>
          <table:table-cell office:value-type="float" office:value="10023117" calcext:value-type="float">
            <text:p>10023117</text:p>
          </table:table-cell>
          <table:table-cell office:value-type="float" office:value="28872262" calcext:value-type="float">
            <text:p>28872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3262213274323129662783497293354269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39];&quot;_&quot;;[.C39];&quot;.jpg&quot;)" office:value-type="string" office:string-value="10023117_28872262.jpg" calcext:value-type="string">
            <text:p>10023117_28872262.jpg</text:p>
          </table:table-cell>
          <table:table-cell table:number-columns-repeated="2"/>
          <table:table-cell table:formula="of:=COM.MICROSOFT.CONCAT([.I39];&quot; &quot;;[.J39];&quot; &quot;;[.L39];[.M39])" office:value-type="string" office:string-value="cp -f /home/sdutton/msc/capstone/xray/cxr/Tuberculosis/1.2.826.0.1.3680043.2.1125.1.13262213274323129662783497293354269.jpg /home/sdutton/msc/capstone/vector/api/services/xray/10023117_28872262.jpg" calcext:value-type="string">
            <text:p>cp -f /home/sdutton/msc/capstone/xray/cxr/Tuberculosis/1.2.826.0.1.3680043.2.1125.1.13262213274323129662783497293354269.jpg /home/sdutton/msc/capstone/vector/api/services/xray/10023117_28872262.jpg</text:p>
          </table:table-cell>
        </table:table-row>
        <table:table-row table:style-name="ro1">
          <table:table-cell/>
          <table:table-cell office:value-type="float" office:value="10023117" calcext:value-type="float">
            <text:p>10023117</text:p>
          </table:table-cell>
          <table:table-cell office:value-type="float" office:value="29858644" calcext:value-type="float">
            <text:p>298586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3384475957775806062617988027797926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0];&quot;_&quot;;[.C40];&quot;.jpg&quot;)" office:value-type="string" office:string-value="10023117_29858644.jpg" calcext:value-type="string">
            <text:p>10023117_29858644.jpg</text:p>
          </table:table-cell>
          <table:table-cell table:number-columns-repeated="2"/>
          <table:table-cell table:formula="of:=COM.MICROSOFT.CONCAT([.I40];&quot; &quot;;[.J40];&quot; &quot;;[.L40];[.M40])" office:value-type="string" office:string-value="cp -f /home/sdutton/msc/capstone/xray/cxr/Tuberculosis/1.2.826.0.1.3680043.2.1125.1.13384475957775806062617988027797926.jpg /home/sdutton/msc/capstone/vector/api/services/xray/10023117_29858644.jpg" calcext:value-type="string">
            <text:p>cp -f /home/sdutton/msc/capstone/xray/cxr/Tuberculosis/1.2.826.0.1.3680043.2.1125.1.13384475957775806062617988027797926.jpg /home/sdutton/msc/capstone/vector/api/services/xray/10023117_29858644.jpg</text:p>
          </table:table-cell>
        </table:table-row>
        <table:table-row table:style-name="ro1">
          <table:table-cell/>
          <table:table-cell office:value-type="float" office:value="10023117" calcext:value-type="float">
            <text:p>10023117</text:p>
          </table:table-cell>
          <table:table-cell office:value-type="float" office:value="28887654" calcext:value-type="float">
            <text:p>28887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35487122120958412192954030319929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1];&quot;_&quot;;[.C41];&quot;.jpg&quot;)" office:value-type="string" office:string-value="10023117_28887654.jpg" calcext:value-type="string">
            <text:p>10023117_28887654.jpg</text:p>
          </table:table-cell>
          <table:table-cell table:number-columns-repeated="2"/>
          <table:table-cell table:formula="of:=COM.MICROSOFT.CONCAT([.I41];&quot; &quot;;[.J41];&quot; &quot;;[.L41];[.M41])" office:value-type="string" office:string-value="cp -f /home/sdutton/msc/capstone/xray/cxr/Tuberculosis/1.2.826.0.1.3680043.2.1125.1.135487122120958412192954030319929.jpg /home/sdutton/msc/capstone/vector/api/services/xray/10023117_28887654.jpg" calcext:value-type="string">
            <text:p>cp -f /home/sdutton/msc/capstone/xray/cxr/Tuberculosis/1.2.826.0.1.3680043.2.1125.1.135487122120958412192954030319929.jpg /home/sdutton/msc/capstone/vector/api/services/xray/10023117_28887654.jpg</text:p>
          </table:table-cell>
        </table:table-row>
        <table:table-row table:style-name="ro1">
          <table:table-cell/>
          <table:table-cell office:value-type="float" office:value="10023117" calcext:value-type="float">
            <text:p>10023117</text:p>
          </table:table-cell>
          <table:table-cell office:value-type="float" office:value="21133938" calcext:value-type="float">
            <text:p>21133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3620219196991218029879709377891590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2];&quot;_&quot;;[.C42];&quot;.jpg&quot;)" office:value-type="string" office:string-value="10023117_21133938.jpg" calcext:value-type="string">
            <text:p>10023117_21133938.jpg</text:p>
          </table:table-cell>
          <table:table-cell table:number-columns-repeated="2"/>
          <table:table-cell table:formula="of:=COM.MICROSOFT.CONCAT([.I42];&quot; &quot;;[.J42];&quot; &quot;;[.L42];[.M42])" office:value-type="string" office:string-value="cp -f /home/sdutton/msc/capstone/xray/cxr/Tuberculosis/1.2.826.0.1.3680043.2.1125.1.13620219196991218029879709377891590.jpg /home/sdutton/msc/capstone/vector/api/services/xray/10023117_21133938.jpg" calcext:value-type="string">
            <text:p>cp -f /home/sdutton/msc/capstone/xray/cxr/Tuberculosis/1.2.826.0.1.3680043.2.1125.1.13620219196991218029879709377891590.jpg /home/sdutton/msc/capstone/vector/api/services/xray/10023117_21133938.jpg</text:p>
          </table:table-cell>
        </table:table-row>
        <table:table-row table:style-name="ro1">
          <table:table-cell/>
          <table:table-cell office:value-type="float" office:value="10023117" calcext:value-type="float">
            <text:p>10023117</text:p>
          </table:table-cell>
          <table:table-cell office:value-type="float" office:value="24244087" calcext:value-type="float">
            <text:p>24244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3625211614565677308022449189253974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3];&quot;_&quot;;[.C43];&quot;.jpg&quot;)" office:value-type="string" office:string-value="10023117_24244087.jpg" calcext:value-type="string">
            <text:p>10023117_24244087.jpg</text:p>
          </table:table-cell>
          <table:table-cell table:number-columns-repeated="2"/>
          <table:table-cell table:formula="of:=COM.MICROSOFT.CONCAT([.I43];&quot; &quot;;[.J43];&quot; &quot;;[.L43];[.M43])" office:value-type="string" office:string-value="cp -f /home/sdutton/msc/capstone/xray/cxr/Tuberculosis/1.2.826.0.1.3680043.2.1125.1.13625211614565677308022449189253974.jpg /home/sdutton/msc/capstone/vector/api/services/xray/10023117_24244087.jpg" calcext:value-type="string">
            <text:p>cp -f /home/sdutton/msc/capstone/xray/cxr/Tuberculosis/1.2.826.0.1.3680043.2.1125.1.13625211614565677308022449189253974.jpg /home/sdutton/msc/capstone/vector/api/services/xray/10023117_24244087.jpg</text:p>
          </table:table-cell>
        </table:table-row>
        <table:table-row table:style-name="ro1">
          <table:table-cell/>
          <table:table-cell office:value-type="float" office:value="10023117" calcext:value-type="float">
            <text:p>10023117</text:p>
          </table:table-cell>
          <table:table-cell office:value-type="float" office:value="21607814" calcext:value-type="float">
            <text:p>216078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369441168486040901596503852660959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4];&quot;_&quot;;[.C44];&quot;.jpg&quot;)" office:value-type="string" office:string-value="10023117_21607814.jpg" calcext:value-type="string">
            <text:p>10023117_21607814.jpg</text:p>
          </table:table-cell>
          <table:table-cell table:number-columns-repeated="2"/>
          <table:table-cell table:formula="of:=COM.MICROSOFT.CONCAT([.I44];&quot; &quot;;[.J44];&quot; &quot;;[.L44];[.M44])" office:value-type="string" office:string-value="cp -f /home/sdutton/msc/capstone/xray/cxr/Tuberculosis/1.2.826.0.1.3680043.2.1125.1.13694411684860409015965038526609591.jpg /home/sdutton/msc/capstone/vector/api/services/xray/10023117_21607814.jpg" calcext:value-type="string">
            <text:p>cp -f /home/sdutton/msc/capstone/xray/cxr/Tuberculosis/1.2.826.0.1.3680043.2.1125.1.13694411684860409015965038526609591.jpg /home/sdutton/msc/capstone/vector/api/services/xray/10023117_21607814.jpg</text:p>
          </table:table-cell>
        </table:table-row>
        <table:table-row table:style-name="ro1">
          <table:table-cell/>
          <table:table-cell office:value-type="float" office:value="10023239" calcext:value-type="float">
            <text:p>10023239</text:p>
          </table:table-cell>
          <table:table-cell office:value-type="float" office:value="29295881" calcext:value-type="float">
            <text:p>29295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3864100751858380455676798473037049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5];&quot;_&quot;;[.C45];&quot;.jpg&quot;)" office:value-type="string" office:string-value="10023239_29295881.jpg" calcext:value-type="string">
            <text:p>10023239_29295881.jpg</text:p>
          </table:table-cell>
          <table:table-cell table:number-columns-repeated="2"/>
          <table:table-cell table:formula="of:=COM.MICROSOFT.CONCAT([.I45];&quot; &quot;;[.J45];&quot; &quot;;[.L45];[.M45])" office:value-type="string" office:string-value="cp -f /home/sdutton/msc/capstone/xray/cxr/Tuberculosis/1.2.826.0.1.3680043.2.1125.1.13864100751858380455676798473037049.jpg /home/sdutton/msc/capstone/vector/api/services/xray/10023239_29295881.jpg" calcext:value-type="string">
            <text:p>cp -f /home/sdutton/msc/capstone/xray/cxr/Tuberculosis/1.2.826.0.1.3680043.2.1125.1.13864100751858380455676798473037049.jpg /home/sdutton/msc/capstone/vector/api/services/xray/10023239_29295881.jpg</text:p>
          </table:table-cell>
        </table:table-row>
        <table:table-row table:style-name="ro1">
          <table:table-cell/>
          <table:table-cell office:value-type="float" office:value="10023239" calcext:value-type="float">
            <text:p>10023239</text:p>
          </table:table-cell>
          <table:table-cell office:value-type="float" office:value="28984460" calcext:value-type="float">
            <text:p>28984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393841385315777709985235781981082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6];&quot;_&quot;;[.C46];&quot;.jpg&quot;)" office:value-type="string" office:string-value="10023239_28984460.jpg" calcext:value-type="string">
            <text:p>10023239_28984460.jpg</text:p>
          </table:table-cell>
          <table:table-cell table:number-columns-repeated="2"/>
          <table:table-cell table:formula="of:=COM.MICROSOFT.CONCAT([.I46];&quot; &quot;;[.J46];&quot; &quot;;[.L46];[.M46])" office:value-type="string" office:string-value="cp -f /home/sdutton/msc/capstone/xray/cxr/Tuberculosis/1.2.826.0.1.3680043.2.1125.1.1393841385315777709985235781981082.jpg /home/sdutton/msc/capstone/vector/api/services/xray/10023239_28984460.jpg" calcext:value-type="string">
            <text:p>cp -f /home/sdutton/msc/capstone/xray/cxr/Tuberculosis/1.2.826.0.1.3680043.2.1125.1.1393841385315777709985235781981082.jpg /home/sdutton/msc/capstone/vector/api/services/xray/10023239_28984460.jpg</text:p>
          </table:table-cell>
        </table:table-row>
        <table:table-row table:style-name="ro1">
          <table:table-cell/>
          <table:table-cell office:value-type="float" office:value="10023239" calcext:value-type="float">
            <text:p>10023239</text:p>
          </table:table-cell>
          <table:table-cell office:value-type="float" office:value="21759936" calcext:value-type="float">
            <text:p>21759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3945877223506363558968320260662418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7];&quot;_&quot;;[.C47];&quot;.jpg&quot;)" office:value-type="string" office:string-value="10023239_21759936.jpg" calcext:value-type="string">
            <text:p>10023239_21759936.jpg</text:p>
          </table:table-cell>
          <table:table-cell table:number-columns-repeated="2"/>
          <table:table-cell table:formula="of:=COM.MICROSOFT.CONCAT([.I47];&quot; &quot;;[.J47];&quot; &quot;;[.L47];[.M47])" office:value-type="string" office:string-value="cp -f /home/sdutton/msc/capstone/xray/cxr/Tuberculosis/1.2.826.0.1.3680043.2.1125.1.13945877223506363558968320260662418.jpg /home/sdutton/msc/capstone/vector/api/services/xray/10023239_21759936.jpg" calcext:value-type="string">
            <text:p>cp -f /home/sdutton/msc/capstone/xray/cxr/Tuberculosis/1.2.826.0.1.3680043.2.1125.1.13945877223506363558968320260662418.jpg /home/sdutton/msc/capstone/vector/api/services/xray/10023239_21759936.jpg</text:p>
          </table:table-cell>
        </table:table-row>
        <table:table-row table:style-name="ro1">
          <table:table-cell/>
          <table:table-cell office:value-type="float" office:value="10023771" calcext:value-type="float">
            <text:p>10023771</text:p>
          </table:table-cell>
          <table:table-cell office:value-type="float" office:value="20044587" calcext:value-type="float">
            <text:p>20044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3972243722179415788702183841381815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8];&quot;_&quot;;[.C48];&quot;.jpg&quot;)" office:value-type="string" office:string-value="10023771_20044587.jpg" calcext:value-type="string">
            <text:p>10023771_20044587.jpg</text:p>
          </table:table-cell>
          <table:table-cell table:number-columns-repeated="2"/>
          <table:table-cell table:formula="of:=COM.MICROSOFT.CONCAT([.I48];&quot; &quot;;[.J48];&quot; &quot;;[.L48];[.M48])" office:value-type="string" office:string-value="cp -f /home/sdutton/msc/capstone/xray/cxr/Tuberculosis/1.2.826.0.1.3680043.2.1125.1.13972243722179415788702183841381815.jpg /home/sdutton/msc/capstone/vector/api/services/xray/10023771_20044587.jpg" calcext:value-type="string">
            <text:p>cp -f /home/sdutton/msc/capstone/xray/cxr/Tuberculosis/1.2.826.0.1.3680043.2.1125.1.13972243722179415788702183841381815.jpg /home/sdutton/msc/capstone/vector/api/services/xray/10023771_20044587.jpg</text:p>
          </table:table-cell>
        </table:table-row>
        <table:table-row table:style-name="ro1">
          <table:table-cell/>
          <table:table-cell office:value-type="float" office:value="10024043" calcext:value-type="float">
            <text:p>10024043</text:p>
          </table:table-cell>
          <table:table-cell office:value-type="float" office:value="25561728" calcext:value-type="float">
            <text:p>25561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4056426146076005936895315057745928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49];&quot;_&quot;;[.C49];&quot;.jpg&quot;)" office:value-type="string" office:string-value="10024043_25561728.jpg" calcext:value-type="string">
            <text:p>10024043_25561728.jpg</text:p>
          </table:table-cell>
          <table:table-cell table:number-columns-repeated="2"/>
          <table:table-cell table:formula="of:=COM.MICROSOFT.CONCAT([.I49];&quot; &quot;;[.J49];&quot; &quot;;[.L49];[.M49])" office:value-type="string" office:string-value="cp -f /home/sdutton/msc/capstone/xray/cxr/Tuberculosis/1.2.826.0.1.3680043.2.1125.1.14056426146076005936895315057745928.jpg /home/sdutton/msc/capstone/vector/api/services/xray/10024043_25561728.jpg" calcext:value-type="string">
            <text:p>cp -f /home/sdutton/msc/capstone/xray/cxr/Tuberculosis/1.2.826.0.1.3680043.2.1125.1.14056426146076005936895315057745928.jpg /home/sdutton/msc/capstone/vector/api/services/xray/10024043_25561728.jpg</text:p>
          </table:table-cell>
        </table:table-row>
        <table:table-row table:style-name="ro1">
          <table:table-cell/>
          <table:table-cell office:value-type="float" office:value="10024043" calcext:value-type="float">
            <text:p>10024043</text:p>
          </table:table-cell>
          <table:table-cell office:value-type="float" office:value="24717014" calcext:value-type="float">
            <text:p>24717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4095894825692593830878810731741841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0];&quot;_&quot;;[.C50];&quot;.jpg&quot;)" office:value-type="string" office:string-value="10024043_24717014.jpg" calcext:value-type="string">
            <text:p>10024043_24717014.jpg</text:p>
          </table:table-cell>
          <table:table-cell table:number-columns-repeated="2"/>
          <table:table-cell table:formula="of:=COM.MICROSOFT.CONCAT([.I50];&quot; &quot;;[.J50];&quot; &quot;;[.L50];[.M50])" office:value-type="string" office:string-value="cp -f /home/sdutton/msc/capstone/xray/cxr/Tuberculosis/1.2.826.0.1.3680043.2.1125.1.14095894825692593830878810731741841.jpg /home/sdutton/msc/capstone/vector/api/services/xray/10024043_24717014.jpg" calcext:value-type="string">
            <text:p>cp -f /home/sdutton/msc/capstone/xray/cxr/Tuberculosis/1.2.826.0.1.3680043.2.1125.1.14095894825692593830878810731741841.jpg /home/sdutton/msc/capstone/vector/api/services/xray/10024043_24717014.jpg</text:p>
          </table:table-cell>
        </table:table-row>
        <table:table-row table:style-name="ro1">
          <table:table-cell/>
          <table:table-cell office:value-type="float" office:value="10025463" calcext:value-type="float">
            <text:p>10025463</text:p>
          </table:table-cell>
          <table:table-cell office:value-type="float" office:value="27327816" calcext:value-type="float">
            <text:p>27327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office:value-type="string" calcext:value-type="string">
            <text:p>/home/sdutton/msc/capstone/xray/cxr/Tuberculosis/1.2.826.0.1.3680043.2.1125.1.14104474306450391804337415857228265.jpg</text:p>
          </table:table-cell>
          <table:table-cell/>
          <table:table-cell office:value-type="string" calcext:value-type="string">
            <text:p>/home/sdutton/msc/capstone/vector/api/services/xray/</text:p>
          </table:table-cell>
          <table:table-cell table:formula="of:=COM.MICROSOFT.CONCAT([.B51];&quot;_&quot;;[.C51];&quot;.jpg&quot;)" office:value-type="string" office:string-value="10025463_27327816.jpg" calcext:value-type="string">
            <text:p>10025463_27327816.jpg</text:p>
          </table:table-cell>
          <table:table-cell table:number-columns-repeated="2"/>
          <table:table-cell table:formula="of:=COM.MICROSOFT.CONCAT([.I51];&quot; &quot;;[.J51];&quot; &quot;;[.L51];[.M51])" office:value-type="string" office:string-value="cp -f /home/sdutton/msc/capstone/xray/cxr/Tuberculosis/1.2.826.0.1.3680043.2.1125.1.14104474306450391804337415857228265.jpg /home/sdutton/msc/capstone/vector/api/services/xray/10025463_27327816.jpg" calcext:value-type="string">
            <text:p>cp -f /home/sdutton/msc/capstone/xray/cxr/Tuberculosis/1.2.826.0.1.3680043.2.1125.1.14104474306450391804337415857228265.jpg /home/sdutton/msc/capstone/vector/api/services/xray/10025463_27327816.jpg</text:p>
          </table:table-cell>
        </table:table-row>
        <table:table-row table:style-name="ro1">
          <table:table-cell/>
          <table:table-cell office:value-type="float" office:value="10025463" calcext:value-type="float">
            <text:p>10025463</text:p>
          </table:table-cell>
          <table:table-cell office:value-type="float" office:value="24470193" calcext:value-type="float">
            <text:p>24470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cp -f</text:p>
          </table:table-cell>
          <table:table-cell table:number-columns-repeated="7"/>
        </table:table-row>
      </table:table>
      <table:table table:name="FullCopyScript" table:style-name="ta1">
        <table:table-column table:style-name="co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cp -f /home/sdutton/msc/capstone/xray/cxr/Normal/NORMAL(1047).jpg /home/sdutton/msc/capstone/vector/api/services/xray/10002930_22380825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48).jpg /home/sdutton/msc/capstone/vector/api/services/xray/10002930_23688993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49).jpg /home/sdutton/msc/capstone/vector/api/services/xray/10002428_28662225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5).jpg /home/sdutton/msc/capstone/vector/api/services/xray/10007795_20285402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50).jpg /home/sdutton/msc/capstone/vector/api/services/xray/10003046_26048429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51).jpg /home/sdutton/msc/capstone/vector/api/services/xray/10003400_22390287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52).jpg /home/sdutton/msc/capstone/vector/api/services/xray/10003400_20214994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53).jpg /home/sdutton/msc/capstone/vector/api/services/xray/10003400_29483621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54).jpg /home/sdutton/msc/capstone/vector/api/services/xray/10004235_25970245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55).jpg /home/sdutton/msc/capstone/vector/api/services/xray/10005348_29496232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56).jpg /home/sdutton/msc/capstone/vector/api/services/xray/10006580_24159665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57).jpg /home/sdutton/msc/capstone/vector/api/services/xray/10002930_25696644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58).jpg /home/sdutton/msc/capstone/vector/api/services/xray/10002930_28477649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59).jpg /home/sdutton/msc/capstone/vector/api/services/xray/10001217_24597018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6).jpg /home/sdutton/msc/capstone/vector/api/services/xray/10001217_27703517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60).jpg /home/sdutton/msc/capstone/vector/api/services/xray/10004235_24181354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61).jpg /home/sdutton/msc/capstone/vector/api/services/xray/10002428_23473524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62).jpg /home/sdutton/msc/capstone/vector/api/services/xray/10004457_23251352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63).jpg /home/sdutton/msc/capstone/vector/api/services/xray/10004457_28723315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64).jpg /home/sdutton/msc/capstone/vector/api/services/xray/10005348_25239799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65).jpg /home/sdutton/msc/capstone/vector/api/services/xray/10005866_26158160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66).jpg /home/sdutton/msc/capstone/vector/api/services/xray/10006053_22942076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67).jpg /home/sdutton/msc/capstone/vector/api/services/xray/10000032_22595853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68).jpg /home/sdutton/msc/capstone/vector/api/services/xray/10007795_25135483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69).jpg /home/sdutton/msc/capstone/vector/api/services/xray/10007795_27962747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7).jpg /home/sdutton/msc/capstone/vector/api/services/xray/10007795_28477357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70).jpg /home/sdutton/msc/capstone/vector/api/services/xray/10000032_25742920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71).jpg /home/sdutton/msc/capstone/vector/api/services/xray/10000032_22841357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72).jpg /home/sdutton/msc/capstone/vector/api/services/xray/10002428_25797028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73).jpg /home/sdutton/msc/capstone/vector/api/services/xray/10007795_22051341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74).jpg /home/sdutton/msc/capstone/vector/api/services/xray/10002930_28301173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75).jpg /home/sdutton/msc/capstone/vector/api/services/xray/10003400_27296885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76).jpg /home/sdutton/msc/capstone/vector/api/services/xray/10004733_27411876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77).jpg /home/sdutton/msc/capstone/vector/api/services/xray/10005817_20626031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78).jpg /home/sdutton/msc/capstone/vector/api/services/xray/10004422_21255400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79).jpg /home/sdutton/msc/capstone/vector/api/services/xray/10004457_21039249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8).jpg /home/sdutton/msc/capstone/vector/api/services/xray/10005348_29176490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80).jpg /home/sdutton/msc/capstone/vector/api/services/xray/10003400_26467376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81).jpg /home/sdutton/msc/capstone/vector/api/services/xray/10004457_21216581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82).jpg /home/sdutton/msc/capstone/vector/api/services/xray/10000032_29079034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83).jpg /home/sdutton/msc/capstone/vector/api/services/xray/10002428_20321825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84).jpg /home/sdutton/msc/capstone/vector/api/services/xray/10007928_20338077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85).jpg /home/sdutton/msc/capstone/vector/api/services/xray/10003400_26090619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86).jpg /home/sdutton/msc/capstone/vector/api/services/xray/10004235_22187210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87).jpg /home/sdutton/msc/capstone/vector/api/services/xray/10001725_25563031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88).jpg /home/sdutton/msc/capstone/vector/api/services/xray/10002428_28676446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89).jpg /home/sdutton/msc/capstone/vector/api/services/xray/10008454_20291550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9).jpg /home/sdutton/msc/capstone/vector/api/services/xray/10002930_25282382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90).jpg /home/sdutton/msc/capstone/vector/api/services/xray/10005866_22589518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91).jpg /home/sdutton/msc/capstone/vector/api/services/xray/10008287_22168393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92).jpg /home/sdutton/msc/capstone/vector/api/services/xray/10002930_28697806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93).jpg /home/sdutton/msc/capstone/vector/api/services/xray/10002930_20846853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94).jpg /home/sdutton/msc/capstone/vector/api/services/xray/10002930_25922998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95).jpg /home/sdutton/msc/capstone/vector/api/services/xray/10002930_22733922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96).jpg /home/sdutton/msc/capstone/vector/api/services/xray/10002930_23720373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97).jpg /home/sdutton/msc/capstone/vector/api/services/xray/10002930_20282368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98).jpg /home/sdutton/msc/capstone/vector/api/services/xray/10002495_24982426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099).jpg /home/sdutton/msc/capstone/vector/api/services/xray/10007058_22954658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).jpg /home/sdutton/msc/capstone/vector/api/services/xray/10004457_25559382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0).jpg /home/sdutton/msc/capstone/vector/api/services/xray/10004457_28108313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00).jpg /home/sdutton/msc/capstone/vector/api/services/xray/10005909_20199380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01).jpg /home/sdutton/msc/capstone/vector/api/services/xray/10004720_22081550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02).jpg /home/sdutton/msc/capstone/vector/api/services/xray/10005817_28661809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03).jpg /home/sdutton/msc/capstone/vector/api/services/xray/10005866_20364112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04).jpg /home/sdutton/msc/capstone/vector/api/services/xray/10005866_27167814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05).jpg /home/sdutton/msc/capstone/vector/api/services/xray/10005866_23514107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06).jpg /home/sdutton/msc/capstone/vector/api/services/xray/10005866_26134779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07).jpg /home/sdutton/msc/capstone/vector/api/services/xray/10005866_21636229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08).jpg /home/sdutton/msc/capstone/vector/api/services/xray/10007818_22987108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09).jpg /home/sdutton/msc/capstone/vector/api/services/xray/10002428_28295257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1).jpg /home/sdutton/msc/capstone/vector/api/services/xray/10002428_26549334.jpg</text:p>
          </table:table-cell>
        </table:table-row>
        <table:table-row table:style-name="ro1">
          <table:table-cell office:value-type="string" calcext:value-type="string">
            <text:p>cp -f /home/sdutton/msc/capstone/xray/cxr/Normal/NORMAL(1110).jpg /home/sdutton/msc/capstone/vector/api/services/xray/10003400_23559586.jp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p -f /home/sdutton/msc/capstone/xray/cxr/Covid/A437957-01-03-1901-NA-CHEST_AP_PORT-46462-5.000000-AP-70949-1-1.jpg /home/sdutton/msc/capstone/vector/api/services/xray/10009035_28324362.jpg</text:p>
          </table:table-cell>
        </table:table-row>
        <table:table-row table:style-name="ro1">
          <table:table-cell office:value-type="string" calcext:value-type="string">
            <text:p>cp -f /home/sdutton/msc/capstone/xray/cxr/Covid/A437957-12-31-1900-NA-CHEST_AP_PORT-58984-1.000000-AP-63019-1-1.jpg /home/sdutton/msc/capstone/vector/api/services/xray/10009049_22995465.jpg</text:p>
          </table:table-cell>
        </table:table-row>
        <table:table-row table:style-name="ro1">
          <table:table-cell office:value-type="string" calcext:value-type="string">
            <text:p>cp -f /home/sdutton/msc/capstone/xray/cxr/Covid/A437957-12-31-1900-NA-CHEST_AP_PORT-58984-2.000000-AP-75631-1-1.jpg /home/sdutton/msc/capstone/vector/api/services/xray/10009628_25926192.jpg</text:p>
          </table:table-cell>
        </table:table-row>
        <table:table-row table:style-name="ro1">
          <table:table-cell office:value-type="string" calcext:value-type="string">
            <text:p>cp -f /home/sdutton/msc/capstone/xray/cxr/Covid/A437957-12-31-1900-NA-CHEST_AP_PORT-76602-1.000000-AP-57107-1-1.jpg /home/sdutton/msc/capstone/vector/api/services/xray/10010471_21322534.jpg</text:p>
          </table:table-cell>
        </table:table-row>
        <table:table-row table:style-name="ro1">
          <table:table-cell office:value-type="string" calcext:value-type="string">
            <text:p>cp -f /home/sdutton/msc/capstone/xray/cxr/Covid/A437957-12-31-1900-NA-CHEST_AP_PORT-76602-2.000000-AP-20204-1-1.jpg /home/sdutton/msc/capstone/vector/api/services/xray/10010471_29842315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5-1901-NA-CHEST_AP_PORT-33296-1.000000-AP-91177-1-1.jpg /home/sdutton/msc/capstone/vector/api/services/xray/10010867_22950920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5-1901-NA-CHEST_AP_PORT-33296-2.000000-AP-79532-1-1.jpg /home/sdutton/msc/capstone/vector/api/services/xray/10010867_22429197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7-1901-NA-CHEST_AP_PORT-57884-3.000000-AP-10970-1-1.jpg /home/sdutton/msc/capstone/vector/api/services/xray/10010867_22196214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7-1901-NA-CHEST_AP_PORT-57884-4.000000-AP-99287-1-1.jpg /home/sdutton/msc/capstone/vector/api/services/xray/10011398_2750581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7-1901-NA-CHEST_AP_VIEWONLY-45715-1.000000-AP-31686-1-1.jpg /home/sdutton/msc/capstone/vector/api/services/xray/10012552_27089790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7-1901-NA-CHEST_AP_VIEWONLY-45715-2.000000-AP-01310-1-1.jpg /home/sdutton/msc/capstone/vector/api/services/xray/10012853_20457729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8-1901-NA-CHEST_AP_PORT-39106-1.000000-AP-46613-1-1.jpg /home/sdutton/msc/capstone/vector/api/services/xray/10012853_22539296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8-1901-NA-CHEST_AP_PORT-39106-2.000000-AP-63528-1-1.jpg /home/sdutton/msc/capstone/vector/api/services/xray/10012853_2289669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8-1901-NA-CHEST_AP_PORT-39106-3.000000-AP-04147-1-1.jpg /home/sdutton/msc/capstone/vector/api/services/xray/10012853_27882036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8-1901-NA-CHEST_AP_PORT-39106-4.000000-AP-26977-1-1.jpg /home/sdutton/msc/capstone/vector/api/services/xray/10012853_26369609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8-1901-NA-CHEST_AP_PORT-84024-1.000000-AP-58011-1-1.jpg /home/sdutton/msc/capstone/vector/api/services/xray/10012853_26739864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8-1901-NA-CHEST_AP_PORT-84024-2.000000-AP-37783-1-1.jpg /home/sdutton/msc/capstone/vector/api/services/xray/10013049_22675517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9-1901-NA-CHEST_AP_PORT-04500-1.000000-AP-41856-1-1.jpg /home/sdutton/msc/capstone/vector/api/services/xray/10014078_2580988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9-1901-NA-CHEST_AP_PORT-04500-2.000000-AP-69787-1-1.jpg /home/sdutton/msc/capstone/vector/api/services/xray/10014354_29780751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9-1901-NA-CHEST_AP_PORT-85779-1.000000-AP-61106-1-1.jpg /home/sdutton/msc/capstone/vector/api/services/xray/10014354_27562275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09-1901-NA-CHEST_AP_PORT-85779-2.000000-AP-12622-1-1.jpg /home/sdutton/msc/capstone/vector/api/services/xray/10014354_29600294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0-1901-NA-CHEST_AP_PORT-06446-1.000000-AP-85119-1-1.jpg /home/sdutton/msc/capstone/vector/api/services/xray/10014354_2601349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0-1901-NA-CHEST_AP_PORT-06446-2.000000-AP-29711-1-1.jpg /home/sdutton/msc/capstone/vector/api/services/xray/10014354_26722126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1-1901-NA-CHEST_AP_PORT-06815-1.000000-AP-66330-1-1.jpg /home/sdutton/msc/capstone/vector/api/services/xray/10014354_24096336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1-1901-NA-CHEST_AP_PORT-06815-2.000000-AP-66491-1-1.jpg /home/sdutton/msc/capstone/vector/api/services/xray/10014354_20900955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1-1901-NA-CHEST_AP_PORT-41331-1.000000-AP-90891-1-1.jpg /home/sdutton/msc/capstone/vector/api/services/xray/10014354_22502504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1-1901-NA-CHEST_AP_PORT-41331-2.000000-AP-06111-1-1.jpg /home/sdutton/msc/capstone/vector/api/services/xray/10014354_26173805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2-1901-NA-CHEST_AP_PORT-32292-1.000000-AP-29087-1-1.jpg /home/sdutton/msc/capstone/vector/api/services/xray/10014354_2313202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2-1901-NA-CHEST_AP_PORT-32292-2.000000-AP-84419-1-1.jpg /home/sdutton/msc/capstone/vector/api/services/xray/10014354_24980601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3-1901-NA-CHEST_AP_PORT-51753-1.000000-AP-33160-1-1.jpg /home/sdutton/msc/capstone/vector/api/services/xray/10014354_26486158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3-1901-NA-CHEST_AP_PORT-51753-2.000000-AP-47943-1-1.jpg /home/sdutton/msc/capstone/vector/api/services/xray/10014354_29757856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4-1901-NA-CHEST_AP_PORT-23754-1.000000-AP-17410-1-1.jpg /home/sdutton/msc/capstone/vector/api/services/xray/10014354_26228185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4-1901-NA-CHEST_AP_PORT-23754-2.000000-AP-20803-1-1.jpg /home/sdutton/msc/capstone/vector/api/services/xray/10014354_27494880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4-1901-NA-CHEST_AP_PORT-51410-1.000000-AP-97791-1-1.jpg /home/sdutton/msc/capstone/vector/api/services/xray/10014354_22508257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4-1901-NA-CHEST_AP_PORT-51410-2.000000-AP-36833-1-1.jpg /home/sdutton/msc/capstone/vector/api/services/xray/10014354_22741225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5-1901-NA-CHEST_AP_PORT-12041-1.000000-AP-82724-1-1.jpg /home/sdutton/msc/capstone/vector/api/services/xray/10014354_24357615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5-1901-NA-CHEST_AP_PORT-12041-2.000000-AP-53978-1-1.jpg /home/sdutton/msc/capstone/vector/api/services/xray/10014354_28335091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6-1901-NA-CHEST_AP_PORT-84662-1.000000-AP-79987-1-1.jpg /home/sdutton/msc/capstone/vector/api/services/xray/10014354_27487226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6-1901-NA-CHEST_AP_PORT-84662-3.000000-AP-51288-1-1.jpg /home/sdutton/msc/capstone/vector/api/services/xray/10014729_23300884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7-1901-NA-CHEST_AP_PORT-33714-1.000000-AP-48165-1-1.jpg /home/sdutton/msc/capstone/vector/api/services/xray/10014729_28889419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7-1901-NA-CHEST_AP_PORT-33714-2.000000-AP-83205-1-1.jpg /home/sdutton/msc/capstone/vector/api/services/xray/10015272_27993466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8-1901-NA-CHEST_AP_PORT-01972-1.000000-AP-69147-1-1.jpg /home/sdutton/msc/capstone/vector/api/services/xray/10015860_2469891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8-1901-NA-CHEST_AP_PORT-01972-5.000000-AP-01741-1-1.jpg /home/sdutton/msc/capstone/vector/api/services/xray/10015860_22416954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9-1901-NA-CHEST_AP_PORT-93296-1.000000-AP-04656-1-1.jpg /home/sdutton/msc/capstone/vector/api/services/xray/10015860_20790339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19-1901-NA-CHEST_AP_PORT-93296-3.000000-AP-87972-1-1.jpg /home/sdutton/msc/capstone/vector/api/services/xray/10015860_22607171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0-1901-NA-CHEST_AP_PORT-32693-1.000000-AP-09892-1-1.jpg /home/sdutton/msc/capstone/vector/api/services/xray/10015860_28613200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0-1901-NA-CHEST_AP_PORT-32693-3.000000-AP-65571-1-1.jpg /home/sdutton/msc/capstone/vector/api/services/xray/10015860_20854119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1-1901-NA-CHEST_AP_PORT-09612-2.000000-AP-33636-1-1.jpg /home/sdutton/msc/capstone/vector/api/services/xray/10015860_26352758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1-1901-NA-CHEST_AP_PORT-09612-6.000000-AP-46783-1-1.jpg /home/sdutton/msc/capstone/vector/api/services/xray/10015860_25085565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3-1901-NA-CHEST_AP_PORT-38069-1.000000-AP-32637-1-1.jpg /home/sdutton/msc/capstone/vector/api/services/xray/10015860_28236161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3-1901-NA-CHEST_AP_PORT-38069-5.000000-AP-10424-1-1.jpg /home/sdutton/msc/capstone/vector/api/services/xray/10015860_25103777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3-1901-NA-CHEST_AP_PORT-74920-1.000000-AP-66577-1-1.jpg /home/sdutton/msc/capstone/vector/api/services/xray/10015860_22413744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3-1901-NA-CHEST_AP_PORT-74920-5.000000-AP-25275-1-1.jpg /home/sdutton/msc/capstone/vector/api/services/xray/10015860_28196804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4-1901-NA-CHEST_AP_VIEWONLY-12375-1.000000-AP-79795-1-1.jpg /home/sdutton/msc/capstone/vector/api/services/xray/10015860_27670224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4-1901-NA-CHEST_AP_VIEWONLY-12375-5.000000-AP-44046-1-1.jpg /home/sdutton/msc/capstone/vector/api/services/xray/10015931_24420677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5-1901-NA-CHEST_AP_PORT-57201-1.000000-AP-16799-1-1.jpg /home/sdutton/msc/capstone/vector/api/services/xray/10015931_22130791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5-1901-NA-CHEST_AP_PORT-57201-2.000000-AP-08368-1-1.jpg /home/sdutton/msc/capstone/vector/api/services/xray/10015931_2815714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7-1901-NA-CHEST_AP_PORT-14893-1.000000-AP-46750-1-1.jpg /home/sdutton/msc/capstone/vector/api/services/xray/10016150_29374560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7-1901-NA-CHEST_AP_PORT-14893-3.000000-AP-65226-1-1.jpg /home/sdutton/msc/capstone/vector/api/services/xray/10016742_28506150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8-1901-NA-CHEST_AP_PORT-41457-1.000000-AP-91626-1-1.jpg /home/sdutton/msc/capstone/vector/api/services/xray/10016742_2928184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8-1901-NA-CHEST_AP_PORT-41457-5.000000-AP-12426-1-1.jpg /home/sdutton/msc/capstone/vector/api/services/xray/10016742_2756812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8-1901-NA-CHEST_AP_VIEWONLY-63114-1.000000-AP-88652-1-1.jpg /home/sdutton/msc/capstone/vector/api/services/xray/10016810_20973395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8-1901-NA-CHEST_AP_VIEWONLY-63114-3.000000-AP-29277-1-1.jpg /home/sdutton/msc/capstone/vector/api/services/xray/10017492_2767287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8-1901-NA-CHEST_AP_VIEWONLY-63114-4.000000-AP-18491-1-1.jpg /home/sdutton/msc/capstone/vector/api/services/xray/10017492_27417763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9-1901-NA-CHEST_AP_PORT-77468-1.000000-AP-30871-1-1.jpg /home/sdutton/msc/capstone/vector/api/services/xray/10018081_2398318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29-1901-NA-CHEST_AP_PORT-77468-3.000000-AP-71063-1-1.jpg /home/sdutton/msc/capstone/vector/api/services/xray/10018081_25973915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31-1901-NA-CHEST_AP_PORT-35527-1.000000-AP-00182-1-1.jpg /home/sdutton/msc/capstone/vector/api/services/xray/10018081_28861356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1-31-1901-NA-CHEST_AP_PORT-35527-5.000000-AP-30385-1-1.jpg /home/sdutton/msc/capstone/vector/api/services/xray/10018081_2102728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2-01-1901-NA-CHEST_AP_PORT-41229-1.000000-AP-40909-1-1.jpg /home/sdutton/msc/capstone/vector/api/services/xray/10018328_23786647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2-01-1901-NA-CHEST_AP_PORT-41229-3.000000-AP-04437-1-1.jpg /home/sdutton/msc/capstone/vector/api/services/xray/10018328_26706939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2-02-1901-NA-CHEST_AP_PORT-09432-1.000000-AP-46139-1-1.jpg /home/sdutton/msc/capstone/vector/api/services/xray/10018423_29366372.jpg</text:p>
          </table:table-cell>
        </table:table-row>
        <table:table-row table:style-name="ro1">
          <table:table-cell office:value-type="string" calcext:value-type="string">
            <text:p>cp -f /home/sdutton/msc/capstone/xray/cxr/Covid/A438102-02-02-1901-NA-CHEST_AP_PORT-09432-3.000000-AP-50438-1-1.jpg /home/sdutton/msc/capstone/vector/api/services/xray/10018501_28479513.jpg</text:p>
          </table:table-cell>
        </table:table-row>
        <table:table-row table:style-name="ro1">
          <table:table-cell office:value-type="string" calcext:value-type="string">
            <text:p>cp /home/sdutton/msc/capstone/xray/cxr/Covid/A494918-12-31-1900-NA-CHEST_AP_PORT-77316-1.000000-AP-26875-1-1.jpg /home/sdutton/msc/capstone/vector/api/services/xray/10018845_21101111.jpg</text:p>
          </table:table-cell>
        </table:table-row>
        <table:table-row table:style-name="ro1">
          <table:table-cell office:value-type="string" calcext:value-type="string">
            <text:p>cp /home/sdutton/msc/capstone/xray/cxr/Covid/A494918-12-31-1900-NA-CHEST_AP_PORT-77316-2.000000-AP-75241-1-1.jpg /home/sdutton/msc/capstone/vector/api/services/xray/10019003_27525946.jpg</text:p>
          </table:table-cell>
        </table:table-row>
        <table:table-row table:style-name="ro1">
          <table:table-cell office:value-type="string" calcext:value-type="string">
            <text:p>cp /home/sdutton/msc/capstone/xray/cxr/Covid/A496404-01-01-1901-NA-CHEST_AP_PORT-67047-1.000000-AP-49333-1-1.jpg /home/sdutton/msc/capstone/vector/api/services/xray/10019003_21457723.jpg</text:p>
          </table:table-cell>
        </table:table-row>
        <table:table-row table:style-name="ro1">
          <table:table-cell office:value-type="string" calcext:value-type="string">
            <text:p>cp /home/sdutton/msc/capstone/xray/cxr/Covid/A496404-01-01-1901-NA-CHEST_AP_PORT-67047-2.000000-AP-17319-1-1.jpg /home/sdutton/msc/capstone/vector/api/services/xray/10019003_28003918.jpg</text:p>
          </table:table-cell>
        </table:table-row>
        <table:table-row table:style-name="ro1">
          <table:table-cell office:value-type="string" calcext:value-type="string">
            <text:p>cp /home/sdutton/msc/capstone/xray/cxr/Covid/A496404-12-28-1900-NA-CHEST_AP_VIEWONLY-64251-1.000000-AP-10275-1-1.jpg /home/sdutton/msc/capstone/vector/api/services/xray/10019003_26529390.jpg</text:p>
          </table:table-cell>
        </table:table-row>
        <table:table-row table:style-name="ro1">
          <table:table-cell office:value-type="string" calcext:value-type="string">
            <text:p>cp /home/sdutton/msc/capstone/xray/cxr/Covid/A496404-12-28-1900-NA-CHEST_AP_VIEWONLY-64251-2.000000-AP-80716-1-1.jpg /home/sdutton/msc/capstone/vector/api/services/xray/10019003_26226543.jpg</text:p>
          </table:table-cell>
        </table:table-row>
        <table:table-row table:style-name="ro1">
          <table:table-cell office:value-type="string" calcext:value-type="string">
            <text:p>cp /home/sdutton/msc/capstone/xray/cxr/Covid/A496404-12-31-1900-NA-CHEST_AP_PORT-86423-1.000000-AP-38434-1-1.jpg /home/sdutton/msc/capstone/vector/api/services/xray/10019003_29279905.jpg</text:p>
          </table:table-cell>
        </table:table-row>
        <table:table-row table:style-name="ro1">
          <table:table-cell office:value-type="string" calcext:value-type="string">
            <text:p>cp /home/sdutton/msc/capstone/xray/cxr/Covid/A496404-12-31-1900-NA-CHEST_AP_PORT-86423-2.000000-AP-65144-1-1.jpg /home/sdutton/msc/capstone/vector/api/services/xray/10019003_25508812.jpg</text:p>
          </table:table-cell>
        </table:table-row>
        <table:table-row table:style-name="ro1">
          <table:table-cell office:value-type="string" calcext:value-type="string">
            <text:p>cp /home/sdutton/msc/capstone/xray/cxr/Covid/A497308-12-31-1900-NA-CHEST_AP_VIEWONLY-37882-1.000000-AP-22887-1-1.jpg /home/sdutton/msc/capstone/vector/api/services/xray/10019003_26703331.jp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p -f /home/sdutton/msc/capstone/xray/cxr/Pneumonia/PNEUMONIA(3802).jpg /home/sdutton/msc/capstone/vector/api/services/xray/10025612_23403708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03).jpg /home/sdutton/msc/capstone/vector/api/services/xray/10026255_22059910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04).jpg /home/sdutton/msc/capstone/vector/api/services/xray/10026255_20437651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05).jpg /home/sdutton/msc/capstone/vector/api/services/xray/10026354_24547356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06).jpg /home/sdutton/msc/capstone/vector/api/services/xray/10026406_25260176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07).jpg /home/sdutton/msc/capstone/vector/api/services/xray/10026406_2516655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08).jpg /home/sdutton/msc/capstone/vector/api/services/xray/10027445_26275841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09).jpg /home/sdutton/msc/capstone/vector/api/services/xray/10027445_29163082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1).jpg /home/sdutton/msc/capstone/vector/api/services/xray/10027445_27488741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10).jpg /home/sdutton/msc/capstone/vector/api/services/xray/10027602_21477991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11).jpg /home/sdutton/msc/capstone/vector/api/services/xray/10027602_28166872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12).jpg /home/sdutton/msc/capstone/vector/api/services/xray/10029291_22205327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13).jpg /home/sdutton/msc/capstone/vector/api/services/xray/10029484_2076402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14).jpg /home/sdutton/msc/capstone/vector/api/services/xray/10031404_21606243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15).jpg /home/sdutton/msc/capstone/vector/api/services/xray/10031757_28477280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16).jpg /home/sdutton/msc/capstone/vector/api/services/xray/10032725_20611640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17).jpg /home/sdutton/msc/capstone/vector/api/services/xray/10032725_2517794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18).jpg /home/sdutton/msc/capstone/vector/api/services/xray/10035185_2258099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19).jpg /home/sdutton/msc/capstone/vector/api/services/xray/10035631_29276678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2).jpg /home/sdutton/msc/capstone/vector/api/services/xray/10035631_22732862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20).jpg /home/sdutton/msc/capstone/vector/api/services/xray/10035631_29462354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21).jpg /home/sdutton/msc/capstone/vector/api/services/xray/10035631_27496788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22).jpg /home/sdutton/msc/capstone/vector/api/services/xray/10035631_21476294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23).jpg /home/sdutton/msc/capstone/vector/api/services/xray/10035631_21599196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24).jpg /home/sdutton/msc/capstone/vector/api/services/xray/10035631_24912093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25).jpg /home/sdutton/msc/capstone/vector/api/services/xray/10035631_29654498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26).jpg /home/sdutton/msc/capstone/vector/api/services/xray/10035631_20385771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27).jpg /home/sdutton/msc/capstone/vector/api/services/xray/10036156_28019404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28).jpg /home/sdutton/msc/capstone/vector/api/services/xray/10037861_24256866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29).jpg /home/sdutton/msc/capstone/vector/api/services/xray/10037861_24540843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3).jpg /home/sdutton/msc/capstone/vector/api/services/xray/10037928_24656677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30).jpg /home/sdutton/msc/capstone/vector/api/services/xray/10037928_2488557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31).jpg /home/sdutton/msc/capstone/vector/api/services/xray/10037928_22490490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32).jpg /home/sdutton/msc/capstone/vector/api/services/xray/10037928_20192635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33).jpg /home/sdutton/msc/capstone/vector/api/services/xray/10037928_23721604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34).jpg /home/sdutton/msc/capstone/vector/api/services/xray/10037928_24225421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35).jpg /home/sdutton/msc/capstone/vector/api/services/xray/10037928_2222863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36).jpg /home/sdutton/msc/capstone/vector/api/services/xray/10037928_28543425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37).jpg /home/sdutton/msc/capstone/vector/api/services/xray/10037928_29802992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38).jpg /home/sdutton/msc/capstone/vector/api/services/xray/10037928_22326517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39).jpg /home/sdutton/msc/capstone/vector/api/services/xray/10037975_2761792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4).jpg /home/sdutton/msc/capstone/vector/api/services/xray/10038081_20755971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40).jpg /home/sdutton/msc/capstone/vector/api/services/xray/10038933_25129047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41).jpg /home/sdutton/msc/capstone/vector/api/services/xray/10038992_22797747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42).jpg /home/sdutton/msc/capstone/vector/api/services/xray/10038992_24745425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43).jpg /home/sdutton/msc/capstone/vector/api/services/xray/10038999_2902678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44).jpg /home/sdutton/msc/capstone/vector/api/services/xray/10038999_27189241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45).jpg /home/sdutton/msc/capstone/vector/api/services/xray/10039708_23819016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46).jpg /home/sdutton/msc/capstone/vector/api/services/xray/10039708_22999601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47).jpg /home/sdutton/msc/capstone/vector/api/services/xray/10039708_28258130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48).jpg /home/sdutton/msc/capstone/vector/api/services/xray/10039708_20572787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49).jpg /home/sdutton/msc/capstone/vector/api/services/xray/10039708_20093566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5).jpg /home/sdutton/msc/capstone/vector/api/services/xray/10039708_29488258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50).jpg /home/sdutton/msc/capstone/vector/api/services/xray/10039708_26793610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51).jpg /home/sdutton/msc/capstone/vector/api/services/xray/10039708_2492867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52).jpg /home/sdutton/msc/capstone/vector/api/services/xray/10039708_27504040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53).jpg /home/sdutton/msc/capstone/vector/api/services/xray/10039708_25864431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54).jpg /home/sdutton/msc/capstone/vector/api/services/xray/10039831_26924951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55).jpg /home/sdutton/msc/capstone/vector/api/services/xray/10039997_2248474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56).jpg /home/sdutton/msc/capstone/vector/api/services/xray/10039997_24294180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57).jpg /home/sdutton/msc/capstone/vector/api/services/xray/10039997_21390688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58).jpg /home/sdutton/msc/capstone/vector/api/services/xray/10040025_27125816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59).jpg /home/sdutton/msc/capstone/vector/api/services/xray/10040025_27259207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6).jpg /home/sdutton/msc/capstone/vector/api/services/xray/10040025_25172300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60).jpg /home/sdutton/msc/capstone/vector/api/services/xray/10040025_27996267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61).jpg /home/sdutton/msc/capstone/vector/api/services/xray/10040025_21791856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62).jpg /home/sdutton/msc/capstone/vector/api/services/xray/10040025_27876215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63).jpg /home/sdutton/msc/capstone/vector/api/services/xray/10040025_2593395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64).jpg /home/sdutton/msc/capstone/vector/api/services/xray/10040025_27553957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65).jpg /home/sdutton/msc/capstone/vector/api/services/xray/10040025_22251969.jpg</text:p>
          </table:table-cell>
        </table:table-row>
        <table:table-row table:style-name="ro1">
          <table:table-cell office:value-type="string" calcext:value-type="string">
            <text:p>cp -f /home/sdutton/msc/capstone/xray/cxr/Pneumonia/PNEUMONIA(3866).jpg /home/sdutton/msc/capstone/vector/api/services/xray/10040025_25384176.jp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p -f /home/sdutton/msc/capstone/xray/cxr/Tuberculosis/1.2.826.0.1.3680043.2.1125.1.10238583348727229921533599651880532.jpg /home/sdutton/msc/capstone/vector/api/services/xray/10019172_21540783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0303881567450827827265081996505215.jpg /home/sdutton/msc/capstone/vector/api/services/xray/10019172_24997044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0463985598600443749060921248597641.jpg /home/sdutton/msc/capstone/vector/api/services/xray/10019385_20297618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0724982150954929593558727638254087.jpg /home/sdutton/msc/capstone/vector/api/services/xray/10019385_20611796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0730778298086912922122437641779312.jpg /home/sdutton/msc/capstone/vector/api/services/xray/10019568_28710730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0878644161371356355191890372629384.jpg /home/sdutton/msc/capstone/vector/api/services/xray/10019777_27738145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048583070457044454328601377721037.jpg /home/sdutton/msc/capstone/vector/api/services/xray/10019917_22585261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06217122196192027621564824812477.jpg /home/sdutton/msc/capstone/vector/api/services/xray/10020187_26842957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134519427959817321365921380026595.jpg /home/sdutton/msc/capstone/vector/api/services/xray/10020187_24104168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141311641021611906986704447810486.jpg /home/sdutton/msc/capstone/vector/api/services/xray/10020306_28778757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210646939090353273215842762736539.jpg /home/sdutton/msc/capstone/vector/api/services/xray/10020306_23052851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273127551051779755938935196960324.jpg /home/sdutton/msc/capstone/vector/api/services/xray/10020306_26332470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288500399744738941831310411634028.jpg /home/sdutton/msc/capstone/vector/api/services/xray/10020640_27984218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588087208246660018506196699913335.jpg /home/sdutton/msc/capstone/vector/api/services/xray/10020740_29820177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619174694164856015264358362882066.jpg /home/sdutton/msc/capstone/vector/api/services/xray/10020740_23199774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666825487786124734268439272869601.jpg /home/sdutton/msc/capstone/vector/api/services/xray/10020740_25826145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766804567493263579052217773432911.jpg /home/sdutton/msc/capstone/vector/api/services/xray/10020740_23831430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922985223196019114540376437572120.jpg /home/sdutton/msc/capstone/vector/api/services/xray/10020740_23143086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1924808880786956407302371953122980.jpg /home/sdutton/msc/capstone/vector/api/services/xray/10020786_23488445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145238282931278984084532331988632.jpg /home/sdutton/msc/capstone/vector/api/services/xray/10020944_29974575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198975178856714436878378066738502.jpg /home/sdutton/msc/capstone/vector/api/services/xray/10021118_24490144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295099718413430302929704495237413.jpg /home/sdutton/msc/capstone/vector/api/services/xray/10021312_28829452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303814921688404284586725056787291.jpg /home/sdutton/msc/capstone/vector/api/services/xray/10021312_25020332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515630985148050790077616139590991.jpg /home/sdutton/msc/capstone/vector/api/services/xray/10021487_27112038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578724842388515640038828288467282.jpg /home/sdutton/msc/capstone/vector/api/services/xray/10021487_20429160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593092914378435294071742406311629.jpg /home/sdutton/msc/capstone/vector/api/services/xray/10021487_21928381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606072272939949239916012999516825.jpg /home/sdutton/msc/capstone/vector/api/services/xray/10021487_26321862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613837025007067460659639661857301.jpg /home/sdutton/msc/capstone/vector/api/services/xray/10021487_28998349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633814340107813780767514519254705.jpg /home/sdutton/msc/capstone/vector/api/services/xray/10021487_27660781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666612147265167121941932016356163.jpg /home/sdutton/msc/capstone/vector/api/services/xray/10021666_22756440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713690732759682105904804255411062.jpg /home/sdutton/msc/capstone/vector/api/services/xray/10021938_27154822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775732036260797898702762410357768.jpg /home/sdutton/msc/capstone/vector/api/services/xray/10021938_23112364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813599561003270034721721360276399.jpg /home/sdutton/msc/capstone/vector/api/services/xray/10022017_22342963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945981640816822407906075542316971.jpg /home/sdutton/msc/capstone/vector/api/services/xray/10022041_28909879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988974283827948006914411841990276.jpg /home/sdutton/msc/capstone/vector/api/services/xray/10022281_29642388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2996947921866399014523927582807080.jpg /home/sdutton/msc/capstone/vector/api/services/xray/10022880_27708593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3060841430830260247305126268630057.jpg /home/sdutton/msc/capstone/vector/api/services/xray/10023117_29839885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3262213274323129662783497293354269.jpg /home/sdutton/msc/capstone/vector/api/services/xray/10023117_28872262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3384475957775806062617988027797926.jpg /home/sdutton/msc/capstone/vector/api/services/xray/10023117_29858644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35487122120958412192954030319929.jpg /home/sdutton/msc/capstone/vector/api/services/xray/10023117_28887654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3620219196991218029879709377891590.jpg /home/sdutton/msc/capstone/vector/api/services/xray/10023117_21133938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3625211614565677308022449189253974.jpg /home/sdutton/msc/capstone/vector/api/services/xray/10023117_24244087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3694411684860409015965038526609591.jpg /home/sdutton/msc/capstone/vector/api/services/xray/10023117_21607814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3864100751858380455676798473037049.jpg /home/sdutton/msc/capstone/vector/api/services/xray/10023239_29295881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393841385315777709985235781981082.jpg /home/sdutton/msc/capstone/vector/api/services/xray/10023239_28984460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3945877223506363558968320260662418.jpg /home/sdutton/msc/capstone/vector/api/services/xray/10023239_21759936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3972243722179415788702183841381815.jpg /home/sdutton/msc/capstone/vector/api/services/xray/10023771_20044587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4056426146076005936895315057745928.jpg /home/sdutton/msc/capstone/vector/api/services/xray/10024043_25561728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4095894825692593830878810731741841.jpg /home/sdutton/msc/capstone/vector/api/services/xray/10024043_24717014.jpg</text:p>
          </table:table-cell>
        </table:table-row>
        <table:table-row table:style-name="ro1">
          <table:table-cell office:value-type="string" calcext:value-type="string">
            <text:p>cp -f /home/sdutton/msc/capstone/xray/cxr/Tuberculosis/1.2.826.0.1.3680043.2.1125.1.14104474306450391804337415857228265.jpg /home/sdutton/msc/capstone/vector/api/services/xray/10025463_27327816.jpg</text:p>
          </table:table-cell>
        </table:table-row>
      </table:table>
      <table:named-expressions/>
      <table:database-ranges>
        <table:database-range table:name="__Anonymous_Sheet_DB__0" table:target-range-address="Normal.B2:Normal.F276" table:contains-header="false">
          <table:sort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09:58:29.456203116</meta:creation-date>
    <dc:date>2025-04-27T11:10:43.116965714</dc:date>
    <meta:editing-duration>PT8M2S</meta:editing-duration>
    <meta:editing-cycles>2</meta:editing-cycles>
    <meta:generator>LibreOffice/7.3.7.2$Linux_X86_64 LibreOffice_project/30$Build-2</meta:generator>
    <meta:document-statistic meta:table-count="5" meta:cell-count="3062" meta:object-count="0"/>
    <meta:user-defined meta:name="date">YYYY-04-DDT09:58:22.866</meta:user-defined>
  </office:meta>
</office:document-meta>
</file>